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47.5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6.83mm"/>
    </style:style>
    <style:style style:name="co5" style:family="table-column">
      <style:table-column-properties fo:break-before="auto" style:column-width="8.29mm"/>
    </style:style>
    <style:style style:name="co6" style:family="table-column">
      <style:table-column-properties fo:break-before="auto" style:column-width="6.99mm"/>
    </style:style>
    <style:style style:name="co7" style:family="table-column">
      <style:table-column-properties fo:break-before="auto" style:column-width="7.3mm"/>
    </style:style>
    <style:style style:name="co8" style:family="table-column">
      <style:table-column-properties fo:break-before="auto" style:column-width="7.21mm"/>
    </style:style>
    <style:style style:name="co9" style:family="table-column">
      <style:table-column-properties fo:break-before="auto" style:column-width="6.49mm"/>
    </style:style>
    <style:style style:name="co10" style:family="table-column">
      <style:table-column-properties fo:break-before="auto" style:column-width="8.93mm"/>
    </style:style>
    <style:style style:name="co11" style:family="table-column">
      <style:table-column-properties fo:break-before="auto" style:column-width="6.24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7.87mm"/>
    </style:style>
    <style:style style:name="co14" style:family="table-column">
      <style:table-column-properties fo:break-before="auto" style:column-width="7.43mm"/>
    </style:style>
    <style:style style:name="co15" style:family="table-column">
      <style:table-column-properties fo:break-before="auto" style:column-width="7mm"/>
    </style:style>
    <style:style style:name="co16" style:family="table-column">
      <style:table-column-properties fo:break-before="auto" style:column-width="6.58mm"/>
    </style:style>
    <style:style style:name="co17" style:family="table-column">
      <style:table-column-properties fo:break-before="auto" style:column-width="5.86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5.52mm"/>
    </style:style>
    <style:style style:name="co20" style:family="table-column">
      <style:table-column-properties fo:break-before="auto" style:column-width="6.77mm"/>
    </style:style>
    <style:style style:name="co21" style:family="table-column">
      <style:table-column-properties fo:break-before="auto" style:column-width="3.74mm"/>
    </style:style>
    <style:style style:name="co22" style:family="table-column">
      <style:table-column-properties fo:break-before="auto" style:column-width="6.67mm"/>
    </style:style>
    <style:style style:name="co23" style:family="table-column">
      <style:table-column-properties fo:break-before="auto" style:column-width="5.17mm"/>
    </style:style>
    <style:style style:name="co24" style:family="table-column">
      <style:table-column-properties fo:break-before="auto" style:column-width="5.38mm"/>
    </style:style>
    <style:style style:name="co25" style:family="table-column">
      <style:table-column-properties fo:break-before="auto" style:column-width="6.16mm"/>
    </style:style>
    <style:style style:name="co26" style:family="table-column">
      <style:table-column-properties fo:break-before="auto" style:column-width="12.12mm"/>
    </style:style>
    <style:style style:name="co27" style:family="table-column">
      <style:table-column-properties fo:break-before="auto" style:column-width="11.25mm"/>
    </style:style>
    <style:style style:name="co28" style:family="table-column">
      <style:table-column-properties fo:break-before="auto" style:column-width="8.71mm"/>
    </style:style>
    <style:style style:name="co29" style:family="table-column">
      <style:table-column-properties fo:break-before="auto" style:column-width="28.06mm"/>
    </style:style>
    <style:style style:name="co30" style:family="table-column">
      <style:table-column-properties fo:break-before="auto" style:column-width="8.17mm"/>
    </style:style>
    <style:style style:name="co31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4.36mm" fo:break-before="auto" style:use-optimal-row-height="false"/>
    </style:style>
    <style:style style:name="ro3" style:family="table-row">
      <style:table-row-properties style:row-height="4.67mm" fo:break-before="auto" style:use-optimal-row-height="false"/>
    </style:style>
    <style:style style:name="ro4" style:family="table-row">
      <style:table-row-properties style:row-height="4.92mm" fo:break-before="auto" style:use-optimal-row-height="false"/>
    </style:style>
    <style:style style:name="ro5" style:family="table-row">
      <style:table-row-properties style:row-height="8.34mm" fo:break-before="auto" style:use-optimal-row-height="true"/>
    </style:style>
    <style:style style:name="ro6" style:family="table-row">
      <style:table-row-properties style:row-height="27.68mm" fo:break-before="auto" style:use-optimal-row-height="false"/>
    </style:style>
    <style:style style:name="ro7" style:family="table-row">
      <style:table-row-properties style:row-height="31.59mm" fo:break-before="auto" style:use-optimal-row-height="true"/>
    </style:style>
    <style:style style:name="ro8" style:family="table-row">
      <style:table-row-properties style:row-height="28.08mm" fo:break-before="auto" style:use-optimal-row-height="false"/>
    </style:style>
    <style:style style:name="ro9" style:family="table-row">
      <style:table-row-properties style:row-height="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 style:rotation-angle="270" style:vertical-align="bottom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7pt" style:font-size-asian="7pt" style:font-size-complex="7pt"/>
    </style:style>
    <style:style style:name="ce10" style:family="table-cell" style:parent-style-name="Default">
      <style:text-properties fo:font-size="7pt" style:font-size-asian="7pt" style:font-size-complex="7pt"/>
    </style:style>
    <style:style style:name="ce11" style:family="table-cell" style:parent-style-name="Default">
      <style:text-properties fo:font-size="6pt" style:font-size-asian="6pt" style:font-size-complex="6pt"/>
    </style:style>
    <style:style style:name="ce12" style:family="table-cell" style:parent-style-name="Default">
      <style:table-cell-properties style:text-align-source="fix" style:repeat-content="false" style:rotation-angle="270" style:rotation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6pt" style:font-size-asian="6pt" style:font-size-complex="6pt"/>
    </style:style>
    <style:style style:name="ce15" style:family="table-cell" style:parent-style-name="Default">
      <style:table-cell-properties style:rotation-angle="27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rotation-angle="270" style:rotation-align="top"/>
      <style:paragraph-properties fo:text-align="end" fo:margin-left="0m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wrap-option="wrap" style:rotation-angle="270" style:rotation-align="top"/>
      <style:paragraph-properties fo:text-align="end" fo:margin-left="0mm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style:rotation-angle="270"/>
      <style:paragraph-properties fo:text-align="end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6pt" style:font-size-asian="6pt" style:font-size-complex="6pt"/>
    </style:style>
    <style:style style:name="ce29" style:family="table-cell" style:parent-style-name="Default">
      <style:table-cell-properties fo:background-color="#fcaf3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2" style:family="table-cell" style:parent-style-name="Default">
      <style:table-cell-properties fo:background-color="#0099ff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0099ff" style:text-align-source="fix" style:repeat-content="false" style:rotation-angle="270" style:rotation-align="top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O6"/>
      <style:map style:condition="cell-content()=0" style:apply-style-name="Untitled2" style:base-cell-address="v5.O6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O6"/>
      <style:map style:condition="cell-content()=0" style:apply-style-name="Untitled2" style:base-cell-address="v5.O6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O6"/>
      <style:map style:condition="cell-content()=0" style:apply-style-name="Untitled2" style:base-cell-address="v5.O6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O6"/>
      <style:map style:condition="cell-content()=0" style:apply-style-name="Untitled2" style:base-cell-address="v5.O6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O6"/>
      <style:map style:condition="cell-content()=0" style:apply-style-name="Untitled2" style:base-cell-address="v5.O6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fo:background-color="#0099ff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P6"/>
      <style:map style:condition="cell-content()=0" style:apply-style-name="Untitled2" style:base-cell-address="v5.P6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O6"/>
      <style:map style:condition="cell-content()=0" style:apply-style-name="Untitled2" style:base-cell-address="v5.O6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O6"/>
      <style:map style:condition="cell-content()=0" style:apply-style-name="Untitled2" style:base-cell-address="v5.O6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O6"/>
      <style:map style:condition="cell-content()=0" style:apply-style-name="Untitled2" style:base-cell-address="v5.O6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O6"/>
      <style:map style:condition="cell-content()=0" style:apply-style-name="Untitled2" style:base-cell-address="v5.O6"/>
    </style:style>
    <style:style style:name="ce48" style:family="table-cell" style:parent-style-name="Default">
      <style:table-cell-properties fo:background-color="#fcaf3e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6pt" fo:font-weight="normal" style:font-size-asian="6pt" style:font-weight-asian="normal" style:font-size-complex="6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Q6"/>
      <style:map style:condition="cell-content()=0" style:apply-style-name="Untitled2" style:base-cell-address="v5.Q6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O6"/>
      <style:map style:condition="cell-content()=0" style:apply-style-name="Untitled2" style:base-cell-address="v5.O6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O6"/>
      <style:map style:condition="cell-content()=0" style:apply-style-name="Untitled2" style:base-cell-address="v5.O6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O6"/>
      <style:map style:condition="cell-content()=0" style:apply-style-name="Untitled2" style:base-cell-address="v5.O6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O6"/>
      <style:map style:condition="cell-content()=0" style:apply-style-name="Untitled2" style:base-cell-address="v5.O6"/>
    </style:style>
    <style:style style:name="ce56" style:family="table-cell" style:parent-style-name="Default">
      <style:table-cell-properties fo:background-color="#fcaf3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3366"/>
      <style:text-properties fo:font-size="6pt" style:font-size-asian="6pt" style:font-size-complex="6pt"/>
    </style:style>
    <style:style style:name="ce59" style:family="table-cell" style:parent-style-name="Default">
      <style:table-cell-properties fo:background-color="#ff3366" style:text-align-source="fix" style:repeat-content="false" fo:wrap-option="wrap" style:rotation-angle="270" style:rotation-align="top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R6"/>
      <style:map style:condition="cell-content()=0" style:apply-style-name="Untitled2" style:base-cell-address="v5.R6"/>
    </style:style>
    <style:style style:name="ce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R7"/>
      <style:map style:condition="cell-content()=0" style:apply-style-name="Untitled2" style:base-cell-address="v5.R7"/>
    </style:style>
    <style:style style:name="ce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R9"/>
      <style:map style:condition="cell-content()=0" style:apply-style-name="Untitled2" style:base-cell-address="v5.R9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R9"/>
      <style:map style:condition="cell-content()=0" style:apply-style-name="Untitled2" style:base-cell-address="v5.R9"/>
    </style:style>
    <style:style style:name="ce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R10"/>
      <style:map style:condition="cell-content()=0" style:apply-style-name="Untitled2" style:base-cell-address="v5.R10"/>
    </style:style>
    <style:style style:name="ce65" style:family="table-cell" style:parent-style-name="Default">
      <style:table-cell-properties fo:background-color="#ff3366"/>
    </style:style>
    <style:style style:name="ce66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67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fce94f"/>
      <style:text-properties fo:font-size="6pt" fo:font-weight="bold" style:font-size-asian="6pt" style:font-weight-asian="bold" style:font-size-complex="6pt" style:font-weight-complex="bold"/>
    </style:style>
    <style:style style:name="ce69" style:family="table-cell" style:parent-style-name="Default">
      <style:table-cell-properties fo:background-color="transparent"/>
      <style:text-properties fo:font-size="6pt" fo:font-weight="bold" style:font-size-asian="6pt" style:font-weight-asian="bold" style:font-size-complex="6pt" style:font-weight-complex="bold"/>
    </style:style>
    <style:style style:name="ce70" style:family="table-cell" style:parent-style-name="Default">
      <style:table-cell-properties fo:background-color="transparent"/>
      <style:text-properties fo:font-size="8pt" fo:font-style="italic" style:font-size-asian="8pt" style:font-style-asian="italic" style:font-size-complex="8pt" style:font-style-complex="italic"/>
    </style:style>
    <style:style style:name="ce71" style:family="table-cell" style:parent-style-name="Default" style:data-style-name="N0"/>
    <style:style style:name="ce72" style:family="table-cell" style:parent-style-name="Default">
      <style:table-cell-properties style:rotation-angle="270" style:rotation-align="top"/>
      <style:text-properties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style:rotation-angle="270" style:rotation-align="top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rotation-angle="270" style:rotation-align="top"/>
      <style:paragraph-properties fo:text-align="start" fo:margin-left="0mm"/>
      <style:text-properties fo:font-size="8pt" style:font-size-asian="8pt" style:font-size-complex="8pt"/>
    </style:style>
    <style:style style:name="ce7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8"/>
      <style:map style:condition="cell-content()=2" style:apply-style-name="green2" style:base-cell-address="v5.AB8"/>
      <style:map style:condition="cell-content()=4" style:apply-style-name="green4" style:base-cell-address="v5.AB8"/>
      <style:map style:condition="cell-content()=8" style:apply-style-name="green8" style:base-cell-address="v5.AB8"/>
      <style:map style:condition="cell-content()=16" style:apply-style-name="green16" style:base-cell-address="v5.AB8"/>
    </style:style>
    <style:style style:name="ce7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9"/>
      <style:map style:condition="cell-content()=2" style:apply-style-name="green2" style:base-cell-address="v5.AB9"/>
      <style:map style:condition="cell-content()=4" style:apply-style-name="green4" style:base-cell-address="v5.AB9"/>
      <style:map style:condition="cell-content()=8" style:apply-style-name="green8" style:base-cell-address="v5.AB9"/>
      <style:map style:condition="cell-content()=16" style:apply-style-name="green16" style:base-cell-address="v5.AB9"/>
    </style:style>
    <style:style style:name="ce7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10"/>
      <style:map style:condition="cell-content()=2" style:apply-style-name="green2" style:base-cell-address="v5.AB10"/>
      <style:map style:condition="cell-content()=4" style:apply-style-name="green4" style:base-cell-address="v5.AB10"/>
      <style:map style:condition="cell-content()=8" style:apply-style-name="green8" style:base-cell-address="v5.AB10"/>
      <style:map style:condition="cell-content()=16" style:apply-style-name="green16" style:base-cell-address="v5.AB10"/>
    </style:style>
    <style:style style:name="ce8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11"/>
      <style:map style:condition="cell-content()=2" style:apply-style-name="green2" style:base-cell-address="v5.AB11"/>
      <style:map style:condition="cell-content()=4" style:apply-style-name="green4" style:base-cell-address="v5.AB11"/>
      <style:map style:condition="cell-content()=8" style:apply-style-name="green8" style:base-cell-address="v5.AB11"/>
      <style:map style:condition="cell-content()=16" style:apply-style-name="green16" style:base-cell-address="v5.AB11"/>
    </style:style>
    <style:style style:name="ce8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12"/>
      <style:map style:condition="cell-content()=2" style:apply-style-name="green2" style:base-cell-address="v5.AB12"/>
      <style:map style:condition="cell-content()=4" style:apply-style-name="green4" style:base-cell-address="v5.AB12"/>
      <style:map style:condition="cell-content()=8" style:apply-style-name="green8" style:base-cell-address="v5.AB12"/>
      <style:map style:condition="cell-content()=16" style:apply-style-name="green16" style:base-cell-address="v5.AB12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13"/>
      <style:map style:condition="cell-content()=2" style:apply-style-name="green2" style:base-cell-address="v5.AB13"/>
      <style:map style:condition="cell-content()=4" style:apply-style-name="green4" style:base-cell-address="v5.AB13"/>
      <style:map style:condition="cell-content()=8" style:apply-style-name="green8" style:base-cell-address="v5.AB13"/>
      <style:map style:condition="cell-content()=16" style:apply-style-name="green16" style:base-cell-address="v5.AB13"/>
    </style:style>
    <style:style style:name="ce8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14"/>
      <style:map style:condition="cell-content()=2" style:apply-style-name="green2" style:base-cell-address="v5.AB14"/>
      <style:map style:condition="cell-content()=4" style:apply-style-name="green4" style:base-cell-address="v5.AB14"/>
      <style:map style:condition="cell-content()=8" style:apply-style-name="green8" style:base-cell-address="v5.AB14"/>
      <style:map style:condition="cell-content()=16" style:apply-style-name="green16" style:base-cell-address="v5.AB14"/>
    </style:style>
    <style:style style:name="ce8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15"/>
      <style:map style:condition="cell-content()=2" style:apply-style-name="green2" style:base-cell-address="v5.AB15"/>
      <style:map style:condition="cell-content()=4" style:apply-style-name="green4" style:base-cell-address="v5.AB15"/>
      <style:map style:condition="cell-content()=8" style:apply-style-name="green8" style:base-cell-address="v5.AB15"/>
      <style:map style:condition="cell-content()=16" style:apply-style-name="green16" style:base-cell-address="v5.AB15"/>
    </style:style>
    <style:style style:name="ce8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17"/>
      <style:map style:condition="cell-content()=2" style:apply-style-name="green2" style:base-cell-address="v5.AB17"/>
      <style:map style:condition="cell-content()=4" style:apply-style-name="green4" style:base-cell-address="v5.AB17"/>
      <style:map style:condition="cell-content()=8" style:apply-style-name="green8" style:base-cell-address="v5.AB17"/>
      <style:map style:condition="cell-content()=16" style:apply-style-name="green16" style:base-cell-address="v5.AB17"/>
    </style:style>
    <style:style style:name="ce8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18"/>
      <style:map style:condition="cell-content()=2" style:apply-style-name="green2" style:base-cell-address="v5.AB18"/>
      <style:map style:condition="cell-content()=4" style:apply-style-name="green4" style:base-cell-address="v5.AB18"/>
      <style:map style:condition="cell-content()=8" style:apply-style-name="green8" style:base-cell-address="v5.AB18"/>
      <style:map style:condition="cell-content()=16" style:apply-style-name="green16" style:base-cell-address="v5.AB18"/>
    </style:style>
    <style:style style:name="ce8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19"/>
      <style:map style:condition="cell-content()=2" style:apply-style-name="green2" style:base-cell-address="v5.AB19"/>
      <style:map style:condition="cell-content()=4" style:apply-style-name="green4" style:base-cell-address="v5.AB19"/>
      <style:map style:condition="cell-content()=8" style:apply-style-name="green8" style:base-cell-address="v5.AB19"/>
      <style:map style:condition="cell-content()=16" style:apply-style-name="green16" style:base-cell-address="v5.AB19"/>
    </style:style>
    <style:style style:name="ce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0"/>
      <style:map style:condition="cell-content()=2" style:apply-style-name="green2" style:base-cell-address="v5.AB20"/>
      <style:map style:condition="cell-content()=4" style:apply-style-name="green4" style:base-cell-address="v5.AB20"/>
      <style:map style:condition="cell-content()=8" style:apply-style-name="green8" style:base-cell-address="v5.AB20"/>
      <style:map style:condition="cell-content()=16" style:apply-style-name="green16" style:base-cell-address="v5.AB20"/>
    </style:style>
    <style:style style:name="ce8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1"/>
      <style:map style:condition="cell-content()=2" style:apply-style-name="green2" style:base-cell-address="v5.AB21"/>
      <style:map style:condition="cell-content()=4" style:apply-style-name="green4" style:base-cell-address="v5.AB21"/>
      <style:map style:condition="cell-content()=8" style:apply-style-name="green8" style:base-cell-address="v5.AB21"/>
      <style:map style:condition="cell-content()=16" style:apply-style-name="green16" style:base-cell-address="v5.AB21"/>
    </style:style>
    <style:style style:name="ce9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2"/>
      <style:map style:condition="cell-content()=2" style:apply-style-name="green2" style:base-cell-address="v5.AB22"/>
      <style:map style:condition="cell-content()=4" style:apply-style-name="green4" style:base-cell-address="v5.AB22"/>
      <style:map style:condition="cell-content()=8" style:apply-style-name="green8" style:base-cell-address="v5.AB22"/>
      <style:map style:condition="cell-content()=16" style:apply-style-name="green16" style:base-cell-address="v5.AB22"/>
    </style:style>
    <style:style style:name="ce9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3"/>
      <style:map style:condition="cell-content()=2" style:apply-style-name="green2" style:base-cell-address="v5.AB23"/>
      <style:map style:condition="cell-content()=4" style:apply-style-name="green4" style:base-cell-address="v5.AB23"/>
      <style:map style:condition="cell-content()=8" style:apply-style-name="green8" style:base-cell-address="v5.AB23"/>
      <style:map style:condition="cell-content()=16" style:apply-style-name="green16" style:base-cell-address="v5.AB23"/>
    </style:style>
    <style:style style:name="ce9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4"/>
      <style:map style:condition="cell-content()=2" style:apply-style-name="green2" style:base-cell-address="v5.AB24"/>
      <style:map style:condition="cell-content()=4" style:apply-style-name="green4" style:base-cell-address="v5.AB24"/>
      <style:map style:condition="cell-content()=8" style:apply-style-name="green8" style:base-cell-address="v5.AB24"/>
      <style:map style:condition="cell-content()=16" style:apply-style-name="green16" style:base-cell-address="v5.AB24"/>
    </style:style>
    <style:style style:name="ce9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5"/>
      <style:map style:condition="cell-content()=2" style:apply-style-name="green2" style:base-cell-address="v5.AB25"/>
      <style:map style:condition="cell-content()=4" style:apply-style-name="green4" style:base-cell-address="v5.AB25"/>
      <style:map style:condition="cell-content()=8" style:apply-style-name="green8" style:base-cell-address="v5.AB25"/>
      <style:map style:condition="cell-content()=16" style:apply-style-name="green16" style:base-cell-address="v5.AB25"/>
    </style:style>
    <style:style style:name="ce9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6"/>
      <style:map style:condition="cell-content()=2" style:apply-style-name="green2" style:base-cell-address="v5.AB26"/>
      <style:map style:condition="cell-content()=4" style:apply-style-name="green4" style:base-cell-address="v5.AB26"/>
      <style:map style:condition="cell-content()=8" style:apply-style-name="green8" style:base-cell-address="v5.AB26"/>
      <style:map style:condition="cell-content()=16" style:apply-style-name="green16" style:base-cell-address="v5.AB26"/>
    </style:style>
    <style:style style:name="ce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7"/>
      <style:map style:condition="cell-content()=2" style:apply-style-name="green2" style:base-cell-address="v5.AB27"/>
      <style:map style:condition="cell-content()=4" style:apply-style-name="green4" style:base-cell-address="v5.AB27"/>
      <style:map style:condition="cell-content()=8" style:apply-style-name="green8" style:base-cell-address="v5.AB27"/>
      <style:map style:condition="cell-content()=16" style:apply-style-name="green16" style:base-cell-address="v5.AB27"/>
    </style:style>
    <style:style style:name="ce9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8"/>
      <style:map style:condition="cell-content()=2" style:apply-style-name="green2" style:base-cell-address="v5.AB28"/>
      <style:map style:condition="cell-content()=4" style:apply-style-name="green4" style:base-cell-address="v5.AB28"/>
      <style:map style:condition="cell-content()=8" style:apply-style-name="green8" style:base-cell-address="v5.AB28"/>
      <style:map style:condition="cell-content()=16" style:apply-style-name="green16" style:base-cell-address="v5.AB28"/>
    </style:style>
    <style:style style:name="ce9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9"/>
      <style:map style:condition="cell-content()=2" style:apply-style-name="green2" style:base-cell-address="v5.AB29"/>
      <style:map style:condition="cell-content()=4" style:apply-style-name="green4" style:base-cell-address="v5.AB29"/>
      <style:map style:condition="cell-content()=8" style:apply-style-name="green8" style:base-cell-address="v5.AB29"/>
      <style:map style:condition="cell-content()=16" style:apply-style-name="green16" style:base-cell-address="v5.AB29"/>
    </style:style>
    <style:style style:name="ce9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0"/>
      <style:map style:condition="cell-content()=2" style:apply-style-name="green2" style:base-cell-address="v5.AB30"/>
      <style:map style:condition="cell-content()=4" style:apply-style-name="green4" style:base-cell-address="v5.AB30"/>
      <style:map style:condition="cell-content()=8" style:apply-style-name="green8" style:base-cell-address="v5.AB30"/>
      <style:map style:condition="cell-content()=16" style:apply-style-name="green16" style:base-cell-address="v5.AB30"/>
    </style:style>
    <style:style style:name="ce9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1"/>
      <style:map style:condition="cell-content()=2" style:apply-style-name="green2" style:base-cell-address="v5.AB31"/>
      <style:map style:condition="cell-content()=4" style:apply-style-name="green4" style:base-cell-address="v5.AB31"/>
      <style:map style:condition="cell-content()=8" style:apply-style-name="green8" style:base-cell-address="v5.AB31"/>
      <style:map style:condition="cell-content()=16" style:apply-style-name="green16" style:base-cell-address="v5.AB31"/>
    </style:style>
    <style:style style:name="ce10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2"/>
      <style:map style:condition="cell-content()=2" style:apply-style-name="green2" style:base-cell-address="v5.AB32"/>
      <style:map style:condition="cell-content()=4" style:apply-style-name="green4" style:base-cell-address="v5.AB32"/>
      <style:map style:condition="cell-content()=8" style:apply-style-name="green8" style:base-cell-address="v5.AB32"/>
      <style:map style:condition="cell-content()=16" style:apply-style-name="green16" style:base-cell-address="v5.AB32"/>
    </style:style>
    <style:style style:name="ce10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3"/>
      <style:map style:condition="cell-content()=2" style:apply-style-name="green2" style:base-cell-address="v5.AB33"/>
      <style:map style:condition="cell-content()=4" style:apply-style-name="green4" style:base-cell-address="v5.AB33"/>
      <style:map style:condition="cell-content()=8" style:apply-style-name="green8" style:base-cell-address="v5.AB33"/>
      <style:map style:condition="cell-content()=16" style:apply-style-name="green16" style:base-cell-address="v5.AB33"/>
    </style:style>
    <style:style style:name="ce10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4"/>
      <style:map style:condition="cell-content()=2" style:apply-style-name="green2" style:base-cell-address="v5.AB34"/>
      <style:map style:condition="cell-content()=4" style:apply-style-name="green4" style:base-cell-address="v5.AB34"/>
      <style:map style:condition="cell-content()=8" style:apply-style-name="green8" style:base-cell-address="v5.AB34"/>
      <style:map style:condition="cell-content()=16" style:apply-style-name="green16" style:base-cell-address="v5.AB34"/>
    </style:style>
    <style:style style:name="ce10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5"/>
      <style:map style:condition="cell-content()=2" style:apply-style-name="green2" style:base-cell-address="v5.AB35"/>
      <style:map style:condition="cell-content()=4" style:apply-style-name="green4" style:base-cell-address="v5.AB35"/>
      <style:map style:condition="cell-content()=8" style:apply-style-name="green8" style:base-cell-address="v5.AB35"/>
      <style:map style:condition="cell-content()=16" style:apply-style-name="green16" style:base-cell-address="v5.AB35"/>
    </style:style>
    <style:style style:name="ce10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6"/>
      <style:map style:condition="cell-content()=2" style:apply-style-name="green2" style:base-cell-address="v5.AB36"/>
      <style:map style:condition="cell-content()=4" style:apply-style-name="green4" style:base-cell-address="v5.AB36"/>
      <style:map style:condition="cell-content()=8" style:apply-style-name="green8" style:base-cell-address="v5.AB36"/>
      <style:map style:condition="cell-content()=16" style:apply-style-name="green16" style:base-cell-address="v5.AB36"/>
    </style:style>
    <style:style style:name="ce1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7"/>
      <style:map style:condition="cell-content()=2" style:apply-style-name="green2" style:base-cell-address="v5.AB37"/>
      <style:map style:condition="cell-content()=4" style:apply-style-name="green4" style:base-cell-address="v5.AB37"/>
      <style:map style:condition="cell-content()=8" style:apply-style-name="green8" style:base-cell-address="v5.AB37"/>
      <style:map style:condition="cell-content()=16" style:apply-style-name="green16" style:base-cell-address="v5.AB37"/>
    </style:style>
    <style:style style:name="ce10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8"/>
      <style:map style:condition="cell-content()=2" style:apply-style-name="green2" style:base-cell-address="v5.AB38"/>
      <style:map style:condition="cell-content()=4" style:apply-style-name="green4" style:base-cell-address="v5.AB38"/>
      <style:map style:condition="cell-content()=8" style:apply-style-name="green8" style:base-cell-address="v5.AB38"/>
      <style:map style:condition="cell-content()=16" style:apply-style-name="green16" style:base-cell-address="v5.AB38"/>
    </style:style>
    <style:style style:name="ce1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9"/>
      <style:map style:condition="cell-content()=2" style:apply-style-name="green2" style:base-cell-address="v5.AB39"/>
      <style:map style:condition="cell-content()=4" style:apply-style-name="green4" style:base-cell-address="v5.AB39"/>
      <style:map style:condition="cell-content()=8" style:apply-style-name="green8" style:base-cell-address="v5.AB39"/>
      <style:map style:condition="cell-content()=16" style:apply-style-name="green16" style:base-cell-address="v5.AB39"/>
    </style:style>
    <style:style style:name="ce1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40"/>
      <style:map style:condition="cell-content()=2" style:apply-style-name="green2" style:base-cell-address="v5.AB40"/>
      <style:map style:condition="cell-content()=4" style:apply-style-name="green4" style:base-cell-address="v5.AB40"/>
      <style:map style:condition="cell-content()=8" style:apply-style-name="green8" style:base-cell-address="v5.AB40"/>
      <style:map style:condition="cell-content()=16" style:apply-style-name="green16" style:base-cell-address="v5.AB40"/>
    </style:style>
    <style:style style:name="ce10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9"/>
      <style:map style:condition="cell-content()=2" style:apply-style-name="green2" style:base-cell-address="v5.AC9"/>
      <style:map style:condition="cell-content()=4" style:apply-style-name="green4" style:base-cell-address="v5.AC9"/>
      <style:map style:condition="cell-content()=8" style:apply-style-name="green8" style:base-cell-address="v5.AC9"/>
      <style:map style:condition="cell-content()=16" style:apply-style-name="green16" style:base-cell-address="v5.AC9"/>
    </style:style>
    <style:style style:name="ce11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7"/>
      <style:map style:condition="cell-content()=2" style:apply-style-name="green2" style:base-cell-address="v5.AC17"/>
      <style:map style:condition="cell-content()=4" style:apply-style-name="green4" style:base-cell-address="v5.AC17"/>
      <style:map style:condition="cell-content()=8" style:apply-style-name="green8" style:base-cell-address="v5.AC17"/>
      <style:map style:condition="cell-content()=16" style:apply-style-name="green16" style:base-cell-address="v5.AC17"/>
    </style:style>
    <style:style style:name="ce11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8"/>
      <style:map style:condition="cell-content()=2" style:apply-style-name="green2" style:base-cell-address="v5.AC18"/>
      <style:map style:condition="cell-content()=4" style:apply-style-name="green4" style:base-cell-address="v5.AC18"/>
      <style:map style:condition="cell-content()=8" style:apply-style-name="green8" style:base-cell-address="v5.AC18"/>
      <style:map style:condition="cell-content()=16" style:apply-style-name="green16" style:base-cell-address="v5.AC18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9"/>
      <style:map style:condition="cell-content()=2" style:apply-style-name="green2" style:base-cell-address="v5.AC19"/>
      <style:map style:condition="cell-content()=4" style:apply-style-name="green4" style:base-cell-address="v5.AC19"/>
      <style:map style:condition="cell-content()=8" style:apply-style-name="green8" style:base-cell-address="v5.AC19"/>
      <style:map style:condition="cell-content()=16" style:apply-style-name="green16" style:base-cell-address="v5.AC19"/>
    </style:style>
    <style:style style:name="ce1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0"/>
      <style:map style:condition="cell-content()=2" style:apply-style-name="green2" style:base-cell-address="v5.AC20"/>
      <style:map style:condition="cell-content()=4" style:apply-style-name="green4" style:base-cell-address="v5.AC20"/>
      <style:map style:condition="cell-content()=8" style:apply-style-name="green8" style:base-cell-address="v5.AC20"/>
      <style:map style:condition="cell-content()=16" style:apply-style-name="green16" style:base-cell-address="v5.AC20"/>
    </style:style>
    <style:style style:name="ce1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1"/>
      <style:map style:condition="cell-content()=2" style:apply-style-name="green2" style:base-cell-address="v5.AC21"/>
      <style:map style:condition="cell-content()=4" style:apply-style-name="green4" style:base-cell-address="v5.AC21"/>
      <style:map style:condition="cell-content()=8" style:apply-style-name="green8" style:base-cell-address="v5.AC21"/>
      <style:map style:condition="cell-content()=16" style:apply-style-name="green16" style:base-cell-address="v5.AC21"/>
    </style:style>
    <style:style style:name="ce1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2"/>
      <style:map style:condition="cell-content()=2" style:apply-style-name="green2" style:base-cell-address="v5.AC22"/>
      <style:map style:condition="cell-content()=4" style:apply-style-name="green4" style:base-cell-address="v5.AC22"/>
      <style:map style:condition="cell-content()=8" style:apply-style-name="green8" style:base-cell-address="v5.AC22"/>
      <style:map style:condition="cell-content()=16" style:apply-style-name="green16" style:base-cell-address="v5.AC22"/>
    </style:style>
    <style:style style:name="ce1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3"/>
      <style:map style:condition="cell-content()=2" style:apply-style-name="green2" style:base-cell-address="v5.AC23"/>
      <style:map style:condition="cell-content()=4" style:apply-style-name="green4" style:base-cell-address="v5.AC23"/>
      <style:map style:condition="cell-content()=8" style:apply-style-name="green8" style:base-cell-address="v5.AC23"/>
      <style:map style:condition="cell-content()=16" style:apply-style-name="green16" style:base-cell-address="v5.AC23"/>
    </style:style>
    <style:style style:name="ce1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4"/>
      <style:map style:condition="cell-content()=2" style:apply-style-name="green2" style:base-cell-address="v5.AC24"/>
      <style:map style:condition="cell-content()=4" style:apply-style-name="green4" style:base-cell-address="v5.AC24"/>
      <style:map style:condition="cell-content()=8" style:apply-style-name="green8" style:base-cell-address="v5.AC24"/>
      <style:map style:condition="cell-content()=16" style:apply-style-name="green16" style:base-cell-address="v5.AC24"/>
    </style:style>
    <style:style style:name="ce1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5"/>
      <style:map style:condition="cell-content()=2" style:apply-style-name="green2" style:base-cell-address="v5.AC25"/>
      <style:map style:condition="cell-content()=4" style:apply-style-name="green4" style:base-cell-address="v5.AC25"/>
      <style:map style:condition="cell-content()=8" style:apply-style-name="green8" style:base-cell-address="v5.AC25"/>
      <style:map style:condition="cell-content()=16" style:apply-style-name="green16" style:base-cell-address="v5.AC25"/>
    </style:style>
    <style:style style:name="ce1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6"/>
      <style:map style:condition="cell-content()=2" style:apply-style-name="green2" style:base-cell-address="v5.AC26"/>
      <style:map style:condition="cell-content()=4" style:apply-style-name="green4" style:base-cell-address="v5.AC26"/>
      <style:map style:condition="cell-content()=8" style:apply-style-name="green8" style:base-cell-address="v5.AC26"/>
      <style:map style:condition="cell-content()=16" style:apply-style-name="green16" style:base-cell-address="v5.AC26"/>
    </style:style>
    <style:style style:name="ce1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7"/>
      <style:map style:condition="cell-content()=2" style:apply-style-name="green2" style:base-cell-address="v5.AC27"/>
      <style:map style:condition="cell-content()=4" style:apply-style-name="green4" style:base-cell-address="v5.AC27"/>
      <style:map style:condition="cell-content()=8" style:apply-style-name="green8" style:base-cell-address="v5.AC27"/>
      <style:map style:condition="cell-content()=16" style:apply-style-name="green16" style:base-cell-address="v5.AC27"/>
    </style:style>
    <style:style style:name="ce1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8"/>
      <style:map style:condition="cell-content()=2" style:apply-style-name="green2" style:base-cell-address="v5.AC28"/>
      <style:map style:condition="cell-content()=4" style:apply-style-name="green4" style:base-cell-address="v5.AC28"/>
      <style:map style:condition="cell-content()=8" style:apply-style-name="green8" style:base-cell-address="v5.AC28"/>
      <style:map style:condition="cell-content()=16" style:apply-style-name="green16" style:base-cell-address="v5.AC28"/>
    </style:style>
    <style:style style:name="ce1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9"/>
      <style:map style:condition="cell-content()=2" style:apply-style-name="green2" style:base-cell-address="v5.AC29"/>
      <style:map style:condition="cell-content()=4" style:apply-style-name="green4" style:base-cell-address="v5.AC29"/>
      <style:map style:condition="cell-content()=8" style:apply-style-name="green8" style:base-cell-address="v5.AC29"/>
      <style:map style:condition="cell-content()=16" style:apply-style-name="green16" style:base-cell-address="v5.AC29"/>
    </style:style>
    <style:style style:name="ce1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0"/>
      <style:map style:condition="cell-content()=2" style:apply-style-name="green2" style:base-cell-address="v5.AC30"/>
      <style:map style:condition="cell-content()=4" style:apply-style-name="green4" style:base-cell-address="v5.AC30"/>
      <style:map style:condition="cell-content()=8" style:apply-style-name="green8" style:base-cell-address="v5.AC30"/>
      <style:map style:condition="cell-content()=16" style:apply-style-name="green16" style:base-cell-address="v5.AC30"/>
    </style:style>
    <style:style style:name="ce1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1"/>
      <style:map style:condition="cell-content()=2" style:apply-style-name="green2" style:base-cell-address="v5.AC31"/>
      <style:map style:condition="cell-content()=4" style:apply-style-name="green4" style:base-cell-address="v5.AC31"/>
      <style:map style:condition="cell-content()=8" style:apply-style-name="green8" style:base-cell-address="v5.AC31"/>
      <style:map style:condition="cell-content()=16" style:apply-style-name="green16" style:base-cell-address="v5.AC31"/>
    </style:style>
    <style:style style:name="ce1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2"/>
      <style:map style:condition="cell-content()=2" style:apply-style-name="green2" style:base-cell-address="v5.AC32"/>
      <style:map style:condition="cell-content()=4" style:apply-style-name="green4" style:base-cell-address="v5.AC32"/>
      <style:map style:condition="cell-content()=8" style:apply-style-name="green8" style:base-cell-address="v5.AC32"/>
      <style:map style:condition="cell-content()=16" style:apply-style-name="green16" style:base-cell-address="v5.AC32"/>
    </style:style>
    <style:style style:name="ce1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3"/>
      <style:map style:condition="cell-content()=2" style:apply-style-name="green2" style:base-cell-address="v5.AC33"/>
      <style:map style:condition="cell-content()=4" style:apply-style-name="green4" style:base-cell-address="v5.AC33"/>
      <style:map style:condition="cell-content()=8" style:apply-style-name="green8" style:base-cell-address="v5.AC33"/>
      <style:map style:condition="cell-content()=16" style:apply-style-name="green16" style:base-cell-address="v5.AC33"/>
    </style:style>
    <style:style style:name="ce1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4"/>
      <style:map style:condition="cell-content()=2" style:apply-style-name="green2" style:base-cell-address="v5.AC34"/>
      <style:map style:condition="cell-content()=4" style:apply-style-name="green4" style:base-cell-address="v5.AC34"/>
      <style:map style:condition="cell-content()=8" style:apply-style-name="green8" style:base-cell-address="v5.AC34"/>
      <style:map style:condition="cell-content()=16" style:apply-style-name="green16" style:base-cell-address="v5.AC34"/>
    </style:style>
    <style:style style:name="ce1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5"/>
      <style:map style:condition="cell-content()=2" style:apply-style-name="green2" style:base-cell-address="v5.AC35"/>
      <style:map style:condition="cell-content()=4" style:apply-style-name="green4" style:base-cell-address="v5.AC35"/>
      <style:map style:condition="cell-content()=8" style:apply-style-name="green8" style:base-cell-address="v5.AC35"/>
      <style:map style:condition="cell-content()=16" style:apply-style-name="green16" style:base-cell-address="v5.AC35"/>
    </style:style>
    <style:style style:name="ce1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6"/>
      <style:map style:condition="cell-content()=2" style:apply-style-name="green2" style:base-cell-address="v5.AC36"/>
      <style:map style:condition="cell-content()=4" style:apply-style-name="green4" style:base-cell-address="v5.AC36"/>
      <style:map style:condition="cell-content()=8" style:apply-style-name="green8" style:base-cell-address="v5.AC36"/>
      <style:map style:condition="cell-content()=16" style:apply-style-name="green16" style:base-cell-address="v5.AC36"/>
    </style:style>
    <style:style style:name="ce1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7"/>
      <style:map style:condition="cell-content()=2" style:apply-style-name="green2" style:base-cell-address="v5.AC37"/>
      <style:map style:condition="cell-content()=4" style:apply-style-name="green4" style:base-cell-address="v5.AC37"/>
      <style:map style:condition="cell-content()=8" style:apply-style-name="green8" style:base-cell-address="v5.AC37"/>
      <style:map style:condition="cell-content()=16" style:apply-style-name="green16" style:base-cell-address="v5.AC37"/>
    </style:style>
    <style:style style:name="ce1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8"/>
      <style:map style:condition="cell-content()=2" style:apply-style-name="green2" style:base-cell-address="v5.AC38"/>
      <style:map style:condition="cell-content()=4" style:apply-style-name="green4" style:base-cell-address="v5.AC38"/>
      <style:map style:condition="cell-content()=8" style:apply-style-name="green8" style:base-cell-address="v5.AC38"/>
      <style:map style:condition="cell-content()=16" style:apply-style-name="green16" style:base-cell-address="v5.AC38"/>
    </style:style>
    <style:style style:name="ce1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9"/>
      <style:map style:condition="cell-content()=2" style:apply-style-name="green2" style:base-cell-address="v5.AC39"/>
      <style:map style:condition="cell-content()=4" style:apply-style-name="green4" style:base-cell-address="v5.AC39"/>
      <style:map style:condition="cell-content()=8" style:apply-style-name="green8" style:base-cell-address="v5.AC39"/>
      <style:map style:condition="cell-content()=16" style:apply-style-name="green16" style:base-cell-address="v5.AC39"/>
    </style:style>
    <style:style style:name="ce1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40"/>
      <style:map style:condition="cell-content()=2" style:apply-style-name="green2" style:base-cell-address="v5.AC40"/>
      <style:map style:condition="cell-content()=4" style:apply-style-name="green4" style:base-cell-address="v5.AC40"/>
      <style:map style:condition="cell-content()=8" style:apply-style-name="green8" style:base-cell-address="v5.AC40"/>
      <style:map style:condition="cell-content()=16" style:apply-style-name="green16" style:base-cell-address="v5.AC40"/>
    </style:style>
    <style:style style:name="ce135" style:family="table-cell" style:parent-style-name="Default">
      <style:table-cell-properties style:text-align-source="fix" style:repeat-content="false" style:rotation-angle="270" style:rotation-align="top" style:vertical-align="bottom"/>
      <style:paragraph-properties fo:text-align="center"/>
      <style:text-properties fo:font-size="8pt" style:font-size-asian="8pt" style:font-size-complex="8pt"/>
    </style:style>
    <style:style style:name="ce1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8"/>
      <style:map style:condition="cell-content()=2" style:apply-style-name="green2" style:base-cell-address="v5.AK8"/>
      <style:map style:condition="cell-content()=4" style:apply-style-name="green4" style:base-cell-address="v5.AK8"/>
      <style:map style:condition="cell-content()=8" style:apply-style-name="green8" style:base-cell-address="v5.AK8"/>
      <style:map style:condition="cell-content()=16" style:apply-style-name="green16" style:base-cell-address="v5.AK8"/>
    </style:style>
    <style:style style:name="ce1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9"/>
      <style:map style:condition="cell-content()=2" style:apply-style-name="green2" style:base-cell-address="v5.AK9"/>
      <style:map style:condition="cell-content()=4" style:apply-style-name="green4" style:base-cell-address="v5.AK9"/>
      <style:map style:condition="cell-content()=8" style:apply-style-name="green8" style:base-cell-address="v5.AK9"/>
      <style:map style:condition="cell-content()=16" style:apply-style-name="green16" style:base-cell-address="v5.AK9"/>
    </style:style>
    <style:style style:name="ce1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0"/>
      <style:map style:condition="cell-content()=2" style:apply-style-name="green2" style:base-cell-address="v5.AK10"/>
      <style:map style:condition="cell-content()=4" style:apply-style-name="green4" style:base-cell-address="v5.AK10"/>
      <style:map style:condition="cell-content()=8" style:apply-style-name="green8" style:base-cell-address="v5.AK10"/>
      <style:map style:condition="cell-content()=16" style:apply-style-name="green16" style:base-cell-address="v5.AK10"/>
    </style:style>
    <style:style style:name="ce1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1"/>
      <style:map style:condition="cell-content()=2" style:apply-style-name="green2" style:base-cell-address="v5.AK11"/>
      <style:map style:condition="cell-content()=4" style:apply-style-name="green4" style:base-cell-address="v5.AK11"/>
      <style:map style:condition="cell-content()=8" style:apply-style-name="green8" style:base-cell-address="v5.AK11"/>
      <style:map style:condition="cell-content()=16" style:apply-style-name="green16" style:base-cell-address="v5.AK11"/>
    </style:style>
    <style:style style:name="ce1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2"/>
      <style:map style:condition="cell-content()=2" style:apply-style-name="green2" style:base-cell-address="v5.AK12"/>
      <style:map style:condition="cell-content()=4" style:apply-style-name="green4" style:base-cell-address="v5.AK12"/>
      <style:map style:condition="cell-content()=8" style:apply-style-name="green8" style:base-cell-address="v5.AK12"/>
      <style:map style:condition="cell-content()=16" style:apply-style-name="green16" style:base-cell-address="v5.AK12"/>
    </style:style>
    <style:style style:name="ce1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3"/>
      <style:map style:condition="cell-content()=2" style:apply-style-name="green2" style:base-cell-address="v5.AK13"/>
      <style:map style:condition="cell-content()=4" style:apply-style-name="green4" style:base-cell-address="v5.AK13"/>
      <style:map style:condition="cell-content()=8" style:apply-style-name="green8" style:base-cell-address="v5.AK13"/>
      <style:map style:condition="cell-content()=16" style:apply-style-name="green16" style:base-cell-address="v5.AK13"/>
    </style:style>
    <style:style style:name="ce1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4"/>
      <style:map style:condition="cell-content()=2" style:apply-style-name="green2" style:base-cell-address="v5.AK14"/>
      <style:map style:condition="cell-content()=4" style:apply-style-name="green4" style:base-cell-address="v5.AK14"/>
      <style:map style:condition="cell-content()=8" style:apply-style-name="green8" style:base-cell-address="v5.AK14"/>
      <style:map style:condition="cell-content()=16" style:apply-style-name="green16" style:base-cell-address="v5.AK14"/>
    </style:style>
    <style:style style:name="ce1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5"/>
      <style:map style:condition="cell-content()=2" style:apply-style-name="green2" style:base-cell-address="v5.AK15"/>
      <style:map style:condition="cell-content()=4" style:apply-style-name="green4" style:base-cell-address="v5.AK15"/>
      <style:map style:condition="cell-content()=8" style:apply-style-name="green8" style:base-cell-address="v5.AK15"/>
      <style:map style:condition="cell-content()=16" style:apply-style-name="green16" style:base-cell-address="v5.AK15"/>
    </style:style>
    <style:style style:name="ce1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6"/>
      <style:map style:condition="cell-content()=2" style:apply-style-name="green2" style:base-cell-address="v5.AK16"/>
      <style:map style:condition="cell-content()=4" style:apply-style-name="green4" style:base-cell-address="v5.AK16"/>
      <style:map style:condition="cell-content()=8" style:apply-style-name="green8" style:base-cell-address="v5.AK16"/>
      <style:map style:condition="cell-content()=16" style:apply-style-name="green16" style:base-cell-address="v5.AK16"/>
    </style:style>
    <style:style style:name="ce1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7"/>
      <style:map style:condition="cell-content()=2" style:apply-style-name="green2" style:base-cell-address="v5.AK17"/>
      <style:map style:condition="cell-content()=4" style:apply-style-name="green4" style:base-cell-address="v5.AK17"/>
      <style:map style:condition="cell-content()=8" style:apply-style-name="green8" style:base-cell-address="v5.AK17"/>
      <style:map style:condition="cell-content()=16" style:apply-style-name="green16" style:base-cell-address="v5.AK17"/>
    </style:style>
    <style:style style:name="ce1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8"/>
      <style:map style:condition="cell-content()=2" style:apply-style-name="green2" style:base-cell-address="v5.AK18"/>
      <style:map style:condition="cell-content()=4" style:apply-style-name="green4" style:base-cell-address="v5.AK18"/>
      <style:map style:condition="cell-content()=8" style:apply-style-name="green8" style:base-cell-address="v5.AK18"/>
      <style:map style:condition="cell-content()=16" style:apply-style-name="green16" style:base-cell-address="v5.AK18"/>
    </style:style>
    <style:style style:name="ce1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9"/>
      <style:map style:condition="cell-content()=2" style:apply-style-name="green2" style:base-cell-address="v5.AK19"/>
      <style:map style:condition="cell-content()=4" style:apply-style-name="green4" style:base-cell-address="v5.AK19"/>
      <style:map style:condition="cell-content()=8" style:apply-style-name="green8" style:base-cell-address="v5.AK19"/>
      <style:map style:condition="cell-content()=16" style:apply-style-name="green16" style:base-cell-address="v5.AK19"/>
    </style:style>
    <style:style style:name="ce1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20"/>
      <style:map style:condition="cell-content()=2" style:apply-style-name="green2" style:base-cell-address="v5.AK20"/>
      <style:map style:condition="cell-content()=4" style:apply-style-name="green4" style:base-cell-address="v5.AK20"/>
      <style:map style:condition="cell-content()=8" style:apply-style-name="green8" style:base-cell-address="v5.AK20"/>
      <style:map style:condition="cell-content()=16" style:apply-style-name="green16" style:base-cell-address="v5.AK20"/>
    </style:style>
    <style:style style:name="ce1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21"/>
      <style:map style:condition="cell-content()=2" style:apply-style-name="green2" style:base-cell-address="v5.AK21"/>
      <style:map style:condition="cell-content()=4" style:apply-style-name="green4" style:base-cell-address="v5.AK21"/>
      <style:map style:condition="cell-content()=8" style:apply-style-name="green8" style:base-cell-address="v5.AK21"/>
      <style:map style:condition="cell-content()=16" style:apply-style-name="green16" style:base-cell-address="v5.AK21"/>
    </style:style>
    <style:style style:name="ce1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22"/>
      <style:map style:condition="cell-content()=2" style:apply-style-name="green2" style:base-cell-address="v5.AK22"/>
      <style:map style:condition="cell-content()=4" style:apply-style-name="green4" style:base-cell-address="v5.AK22"/>
      <style:map style:condition="cell-content()=8" style:apply-style-name="green8" style:base-cell-address="v5.AK22"/>
      <style:map style:condition="cell-content()=16" style:apply-style-name="green16" style:base-cell-address="v5.AK22"/>
    </style:style>
    <style:style style:name="ce1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23"/>
      <style:map style:condition="cell-content()=2" style:apply-style-name="green2" style:base-cell-address="v5.AK23"/>
      <style:map style:condition="cell-content()=4" style:apply-style-name="green4" style:base-cell-address="v5.AK23"/>
      <style:map style:condition="cell-content()=8" style:apply-style-name="green8" style:base-cell-address="v5.AK23"/>
      <style:map style:condition="cell-content()=16" style:apply-style-name="green16" style:base-cell-address="v5.AK23"/>
    </style:style>
    <style:style style:name="ce1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24"/>
      <style:map style:condition="cell-content()=2" style:apply-style-name="green2" style:base-cell-address="v5.AK24"/>
      <style:map style:condition="cell-content()=4" style:apply-style-name="green4" style:base-cell-address="v5.AK24"/>
      <style:map style:condition="cell-content()=8" style:apply-style-name="green8" style:base-cell-address="v5.AK24"/>
      <style:map style:condition="cell-content()=16" style:apply-style-name="green16" style:base-cell-address="v5.AK24"/>
    </style:style>
    <style:style style:name="ce1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8"/>
      <style:map style:condition="cell-content()=2" style:apply-style-name="green2" style:base-cell-address="v5.AL8"/>
      <style:map style:condition="cell-content()=4" style:apply-style-name="green4" style:base-cell-address="v5.AL8"/>
      <style:map style:condition="cell-content()=8" style:apply-style-name="green8" style:base-cell-address="v5.AL8"/>
      <style:map style:condition="cell-content()=16" style:apply-style-name="green16" style:base-cell-address="v5.AL8"/>
    </style:style>
    <style:style style:name="ce1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9"/>
      <style:map style:condition="cell-content()=2" style:apply-style-name="green2" style:base-cell-address="v5.AL9"/>
      <style:map style:condition="cell-content()=4" style:apply-style-name="green4" style:base-cell-address="v5.AL9"/>
      <style:map style:condition="cell-content()=8" style:apply-style-name="green8" style:base-cell-address="v5.AL9"/>
      <style:map style:condition="cell-content()=16" style:apply-style-name="green16" style:base-cell-address="v5.AL9"/>
    </style:style>
    <style:style style:name="ce1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0"/>
      <style:map style:condition="cell-content()=2" style:apply-style-name="green2" style:base-cell-address="v5.AL10"/>
      <style:map style:condition="cell-content()=4" style:apply-style-name="green4" style:base-cell-address="v5.AL10"/>
      <style:map style:condition="cell-content()=8" style:apply-style-name="green8" style:base-cell-address="v5.AL10"/>
      <style:map style:condition="cell-content()=16" style:apply-style-name="green16" style:base-cell-address="v5.AL10"/>
    </style:style>
    <style:style style:name="ce1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1"/>
      <style:map style:condition="cell-content()=2" style:apply-style-name="green2" style:base-cell-address="v5.AL11"/>
      <style:map style:condition="cell-content()=4" style:apply-style-name="green4" style:base-cell-address="v5.AL11"/>
      <style:map style:condition="cell-content()=8" style:apply-style-name="green8" style:base-cell-address="v5.AL11"/>
      <style:map style:condition="cell-content()=16" style:apply-style-name="green16" style:base-cell-address="v5.AL11"/>
    </style:style>
    <style:style style:name="ce1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2"/>
      <style:map style:condition="cell-content()=2" style:apply-style-name="green2" style:base-cell-address="v5.AL12"/>
      <style:map style:condition="cell-content()=4" style:apply-style-name="green4" style:base-cell-address="v5.AL12"/>
      <style:map style:condition="cell-content()=8" style:apply-style-name="green8" style:base-cell-address="v5.AL12"/>
      <style:map style:condition="cell-content()=16" style:apply-style-name="green16" style:base-cell-address="v5.AL12"/>
    </style:style>
    <style:style style:name="ce1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3"/>
      <style:map style:condition="cell-content()=2" style:apply-style-name="green2" style:base-cell-address="v5.AL13"/>
      <style:map style:condition="cell-content()=4" style:apply-style-name="green4" style:base-cell-address="v5.AL13"/>
      <style:map style:condition="cell-content()=8" style:apply-style-name="green8" style:base-cell-address="v5.AL13"/>
      <style:map style:condition="cell-content()=16" style:apply-style-name="green16" style:base-cell-address="v5.AL13"/>
    </style:style>
    <style:style style:name="ce1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4"/>
      <style:map style:condition="cell-content()=2" style:apply-style-name="green2" style:base-cell-address="v5.AL14"/>
      <style:map style:condition="cell-content()=4" style:apply-style-name="green4" style:base-cell-address="v5.AL14"/>
      <style:map style:condition="cell-content()=8" style:apply-style-name="green8" style:base-cell-address="v5.AL14"/>
      <style:map style:condition="cell-content()=16" style:apply-style-name="green16" style:base-cell-address="v5.AL14"/>
    </style:style>
    <style:style style:name="ce1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5"/>
      <style:map style:condition="cell-content()=2" style:apply-style-name="green2" style:base-cell-address="v5.AL15"/>
      <style:map style:condition="cell-content()=4" style:apply-style-name="green4" style:base-cell-address="v5.AL15"/>
      <style:map style:condition="cell-content()=8" style:apply-style-name="green8" style:base-cell-address="v5.AL15"/>
      <style:map style:condition="cell-content()=16" style:apply-style-name="green16" style:base-cell-address="v5.AL15"/>
    </style:style>
    <style:style style:name="ce1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6"/>
      <style:map style:condition="cell-content()=2" style:apply-style-name="green2" style:base-cell-address="v5.AL16"/>
      <style:map style:condition="cell-content()=4" style:apply-style-name="green4" style:base-cell-address="v5.AL16"/>
      <style:map style:condition="cell-content()=8" style:apply-style-name="green8" style:base-cell-address="v5.AL16"/>
      <style:map style:condition="cell-content()=16" style:apply-style-name="green16" style:base-cell-address="v5.AL16"/>
    </style:style>
    <style:style style:name="ce16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7"/>
      <style:map style:condition="cell-content()=2" style:apply-style-name="green2" style:base-cell-address="v5.AL17"/>
      <style:map style:condition="cell-content()=4" style:apply-style-name="green4" style:base-cell-address="v5.AL17"/>
      <style:map style:condition="cell-content()=8" style:apply-style-name="green8" style:base-cell-address="v5.AL17"/>
      <style:map style:condition="cell-content()=16" style:apply-style-name="green16" style:base-cell-address="v5.AL17"/>
    </style:style>
    <style:style style:name="ce16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8"/>
      <style:map style:condition="cell-content()=2" style:apply-style-name="green2" style:base-cell-address="v5.AL18"/>
      <style:map style:condition="cell-content()=4" style:apply-style-name="green4" style:base-cell-address="v5.AL18"/>
      <style:map style:condition="cell-content()=8" style:apply-style-name="green8" style:base-cell-address="v5.AL18"/>
      <style:map style:condition="cell-content()=16" style:apply-style-name="green16" style:base-cell-address="v5.AL18"/>
    </style:style>
    <style:style style:name="ce16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9"/>
      <style:map style:condition="cell-content()=2" style:apply-style-name="green2" style:base-cell-address="v5.AL19"/>
      <style:map style:condition="cell-content()=4" style:apply-style-name="green4" style:base-cell-address="v5.AL19"/>
      <style:map style:condition="cell-content()=8" style:apply-style-name="green8" style:base-cell-address="v5.AL19"/>
      <style:map style:condition="cell-content()=16" style:apply-style-name="green16" style:base-cell-address="v5.AL19"/>
    </style:style>
    <style:style style:name="ce16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20"/>
      <style:map style:condition="cell-content()=2" style:apply-style-name="green2" style:base-cell-address="v5.AL20"/>
      <style:map style:condition="cell-content()=4" style:apply-style-name="green4" style:base-cell-address="v5.AL20"/>
      <style:map style:condition="cell-content()=8" style:apply-style-name="green8" style:base-cell-address="v5.AL20"/>
      <style:map style:condition="cell-content()=16" style:apply-style-name="green16" style:base-cell-address="v5.AL20"/>
    </style:style>
    <style:style style:name="ce16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21"/>
      <style:map style:condition="cell-content()=2" style:apply-style-name="green2" style:base-cell-address="v5.AL21"/>
      <style:map style:condition="cell-content()=4" style:apply-style-name="green4" style:base-cell-address="v5.AL21"/>
      <style:map style:condition="cell-content()=8" style:apply-style-name="green8" style:base-cell-address="v5.AL21"/>
      <style:map style:condition="cell-content()=16" style:apply-style-name="green16" style:base-cell-address="v5.AL21"/>
    </style:style>
    <style:style style:name="ce16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22"/>
      <style:map style:condition="cell-content()=2" style:apply-style-name="green2" style:base-cell-address="v5.AL22"/>
      <style:map style:condition="cell-content()=4" style:apply-style-name="green4" style:base-cell-address="v5.AL22"/>
      <style:map style:condition="cell-content()=8" style:apply-style-name="green8" style:base-cell-address="v5.AL22"/>
      <style:map style:condition="cell-content()=16" style:apply-style-name="green16" style:base-cell-address="v5.AL22"/>
    </style:style>
    <style:style style:name="ce16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23"/>
      <style:map style:condition="cell-content()=2" style:apply-style-name="green2" style:base-cell-address="v5.AL23"/>
      <style:map style:condition="cell-content()=4" style:apply-style-name="green4" style:base-cell-address="v5.AL23"/>
      <style:map style:condition="cell-content()=8" style:apply-style-name="green8" style:base-cell-address="v5.AL23"/>
      <style:map style:condition="cell-content()=16" style:apply-style-name="green16" style:base-cell-address="v5.AL23"/>
    </style:style>
    <style:style style:name="ce1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24"/>
      <style:map style:condition="cell-content()=2" style:apply-style-name="green2" style:base-cell-address="v5.AL24"/>
      <style:map style:condition="cell-content()=4" style:apply-style-name="green4" style:base-cell-address="v5.AL24"/>
      <style:map style:condition="cell-content()=8" style:apply-style-name="green8" style:base-cell-address="v5.AL24"/>
      <style:map style:condition="cell-content()=16" style:apply-style-name="green16" style:base-cell-address="v5.AL24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4_3.O8"/>
      <style:map style:condition="cell-content()=0" style:apply-style-name="Untitled2" style:base-cell-address="v4_3.O8"/>
    </style:style>
    <style:style style:name="ce1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4_3.O9"/>
      <style:map style:condition="cell-content()=0" style:apply-style-name="Untitled2" style:base-cell-address="v4_3.O9"/>
    </style:style>
    <style:style style:name="ce173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red" style:base-cell-address="v4_3.S8"/>
      <style:map style:condition="cell-content()=0" style:apply-style-name="Untitled2" style:base-cell-address="v4_3.S8"/>
    </style:style>
    <style:style style:name="ce1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red" style:base-cell-address="v4_3.S8"/>
      <style:map style:condition="cell-content()=0" style:apply-style-name="Untitled2" style:base-cell-address="v4_3.S8"/>
    </style:style>
    <style:style style:name="ce17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red" style:base-cell-address="v4_3.S9"/>
      <style:map style:condition="cell-content()=0" style:apply-style-name="Untitled2" style:base-cell-address="v4_3.S9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red" style:base-cell-address="v4_3.S10"/>
      <style:map style:condition="cell-content()=0" style:apply-style-name="Untitled2" style:base-cell-address="v4_3.S10"/>
    </style:style>
    <style:style style:name="ce1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red" style:base-cell-address="v4_3.S11"/>
      <style:map style:condition="cell-content()=0" style:apply-style-name="Untitled2" style:base-cell-address="v4_3.S11"/>
    </style:style>
    <style:style style:name="ce17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8"/>
      <style:map style:condition="cell-content()=2" style:apply-style-name="green2" style:base-cell-address="v4_3.AB8"/>
      <style:map style:condition="cell-content()=4" style:apply-style-name="green4" style:base-cell-address="v4_3.AB8"/>
      <style:map style:condition="cell-content()=8" style:apply-style-name="green8" style:base-cell-address="v4_3.AB8"/>
      <style:map style:condition="cell-content()=16" style:apply-style-name="green16" style:base-cell-address="v4_3.AB8"/>
    </style:style>
    <style:style style:name="ce18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9"/>
      <style:map style:condition="cell-content()=2" style:apply-style-name="green2" style:base-cell-address="v4_3.AB9"/>
      <style:map style:condition="cell-content()=4" style:apply-style-name="green4" style:base-cell-address="v4_3.AB9"/>
      <style:map style:condition="cell-content()=8" style:apply-style-name="green8" style:base-cell-address="v4_3.AB9"/>
      <style:map style:condition="cell-content()=16" style:apply-style-name="green16" style:base-cell-address="v4_3.AB9"/>
    </style:style>
    <style:style style:name="ce18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0"/>
      <style:map style:condition="cell-content()=2" style:apply-style-name="green2" style:base-cell-address="v4_3.AB10"/>
      <style:map style:condition="cell-content()=4" style:apply-style-name="green4" style:base-cell-address="v4_3.AB10"/>
      <style:map style:condition="cell-content()=8" style:apply-style-name="green8" style:base-cell-address="v4_3.AB10"/>
      <style:map style:condition="cell-content()=16" style:apply-style-name="green16" style:base-cell-address="v4_3.AB10"/>
    </style:style>
    <style:style style:name="ce18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1"/>
      <style:map style:condition="cell-content()=2" style:apply-style-name="green2" style:base-cell-address="v4_3.AB11"/>
      <style:map style:condition="cell-content()=4" style:apply-style-name="green4" style:base-cell-address="v4_3.AB11"/>
      <style:map style:condition="cell-content()=8" style:apply-style-name="green8" style:base-cell-address="v4_3.AB11"/>
      <style:map style:condition="cell-content()=16" style:apply-style-name="green16" style:base-cell-address="v4_3.AB11"/>
    </style:style>
    <style:style style:name="ce18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2"/>
      <style:map style:condition="cell-content()=2" style:apply-style-name="green2" style:base-cell-address="v4_3.AB12"/>
      <style:map style:condition="cell-content()=4" style:apply-style-name="green4" style:base-cell-address="v4_3.AB12"/>
      <style:map style:condition="cell-content()=8" style:apply-style-name="green8" style:base-cell-address="v4_3.AB12"/>
      <style:map style:condition="cell-content()=16" style:apply-style-name="green16" style:base-cell-address="v4_3.AB12"/>
    </style:style>
    <style:style style:name="ce18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3"/>
      <style:map style:condition="cell-content()=2" style:apply-style-name="green2" style:base-cell-address="v4_3.AB13"/>
      <style:map style:condition="cell-content()=4" style:apply-style-name="green4" style:base-cell-address="v4_3.AB13"/>
      <style:map style:condition="cell-content()=8" style:apply-style-name="green8" style:base-cell-address="v4_3.AB13"/>
      <style:map style:condition="cell-content()=16" style:apply-style-name="green16" style:base-cell-address="v4_3.AB13"/>
    </style:style>
    <style:style style:name="ce18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4"/>
      <style:map style:condition="cell-content()=2" style:apply-style-name="green2" style:base-cell-address="v4_3.AB14"/>
      <style:map style:condition="cell-content()=4" style:apply-style-name="green4" style:base-cell-address="v4_3.AB14"/>
      <style:map style:condition="cell-content()=8" style:apply-style-name="green8" style:base-cell-address="v4_3.AB14"/>
      <style:map style:condition="cell-content()=16" style:apply-style-name="green16" style:base-cell-address="v4_3.AB14"/>
    </style:style>
    <style:style style:name="ce18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5"/>
      <style:map style:condition="cell-content()=2" style:apply-style-name="green2" style:base-cell-address="v4_3.AB15"/>
      <style:map style:condition="cell-content()=4" style:apply-style-name="green4" style:base-cell-address="v4_3.AB15"/>
      <style:map style:condition="cell-content()=8" style:apply-style-name="green8" style:base-cell-address="v4_3.AB15"/>
      <style:map style:condition="cell-content()=16" style:apply-style-name="green16" style:base-cell-address="v4_3.AB15"/>
    </style:style>
    <style:style style:name="ce18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7"/>
      <style:map style:condition="cell-content()=2" style:apply-style-name="green2" style:base-cell-address="v4_3.AB17"/>
      <style:map style:condition="cell-content()=4" style:apply-style-name="green4" style:base-cell-address="v4_3.AB17"/>
      <style:map style:condition="cell-content()=8" style:apply-style-name="green8" style:base-cell-address="v4_3.AB17"/>
      <style:map style:condition="cell-content()=16" style:apply-style-name="green16" style:base-cell-address="v4_3.AB17"/>
    </style:style>
    <style:style style:name="ce1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8"/>
      <style:map style:condition="cell-content()=2" style:apply-style-name="green2" style:base-cell-address="v4_3.AB18"/>
      <style:map style:condition="cell-content()=4" style:apply-style-name="green4" style:base-cell-address="v4_3.AB18"/>
      <style:map style:condition="cell-content()=8" style:apply-style-name="green8" style:base-cell-address="v4_3.AB18"/>
      <style:map style:condition="cell-content()=16" style:apply-style-name="green16" style:base-cell-address="v4_3.AB18"/>
    </style:style>
    <style:style style:name="ce18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9"/>
      <style:map style:condition="cell-content()=2" style:apply-style-name="green2" style:base-cell-address="v4_3.AB19"/>
      <style:map style:condition="cell-content()=4" style:apply-style-name="green4" style:base-cell-address="v4_3.AB19"/>
      <style:map style:condition="cell-content()=8" style:apply-style-name="green8" style:base-cell-address="v4_3.AB19"/>
      <style:map style:condition="cell-content()=16" style:apply-style-name="green16" style:base-cell-address="v4_3.AB19"/>
    </style:style>
    <style:style style:name="ce19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0"/>
      <style:map style:condition="cell-content()=2" style:apply-style-name="green2" style:base-cell-address="v4_3.AB20"/>
      <style:map style:condition="cell-content()=4" style:apply-style-name="green4" style:base-cell-address="v4_3.AB20"/>
      <style:map style:condition="cell-content()=8" style:apply-style-name="green8" style:base-cell-address="v4_3.AB20"/>
      <style:map style:condition="cell-content()=16" style:apply-style-name="green16" style:base-cell-address="v4_3.AB20"/>
    </style:style>
    <style:style style:name="ce19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1"/>
      <style:map style:condition="cell-content()=2" style:apply-style-name="green2" style:base-cell-address="v4_3.AB21"/>
      <style:map style:condition="cell-content()=4" style:apply-style-name="green4" style:base-cell-address="v4_3.AB21"/>
      <style:map style:condition="cell-content()=8" style:apply-style-name="green8" style:base-cell-address="v4_3.AB21"/>
      <style:map style:condition="cell-content()=16" style:apply-style-name="green16" style:base-cell-address="v4_3.AB21"/>
    </style:style>
    <style:style style:name="ce19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2"/>
      <style:map style:condition="cell-content()=2" style:apply-style-name="green2" style:base-cell-address="v4_3.AB22"/>
      <style:map style:condition="cell-content()=4" style:apply-style-name="green4" style:base-cell-address="v4_3.AB22"/>
      <style:map style:condition="cell-content()=8" style:apply-style-name="green8" style:base-cell-address="v4_3.AB22"/>
      <style:map style:condition="cell-content()=16" style:apply-style-name="green16" style:base-cell-address="v4_3.AB22"/>
    </style:style>
    <style:style style:name="ce19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3"/>
      <style:map style:condition="cell-content()=2" style:apply-style-name="green2" style:base-cell-address="v4_3.AB23"/>
      <style:map style:condition="cell-content()=4" style:apply-style-name="green4" style:base-cell-address="v4_3.AB23"/>
      <style:map style:condition="cell-content()=8" style:apply-style-name="green8" style:base-cell-address="v4_3.AB23"/>
      <style:map style:condition="cell-content()=16" style:apply-style-name="green16" style:base-cell-address="v4_3.AB23"/>
    </style:style>
    <style:style style:name="ce19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4"/>
      <style:map style:condition="cell-content()=2" style:apply-style-name="green2" style:base-cell-address="v4_3.AB24"/>
      <style:map style:condition="cell-content()=4" style:apply-style-name="green4" style:base-cell-address="v4_3.AB24"/>
      <style:map style:condition="cell-content()=8" style:apply-style-name="green8" style:base-cell-address="v4_3.AB24"/>
      <style:map style:condition="cell-content()=16" style:apply-style-name="green16" style:base-cell-address="v4_3.AB24"/>
    </style:style>
    <style:style style:name="ce1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5"/>
      <style:map style:condition="cell-content()=2" style:apply-style-name="green2" style:base-cell-address="v4_3.AB25"/>
      <style:map style:condition="cell-content()=4" style:apply-style-name="green4" style:base-cell-address="v4_3.AB25"/>
      <style:map style:condition="cell-content()=8" style:apply-style-name="green8" style:base-cell-address="v4_3.AB25"/>
      <style:map style:condition="cell-content()=16" style:apply-style-name="green16" style:base-cell-address="v4_3.AB25"/>
    </style:style>
    <style:style style:name="ce19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6"/>
      <style:map style:condition="cell-content()=2" style:apply-style-name="green2" style:base-cell-address="v4_3.AB26"/>
      <style:map style:condition="cell-content()=4" style:apply-style-name="green4" style:base-cell-address="v4_3.AB26"/>
      <style:map style:condition="cell-content()=8" style:apply-style-name="green8" style:base-cell-address="v4_3.AB26"/>
      <style:map style:condition="cell-content()=16" style:apply-style-name="green16" style:base-cell-address="v4_3.AB26"/>
    </style:style>
    <style:style style:name="ce19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7"/>
      <style:map style:condition="cell-content()=2" style:apply-style-name="green2" style:base-cell-address="v4_3.AB27"/>
      <style:map style:condition="cell-content()=4" style:apply-style-name="green4" style:base-cell-address="v4_3.AB27"/>
      <style:map style:condition="cell-content()=8" style:apply-style-name="green8" style:base-cell-address="v4_3.AB27"/>
      <style:map style:condition="cell-content()=16" style:apply-style-name="green16" style:base-cell-address="v4_3.AB27"/>
    </style:style>
    <style:style style:name="ce19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8"/>
      <style:map style:condition="cell-content()=2" style:apply-style-name="green2" style:base-cell-address="v4_3.AB28"/>
      <style:map style:condition="cell-content()=4" style:apply-style-name="green4" style:base-cell-address="v4_3.AB28"/>
      <style:map style:condition="cell-content()=8" style:apply-style-name="green8" style:base-cell-address="v4_3.AB28"/>
      <style:map style:condition="cell-content()=16" style:apply-style-name="green16" style:base-cell-address="v4_3.AB28"/>
    </style:style>
    <style:style style:name="ce19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9"/>
      <style:map style:condition="cell-content()=2" style:apply-style-name="green2" style:base-cell-address="v4_3.AB29"/>
      <style:map style:condition="cell-content()=4" style:apply-style-name="green4" style:base-cell-address="v4_3.AB29"/>
      <style:map style:condition="cell-content()=8" style:apply-style-name="green8" style:base-cell-address="v4_3.AB29"/>
      <style:map style:condition="cell-content()=16" style:apply-style-name="green16" style:base-cell-address="v4_3.AB29"/>
    </style:style>
    <style:style style:name="ce20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0"/>
      <style:map style:condition="cell-content()=2" style:apply-style-name="green2" style:base-cell-address="v4_3.AB30"/>
      <style:map style:condition="cell-content()=4" style:apply-style-name="green4" style:base-cell-address="v4_3.AB30"/>
      <style:map style:condition="cell-content()=8" style:apply-style-name="green8" style:base-cell-address="v4_3.AB30"/>
      <style:map style:condition="cell-content()=16" style:apply-style-name="green16" style:base-cell-address="v4_3.AB30"/>
    </style:style>
    <style:style style:name="ce20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1"/>
      <style:map style:condition="cell-content()=2" style:apply-style-name="green2" style:base-cell-address="v4_3.AB31"/>
      <style:map style:condition="cell-content()=4" style:apply-style-name="green4" style:base-cell-address="v4_3.AB31"/>
      <style:map style:condition="cell-content()=8" style:apply-style-name="green8" style:base-cell-address="v4_3.AB31"/>
      <style:map style:condition="cell-content()=16" style:apply-style-name="green16" style:base-cell-address="v4_3.AB31"/>
    </style:style>
    <style:style style:name="ce20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2"/>
      <style:map style:condition="cell-content()=2" style:apply-style-name="green2" style:base-cell-address="v4_3.AB32"/>
      <style:map style:condition="cell-content()=4" style:apply-style-name="green4" style:base-cell-address="v4_3.AB32"/>
      <style:map style:condition="cell-content()=8" style:apply-style-name="green8" style:base-cell-address="v4_3.AB32"/>
      <style:map style:condition="cell-content()=16" style:apply-style-name="green16" style:base-cell-address="v4_3.AB32"/>
    </style:style>
    <style:style style:name="ce20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3"/>
      <style:map style:condition="cell-content()=2" style:apply-style-name="green2" style:base-cell-address="v4_3.AB33"/>
      <style:map style:condition="cell-content()=4" style:apply-style-name="green4" style:base-cell-address="v4_3.AB33"/>
      <style:map style:condition="cell-content()=8" style:apply-style-name="green8" style:base-cell-address="v4_3.AB33"/>
      <style:map style:condition="cell-content()=16" style:apply-style-name="green16" style:base-cell-address="v4_3.AB33"/>
    </style:style>
    <style:style style:name="ce20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4"/>
      <style:map style:condition="cell-content()=2" style:apply-style-name="green2" style:base-cell-address="v4_3.AB34"/>
      <style:map style:condition="cell-content()=4" style:apply-style-name="green4" style:base-cell-address="v4_3.AB34"/>
      <style:map style:condition="cell-content()=8" style:apply-style-name="green8" style:base-cell-address="v4_3.AB34"/>
      <style:map style:condition="cell-content()=16" style:apply-style-name="green16" style:base-cell-address="v4_3.AB34"/>
    </style:style>
    <style:style style:name="ce2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5"/>
      <style:map style:condition="cell-content()=2" style:apply-style-name="green2" style:base-cell-address="v4_3.AB35"/>
      <style:map style:condition="cell-content()=4" style:apply-style-name="green4" style:base-cell-address="v4_3.AB35"/>
      <style:map style:condition="cell-content()=8" style:apply-style-name="green8" style:base-cell-address="v4_3.AB35"/>
      <style:map style:condition="cell-content()=16" style:apply-style-name="green16" style:base-cell-address="v4_3.AB35"/>
    </style:style>
    <style:style style:name="ce20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6"/>
      <style:map style:condition="cell-content()=2" style:apply-style-name="green2" style:base-cell-address="v4_3.AB36"/>
      <style:map style:condition="cell-content()=4" style:apply-style-name="green4" style:base-cell-address="v4_3.AB36"/>
      <style:map style:condition="cell-content()=8" style:apply-style-name="green8" style:base-cell-address="v4_3.AB36"/>
      <style:map style:condition="cell-content()=16" style:apply-style-name="green16" style:base-cell-address="v4_3.AB36"/>
    </style:style>
    <style:style style:name="ce2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7"/>
      <style:map style:condition="cell-content()=2" style:apply-style-name="green2" style:base-cell-address="v4_3.AB37"/>
      <style:map style:condition="cell-content()=4" style:apply-style-name="green4" style:base-cell-address="v4_3.AB37"/>
      <style:map style:condition="cell-content()=8" style:apply-style-name="green8" style:base-cell-address="v4_3.AB37"/>
      <style:map style:condition="cell-content()=16" style:apply-style-name="green16" style:base-cell-address="v4_3.AB37"/>
    </style:style>
    <style:style style:name="ce2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8"/>
      <style:map style:condition="cell-content()=2" style:apply-style-name="green2" style:base-cell-address="v4_3.AB38"/>
      <style:map style:condition="cell-content()=4" style:apply-style-name="green4" style:base-cell-address="v4_3.AB38"/>
      <style:map style:condition="cell-content()=8" style:apply-style-name="green8" style:base-cell-address="v4_3.AB38"/>
      <style:map style:condition="cell-content()=16" style:apply-style-name="green16" style:base-cell-address="v4_3.AB38"/>
    </style:style>
    <style:style style:name="ce20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9"/>
      <style:map style:condition="cell-content()=2" style:apply-style-name="green2" style:base-cell-address="v4_3.AB39"/>
      <style:map style:condition="cell-content()=4" style:apply-style-name="green4" style:base-cell-address="v4_3.AB39"/>
      <style:map style:condition="cell-content()=8" style:apply-style-name="green8" style:base-cell-address="v4_3.AB39"/>
      <style:map style:condition="cell-content()=16" style:apply-style-name="green16" style:base-cell-address="v4_3.AB39"/>
    </style:style>
    <style:style style:name="ce2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40"/>
      <style:map style:condition="cell-content()=2" style:apply-style-name="green2" style:base-cell-address="v4_3.AB40"/>
      <style:map style:condition="cell-content()=4" style:apply-style-name="green4" style:base-cell-address="v4_3.AB40"/>
      <style:map style:condition="cell-content()=8" style:apply-style-name="green8" style:base-cell-address="v4_3.AB40"/>
      <style:map style:condition="cell-content()=16" style:apply-style-name="green16" style:base-cell-address="v4_3.AB40"/>
    </style:style>
    <style:style style:name="ce21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9"/>
      <style:map style:condition="cell-content()=2" style:apply-style-name="green2" style:base-cell-address="v4_3.AC9"/>
      <style:map style:condition="cell-content()=4" style:apply-style-name="green4" style:base-cell-address="v4_3.AC9"/>
      <style:map style:condition="cell-content()=8" style:apply-style-name="green8" style:base-cell-address="v4_3.AC9"/>
      <style:map style:condition="cell-content()=16" style:apply-style-name="green16" style:base-cell-address="v4_3.AC9"/>
    </style:style>
    <style:style style:name="ce21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17"/>
      <style:map style:condition="cell-content()=2" style:apply-style-name="green2" style:base-cell-address="v4_3.AC17"/>
      <style:map style:condition="cell-content()=4" style:apply-style-name="green4" style:base-cell-address="v4_3.AC17"/>
      <style:map style:condition="cell-content()=8" style:apply-style-name="green8" style:base-cell-address="v4_3.AC17"/>
      <style:map style:condition="cell-content()=16" style:apply-style-name="green16" style:base-cell-address="v4_3.AC17"/>
    </style:style>
    <style:style style:name="ce2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18"/>
      <style:map style:condition="cell-content()=2" style:apply-style-name="green2" style:base-cell-address="v4_3.AC18"/>
      <style:map style:condition="cell-content()=4" style:apply-style-name="green4" style:base-cell-address="v4_3.AC18"/>
      <style:map style:condition="cell-content()=8" style:apply-style-name="green8" style:base-cell-address="v4_3.AC18"/>
      <style:map style:condition="cell-content()=16" style:apply-style-name="green16" style:base-cell-address="v4_3.AC18"/>
    </style:style>
    <style:style style:name="ce2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19"/>
      <style:map style:condition="cell-content()=2" style:apply-style-name="green2" style:base-cell-address="v4_3.AC19"/>
      <style:map style:condition="cell-content()=4" style:apply-style-name="green4" style:base-cell-address="v4_3.AC19"/>
      <style:map style:condition="cell-content()=8" style:apply-style-name="green8" style:base-cell-address="v4_3.AC19"/>
      <style:map style:condition="cell-content()=16" style:apply-style-name="green16" style:base-cell-address="v4_3.AC19"/>
    </style:style>
    <style:style style:name="ce2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0"/>
      <style:map style:condition="cell-content()=2" style:apply-style-name="green2" style:base-cell-address="v4_3.AC20"/>
      <style:map style:condition="cell-content()=4" style:apply-style-name="green4" style:base-cell-address="v4_3.AC20"/>
      <style:map style:condition="cell-content()=8" style:apply-style-name="green8" style:base-cell-address="v4_3.AC20"/>
      <style:map style:condition="cell-content()=16" style:apply-style-name="green16" style:base-cell-address="v4_3.AC20"/>
    </style:style>
    <style:style style:name="ce2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1"/>
      <style:map style:condition="cell-content()=2" style:apply-style-name="green2" style:base-cell-address="v4_3.AC21"/>
      <style:map style:condition="cell-content()=4" style:apply-style-name="green4" style:base-cell-address="v4_3.AC21"/>
      <style:map style:condition="cell-content()=8" style:apply-style-name="green8" style:base-cell-address="v4_3.AC21"/>
      <style:map style:condition="cell-content()=16" style:apply-style-name="green16" style:base-cell-address="v4_3.AC21"/>
    </style:style>
    <style:style style:name="ce2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2"/>
      <style:map style:condition="cell-content()=2" style:apply-style-name="green2" style:base-cell-address="v4_3.AC22"/>
      <style:map style:condition="cell-content()=4" style:apply-style-name="green4" style:base-cell-address="v4_3.AC22"/>
      <style:map style:condition="cell-content()=8" style:apply-style-name="green8" style:base-cell-address="v4_3.AC22"/>
      <style:map style:condition="cell-content()=16" style:apply-style-name="green16" style:base-cell-address="v4_3.AC22"/>
    </style:style>
    <style:style style:name="ce2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3"/>
      <style:map style:condition="cell-content()=2" style:apply-style-name="green2" style:base-cell-address="v4_3.AC23"/>
      <style:map style:condition="cell-content()=4" style:apply-style-name="green4" style:base-cell-address="v4_3.AC23"/>
      <style:map style:condition="cell-content()=8" style:apply-style-name="green8" style:base-cell-address="v4_3.AC23"/>
      <style:map style:condition="cell-content()=16" style:apply-style-name="green16" style:base-cell-address="v4_3.AC23"/>
    </style:style>
    <style:style style:name="ce2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4"/>
      <style:map style:condition="cell-content()=2" style:apply-style-name="green2" style:base-cell-address="v4_3.AC24"/>
      <style:map style:condition="cell-content()=4" style:apply-style-name="green4" style:base-cell-address="v4_3.AC24"/>
      <style:map style:condition="cell-content()=8" style:apply-style-name="green8" style:base-cell-address="v4_3.AC24"/>
      <style:map style:condition="cell-content()=16" style:apply-style-name="green16" style:base-cell-address="v4_3.AC24"/>
    </style:style>
    <style:style style:name="ce2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5"/>
      <style:map style:condition="cell-content()=2" style:apply-style-name="green2" style:base-cell-address="v4_3.AC25"/>
      <style:map style:condition="cell-content()=4" style:apply-style-name="green4" style:base-cell-address="v4_3.AC25"/>
      <style:map style:condition="cell-content()=8" style:apply-style-name="green8" style:base-cell-address="v4_3.AC25"/>
      <style:map style:condition="cell-content()=16" style:apply-style-name="green16" style:base-cell-address="v4_3.AC25"/>
    </style:style>
    <style:style style:name="ce2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6"/>
      <style:map style:condition="cell-content()=2" style:apply-style-name="green2" style:base-cell-address="v4_3.AC26"/>
      <style:map style:condition="cell-content()=4" style:apply-style-name="green4" style:base-cell-address="v4_3.AC26"/>
      <style:map style:condition="cell-content()=8" style:apply-style-name="green8" style:base-cell-address="v4_3.AC26"/>
      <style:map style:condition="cell-content()=16" style:apply-style-name="green16" style:base-cell-address="v4_3.AC26"/>
    </style:style>
    <style:style style:name="ce2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7"/>
      <style:map style:condition="cell-content()=2" style:apply-style-name="green2" style:base-cell-address="v4_3.AC27"/>
      <style:map style:condition="cell-content()=4" style:apply-style-name="green4" style:base-cell-address="v4_3.AC27"/>
      <style:map style:condition="cell-content()=8" style:apply-style-name="green8" style:base-cell-address="v4_3.AC27"/>
      <style:map style:condition="cell-content()=16" style:apply-style-name="green16" style:base-cell-address="v4_3.AC27"/>
    </style:style>
    <style:style style:name="ce2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8"/>
      <style:map style:condition="cell-content()=2" style:apply-style-name="green2" style:base-cell-address="v4_3.AC28"/>
      <style:map style:condition="cell-content()=4" style:apply-style-name="green4" style:base-cell-address="v4_3.AC28"/>
      <style:map style:condition="cell-content()=8" style:apply-style-name="green8" style:base-cell-address="v4_3.AC28"/>
      <style:map style:condition="cell-content()=16" style:apply-style-name="green16" style:base-cell-address="v4_3.AC28"/>
    </style:style>
    <style:style style:name="ce2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9"/>
      <style:map style:condition="cell-content()=2" style:apply-style-name="green2" style:base-cell-address="v4_3.AC29"/>
      <style:map style:condition="cell-content()=4" style:apply-style-name="green4" style:base-cell-address="v4_3.AC29"/>
      <style:map style:condition="cell-content()=8" style:apply-style-name="green8" style:base-cell-address="v4_3.AC29"/>
      <style:map style:condition="cell-content()=16" style:apply-style-name="green16" style:base-cell-address="v4_3.AC29"/>
    </style:style>
    <style:style style:name="ce2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0"/>
      <style:map style:condition="cell-content()=2" style:apply-style-name="green2" style:base-cell-address="v4_3.AC30"/>
      <style:map style:condition="cell-content()=4" style:apply-style-name="green4" style:base-cell-address="v4_3.AC30"/>
      <style:map style:condition="cell-content()=8" style:apply-style-name="green8" style:base-cell-address="v4_3.AC30"/>
      <style:map style:condition="cell-content()=16" style:apply-style-name="green16" style:base-cell-address="v4_3.AC30"/>
    </style:style>
    <style:style style:name="ce2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1"/>
      <style:map style:condition="cell-content()=2" style:apply-style-name="green2" style:base-cell-address="v4_3.AC31"/>
      <style:map style:condition="cell-content()=4" style:apply-style-name="green4" style:base-cell-address="v4_3.AC31"/>
      <style:map style:condition="cell-content()=8" style:apply-style-name="green8" style:base-cell-address="v4_3.AC31"/>
      <style:map style:condition="cell-content()=16" style:apply-style-name="green16" style:base-cell-address="v4_3.AC31"/>
    </style:style>
    <style:style style:name="ce2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2"/>
      <style:map style:condition="cell-content()=2" style:apply-style-name="green2" style:base-cell-address="v4_3.AC32"/>
      <style:map style:condition="cell-content()=4" style:apply-style-name="green4" style:base-cell-address="v4_3.AC32"/>
      <style:map style:condition="cell-content()=8" style:apply-style-name="green8" style:base-cell-address="v4_3.AC32"/>
      <style:map style:condition="cell-content()=16" style:apply-style-name="green16" style:base-cell-address="v4_3.AC32"/>
    </style:style>
    <style:style style:name="ce2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3"/>
      <style:map style:condition="cell-content()=2" style:apply-style-name="green2" style:base-cell-address="v4_3.AC33"/>
      <style:map style:condition="cell-content()=4" style:apply-style-name="green4" style:base-cell-address="v4_3.AC33"/>
      <style:map style:condition="cell-content()=8" style:apply-style-name="green8" style:base-cell-address="v4_3.AC33"/>
      <style:map style:condition="cell-content()=16" style:apply-style-name="green16" style:base-cell-address="v4_3.AC33"/>
    </style:style>
    <style:style style:name="ce2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4"/>
      <style:map style:condition="cell-content()=2" style:apply-style-name="green2" style:base-cell-address="v4_3.AC34"/>
      <style:map style:condition="cell-content()=4" style:apply-style-name="green4" style:base-cell-address="v4_3.AC34"/>
      <style:map style:condition="cell-content()=8" style:apply-style-name="green8" style:base-cell-address="v4_3.AC34"/>
      <style:map style:condition="cell-content()=16" style:apply-style-name="green16" style:base-cell-address="v4_3.AC34"/>
    </style:style>
    <style:style style:name="ce2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5"/>
      <style:map style:condition="cell-content()=2" style:apply-style-name="green2" style:base-cell-address="v4_3.AC35"/>
      <style:map style:condition="cell-content()=4" style:apply-style-name="green4" style:base-cell-address="v4_3.AC35"/>
      <style:map style:condition="cell-content()=8" style:apply-style-name="green8" style:base-cell-address="v4_3.AC35"/>
      <style:map style:condition="cell-content()=16" style:apply-style-name="green16" style:base-cell-address="v4_3.AC35"/>
    </style:style>
    <style:style style:name="ce2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6"/>
      <style:map style:condition="cell-content()=2" style:apply-style-name="green2" style:base-cell-address="v4_3.AC36"/>
      <style:map style:condition="cell-content()=4" style:apply-style-name="green4" style:base-cell-address="v4_3.AC36"/>
      <style:map style:condition="cell-content()=8" style:apply-style-name="green8" style:base-cell-address="v4_3.AC36"/>
      <style:map style:condition="cell-content()=16" style:apply-style-name="green16" style:base-cell-address="v4_3.AC36"/>
    </style:style>
    <style:style style:name="ce2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7"/>
      <style:map style:condition="cell-content()=2" style:apply-style-name="green2" style:base-cell-address="v4_3.AC37"/>
      <style:map style:condition="cell-content()=4" style:apply-style-name="green4" style:base-cell-address="v4_3.AC37"/>
      <style:map style:condition="cell-content()=8" style:apply-style-name="green8" style:base-cell-address="v4_3.AC37"/>
      <style:map style:condition="cell-content()=16" style:apply-style-name="green16" style:base-cell-address="v4_3.AC37"/>
    </style:style>
    <style:style style:name="ce2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8"/>
      <style:map style:condition="cell-content()=2" style:apply-style-name="green2" style:base-cell-address="v4_3.AC38"/>
      <style:map style:condition="cell-content()=4" style:apply-style-name="green4" style:base-cell-address="v4_3.AC38"/>
      <style:map style:condition="cell-content()=8" style:apply-style-name="green8" style:base-cell-address="v4_3.AC38"/>
      <style:map style:condition="cell-content()=16" style:apply-style-name="green16" style:base-cell-address="v4_3.AC38"/>
    </style:style>
    <style:style style:name="ce2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9"/>
      <style:map style:condition="cell-content()=2" style:apply-style-name="green2" style:base-cell-address="v4_3.AC39"/>
      <style:map style:condition="cell-content()=4" style:apply-style-name="green4" style:base-cell-address="v4_3.AC39"/>
      <style:map style:condition="cell-content()=8" style:apply-style-name="green8" style:base-cell-address="v4_3.AC39"/>
      <style:map style:condition="cell-content()=16" style:apply-style-name="green16" style:base-cell-address="v4_3.AC39"/>
    </style:style>
    <style:style style:name="ce2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40"/>
      <style:map style:condition="cell-content()=2" style:apply-style-name="green2" style:base-cell-address="v4_3.AC40"/>
      <style:map style:condition="cell-content()=4" style:apply-style-name="green4" style:base-cell-address="v4_3.AC40"/>
      <style:map style:condition="cell-content()=8" style:apply-style-name="green8" style:base-cell-address="v4_3.AC40"/>
      <style:map style:condition="cell-content()=16" style:apply-style-name="green16" style:base-cell-address="v4_3.AC40"/>
    </style:style>
    <style:style style:name="ce2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8"/>
      <style:map style:condition="cell-content()=2" style:apply-style-name="green2" style:base-cell-address="v4_3.AK8"/>
      <style:map style:condition="cell-content()=4" style:apply-style-name="green4" style:base-cell-address="v4_3.AK8"/>
      <style:map style:condition="cell-content()=8" style:apply-style-name="green8" style:base-cell-address="v4_3.AK8"/>
      <style:map style:condition="cell-content()=16" style:apply-style-name="green16" style:base-cell-address="v4_3.AK8"/>
    </style:style>
    <style:style style:name="ce2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9"/>
      <style:map style:condition="cell-content()=2" style:apply-style-name="green2" style:base-cell-address="v4_3.AK9"/>
      <style:map style:condition="cell-content()=4" style:apply-style-name="green4" style:base-cell-address="v4_3.AK9"/>
      <style:map style:condition="cell-content()=8" style:apply-style-name="green8" style:base-cell-address="v4_3.AK9"/>
      <style:map style:condition="cell-content()=16" style:apply-style-name="green16" style:base-cell-address="v4_3.AK9"/>
    </style:style>
    <style:style style:name="ce2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0"/>
      <style:map style:condition="cell-content()=2" style:apply-style-name="green2" style:base-cell-address="v4_3.AK10"/>
      <style:map style:condition="cell-content()=4" style:apply-style-name="green4" style:base-cell-address="v4_3.AK10"/>
      <style:map style:condition="cell-content()=8" style:apply-style-name="green8" style:base-cell-address="v4_3.AK10"/>
      <style:map style:condition="cell-content()=16" style:apply-style-name="green16" style:base-cell-address="v4_3.AK10"/>
    </style:style>
    <style:style style:name="ce2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1"/>
      <style:map style:condition="cell-content()=2" style:apply-style-name="green2" style:base-cell-address="v4_3.AK11"/>
      <style:map style:condition="cell-content()=4" style:apply-style-name="green4" style:base-cell-address="v4_3.AK11"/>
      <style:map style:condition="cell-content()=8" style:apply-style-name="green8" style:base-cell-address="v4_3.AK11"/>
      <style:map style:condition="cell-content()=16" style:apply-style-name="green16" style:base-cell-address="v4_3.AK11"/>
    </style:style>
    <style:style style:name="ce2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2"/>
      <style:map style:condition="cell-content()=2" style:apply-style-name="green2" style:base-cell-address="v4_3.AK12"/>
      <style:map style:condition="cell-content()=4" style:apply-style-name="green4" style:base-cell-address="v4_3.AK12"/>
      <style:map style:condition="cell-content()=8" style:apply-style-name="green8" style:base-cell-address="v4_3.AK12"/>
      <style:map style:condition="cell-content()=16" style:apply-style-name="green16" style:base-cell-address="v4_3.AK12"/>
    </style:style>
    <style:style style:name="ce2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3"/>
      <style:map style:condition="cell-content()=2" style:apply-style-name="green2" style:base-cell-address="v4_3.AK13"/>
      <style:map style:condition="cell-content()=4" style:apply-style-name="green4" style:base-cell-address="v4_3.AK13"/>
      <style:map style:condition="cell-content()=8" style:apply-style-name="green8" style:base-cell-address="v4_3.AK13"/>
      <style:map style:condition="cell-content()=16" style:apply-style-name="green16" style:base-cell-address="v4_3.AK13"/>
    </style:style>
    <style:style style:name="ce2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4"/>
      <style:map style:condition="cell-content()=2" style:apply-style-name="green2" style:base-cell-address="v4_3.AK14"/>
      <style:map style:condition="cell-content()=4" style:apply-style-name="green4" style:base-cell-address="v4_3.AK14"/>
      <style:map style:condition="cell-content()=8" style:apply-style-name="green8" style:base-cell-address="v4_3.AK14"/>
      <style:map style:condition="cell-content()=16" style:apply-style-name="green16" style:base-cell-address="v4_3.AK14"/>
    </style:style>
    <style:style style:name="ce2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5"/>
      <style:map style:condition="cell-content()=2" style:apply-style-name="green2" style:base-cell-address="v4_3.AK15"/>
      <style:map style:condition="cell-content()=4" style:apply-style-name="green4" style:base-cell-address="v4_3.AK15"/>
      <style:map style:condition="cell-content()=8" style:apply-style-name="green8" style:base-cell-address="v4_3.AK15"/>
      <style:map style:condition="cell-content()=16" style:apply-style-name="green16" style:base-cell-address="v4_3.AK15"/>
    </style:style>
    <style:style style:name="ce2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6"/>
      <style:map style:condition="cell-content()=2" style:apply-style-name="green2" style:base-cell-address="v4_3.AK16"/>
      <style:map style:condition="cell-content()=4" style:apply-style-name="green4" style:base-cell-address="v4_3.AK16"/>
      <style:map style:condition="cell-content()=8" style:apply-style-name="green8" style:base-cell-address="v4_3.AK16"/>
      <style:map style:condition="cell-content()=16" style:apply-style-name="green16" style:base-cell-address="v4_3.AK16"/>
    </style:style>
    <style:style style:name="ce2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7"/>
      <style:map style:condition="cell-content()=2" style:apply-style-name="green2" style:base-cell-address="v4_3.AK17"/>
      <style:map style:condition="cell-content()=4" style:apply-style-name="green4" style:base-cell-address="v4_3.AK17"/>
      <style:map style:condition="cell-content()=8" style:apply-style-name="green8" style:base-cell-address="v4_3.AK17"/>
      <style:map style:condition="cell-content()=16" style:apply-style-name="green16" style:base-cell-address="v4_3.AK17"/>
    </style:style>
    <style:style style:name="ce2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8"/>
      <style:map style:condition="cell-content()=2" style:apply-style-name="green2" style:base-cell-address="v4_3.AK18"/>
      <style:map style:condition="cell-content()=4" style:apply-style-name="green4" style:base-cell-address="v4_3.AK18"/>
      <style:map style:condition="cell-content()=8" style:apply-style-name="green8" style:base-cell-address="v4_3.AK18"/>
      <style:map style:condition="cell-content()=16" style:apply-style-name="green16" style:base-cell-address="v4_3.AK18"/>
    </style:style>
    <style:style style:name="ce2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9"/>
      <style:map style:condition="cell-content()=2" style:apply-style-name="green2" style:base-cell-address="v4_3.AK19"/>
      <style:map style:condition="cell-content()=4" style:apply-style-name="green4" style:base-cell-address="v4_3.AK19"/>
      <style:map style:condition="cell-content()=8" style:apply-style-name="green8" style:base-cell-address="v4_3.AK19"/>
      <style:map style:condition="cell-content()=16" style:apply-style-name="green16" style:base-cell-address="v4_3.AK19"/>
    </style:style>
    <style:style style:name="ce2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20"/>
      <style:map style:condition="cell-content()=2" style:apply-style-name="green2" style:base-cell-address="v4_3.AK20"/>
      <style:map style:condition="cell-content()=4" style:apply-style-name="green4" style:base-cell-address="v4_3.AK20"/>
      <style:map style:condition="cell-content()=8" style:apply-style-name="green8" style:base-cell-address="v4_3.AK20"/>
      <style:map style:condition="cell-content()=16" style:apply-style-name="green16" style:base-cell-address="v4_3.AK20"/>
    </style:style>
    <style:style style:name="ce2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21"/>
      <style:map style:condition="cell-content()=2" style:apply-style-name="green2" style:base-cell-address="v4_3.AK21"/>
      <style:map style:condition="cell-content()=4" style:apply-style-name="green4" style:base-cell-address="v4_3.AK21"/>
      <style:map style:condition="cell-content()=8" style:apply-style-name="green8" style:base-cell-address="v4_3.AK21"/>
      <style:map style:condition="cell-content()=16" style:apply-style-name="green16" style:base-cell-address="v4_3.AK21"/>
    </style:style>
    <style:style style:name="ce2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22"/>
      <style:map style:condition="cell-content()=2" style:apply-style-name="green2" style:base-cell-address="v4_3.AK22"/>
      <style:map style:condition="cell-content()=4" style:apply-style-name="green4" style:base-cell-address="v4_3.AK22"/>
      <style:map style:condition="cell-content()=8" style:apply-style-name="green8" style:base-cell-address="v4_3.AK22"/>
      <style:map style:condition="cell-content()=16" style:apply-style-name="green16" style:base-cell-address="v4_3.AK22"/>
    </style:style>
    <style:style style:name="ce2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23"/>
      <style:map style:condition="cell-content()=2" style:apply-style-name="green2" style:base-cell-address="v4_3.AK23"/>
      <style:map style:condition="cell-content()=4" style:apply-style-name="green4" style:base-cell-address="v4_3.AK23"/>
      <style:map style:condition="cell-content()=8" style:apply-style-name="green8" style:base-cell-address="v4_3.AK23"/>
      <style:map style:condition="cell-content()=16" style:apply-style-name="green16" style:base-cell-address="v4_3.AK23"/>
    </style:style>
    <style:style style:name="ce2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24"/>
      <style:map style:condition="cell-content()=2" style:apply-style-name="green2" style:base-cell-address="v4_3.AK24"/>
      <style:map style:condition="cell-content()=4" style:apply-style-name="green4" style:base-cell-address="v4_3.AK24"/>
      <style:map style:condition="cell-content()=8" style:apply-style-name="green8" style:base-cell-address="v4_3.AK24"/>
      <style:map style:condition="cell-content()=16" style:apply-style-name="green16" style:base-cell-address="v4_3.AK24"/>
    </style:style>
    <style:style style:name="ce2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8"/>
      <style:map style:condition="cell-content()=2" style:apply-style-name="green2" style:base-cell-address="v4_3.AL8"/>
      <style:map style:condition="cell-content()=4" style:apply-style-name="green4" style:base-cell-address="v4_3.AL8"/>
      <style:map style:condition="cell-content()=8" style:apply-style-name="green8" style:base-cell-address="v4_3.AL8"/>
      <style:map style:condition="cell-content()=16" style:apply-style-name="green16" style:base-cell-address="v4_3.AL8"/>
    </style:style>
    <style:style style:name="ce2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9"/>
      <style:map style:condition="cell-content()=2" style:apply-style-name="green2" style:base-cell-address="v4_3.AL9"/>
      <style:map style:condition="cell-content()=4" style:apply-style-name="green4" style:base-cell-address="v4_3.AL9"/>
      <style:map style:condition="cell-content()=8" style:apply-style-name="green8" style:base-cell-address="v4_3.AL9"/>
      <style:map style:condition="cell-content()=16" style:apply-style-name="green16" style:base-cell-address="v4_3.AL9"/>
    </style:style>
    <style:style style:name="ce2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0"/>
      <style:map style:condition="cell-content()=2" style:apply-style-name="green2" style:base-cell-address="v4_3.AL10"/>
      <style:map style:condition="cell-content()=4" style:apply-style-name="green4" style:base-cell-address="v4_3.AL10"/>
      <style:map style:condition="cell-content()=8" style:apply-style-name="green8" style:base-cell-address="v4_3.AL10"/>
      <style:map style:condition="cell-content()=16" style:apply-style-name="green16" style:base-cell-address="v4_3.AL10"/>
    </style:style>
    <style:style style:name="ce2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1"/>
      <style:map style:condition="cell-content()=2" style:apply-style-name="green2" style:base-cell-address="v4_3.AL11"/>
      <style:map style:condition="cell-content()=4" style:apply-style-name="green4" style:base-cell-address="v4_3.AL11"/>
      <style:map style:condition="cell-content()=8" style:apply-style-name="green8" style:base-cell-address="v4_3.AL11"/>
      <style:map style:condition="cell-content()=16" style:apply-style-name="green16" style:base-cell-address="v4_3.AL11"/>
    </style:style>
    <style:style style:name="ce2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2"/>
      <style:map style:condition="cell-content()=2" style:apply-style-name="green2" style:base-cell-address="v4_3.AL12"/>
      <style:map style:condition="cell-content()=4" style:apply-style-name="green4" style:base-cell-address="v4_3.AL12"/>
      <style:map style:condition="cell-content()=8" style:apply-style-name="green8" style:base-cell-address="v4_3.AL12"/>
      <style:map style:condition="cell-content()=16" style:apply-style-name="green16" style:base-cell-address="v4_3.AL12"/>
    </style:style>
    <style:style style:name="ce2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3"/>
      <style:map style:condition="cell-content()=2" style:apply-style-name="green2" style:base-cell-address="v4_3.AL13"/>
      <style:map style:condition="cell-content()=4" style:apply-style-name="green4" style:base-cell-address="v4_3.AL13"/>
      <style:map style:condition="cell-content()=8" style:apply-style-name="green8" style:base-cell-address="v4_3.AL13"/>
      <style:map style:condition="cell-content()=16" style:apply-style-name="green16" style:base-cell-address="v4_3.AL13"/>
    </style:style>
    <style:style style:name="ce2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4"/>
      <style:map style:condition="cell-content()=2" style:apply-style-name="green2" style:base-cell-address="v4_3.AL14"/>
      <style:map style:condition="cell-content()=4" style:apply-style-name="green4" style:base-cell-address="v4_3.AL14"/>
      <style:map style:condition="cell-content()=8" style:apply-style-name="green8" style:base-cell-address="v4_3.AL14"/>
      <style:map style:condition="cell-content()=16" style:apply-style-name="green16" style:base-cell-address="v4_3.AL14"/>
    </style:style>
    <style:style style:name="ce2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5"/>
      <style:map style:condition="cell-content()=2" style:apply-style-name="green2" style:base-cell-address="v4_3.AL15"/>
      <style:map style:condition="cell-content()=4" style:apply-style-name="green4" style:base-cell-address="v4_3.AL15"/>
      <style:map style:condition="cell-content()=8" style:apply-style-name="green8" style:base-cell-address="v4_3.AL15"/>
      <style:map style:condition="cell-content()=16" style:apply-style-name="green16" style:base-cell-address="v4_3.AL15"/>
    </style:style>
    <style:style style:name="ce2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6"/>
      <style:map style:condition="cell-content()=2" style:apply-style-name="green2" style:base-cell-address="v4_3.AL16"/>
      <style:map style:condition="cell-content()=4" style:apply-style-name="green4" style:base-cell-address="v4_3.AL16"/>
      <style:map style:condition="cell-content()=8" style:apply-style-name="green8" style:base-cell-address="v4_3.AL16"/>
      <style:map style:condition="cell-content()=16" style:apply-style-name="green16" style:base-cell-address="v4_3.AL16"/>
    </style:style>
    <style:style style:name="ce26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7"/>
      <style:map style:condition="cell-content()=2" style:apply-style-name="green2" style:base-cell-address="v4_3.AL17"/>
      <style:map style:condition="cell-content()=4" style:apply-style-name="green4" style:base-cell-address="v4_3.AL17"/>
      <style:map style:condition="cell-content()=8" style:apply-style-name="green8" style:base-cell-address="v4_3.AL17"/>
      <style:map style:condition="cell-content()=16" style:apply-style-name="green16" style:base-cell-address="v4_3.AL17"/>
    </style:style>
    <style:style style:name="ce26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8"/>
      <style:map style:condition="cell-content()=2" style:apply-style-name="green2" style:base-cell-address="v4_3.AL18"/>
      <style:map style:condition="cell-content()=4" style:apply-style-name="green4" style:base-cell-address="v4_3.AL18"/>
      <style:map style:condition="cell-content()=8" style:apply-style-name="green8" style:base-cell-address="v4_3.AL18"/>
      <style:map style:condition="cell-content()=16" style:apply-style-name="green16" style:base-cell-address="v4_3.AL18"/>
    </style:style>
    <style:style style:name="ce26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9"/>
      <style:map style:condition="cell-content()=2" style:apply-style-name="green2" style:base-cell-address="v4_3.AL19"/>
      <style:map style:condition="cell-content()=4" style:apply-style-name="green4" style:base-cell-address="v4_3.AL19"/>
      <style:map style:condition="cell-content()=8" style:apply-style-name="green8" style:base-cell-address="v4_3.AL19"/>
      <style:map style:condition="cell-content()=16" style:apply-style-name="green16" style:base-cell-address="v4_3.AL19"/>
    </style:style>
    <style:style style:name="ce26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20"/>
      <style:map style:condition="cell-content()=2" style:apply-style-name="green2" style:base-cell-address="v4_3.AL20"/>
      <style:map style:condition="cell-content()=4" style:apply-style-name="green4" style:base-cell-address="v4_3.AL20"/>
      <style:map style:condition="cell-content()=8" style:apply-style-name="green8" style:base-cell-address="v4_3.AL20"/>
      <style:map style:condition="cell-content()=16" style:apply-style-name="green16" style:base-cell-address="v4_3.AL20"/>
    </style:style>
    <style:style style:name="ce26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21"/>
      <style:map style:condition="cell-content()=2" style:apply-style-name="green2" style:base-cell-address="v4_3.AL21"/>
      <style:map style:condition="cell-content()=4" style:apply-style-name="green4" style:base-cell-address="v4_3.AL21"/>
      <style:map style:condition="cell-content()=8" style:apply-style-name="green8" style:base-cell-address="v4_3.AL21"/>
      <style:map style:condition="cell-content()=16" style:apply-style-name="green16" style:base-cell-address="v4_3.AL21"/>
    </style:style>
    <style:style style:name="ce26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22"/>
      <style:map style:condition="cell-content()=2" style:apply-style-name="green2" style:base-cell-address="v4_3.AL22"/>
      <style:map style:condition="cell-content()=4" style:apply-style-name="green4" style:base-cell-address="v4_3.AL22"/>
      <style:map style:condition="cell-content()=8" style:apply-style-name="green8" style:base-cell-address="v4_3.AL22"/>
      <style:map style:condition="cell-content()=16" style:apply-style-name="green16" style:base-cell-address="v4_3.AL22"/>
    </style:style>
    <style:style style:name="ce26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23"/>
      <style:map style:condition="cell-content()=2" style:apply-style-name="green2" style:base-cell-address="v4_3.AL23"/>
      <style:map style:condition="cell-content()=4" style:apply-style-name="green4" style:base-cell-address="v4_3.AL23"/>
      <style:map style:condition="cell-content()=8" style:apply-style-name="green8" style:base-cell-address="v4_3.AL23"/>
      <style:map style:condition="cell-content()=16" style:apply-style-name="green16" style:base-cell-address="v4_3.AL23"/>
    </style:style>
    <style:style style:name="ce2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24"/>
      <style:map style:condition="cell-content()=2" style:apply-style-name="green2" style:base-cell-address="v4_3.AL24"/>
      <style:map style:condition="cell-content()=4" style:apply-style-name="green4" style:base-cell-address="v4_3.AL24"/>
      <style:map style:condition="cell-content()=8" style:apply-style-name="green8" style:base-cell-address="v4_3.AL24"/>
      <style:map style:condition="cell-content()=16" style:apply-style-name="green16" style:base-cell-address="v4_3.AL24"/>
    </style:style>
    <style:style style:name="ce270" style:family="table-cell" style:parent-style-name="Default">
      <style:table-cell-properties style:vertical-align="top"/>
    </style:style>
    <style:style style:name="ce2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7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6"/>
      <style:map style:condition="cell-content()=&quot;C&quot;" style:apply-style-name="Untitled2" style:base-cell-address="v4_2.F6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7"/>
      <style:map style:condition="cell-content()=&quot;C&quot;" style:apply-style-name="Untitled2" style:base-cell-address="v4_2.F7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8"/>
      <style:map style:condition="cell-content()=&quot;C&quot;" style:apply-style-name="Untitled2" style:base-cell-address="v4_2.F8"/>
    </style:style>
    <style:style style:name="ce277" style:family="table-cell" style:parent-style-name="Default">
      <style:map style:condition="cell-content()=&quot;N&quot;" style:apply-style-name="Untitled1" style:base-cell-address="v4_2.F9"/>
      <style:map style:condition="cell-content()=&quot;C&quot;" style:apply-style-name="Untitled2" style:base-cell-address="v4_2.F9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10"/>
      <style:map style:condition="cell-content()=&quot;C&quot;" style:apply-style-name="Untitled2" style:base-cell-address="v4_2.F10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11"/>
      <style:map style:condition="cell-content()=&quot;C&quot;" style:apply-style-name="Untitled2" style:base-cell-address="v4_2.F11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6"/>
      <style:map style:condition="cell-content()=&quot;C&quot;" style:apply-style-name="Untitled2" style:base-cell-address="v4_2.G6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7"/>
      <style:map style:condition="cell-content()=&quot;C&quot;" style:apply-style-name="Untitled2" style:base-cell-address="v4_2.G7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8"/>
      <style:map style:condition="cell-content()=&quot;C&quot;" style:apply-style-name="Untitled2" style:base-cell-address="v4_2.G8"/>
    </style:style>
    <style:style style:name="ce283" style:family="table-cell" style:parent-style-name="Default">
      <style:map style:condition="cell-content()=&quot;N&quot;" style:apply-style-name="Untitled1" style:base-cell-address="v4_2.G9"/>
      <style:map style:condition="cell-content()=&quot;C&quot;" style:apply-style-name="Untitled2" style:base-cell-address="v4_2.G9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10"/>
      <style:map style:condition="cell-content()=&quot;C&quot;" style:apply-style-name="Untitled2" style:base-cell-address="v4_2.G10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11"/>
      <style:map style:condition="cell-content()=&quot;C&quot;" style:apply-style-name="Untitled2" style:base-cell-address="v4_2.G11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6"/>
      <style:map style:condition="cell-content()=&quot;C&quot;" style:apply-style-name="Untitled2" style:base-cell-address="v4_2.H6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_2.H7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89" style:family="table-cell" style:parent-style-name="Default">
      <style:map style:condition="cell-content()=&quot;N&quot;" style:apply-style-name="Untitled1" style:base-cell-address="v4_2.H9"/>
      <style:map style:condition="cell-content()=&quot;C&quot;" style:apply-style-name="Untitled2" style:base-cell-address="v4_2.H9"/>
    </style:style>
    <style:style style:name="ce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0"/>
      <style:map style:condition="cell-content()=&quot;C&quot;" style:apply-style-name="Untitled2" style:base-cell-address="v4_2.H10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1"/>
      <style:map style:condition="cell-content()=&quot;C&quot;" style:apply-style-name="Untitled2" style:base-cell-address="v4_2.H11"/>
    </style:style>
    <style:style style:name="ce292" style:family="table-cell" style:parent-style-name="Default">
      <style:text-properties fo:color="#cccccc" fo:font-size="6pt" style:font-size-asian="6pt" style:font-size-complex="6pt"/>
    </style:style>
    <style:style style:name="ce293" style:family="table-cell" style:parent-style-name="Default">
      <style:text-properties fo:color="#cccccc"/>
    </style:style>
    <style:style style:name="ce294" style:family="table-cell" style:parent-style-name="Default">
      <style:map style:condition="cell-content()=&quot;N&quot;" style:apply-style-name="Untitled1" style:base-cell-address="v4_2.L12"/>
      <style:map style:condition="cell-content()=&quot;C&quot;" style:apply-style-name="Untitled2" style:base-cell-address="v4_2.L12"/>
    </style:style>
    <style:style style:name="ce2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L13"/>
      <style:map style:condition="cell-content()=&quot;C&quot;" style:apply-style-name="Untitled2" style:base-cell-address="v4_2.L13"/>
    </style:style>
    <style:style style:name="ce296" style:family="table-cell" style:parent-style-name="Default">
      <style:map style:condition="cell-content()=&quot;N&quot;" style:apply-style-name="Untitled1" style:base-cell-address="v4_2.R5"/>
      <style:map style:condition="cell-content()=&quot;C&quot;" style:apply-style-name="Untitled2" style:base-cell-address="v4_2.R5"/>
    </style:style>
    <style:style style:name="ce297" style:family="table-cell" style:parent-style-name="Default"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2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2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8"/>
      <style:map style:condition="cell-content()=&quot;C&quot;" style:apply-style-name="Untitled2" style:base-cell-address="v4_2.R8"/>
    </style:style>
    <style:style style:name="ce3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9"/>
      <style:map style:condition="cell-content()=&quot;C&quot;" style:apply-style-name="Untitled2" style:base-cell-address="v4_2.R9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0"/>
      <style:map style:condition="cell-content()=&quot;C&quot;" style:apply-style-name="Untitled2" style:base-cell-address="v4_2.R10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2"/>
      <style:map style:condition="cell-content()=&quot;C&quot;" style:apply-style-name="Untitled2" style:base-cell-address="v4_2.R12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3"/>
      <style:map style:condition="cell-content()=&quot;C&quot;" style:apply-style-name="Untitled2" style:base-cell-address="v4_2.R13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5"/>
      <style:map style:condition="cell-content()=&quot;C&quot;" style:apply-style-name="Untitled2" style:base-cell-address="v4_2.R15"/>
    </style:style>
    <style:style style:name="ce305" style:family="table-cell" style:parent-style-name="Default">
      <style:map style:condition="cell-content()=&quot;N&quot;" style:apply-style-name="Untitled1" style:base-cell-address="v4_2.S5"/>
      <style:map style:condition="cell-content()=&quot;C&quot;" style:apply-style-name="Untitled2" style:base-cell-address="v4_2.S5"/>
    </style:style>
    <style:style style:name="ce306" style:family="table-cell" style:parent-style-name="Default">
      <style:map style:condition="cell-content()=&quot;N&quot;" style:apply-style-name="Untitled1" style:base-cell-address="v4_2.S6"/>
      <style:map style:condition="cell-content()=&quot;C&quot;" style:apply-style-name="Untitled2" style:base-cell-address="v4_2.S6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6"/>
      <style:map style:condition="cell-content()=&quot;C&quot;" style:apply-style-name="Untitled2" style:base-cell-address="v4_2.S6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8"/>
      <style:map style:condition="cell-content()=&quot;C&quot;" style:apply-style-name="Untitled2" style:base-cell-address="v4_2.S8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9"/>
      <style:map style:condition="cell-content()=&quot;C&quot;" style:apply-style-name="Untitled2" style:base-cell-address="v4_2.S9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0"/>
      <style:map style:condition="cell-content()=&quot;C&quot;" style:apply-style-name="Untitled2" style:base-cell-address="v4_2.S10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2"/>
      <style:map style:condition="cell-content()=&quot;C&quot;" style:apply-style-name="Untitled2" style:base-cell-address="v4_2.S12"/>
    </style:style>
    <style:style style:name="ce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3"/>
      <style:map style:condition="cell-content()=&quot;C&quot;" style:apply-style-name="Untitled2" style:base-cell-address="v4_2.S13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5"/>
      <style:map style:condition="cell-content()=&quot;C&quot;" style:apply-style-name="Untitled2" style:base-cell-address="v4_2.S15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7"/>
      <style:map style:condition="cell-content()=&quot;C&quot;" style:apply-style-name="Untitled2" style:base-cell-address="v4_2.T7"/>
    </style:style>
    <style:style style:name="ce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8"/>
      <style:map style:condition="cell-content()=&quot;C&quot;" style:apply-style-name="Untitled2" style:base-cell-address="v4_2.T8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9"/>
      <style:map style:condition="cell-content()=&quot;C&quot;" style:apply-style-name="Untitled2" style:base-cell-address="v4_2.T9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0"/>
      <style:map style:condition="cell-content()=&quot;C&quot;" style:apply-style-name="Untitled2" style:base-cell-address="v4_2.T10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2"/>
      <style:map style:condition="cell-content()=&quot;C&quot;" style:apply-style-name="Untitled2" style:base-cell-address="v4_2.T12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3"/>
      <style:map style:condition="cell-content()=&quot;C&quot;" style:apply-style-name="Untitled2" style:base-cell-address="v4_2.T13"/>
    </style:style>
    <style:style style:name="ce3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5"/>
      <style:map style:condition="cell-content()=&quot;C&quot;" style:apply-style-name="Untitled2" style:base-cell-address="v4_2.T15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U18"/>
      <style:map style:condition="cell-content()=&quot;C&quot;" style:apply-style-name="Untitled2" style:base-cell-address="v4_2.U18"/>
    </style:style>
    <style:style style:name="ce322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323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3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F8"/>
    </style:style>
    <style:style style:name="ce3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F17"/>
    </style:style>
    <style:style style:name="ce3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G8"/>
    </style:style>
    <style:style style:name="ce3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G17"/>
    </style:style>
    <style:style style:name="ce3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H8"/>
    </style:style>
    <style:style style:name="ce3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H17"/>
    </style:style>
    <style:style style:name="ce3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I8"/>
    </style:style>
    <style:style style:name="ce3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I17"/>
    </style:style>
    <style:style style:name="ce3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8"/>
    </style:style>
    <style:style style:name="ce3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0"/>
    </style:style>
    <style:style style:name="ce3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1"/>
    </style:style>
    <style:style style:name="ce3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2"/>
    </style:style>
    <style:style style:name="ce3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3"/>
    </style:style>
    <style:style style:name="ce3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4"/>
    </style:style>
    <style:style style:name="ce3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5"/>
    </style:style>
    <style:style style:name="ce3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8"/>
    </style:style>
    <style:style style:name="ce3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9"/>
    </style:style>
    <style:style style:name="ce3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1"/>
    </style:style>
    <style:style style:name="ce3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2"/>
    </style:style>
    <style:style style:name="ce3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3"/>
    </style:style>
    <style:style style:name="ce3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4"/>
    </style:style>
    <style:style style:name="ce3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8"/>
    </style:style>
    <style:style style:name="ce3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0"/>
    </style:style>
    <style:style style:name="ce3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1"/>
    </style:style>
    <style:style style:name="ce3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2"/>
    </style:style>
    <style:style style:name="ce3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3"/>
    </style:style>
    <style:style style:name="ce3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4"/>
    </style:style>
    <style:style style:name="ce3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5"/>
    </style:style>
    <style:style style:name="ce3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8"/>
    </style:style>
    <style:style style:name="ce3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9"/>
    </style:style>
    <style:style style:name="ce3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1"/>
    </style:style>
    <style:style style:name="ce3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2"/>
    </style:style>
    <style:style style:name="ce3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3"/>
    </style:style>
    <style:style style:name="ce3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4"/>
    </style:style>
    <style:style style:name="ce3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8"/>
    </style:style>
    <style:style style:name="ce3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0"/>
    </style:style>
    <style:style style:name="ce3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1"/>
    </style:style>
    <style:style style:name="ce36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2"/>
    </style:style>
    <style:style style:name="ce36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3"/>
    </style:style>
    <style:style style:name="ce36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4"/>
    </style:style>
    <style:style style:name="ce36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5"/>
    </style:style>
    <style:style style:name="ce36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8"/>
    </style:style>
    <style:style style:name="ce36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9"/>
    </style:style>
    <style:style style:name="ce36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1"/>
    </style:style>
    <style:style style:name="ce3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2"/>
    </style:style>
    <style:style style:name="ce37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3"/>
    </style:style>
    <style:style style:name="ce37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4"/>
    </style:style>
    <style:style style:name="ce37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8"/>
    </style:style>
    <style:style style:name="ce37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0"/>
    </style:style>
    <style:style style:name="ce37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1"/>
    </style:style>
    <style:style style:name="ce37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2"/>
    </style:style>
    <style:style style:name="ce37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3"/>
    </style:style>
    <style:style style:name="ce37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4"/>
    </style:style>
    <style:style style:name="ce37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5"/>
    </style:style>
    <style:style style:name="ce37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8"/>
    </style:style>
    <style:style style:name="ce38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9"/>
    </style:style>
    <style:style style:name="ce38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1"/>
    </style:style>
    <style:style style:name="ce38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2"/>
    </style:style>
    <style:style style:name="ce38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3"/>
    </style:style>
    <style:style style:name="ce38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4"/>
    </style:style>
    <style:style style:name="ce38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6"/>
      <style:map style:condition="cell-content()=&quot;C&quot;" style:apply-style-name="Untitled2" style:base-cell-address="v4.F6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7"/>
      <style:map style:condition="cell-content()=&quot;C&quot;" style:apply-style-name="Untitled2" style:base-cell-address="v4.F7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8"/>
      <style:map style:condition="cell-content()=&quot;C&quot;" style:apply-style-name="Untitled2" style:base-cell-address="v4.F8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9"/>
      <style:map style:condition="cell-content()=&quot;C&quot;" style:apply-style-name="Untitled2" style:base-cell-address="v4.F9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12"/>
      <style:map style:condition="cell-content()=&quot;C&quot;" style:apply-style-name="Untitled2" style:base-cell-address="v4.F12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13"/>
      <style:map style:condition="cell-content()=&quot;C&quot;" style:apply-style-name="Untitled2" style:base-cell-address="v4.F13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6"/>
      <style:map style:condition="cell-content()=&quot;C&quot;" style:apply-style-name="Untitled2" style:base-cell-address="v4.G6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7"/>
      <style:map style:condition="cell-content()=&quot;C&quot;" style:apply-style-name="Untitled2" style:base-cell-address="v4.G7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8"/>
      <style:map style:condition="cell-content()=&quot;C&quot;" style:apply-style-name="Untitled2" style:base-cell-address="v4.G8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9"/>
      <style:map style:condition="cell-content()=&quot;C&quot;" style:apply-style-name="Untitled2" style:base-cell-address="v4.G9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12"/>
      <style:map style:condition="cell-content()=&quot;C&quot;" style:apply-style-name="Untitled2" style:base-cell-address="v4.G12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13"/>
      <style:map style:condition="cell-content()=&quot;C&quot;" style:apply-style-name="Untitled2" style:base-cell-address="v4.G13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.K7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.K8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K12"/>
      <style:map style:condition="cell-content()=&quot;C&quot;" style:apply-style-name="Untitled2" style:base-cell-address="v4.K12"/>
    </style:style>
    <style:style style:name="ce4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L14"/>
      <style:map style:condition="cell-content()=&quot;C&quot;" style:apply-style-name="Untitled2" style:base-cell-address="v4.L14"/>
    </style:style>
    <style:style style:name="ce4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L15"/>
      <style:map style:condition="cell-content()=&quot;C&quot;" style:apply-style-name="Untitled2" style:base-cell-address="v4.L15"/>
    </style:style>
    <style:style style:name="ce422" style:family="table-cell" style:parent-style-name="Default">
      <style:map style:condition="cell-content()=&quot;N&quot;" style:apply-style-name="Untitled1" style:base-cell-address="v4.R5"/>
      <style:map style:condition="cell-content()=&quot;C&quot;" style:apply-style-name="Untitled2" style:base-cell-address="v4.R5"/>
    </style:style>
    <style:style style:name="ce423" style:family="table-cell" style:parent-style-name="Default"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428" style:family="table-cell" style:parent-style-name="Default">
      <style:map style:condition="cell-content()=&quot;N&quot;" style:apply-style-name="Untitled1" style:base-cell-address="v4.R11"/>
      <style:map style:condition="cell-content()=&quot;C&quot;" style:apply-style-name="Untitled2" style:base-cell-address="v4.R11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2"/>
      <style:map style:condition="cell-content()=&quot;C&quot;" style:apply-style-name="Untitled2" style:base-cell-address="v4.R12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3"/>
      <style:map style:condition="cell-content()=&quot;C&quot;" style:apply-style-name="Untitled2" style:base-cell-address="v4.R13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5"/>
      <style:map style:condition="cell-content()=&quot;C&quot;" style:apply-style-name="Untitled2" style:base-cell-address="v4.R15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7"/>
      <style:map style:condition="cell-content()=&quot;C&quot;" style:apply-style-name="Untitled2" style:base-cell-address="v4.R17"/>
    </style:style>
    <style:style style:name="ce433" style:family="table-cell" style:parent-style-name="Default">
      <style:map style:condition="cell-content()=&quot;N&quot;" style:apply-style-name="Untitled1" style:base-cell-address="v4.S5"/>
      <style:map style:condition="cell-content()=&quot;C&quot;" style:apply-style-name="Untitled2" style:base-cell-address="v4.S5"/>
    </style:style>
    <style:style style:name="ce434" style:family="table-cell" style:parent-style-name="Default"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439" style:family="table-cell" style:parent-style-name="Default">
      <style:map style:condition="cell-content()=&quot;N&quot;" style:apply-style-name="Untitled1" style:base-cell-address="v4.S11"/>
      <style:map style:condition="cell-content()=&quot;C&quot;" style:apply-style-name="Untitled2" style:base-cell-address="v4.S11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2"/>
      <style:map style:condition="cell-content()=&quot;C&quot;" style:apply-style-name="Untitled2" style:base-cell-address="v4.S12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3"/>
      <style:map style:condition="cell-content()=&quot;C&quot;" style:apply-style-name="Untitled2" style:base-cell-address="v4.S13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5"/>
      <style:map style:condition="cell-content()=&quot;C&quot;" style:apply-style-name="Untitled2" style:base-cell-address="v4.S15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7"/>
      <style:map style:condition="cell-content()=&quot;C&quot;" style:apply-style-name="Untitled2" style:base-cell-address="v4.S17"/>
    </style:style>
    <style:style style:name="ce444" style:family="table-cell" style:parent-style-name="Default">
      <style:map style:condition="cell-content()=&quot;N&quot;" style:apply-style-name="Untitled1" style:base-cell-address="v4.T5"/>
      <style:map style:condition="cell-content()=&quot;C&quot;" style:apply-style-name="Untitled2" style:base-cell-address="v4.T5"/>
    </style:style>
    <style:style style:name="ce445" style:family="table-cell" style:parent-style-name="Default"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450" style:family="table-cell" style:parent-style-name="Default">
      <style:map style:condition="cell-content()=&quot;N&quot;" style:apply-style-name="Untitled1" style:base-cell-address="v4.T11"/>
      <style:map style:condition="cell-content()=&quot;C&quot;" style:apply-style-name="Untitled2" style:base-cell-address="v4.T11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2"/>
      <style:map style:condition="cell-content()=&quot;C&quot;" style:apply-style-name="Untitled2" style:base-cell-address="v4.T12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3"/>
      <style:map style:condition="cell-content()=&quot;C&quot;" style:apply-style-name="Untitled2" style:base-cell-address="v4.T13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5"/>
      <style:map style:condition="cell-content()=&quot;C&quot;" style:apply-style-name="Untitled2" style:base-cell-address="v4.T15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7"/>
      <style:map style:condition="cell-content()=&quot;C&quot;" style:apply-style-name="Untitled2" style:base-cell-address="v4.T17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2"/>
      <style:map style:condition="cell-content()=&quot;C&quot;" style:apply-style-name="Untitled2" style:base-cell-address="v4.U12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3"/>
      <style:map style:condition="cell-content()=&quot;C&quot;" style:apply-style-name="Untitled2" style:base-cell-address="v4.U13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5"/>
      <style:map style:condition="cell-content()=&quot;C&quot;" style:apply-style-name="Untitled2" style:base-cell-address="v4.U15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7"/>
      <style:map style:condition="cell-content()=&quot;C&quot;" style:apply-style-name="Untitled2" style:base-cell-address="v4.U17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7"/>
      <style:map style:condition="cell-content()=&quot;C&quot;" style:apply-style-name="Untitled2" style:base-cell-address="v4.V7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8"/>
      <style:map style:condition="cell-content()=&quot;C&quot;" style:apply-style-name="Untitled2" style:base-cell-address="v4.V8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9"/>
      <style:map style:condition="cell-content()=&quot;C&quot;" style:apply-style-name="Untitled2" style:base-cell-address="v4.V9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0"/>
      <style:map style:condition="cell-content()=&quot;C&quot;" style:apply-style-name="Untitled2" style:base-cell-address="v4.V10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2"/>
      <style:map style:condition="cell-content()=&quot;C&quot;" style:apply-style-name="Untitled2" style:base-cell-address="v4.V12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3"/>
      <style:map style:condition="cell-content()=&quot;C&quot;" style:apply-style-name="Untitled2" style:base-cell-address="v4.V13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5"/>
      <style:map style:condition="cell-content()=&quot;C&quot;" style:apply-style-name="Untitled2" style:base-cell-address="v4.V15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7"/>
      <style:map style:condition="cell-content()=&quot;C&quot;" style:apply-style-name="Untitled2" style:base-cell-address="v4.V17"/>
    </style:style>
    <style:style style:name="ce46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F8"/>
    </style:style>
    <style:style style:name="ce46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G8"/>
    </style:style>
    <style:style style:name="ce4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H8"/>
    </style:style>
    <style:style style:name="ce47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I8"/>
    </style:style>
    <style:style style:name="ce47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8"/>
    </style:style>
    <style:style style:name="ce47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0"/>
    </style:style>
    <style:style style:name="ce47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1"/>
    </style:style>
    <style:style style:name="ce47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2"/>
    </style:style>
    <style:style style:name="ce47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3"/>
    </style:style>
    <style:style style:name="ce47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4"/>
    </style:style>
    <style:style style:name="ce47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5"/>
    </style:style>
    <style:style style:name="ce47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6"/>
    </style:style>
    <style:style style:name="ce47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7"/>
    </style:style>
    <style:style style:name="ce48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9"/>
    </style:style>
    <style:style style:name="ce48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0"/>
    </style:style>
    <style:style style:name="ce48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1"/>
    </style:style>
    <style:style style:name="ce48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2"/>
    </style:style>
    <style:style style:name="ce48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3"/>
    </style:style>
    <style:style style:name="ce48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8"/>
    </style:style>
    <style:style style:name="ce48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0"/>
    </style:style>
    <style:style style:name="ce48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1"/>
    </style:style>
    <style:style style:name="ce4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2"/>
    </style:style>
    <style:style style:name="ce48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3"/>
    </style:style>
    <style:style style:name="ce49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4"/>
    </style:style>
    <style:style style:name="ce49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5"/>
    </style:style>
    <style:style style:name="ce49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6"/>
    </style:style>
    <style:style style:name="ce49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7"/>
    </style:style>
    <style:style style:name="ce49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9"/>
    </style:style>
    <style:style style:name="ce4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0"/>
    </style:style>
    <style:style style:name="ce49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1"/>
    </style:style>
    <style:style style:name="ce49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2"/>
    </style:style>
    <style:style style:name="ce49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3"/>
    </style:style>
    <style:style style:name="ce49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8"/>
    </style:style>
    <style:style style:name="ce50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0"/>
    </style:style>
    <style:style style:name="ce50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1"/>
    </style:style>
    <style:style style:name="ce50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2"/>
    </style:style>
    <style:style style:name="ce50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3"/>
    </style:style>
    <style:style style:name="ce50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4"/>
    </style:style>
    <style:style style:name="ce5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5"/>
    </style:style>
    <style:style style:name="ce50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6"/>
    </style:style>
    <style:style style:name="ce5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7"/>
    </style:style>
    <style:style style:name="ce5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9"/>
    </style:style>
    <style:style style:name="ce50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0"/>
    </style:style>
    <style:style style:name="ce5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1"/>
    </style:style>
    <style:style style:name="ce51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2"/>
    </style:style>
    <style:style style:name="ce51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3"/>
    </style:style>
    <style:style style:name="ce5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8"/>
    </style:style>
    <style:style style:name="ce5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0"/>
    </style:style>
    <style:style style:name="ce5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1"/>
    </style:style>
    <style:style style:name="ce5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2"/>
    </style:style>
    <style:style style:name="ce5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3"/>
    </style:style>
    <style:style style:name="ce5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4"/>
    </style:style>
    <style:style style:name="ce5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5"/>
    </style:style>
    <style:style style:name="ce5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6"/>
    </style:style>
    <style:style style:name="ce5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7"/>
    </style:style>
    <style:style style:name="ce5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9"/>
    </style:style>
    <style:style style:name="ce5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0"/>
    </style:style>
    <style:style style:name="ce5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1"/>
    </style:style>
    <style:style style:name="ce5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2"/>
    </style:style>
    <style:style style:name="ce5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3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v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3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Pencil stack</text:p>
          </table:table-cell>
          <table:table-cell table:number-columns-repeated="8"/>
          <table:table-cell table:style-name="ce21"/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Gen</text:p>
          </table:table-cell>
          <table:table-cell table:number-columns-repeated="2"/>
          <table:table-cell office:value-type="string" calcext:value-type="string">
            <text:p>Gen/Update/del</text:p>
          </table:table-cell>
          <table:table-cell table:number-columns-repeated="6"/>
          <table:table-cell table:style-name="ce32" office:value-type="string" calcext:value-type="string">
            <text:p>New then reuse</text:p>
          </table:table-cell>
          <table:table-cell table:style-name="ce42" table:number-columns-repeated="2"/>
          <table:table-cell table:style-name="ce58" office:value-type="string" calcext:value-type="string">
            <text:p>Always NEW</text:p>
          </table:table-cell>
          <table:table-cell table:style-name="ce65" table:number-columns-repeated="2"/>
          <table:table-cell table:number-columns-repeated="13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1" table:number-rows-spanned="3">
            <text:p>Possible styles</text:p>
          </table:table-cell>
          <table:table-cell/>
          <table:table-cell table:style-name="ce12" office:value-type="string" calcext:value-type="string">
            <text:p>Blocks</text:p>
          </table:table-cell>
          <table:table-cell table:style-name="ce15" office:value-type="string" calcext:value-type="string">
            <text:p>OR Mask value</text:p>
          </table:table-cell>
          <table:table-cell/>
          <table:table-cell table:style-name="ce19" office:value-type="string" calcext:value-type="string">
            <text:p>Ticked</text:p>
          </table:table-cell>
          <table:table-cell table:style-name="ce19" office:value-type="string" calcext:value-type="string">
            <text:p>Footer</text:p>
          </table:table-cell>
          <table:table-cell table:style-name="ce19" office:value-type="string" calcext:value-type="string">
            <text:p>Captions</text:p>
          </table:table-cell>
          <table:table-cell table:style-name="ce19" office:value-type="string" calcext:value-type="string">
            <text:p>Font Samples</text:p>
          </table:table-cell>
          <table:table-cell table:style-name="ce22" office:value-type="string" calcext:value-type="string">
            <text:p>Gen new Font Samples</text:p>
          </table:table-cell>
          <table:table-cell/>
          <table:table-cell table:style-name="ce24"/>
          <table:table-cell table:style-name="ce33" office:value-type="string" calcext:value-type="string">
            <text:p>To not be zero</text:p>
          </table:table-cell>
          <table:table-cell table:style-name="ce33" office:value-type="string" calcext:value-type="string">
            <text:p>Ticked</text:p>
          </table:table-cell>
          <table:table-cell table:style-name="ce33" office:value-type="string" calcext:value-type="string">
            <text:p>Footer</text:p>
          </table:table-cell>
          <table:table-cell table:style-name="ce59" office:value-type="string" calcext:value-type="string">
            <text:p>NEW Samples and captions</text:p>
          </table:table-cell>
          <table:table-cell table:number-columns-repeated="4"/>
          <table:table-cell table:style-name="ce72"/>
          <table:table-cell table:number-columns-repeated="3"/>
          <table:table-cell table:style-name="ce74" office:value-type="string" calcext:value-type="string">
            <text:p>states OR codes</text:p>
          </table:table-cell>
          <table:table-cell table:style-name="ce11" table:number-columns-repeated="4"/>
          <table:table-cell table:number-columns-repeated="13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/>
          <table:covered-table-cell/>
          <table:table-cell table:number-columns-repeated="3"/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25"/>
          <table:table-cell table:style-name="ce34" office:value-type="string" calcext:value-type="string">
            <text:p>D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B</text:p>
          </table:table-cell>
          <table:table-cell table:style-name="ce34" office:value-type="string" calcext:value-type="string">
            <text:p>A</text:p>
          </table:table-cell>
          <table:table-cell table:style-name="ce21"/>
          <table:table-cell/>
          <table:table-cell table:style-name="ce21" table:number-columns-repeated="5"/>
          <table:table-cell table:style-name="ce1" office:value-type="string" calcext:value-type="string">
            <text:p>Block codes</text:p>
          </table:table-cell>
          <table:table-cell table:style-name="ce72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16" calcext:value-type="float">
            <text:p>16</text:p>
          </table:table-cell>
          <table:table-cell table:style-name="ce75"/>
          <table:table-cell table:style-name="ce135" table:number-columns-spanned="1" table:number-rows-spanned="2"/>
          <table:table-cell table:style-name="ce75" table:number-columns-repeated="5"/>
          <table:table-cell table:style-name="ce135"/>
          <table:table-cell table:style-name="ce170" table:number-columns-repeated="3"/>
          <table:table-cell/>
        </table:table-row>
        <table:table-row table:style-name="ro1">
          <table:table-cell office:value-type="string" calcext:value-type="string">
            <text:p>Layer #</text:p>
          </table:table-cell>
          <table:table-cell/>
          <table:covered-table-cell/>
          <table:table-cell/>
          <table:table-cell table:style-name="ce13" office:value-type="string" calcext:value-type="string">
            <text:p>A</text:p>
          </table:table-cell>
          <table:table-cell table:style-name="ce16" office:value-type="float" office:value="1" calcext:value-type="float">
            <text:p>1</text:p>
          </table:table-cell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 table:number-columns-repeated="2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23"/>
          <table:table-cell/>
          <table:table-cell table:style-name="ce21" table:number-columns-repeated="5"/>
          <table:table-cell table:number-columns-repeated="2"/>
          <table:table-cell table:style-name="ce76" table:number-columns-repeated="3"/>
          <table:table-cell table:number-columns-repeated="3"/>
          <table:covered-table-cell table:style-name="ce72"/>
          <table:table-cell table:style-name="ce76" table:number-columns-repeated="3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Gradient gray up to white</text:p>
          </table:table-cell>
          <table:table-cell table:number-columns-repeated="2"/>
          <table:table-cell table:style-name="ce13" office:value-type="string" calcext:value-type="string">
            <text:p>B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4"/>
          <table:table-cell table:style-name="ce17" office:value-type="string" calcext:value-type="string">
            <text:p>T</text:p>
          </table:table-cell>
          <table:table-cell table:style-name="ce17"/>
          <table:table-cell/>
          <table:table-cell table:style-name="ce26" office:value-type="string" calcext:value-type="string">
            <text:p>textchanged</text:p>
          </table:table-cell>
          <table:table-cell table:style-name="ce36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6" table:formula="of:=[.O7]*[.$O$6]+[.P7]*[.$P$6]+[.Q7]*[.$Q$6]+[.R7]*[.$R$6]" office:value-type="float" office:value="1" calcext:value-type="float">
            <text:p>1</text:p>
          </table:table-cell>
          <table:table-cell/>
          <table:table-cell table:style-name="ce23" table:number-columns-repeated="2"/>
          <table:table-cell table:style-name="ce21" table:number-columns-repeated="3"/>
          <table:table-cell table:style-name="ce73" office:value-type="string" calcext:value-type="string">
            <text:p>and masks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/>
          <table:table-cell/>
          <table:table-cell table:style-name="ce75"/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75"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2">
            <text:p>Each face bitmap</text:p>
            <text:p>+ name, style, file caption</text:p>
          </table:table-cell>
          <table:table-cell table:style-name="ce8" office:value-type="string" calcext:value-type="string">
            <text:p>Active</text:p>
          </table:table-cell>
          <table:table-cell/>
          <table:table-cell table:style-name="ce13" office:value-type="string" calcext:value-type="string">
            <text:p>C</text:p>
          </table:table-cell>
          <table:table-cell table:style-name="ce16" office:value-type="float" office:value="4" calcext:value-type="float">
            <text:p>4</text:p>
          </table:table-cell>
          <table:table-cell table:style-name="ce17" table:number-columns-repeated="3"/>
          <table:table-cell table:style-name="ce17" office:value-type="string" calcext:value-type="string">
            <text:p>T</text:p>
          </table:table-cell>
          <table:table-cell table:style-name="ce17" table:number-columns-repeated="2"/>
          <table:table-cell/>
          <table:table-cell table:style-name="ce26" office:value-type="string" calcext:value-type="string">
            <text:p>pointschanged</text:p>
          </table:table-cell>
          <table:table-cell table:style-name="ce37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6" table:formula="of:=[.O8]*[.$O$6]+[.P8]*[.$P$6]+[.Q8]*[.$Q$6]+[.R8]*[.$R$6]" office:value-type="float" office:value="1" calcext:value-type="float">
            <text:p>1</text:p>
          </table:table-cell>
          <table:table-cell/>
          <table:table-cell table:style-name="ce23" table:number-columns-repeated="2"/>
          <table:table-cell table:style-name="ce21" table:number-columns-repeated="3"/>
          <table:table-cell/>
          <table:table-cell table:style-name="ce1" office:value-type="float" office:value="0" calcext:value-type="float">
            <text:p>0</text:p>
          </table:table-cell>
          <table:table-cell table:style-name="ce77" table:formula="of:=BITAND([.AA8];[.$AB$7])" office:value-type="float" office:value="0" calcext:value-type="float">
            <text:p>0</text:p>
          </table:table-cell>
          <table:table-cell table:style-name="ce109" table:formula="of:=BITAND([.AA8];[.$AC$7])" office:value-type="float" office:value="0" calcext:value-type="float">
            <text:p>0</text:p>
          </table:table-cell>
          <table:table-cell table:style-name="ce109" table:formula="of:=BITAND([.AA8];[.$AD$7])" office:value-type="float" office:value="0" calcext:value-type="float">
            <text:p>0</text:p>
          </table:table-cell>
          <table:table-cell table:style-name="ce109" table:formula="of:=BITAND([.AA8];[.$AE$7])" office:value-type="float" office:value="0" calcext:value-type="float">
            <text:p>0</text:p>
          </table:table-cell>
          <table:table-cell table:style-name="ce109" table:formula="of:=BITAND([.AB8];[.$AE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36" table:formula="of:=BITAND([.AJ8];[.$AB$7])" office:value-type="float" office:value="0" calcext:value-type="float">
            <text:p>0</text:p>
          </table:table-cell>
          <table:table-cell table:style-name="ce153" table:formula="of:=BITAND([.AJ8];[.$AC$7])" office:value-type="float" office:value="0" calcext:value-type="float">
            <text:p>0</text:p>
          </table:table-cell>
          <table:table-cell table:style-name="ce109" table:formula="of:=BITAND([.AJ8];[.$AD$7])" office:value-type="float" office:value="0" calcext:value-type="float">
            <text:p>0</text:p>
          </table:table-cell>
          <table:table-cell table:style-name="ce109" table:formula="of:=BITAND([.AJ8];[.$AE$7])" office:value-type="float" office:value="0" calcext:value-type="float">
            <text:p>0</text:p>
          </table:table-cell>
          <table:table-cell table:style-name="ce109" table:formula="of:=BITAND([.AK8];[.$AE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Inactive</text:p>
          </table:table-cell>
          <table:table-cell/>
          <table:table-cell table:style-name="ce13" office:value-type="string" calcext:value-type="string">
            <text:p>D</text:p>
          </table:table-cell>
          <table:table-cell table:style-name="ce16" office:value-type="float" office:value="8" calcext:value-type="float">
            <text:p>8</text:p>
          </table:table-cell>
          <table:table-cell table:style-name="ce17" table:number-columns-repeated="2"/>
          <table:table-cell table:style-name="ce17" office:value-type="string" calcext:value-type="string">
            <text:p>T</text:p>
          </table:table-cell>
          <table:table-cell table:style-name="ce17" table:number-columns-repeated="3"/>
          <table:table-cell/>
          <table:table-cell table:style-name="ce26" office:value-type="string" calcext:value-type="string">
            <text:p>activechanged</text:p>
          </table:table-cell>
          <table:table-cell table:style-name="ce3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6" table:formula="of:=[.O9]*[.$O$6]+[.P9]*[.$P$6]+[.Q9]*[.$Q$6]+[.R9]*[.$R$6]" office:value-type="float" office:value="2" calcext:value-type="float">
            <text:p>2</text:p>
          </table:table-cell>
          <table:table-cell/>
          <table:table-cell table:style-name="ce23" table:number-columns-repeated="2"/>
          <table:table-cell table:style-name="ce21" table:number-columns-repeated="3"/>
          <table:table-cell/>
          <table:table-cell table:style-name="ce1" office:value-type="float" office:value="1" calcext:value-type="float">
            <text:p>1</text:p>
          </table:table-cell>
          <table:table-cell table:style-name="ce78" table:formula="of:=BITAND([.AA9];[.$AB$7])" office:value-type="float" office:value="1" calcext:value-type="float">
            <text:p>1</text:p>
          </table:table-cell>
          <table:table-cell table:style-name="ce110" table:formula="of:=BITAND([.AA9];[.$AC$7])" office:value-type="float" office:value="0" calcext:value-type="float">
            <text:p>0</text:p>
          </table:table-cell>
          <table:table-cell table:style-name="ce109" table:formula="of:=BITAND([.AA9];[.$AD$7])" office:value-type="float" office:value="0" calcext:value-type="float">
            <text:p>0</text:p>
          </table:table-cell>
          <table:table-cell table:style-name="ce109" table:formula="of:=BITAND([.AA9];[.$AE$7])" office:value-type="float" office:value="0" calcext:value-type="float">
            <text:p>0</text:p>
          </table:table-cell>
          <table:table-cell table:style-name="ce109" table:formula="of:=BITAND([.AA9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37" table:formula="of:=BITAND([.AJ9];[.$AB$7])" office:value-type="float" office:value="1" calcext:value-type="float">
            <text:p>1</text:p>
          </table:table-cell>
          <table:table-cell table:style-name="ce154" table:formula="of:=BITAND([.AJ9];[.$AC$7])" office:value-type="float" office:value="0" calcext:value-type="float">
            <text:p>0</text:p>
          </table:table-cell>
          <table:table-cell table:style-name="ce109" table:formula="of:=BITAND([.AJ9];[.$AD$7])" office:value-type="float" office:value="0" calcext:value-type="float">
            <text:p>0</text:p>
          </table:table-cell>
          <table:table-cell table:style-name="ce109" table:formula="of:=BITAND([.AJ9];[.$AE$7])" office:value-type="float" office:value="0" calcext:value-type="float">
            <text:p>0</text:p>
          </table:table-cell>
          <table:table-cell table:style-name="ce109" table:formula="of:=BITAND([.AJ9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 table:number-columns-spanned="1" table:number-rows-spanned="2">
            <text:p>Inactive footer</text:p>
            <text:p>(this font is in.. and green tick)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3" office:value-type="string" calcext:value-type="string">
            <text:p>E</text:p>
          </table:table-cell>
          <table:table-cell table:style-name="ce16" office:value-type="float" office:value="16" calcext:value-type="float">
            <text:p>16</text:p>
          </table:table-cell>
          <table:table-cell table:style-name="ce17"/>
          <table:table-cell table:style-name="ce17" office:value-type="string" calcext:value-type="string">
            <text:p>T</text:p>
          </table:table-cell>
          <table:table-cell table:style-name="ce17" table:number-columns-repeated="4"/>
          <table:table-cell/>
          <table:table-cell table:style-name="ce26" office:value-type="string" calcext:value-type="string">
            <text:p>tickedchanged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6" table:formula="of:=[.O10]*[.$O$6]+[.P10]*[.$P$6]+[.Q10]*[.$Q$6]+[.R10]*[.$R$6]" office:value-type="float" office:value="4" calcext:value-type="float">
            <text:p>4</text:p>
          </table:table-cell>
          <table:table-cell/>
          <table:table-cell table:style-name="ce23" table:number-columns-repeated="2"/>
          <table:table-cell table:style-name="ce21" table:number-columns-repeated="3"/>
          <table:table-cell/>
          <table:table-cell table:style-name="ce1" office:value-type="float" office:value="2" calcext:value-type="float">
            <text:p>2</text:p>
          </table:table-cell>
          <table:table-cell table:style-name="ce79" table:formula="of:=BITAND([.AA10];[.$AB$7])" office:value-type="float" office:value="0" calcext:value-type="float">
            <text:p>0</text:p>
          </table:table-cell>
          <table:table-cell table:style-name="ce109" table:formula="of:=BITAND([.AA10];[.$AC$7])" office:value-type="float" office:value="2" calcext:value-type="float">
            <text:p>2</text:p>
          </table:table-cell>
          <table:table-cell table:style-name="ce109" table:formula="of:=BITAND([.AA10];[.$AD$7])" office:value-type="float" office:value="0" calcext:value-type="float">
            <text:p>0</text:p>
          </table:table-cell>
          <table:table-cell table:style-name="ce109" table:formula="of:=BITAND([.AA10];[.$AE$7])" office:value-type="float" office:value="0" calcext:value-type="float">
            <text:p>0</text:p>
          </table:table-cell>
          <table:table-cell table:style-name="ce109" table:formula="of:=BITAND([.AA10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38" table:formula="of:=BITAND([.AJ10];[.$AB$7])" office:value-type="float" office:value="1" calcext:value-type="float">
            <text:p>1</text:p>
          </table:table-cell>
          <table:table-cell table:style-name="ce155" table:formula="of:=BITAND([.AJ10];[.$AC$7])" office:value-type="float" office:value="2" calcext:value-type="float">
            <text:p>2</text:p>
          </table:table-cell>
          <table:table-cell table:style-name="ce109" table:formula="of:=BITAND([.AJ10];[.$AD$7])" office:value-type="float" office:value="0" calcext:value-type="float">
            <text:p>0</text:p>
          </table:table-cell>
          <table:table-cell table:style-name="ce109" table:formula="of:=BITAND([.AJ10];[.$AE$7])" office:value-type="float" office:value="0" calcext:value-type="float">
            <text:p>0</text:p>
          </table:table-cell>
          <table:table-cell table:style-name="ce109" table:formula="of:=BITAND([.AJ10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Inactive</text:p>
          </table:table-cell>
          <table:table-cell/>
          <table:table-cell table:style-name="ce13"/>
          <table:table-cell table:style-name="ce16"/>
          <table:table-cell table:style-name="ce18" table:number-columns-repeated="6"/>
          <table:table-cell/>
          <table:table-cell table:style-name="ce27" office:value-type="string" calcext:value-type="string">
            <text:p>tl_adjust_changed</text:p>
          </table:table-cell>
          <table:table-cell table:style-name="ce40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table:formula="of:=[.O11]*[.$O$6]+[.P11]*[.$P$6]+[.Q11]*[.$Q$6]+[.R11]*[.$R$6]" office:value-type="float" office:value="8" calcext:value-type="float">
            <text:p>8</text:p>
          </table:table-cell>
          <table:table-cell/>
          <table:table-cell table:style-name="ce21" table:number-columns-repeated="5"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80" table:formula="of:=BITAND([.AA11];[.$AB$7])" office:value-type="float" office:value="1" calcext:value-type="float">
            <text:p>1</text:p>
          </table:table-cell>
          <table:table-cell table:style-name="ce109" table:formula="of:=BITAND([.AA11];[.$AC$7])" office:value-type="float" office:value="2" calcext:value-type="float">
            <text:p>2</text:p>
          </table:table-cell>
          <table:table-cell table:style-name="ce109" table:formula="of:=BITAND([.AA11];[.$AD$7])" office:value-type="float" office:value="0" calcext:value-type="float">
            <text:p>0</text:p>
          </table:table-cell>
          <table:table-cell table:style-name="ce109" table:formula="of:=BITAND([.AA11];[.$AE$7])" office:value-type="float" office:value="0" calcext:value-type="float">
            <text:p>0</text:p>
          </table:table-cell>
          <table:table-cell table:style-name="ce109" table:formula="of:=BITAND([.AA11];[.$AF$7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39" table:formula="of:=BITAND([.AJ11];[.$AB$7])" office:value-type="float" office:value="1" calcext:value-type="float">
            <text:p>1</text:p>
          </table:table-cell>
          <table:table-cell table:style-name="ce156" table:formula="of:=BITAND([.AJ11];[.$AC$7])" office:value-type="float" office:value="0" calcext:value-type="float">
            <text:p>0</text:p>
          </table:table-cell>
          <table:table-cell table:style-name="ce109" table:formula="of:=BITAND([.AJ11];[.$AD$7])" office:value-type="float" office:value="4" calcext:value-type="float">
            <text:p>4</text:p>
          </table:table-cell>
          <table:table-cell table:style-name="ce109" table:formula="of:=BITAND([.AJ11];[.$AE$7])" office:value-type="float" office:value="0" calcext:value-type="float">
            <text:p>0</text:p>
          </table:table-cell>
          <table:table-cell table:style-name="ce109" table:formula="of:=BITAND([.AJ11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 table:number-columns-spanned="1" table:number-rows-spanned="2">
            <text:p>Ticked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3"/>
          <table:table-cell table:style-name="ce16"/>
          <table:table-cell table:number-columns-repeated="2"/>
          <table:table-cell table:style-name="ce18"/>
          <table:table-cell table:style-name="ce20"/>
          <table:table-cell table:style-name="ce18"/>
          <table:table-cell table:number-columns-repeated="8"/>
          <table:table-cell table:style-name="ce23" table:number-columns-repeated="2"/>
          <table:table-cell table:style-name="ce21" table:number-columns-repeated="3"/>
          <table:table-cell/>
          <table:table-cell table:style-name="ce1" office:value-type="float" office:value="4" calcext:value-type="float">
            <text:p>4</text:p>
          </table:table-cell>
          <table:table-cell table:style-name="ce81" table:formula="of:=BITAND([.AA12];[.$AB$7])" office:value-type="float" office:value="0" calcext:value-type="float">
            <text:p>0</text:p>
          </table:table-cell>
          <table:table-cell table:style-name="ce109" table:formula="of:=BITAND([.AA12];[.$AC$7])" office:value-type="float" office:value="0" calcext:value-type="float">
            <text:p>0</text:p>
          </table:table-cell>
          <table:table-cell table:style-name="ce109" table:formula="of:=BITAND([.AA12];[.$AD$7])" office:value-type="float" office:value="4" calcext:value-type="float">
            <text:p>4</text:p>
          </table:table-cell>
          <table:table-cell table:style-name="ce109" table:formula="of:=BITAND([.AA12];[.$AE$7])" office:value-type="float" office:value="0" calcext:value-type="float">
            <text:p>0</text:p>
          </table:table-cell>
          <table:table-cell table:style-name="ce109" table:formula="of:=BITAND([.AA12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40" table:formula="of:=BITAND([.AJ12];[.$AB$7])" office:value-type="float" office:value="1" calcext:value-type="float">
            <text:p>1</text:p>
          </table:table-cell>
          <table:table-cell table:style-name="ce157" table:formula="of:=BITAND([.AJ12];[.$AC$7])" office:value-type="float" office:value="2" calcext:value-type="float">
            <text:p>2</text:p>
          </table:table-cell>
          <table:table-cell table:style-name="ce109" table:formula="of:=BITAND([.AJ12];[.$AD$7])" office:value-type="float" office:value="4" calcext:value-type="float">
            <text:p>4</text:p>
          </table:table-cell>
          <table:table-cell table:style-name="ce109" table:formula="of:=BITAND([.AJ12];[.$AE$7])" office:value-type="float" office:value="0" calcext:value-type="float">
            <text:p>0</text:p>
          </table:table-cell>
          <table:table-cell table:style-name="ce109" table:formula="of:=BITAND([.AJ12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Tick/Cross</text:p>
          </table:table-cell>
          <table:table-cell table:number-columns-repeated="9"/>
          <table:table-cell table:style-name="ce23"/>
          <table:table-cell table:number-columns-repeated="7"/>
          <table:table-cell table:style-name="ce23" table:number-columns-repeated="2"/>
          <table:table-cell table:style-name="ce21" table:number-columns-repeated="3"/>
          <table:table-cell/>
          <table:table-cell table:style-name="ce1" office:value-type="float" office:value="5" calcext:value-type="float">
            <text:p>5</text:p>
          </table:table-cell>
          <table:table-cell table:style-name="ce82" table:formula="of:=BITAND([.AA13];[.$AB$7])" office:value-type="float" office:value="1" calcext:value-type="float">
            <text:p>1</text:p>
          </table:table-cell>
          <table:table-cell table:style-name="ce109" table:formula="of:=BITAND([.AA13];[.$AC$7])" office:value-type="float" office:value="0" calcext:value-type="float">
            <text:p>0</text:p>
          </table:table-cell>
          <table:table-cell table:style-name="ce109" table:formula="of:=BITAND([.AA13];[.$AD$7])" office:value-type="float" office:value="4" calcext:value-type="float">
            <text:p>4</text:p>
          </table:table-cell>
          <table:table-cell table:style-name="ce109" table:formula="of:=BITAND([.AA13];[.$AE$7])" office:value-type="float" office:value="0" calcext:value-type="float">
            <text:p>0</text:p>
          </table:table-cell>
          <table:table-cell table:style-name="ce109" table:formula="of:=BITAND([.AA13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141" table:formula="of:=BITAND([.AJ13];[.$AB$7])" office:value-type="float" office:value="1" calcext:value-type="float">
            <text:p>1</text:p>
          </table:table-cell>
          <table:table-cell table:style-name="ce158" table:formula="of:=BITAND([.AJ13];[.$AC$7])" office:value-type="float" office:value="0" calcext:value-type="float">
            <text:p>0</text:p>
          </table:table-cell>
          <table:table-cell table:style-name="ce109" table:formula="of:=BITAND([.AJ13];[.$AD$7])" office:value-type="float" office:value="0" calcext:value-type="float">
            <text:p>0</text:p>
          </table:table-cell>
          <table:table-cell table:style-name="ce109" table:formula="of:=BITAND([.AJ13];[.$AE$7])" office:value-type="float" office:value="8" calcext:value-type="float">
            <text:p>8</text:p>
          </table:table-cell>
          <table:table-cell table:style-name="ce109" table:formula="of:=BITAND([.AJ13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harmap button</text:p>
          </table:table-cell>
          <table:table-cell table:style-name="ce9"/>
          <table:table-cell table:number-columns-repeated="7"/>
          <table:table-cell table:style-name="ce21"/>
          <table:table-cell/>
          <table:table-cell table:style-name="ce23"/>
          <table:table-cell table:number-columns-repeated="6"/>
          <table:table-cell table:style-name="ce21" table:number-columns-repeated="6"/>
          <table:table-cell/>
          <table:table-cell table:style-name="ce1" office:value-type="float" office:value="6" calcext:value-type="float">
            <text:p>6</text:p>
          </table:table-cell>
          <table:table-cell table:style-name="ce83" table:formula="of:=BITAND([.AA14];[.$AB$7])" office:value-type="float" office:value="0" calcext:value-type="float">
            <text:p>0</text:p>
          </table:table-cell>
          <table:table-cell table:style-name="ce109" table:formula="of:=BITAND([.AA14];[.$AC$7])" office:value-type="float" office:value="2" calcext:value-type="float">
            <text:p>2</text:p>
          </table:table-cell>
          <table:table-cell table:style-name="ce109" table:formula="of:=BITAND([.AA14];[.$AD$7])" office:value-type="float" office:value="4" calcext:value-type="float">
            <text:p>4</text:p>
          </table:table-cell>
          <table:table-cell table:style-name="ce109" table:formula="of:=BITAND([.AA14];[.$AE$7])" office:value-type="float" office:value="0" calcext:value-type="float">
            <text:p>0</text:p>
          </table:table-cell>
          <table:table-cell table:style-name="ce109" table:formula="of:=BITAND([.AA14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42" table:formula="of:=BITAND([.AJ14];[.$AB$7])" office:value-type="float" office:value="1" calcext:value-type="float">
            <text:p>1</text:p>
          </table:table-cell>
          <table:table-cell table:style-name="ce159" table:formula="of:=BITAND([.AJ14];[.$AC$7])" office:value-type="float" office:value="2" calcext:value-type="float">
            <text:p>2</text:p>
          </table:table-cell>
          <table:table-cell table:style-name="ce109" table:formula="of:=BITAND([.AJ14];[.$AD$7])" office:value-type="float" office:value="0" calcext:value-type="float">
            <text:p>0</text:p>
          </table:table-cell>
          <table:table-cell table:style-name="ce109" table:formula="of:=BITAND([.AJ14];[.$AE$7])" office:value-type="float" office:value="8" calcext:value-type="float">
            <text:p>8</text:p>
          </table:table-cell>
          <table:table-cell table:style-name="ce109" table:formula="of:=BITAND([.AJ14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 table:number-columns-repeated="2"/>
          <table:table-cell table:style-name="ce10"/>
          <table:table-cell table:number-columns-repeated="7"/>
          <table:table-cell table:style-name="ce21"/>
          <table:table-cell table:number-columns-repeated="9"/>
          <table:table-cell table:style-name="ce23" table:number-columns-repeated="2"/>
          <table:table-cell table:style-name="ce21" table:number-columns-repeated="3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84" table:formula="of:=BITAND([.AA15];[.$AB$7])" office:value-type="float" office:value="1" calcext:value-type="float">
            <text:p>1</text:p>
          </table:table-cell>
          <table:table-cell table:style-name="ce109" table:formula="of:=BITAND([.AA15];[.$AC$7])" office:value-type="float" office:value="2" calcext:value-type="float">
            <text:p>2</text:p>
          </table:table-cell>
          <table:table-cell table:style-name="ce109" table:formula="of:=BITAND([.AA15];[.$AD$7])" office:value-type="float" office:value="4" calcext:value-type="float">
            <text:p>4</text:p>
          </table:table-cell>
          <table:table-cell table:style-name="ce109" table:formula="of:=BITAND([.AA15];[.$AE$7])" office:value-type="float" office:value="0" calcext:value-type="float">
            <text:p>0</text:p>
          </table:table-cell>
          <table:table-cell table:style-name="ce109" table:formula="of:=BITAND([.AA15];[.$AF$7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143" table:formula="of:=BITAND([.AJ15];[.$AB$7])" office:value-type="float" office:value="1" calcext:value-type="float">
            <text:p>1</text:p>
          </table:table-cell>
          <table:table-cell table:style-name="ce160" table:formula="of:=BITAND([.AJ15];[.$AC$7])" office:value-type="float" office:value="0" calcext:value-type="float">
            <text:p>0</text:p>
          </table:table-cell>
          <table:table-cell table:style-name="ce109" table:formula="of:=BITAND([.AJ15];[.$AD$7])" office:value-type="float" office:value="4" calcext:value-type="float">
            <text:p>4</text:p>
          </table:table-cell>
          <table:table-cell table:style-name="ce109" table:formula="of:=BITAND([.AJ15];[.$AE$7])" office:value-type="float" office:value="8" calcext:value-type="float">
            <text:p>8</text:p>
          </table:table-cell>
          <table:table-cell table:style-name="ce109" table:formula="of:=BITAND([.AJ15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5">
          <table:table-cell/>
          <table:table-cell table:style-name="ce3"/>
          <table:table-cell table:style-name="ce10"/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Touch the pencil</text:p>
            <text:p>New, Update or Del</text:p>
          </table:table-cell>
          <table:table-cell table:number-columns-repeated="12"/>
          <table:table-cell table:style-name="ce21" table:number-columns-repeated="5"/>
          <table:table-cell table:number-columns-repeated="6"/>
          <table:table-cell table:style-name="ce109" table:formula="of:=BITAND([.AA16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44" table:formula="of:=BITAND([.AJ16];[.$AB$7])" office:value-type="float" office:value="1" calcext:value-type="float">
            <text:p>1</text:p>
          </table:table-cell>
          <table:table-cell table:style-name="ce161" table:formula="of:=BITAND([.AJ16];[.$AC$7])" office:value-type="float" office:value="2" calcext:value-type="float">
            <text:p>2</text:p>
          </table:table-cell>
          <table:table-cell table:style-name="ce109" table:formula="of:=BITAND([.AJ16];[.$AD$7])" office:value-type="float" office:value="4" calcext:value-type="float">
            <text:p>4</text:p>
          </table:table-cell>
          <table:table-cell table:style-name="ce109" table:formula="of:=BITAND([.AJ16];[.$AE$7])" office:value-type="float" office:value="8" calcext:value-type="float">
            <text:p>8</text:p>
          </table:table-cell>
          <table:table-cell table:style-name="ce109" table:formula="of:=BITAND([.AJ16];[.$AF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style-name="ce3"/>
          <table:table-cell table:style-name="ce10"/>
          <table:table-cell table:number-columns-repeated="10"/>
          <table:table-cell office:value-type="string" calcext:value-type="string">
            <text:p>Testzone:</text:p>
          </table:table-cell>
          <table:table-cell table:number-columns-repeated="8"/>
          <table:table-cell table:style-name="ce21" table:number-columns-repeated="3"/>
          <table:table-cell/>
          <table:table-cell table:style-name="ce1" office:value-type="float" office:value="8" calcext:value-type="float">
            <text:p>8</text:p>
          </table:table-cell>
          <table:table-cell table:style-name="ce85" table:formula="of:=BITAND([.AA17];[.$AB$7])" office:value-type="float" office:value="0" calcext:value-type="float">
            <text:p>0</text:p>
          </table:table-cell>
          <table:table-cell table:style-name="ce111" table:formula="of:=BITAND([.AA17];[.$AC$7])" office:value-type="float" office:value="0" calcext:value-type="float">
            <text:p>0</text:p>
          </table:table-cell>
          <table:table-cell table:style-name="ce109" table:formula="of:=BITAND([.AA17];[.$AD$7])" office:value-type="float" office:value="0" calcext:value-type="float">
            <text:p>0</text:p>
          </table:table-cell>
          <table:table-cell table:style-name="ce109" table:formula="of:=BITAND([.AA17];[.$AE$7])" office:value-type="float" office:value="8" calcext:value-type="float">
            <text:p>8</text:p>
          </table:table-cell>
          <table:table-cell table:style-name="ce109" table:formula="of:=BITAND([.AA17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45" table:formula="of:=BITAND([.AJ17];[.$AB$7])" office:value-type="float" office:value="1" calcext:value-type="float">
            <text:p>1</text:p>
          </table:table-cell>
          <table:table-cell table:style-name="ce162" table:formula="of:=BITAND([.AJ17];[.$AC$7])" office:value-type="float" office:value="0" calcext:value-type="float">
            <text:p>0</text:p>
          </table:table-cell>
          <table:table-cell table:style-name="ce109" table:formula="of:=BITAND([.AJ17];[.$AD$7])" office:value-type="float" office:value="0" calcext:value-type="float">
            <text:p>0</text:p>
          </table:table-cell>
          <table:table-cell table:style-name="ce109" table:formula="of:=BITAND([.AJ17];[.$AE$7])" office:value-type="float" office:value="0" calcext:value-type="float">
            <text:p>0</text:p>
          </table:table-cell>
          <table:table-cell table:style-name="ce109" table:formula="of:=BITAND([.AJ17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office:value-type="string" calcext:value-type="string">
            <text:p>Layer #</text:p>
          </table:table-cell>
          <table:table-cell table:style-name="ce3"/>
          <table:table-cell table:style-name="ce10"/>
          <table:table-cell table:number-columns-repeated="10"/>
          <table:table-cell table:style-name="ce28" office:value-type="string" calcext:value-type="string">
            <text:p>Value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23"/>
          <table:table-cell table:style-name="ce21" table:number-columns-repeated="2"/>
          <table:table-cell/>
          <table:table-cell table:style-name="ce1" office:value-type="float" office:value="9" calcext:value-type="float">
            <text:p>9</text:p>
          </table:table-cell>
          <table:table-cell table:style-name="ce86" table:formula="of:=BITAND([.AA18];[.$AB$7])" office:value-type="float" office:value="1" calcext:value-type="float">
            <text:p>1</text:p>
          </table:table-cell>
          <table:table-cell table:style-name="ce112" table:formula="of:=BITAND([.AA18];[.$AC$7])" office:value-type="float" office:value="0" calcext:value-type="float">
            <text:p>0</text:p>
          </table:table-cell>
          <table:table-cell table:style-name="ce109" table:formula="of:=BITAND([.AA18];[.$AD$7])" office:value-type="float" office:value="0" calcext:value-type="float">
            <text:p>0</text:p>
          </table:table-cell>
          <table:table-cell table:style-name="ce109" table:formula="of:=BITAND([.AA18];[.$AE$7])" office:value-type="float" office:value="8" calcext:value-type="float">
            <text:p>8</text:p>
          </table:table-cell>
          <table:table-cell table:style-name="ce109" table:formula="of:=BITAND([.AA18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46" table:formula="of:=BITAND([.AJ18];[.$AB$7])" office:value-type="float" office:value="1" calcext:value-type="float">
            <text:p>1</text:p>
          </table:table-cell>
          <table:table-cell table:style-name="ce163" table:formula="of:=BITAND([.AJ18];[.$AC$7])" office:value-type="float" office:value="2" calcext:value-type="float">
            <text:p>2</text:p>
          </table:table-cell>
          <table:table-cell table:style-name="ce109" table:formula="of:=BITAND([.AJ18];[.$AD$7])" office:value-type="float" office:value="0" calcext:value-type="float">
            <text:p>0</text:p>
          </table:table-cell>
          <table:table-cell table:style-name="ce109" table:formula="of:=BITAND([.AJ18];[.$AE$7])" office:value-type="float" office:value="0" calcext:value-type="float">
            <text:p>0</text:p>
          </table:table-cell>
          <table:table-cell table:style-name="ce109" table:formula="of:=BITAND([.AJ18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olour gradient bottom to top</text:p>
          </table:table-cell>
          <table:table-cell table:style-name="ce10"/>
          <table:table-cell table:number-columns-repeated="10"/>
          <table:table-cell table:style-name="ce20"/>
          <table:table-cell table:style-name="ce2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6" table:formula="of:=[.O19]*[.$O$18]+[.P19]*[.$P$18]+[.Q19]*[.$Q$18]+[.R19]*[.$R$18]+[.S19]*[.$S$18]" office:value-type="float" office:value="31" calcext:value-type="float">
            <text:p>31</text:p>
          </table:table-cell>
          <table:table-cell table:number-columns-repeated="6"/>
          <table:table-cell table:style-name="ce1" office:value-type="float" office:value="10" calcext:value-type="float">
            <text:p>10</text:p>
          </table:table-cell>
          <table:table-cell table:style-name="ce87" table:formula="of:=BITAND([.AA19];[.$AB$7])" office:value-type="float" office:value="0" calcext:value-type="float">
            <text:p>0</text:p>
          </table:table-cell>
          <table:table-cell table:style-name="ce113" table:formula="of:=BITAND([.AA19];[.$AC$7])" office:value-type="float" office:value="2" calcext:value-type="float">
            <text:p>2</text:p>
          </table:table-cell>
          <table:table-cell table:style-name="ce109" table:formula="of:=BITAND([.AA19];[.$AD$7])" office:value-type="float" office:value="0" calcext:value-type="float">
            <text:p>0</text:p>
          </table:table-cell>
          <table:table-cell table:style-name="ce109" table:formula="of:=BITAND([.AA19];[.$AE$7])" office:value-type="float" office:value="8" calcext:value-type="float">
            <text:p>8</text:p>
          </table:table-cell>
          <table:table-cell table:style-name="ce109" table:formula="of:=BITAND([.AA19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47" table:formula="of:=BITAND([.AJ19];[.$AB$7])" office:value-type="float" office:value="1" calcext:value-type="float">
            <text:p>1</text:p>
          </table:table-cell>
          <table:table-cell table:style-name="ce164" table:formula="of:=BITAND([.AJ19];[.$AC$7])" office:value-type="float" office:value="0" calcext:value-type="float">
            <text:p>0</text:p>
          </table:table-cell>
          <table:table-cell table:style-name="ce109" table:formula="of:=BITAND([.AJ19];[.$AD$7])" office:value-type="float" office:value="4" calcext:value-type="float">
            <text:p>4</text:p>
          </table:table-cell>
          <table:table-cell table:style-name="ce109" table:formula="of:=BITAND([.AJ19];[.$AE$7])" office:value-type="float" office:value="0" calcext:value-type="float">
            <text:p>0</text:p>
          </table:table-cell>
          <table:table-cell table:style-name="ce109" table:formula="of:=BITAND([.AJ19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ont info text</text:p>
          </table:table-cell>
          <table:table-cell table:style-name="ce10"/>
          <table:table-cell table:number-columns-repeated="10"/>
          <table:table-cell table:style-name="ce29" office:value-type="string" calcext:value-type="string">
            <text:p>AND</text:p>
          </table:table-cell>
          <table:table-cell table:style-name="ce29"/>
          <table:table-cell table:style-name="ce48" office:value-type="float" office:value="1" calcext:value-type="float">
            <text:p>1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68" table:formula="of:=[.P20]*[.$P$18]+[.Q20]*[.$Q$18]+[.R20]*[.$R$18]+[.S20]*[.$S$18]" office:value-type="float" office:value="15" calcext:value-type="float">
            <text:p>15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1" calcext:value-type="float">
            <text:p>11</text:p>
          </table:table-cell>
          <table:table-cell table:style-name="ce88" table:formula="of:=BITAND([.AA20];[.$AB$7])" office:value-type="float" office:value="1" calcext:value-type="float">
            <text:p>1</text:p>
          </table:table-cell>
          <table:table-cell table:style-name="ce114" table:formula="of:=BITAND([.AA20];[.$AC$7])" office:value-type="float" office:value="2" calcext:value-type="float">
            <text:p>2</text:p>
          </table:table-cell>
          <table:table-cell table:style-name="ce109" table:formula="of:=BITAND([.AA20];[.$AD$7])" office:value-type="float" office:value="0" calcext:value-type="float">
            <text:p>0</text:p>
          </table:table-cell>
          <table:table-cell table:style-name="ce109" table:formula="of:=BITAND([.AA20];[.$AE$7])" office:value-type="float" office:value="8" calcext:value-type="float">
            <text:p>8</text:p>
          </table:table-cell>
          <table:table-cell table:style-name="ce109" table:formula="of:=BITAND([.AA20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48" table:formula="of:=BITAND([.AJ20];[.$AB$7])" office:value-type="float" office:value="1" calcext:value-type="float">
            <text:p>1</text:p>
          </table:table-cell>
          <table:table-cell table:style-name="ce165" table:formula="of:=BITAND([.AJ20];[.$AC$7])" office:value-type="float" office:value="2" calcext:value-type="float">
            <text:p>2</text:p>
          </table:table-cell>
          <table:table-cell table:style-name="ce109" table:formula="of:=BITAND([.AJ20];[.$AD$7])" office:value-type="float" office:value="4" calcext:value-type="float">
            <text:p>4</text:p>
          </table:table-cell>
          <table:table-cell table:style-name="ce109" table:formula="of:=BITAND([.AJ20];[.$AE$7])" office:value-type="float" office:value="0" calcext:value-type="float">
            <text:p>0</text:p>
          </table:table-cell>
          <table:table-cell table:style-name="ce109" table:formula="of:=BITAND([.AJ20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con and message</text:p>
          </table:table-cell>
          <table:table-cell table:style-name="ce10"/>
          <table:table-cell table:number-columns-repeated="12"/>
          <table:table-cell table:formula="of:=BITAND([.P19];[.P20])" office:value-type="float" office:value="1" calcext:value-type="float">
            <text:p>1</text:p>
          </table:table-cell>
          <table:table-cell table:formula="of:=BITAND([.Q19];[.Q20])" office:value-type="float" office:value="1" calcext:value-type="float">
            <text:p>1</text:p>
          </table:table-cell>
          <table:table-cell table:formula="of:=BITAND([.R19];[.R20])" office:value-type="float" office:value="1" calcext:value-type="float">
            <text:p>1</text:p>
          </table:table-cell>
          <table:table-cell table:style-name="ce67" table:formula="of:=BITAND([.S19];[.S20])" office:value-type="float" office:value="1" calcext:value-type="float">
            <text:p>1</text:p>
          </table:table-cell>
          <table:table-cell table:style-name="ce66" table:formula="of:=[.P21]*[.$P$18]+[.Q21]*[.$Q$18]+[.R21]*[.$R$18]+[.S21]*[.$S$18]" office:value-type="float" office:value="15" calcext:value-type="float">
            <text:p>15</text:p>
          </table:table-cell>
          <table:table-cell table:number-columns-repeated="6"/>
          <table:table-cell table:style-name="ce1" office:value-type="float" office:value="12" calcext:value-type="float">
            <text:p>12</text:p>
          </table:table-cell>
          <table:table-cell table:style-name="ce89" table:formula="of:=BITAND([.AA21];[.$AB$7])" office:value-type="float" office:value="0" calcext:value-type="float">
            <text:p>0</text:p>
          </table:table-cell>
          <table:table-cell table:style-name="ce115" table:formula="of:=BITAND([.AA21];[.$AC$7])" office:value-type="float" office:value="0" calcext:value-type="float">
            <text:p>0</text:p>
          </table:table-cell>
          <table:table-cell table:style-name="ce109" table:formula="of:=BITAND([.AA21];[.$AD$7])" office:value-type="float" office:value="4" calcext:value-type="float">
            <text:p>4</text:p>
          </table:table-cell>
          <table:table-cell table:style-name="ce109" table:formula="of:=BITAND([.AA21];[.$AE$7])" office:value-type="float" office:value="8" calcext:value-type="float">
            <text:p>8</text:p>
          </table:table-cell>
          <table:table-cell table:style-name="ce109" table:formula="of:=BITAND([.AA21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49" table:formula="of:=BITAND([.AJ21];[.$AB$7])" office:value-type="float" office:value="1" calcext:value-type="float">
            <text:p>1</text:p>
          </table:table-cell>
          <table:table-cell table:style-name="ce166" table:formula="of:=BITAND([.AJ21];[.$AC$7])" office:value-type="float" office:value="0" calcext:value-type="float">
            <text:p>0</text:p>
          </table:table-cell>
          <table:table-cell table:style-name="ce109" table:formula="of:=BITAND([.AJ21];[.$AD$7])" office:value-type="float" office:value="0" calcext:value-type="float">
            <text:p>0</text:p>
          </table:table-cell>
          <table:table-cell table:style-name="ce109" table:formula="of:=BITAND([.AJ21];[.$AE$7])" office:value-type="float" office:value="8" calcext:value-type="float">
            <text:p>8</text:p>
          </table:table-cell>
          <table:table-cell table:style-name="ce109" table:formula="of:=BITAND([.AJ21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table:number-columns-repeated="2"/>
          <table:table-cell table:style-name="ce10"/>
          <table:table-cell/>
          <table:table-cell table:style-name="ce14" table:number-columns-repeated="3"/>
          <table:table-cell table:number-columns-repeated="7"/>
          <table:table-cell table:style-name="ce41" table:number-columns-repeated="5"/>
          <table:table-cell table:number-columns-repeated="7"/>
          <table:table-cell table:style-name="ce1" office:value-type="float" office:value="13" calcext:value-type="float">
            <text:p>13</text:p>
          </table:table-cell>
          <table:table-cell table:style-name="ce90" table:formula="of:=BITAND([.AA22];[.$AB$7])" office:value-type="float" office:value="1" calcext:value-type="float">
            <text:p>1</text:p>
          </table:table-cell>
          <table:table-cell table:style-name="ce116" table:formula="of:=BITAND([.AA22];[.$AC$7])" office:value-type="float" office:value="0" calcext:value-type="float">
            <text:p>0</text:p>
          </table:table-cell>
          <table:table-cell table:style-name="ce109" table:formula="of:=BITAND([.AA22];[.$AD$7])" office:value-type="float" office:value="4" calcext:value-type="float">
            <text:p>4</text:p>
          </table:table-cell>
          <table:table-cell table:style-name="ce109" table:formula="of:=BITAND([.AA22];[.$AE$7])" office:value-type="float" office:value="8" calcext:value-type="float">
            <text:p>8</text:p>
          </table:table-cell>
          <table:table-cell table:style-name="ce109" table:formula="of:=BITAND([.AA22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50" table:formula="of:=BITAND([.AJ22];[.$AB$7])" office:value-type="float" office:value="1" calcext:value-type="float">
            <text:p>1</text:p>
          </table:table-cell>
          <table:table-cell table:style-name="ce167" table:formula="of:=BITAND([.AJ22];[.$AC$7])" office:value-type="float" office:value="2" calcext:value-type="float">
            <text:p>2</text:p>
          </table:table-cell>
          <table:table-cell table:style-name="ce109" table:formula="of:=BITAND([.AJ22];[.$AD$7])" office:value-type="float" office:value="0" calcext:value-type="float">
            <text:p>0</text:p>
          </table:table-cell>
          <table:table-cell table:style-name="ce109" table:formula="of:=BITAND([.AJ22];[.$AE$7])" office:value-type="float" office:value="8" calcext:value-type="float">
            <text:p>8</text:p>
          </table:table-cell>
          <table:table-cell table:style-name="ce109" table:formula="of:=BITAND([.AJ22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table:number-columns-repeated="14"/>
          <table:table-cell table:style-name="ce41" office:value-type="float" office:value="3" calcext:value-type="float">
            <text:p>3</text:p>
          </table:table-cell>
          <table:table-cell table:style-name="ce49" office:value-type="string" calcext:value-type="string">
            <text:p>and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formula="of:=BITAND([.O23];[.Q23])" office:value-type="float" office:value="1" calcext:value-type="float">
            <text:p>1</text:p>
          </table:table-cell>
          <table:table-cell table:style-name="ce41"/>
          <table:table-cell table:number-columns-repeated="7"/>
          <table:table-cell table:style-name="ce1" office:value-type="float" office:value="14" calcext:value-type="float">
            <text:p>14</text:p>
          </table:table-cell>
          <table:table-cell table:style-name="ce91" table:formula="of:=BITAND([.AA23];[.$AB$7])" office:value-type="float" office:value="0" calcext:value-type="float">
            <text:p>0</text:p>
          </table:table-cell>
          <table:table-cell table:style-name="ce117" table:formula="of:=BITAND([.AA23];[.$AC$7])" office:value-type="float" office:value="2" calcext:value-type="float">
            <text:p>2</text:p>
          </table:table-cell>
          <table:table-cell table:style-name="ce109" table:formula="of:=BITAND([.AA23];[.$AD$7])" office:value-type="float" office:value="4" calcext:value-type="float">
            <text:p>4</text:p>
          </table:table-cell>
          <table:table-cell table:style-name="ce109" table:formula="of:=BITAND([.AA23];[.$AE$7])" office:value-type="float" office:value="8" calcext:value-type="float">
            <text:p>8</text:p>
          </table:table-cell>
          <table:table-cell table:style-name="ce109" table:formula="of:=BITAND([.AA23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51" table:formula="of:=BITAND([.AJ23];[.$AB$7])" office:value-type="float" office:value="1" calcext:value-type="float">
            <text:p>1</text:p>
          </table:table-cell>
          <table:table-cell table:style-name="ce168" table:formula="of:=BITAND([.AJ23];[.$AC$7])" office:value-type="float" office:value="0" calcext:value-type="float">
            <text:p>0</text:p>
          </table:table-cell>
          <table:table-cell table:style-name="ce109" table:formula="of:=BITAND([.AJ23];[.$AD$7])" office:value-type="float" office:value="4" calcext:value-type="float">
            <text:p>4</text:p>
          </table:table-cell>
          <table:table-cell table:style-name="ce109" table:formula="of:=BITAND([.AJ23];[.$AE$7])" office:value-type="float" office:value="8" calcext:value-type="float">
            <text:p>8</text:p>
          </table:table-cell>
          <table:table-cell table:style-name="ce109" table:formula="of:=BITAND([.AJ23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table:number-columns-repeated="14"/>
          <table:table-cell table:style-name="ce41" table:number-columns-repeated="5"/>
          <table:table-cell table:number-columns-repeated="7"/>
          <table:table-cell table:style-name="ce1" office:value-type="float" office:value="15" calcext:value-type="float">
            <text:p>15</text:p>
          </table:table-cell>
          <table:table-cell table:style-name="ce92" table:formula="of:=BITAND([.AA24];[.$AB$7])" office:value-type="float" office:value="1" calcext:value-type="float">
            <text:p>1</text:p>
          </table:table-cell>
          <table:table-cell table:style-name="ce118" table:formula="of:=BITAND([.AA24];[.$AC$7])" office:value-type="float" office:value="2" calcext:value-type="float">
            <text:p>2</text:p>
          </table:table-cell>
          <table:table-cell table:style-name="ce109" table:formula="of:=BITAND([.AA24];[.$AD$7])" office:value-type="float" office:value="4" calcext:value-type="float">
            <text:p>4</text:p>
          </table:table-cell>
          <table:table-cell table:style-name="ce109" table:formula="of:=BITAND([.AA24];[.$AE$7])" office:value-type="float" office:value="8" calcext:value-type="float">
            <text:p>8</text:p>
          </table:table-cell>
          <table:table-cell table:style-name="ce109" table:formula="of:=BITAND([.AA24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52" table:formula="of:=BITAND([.AJ24];[.$AB$7])" office:value-type="float" office:value="1" calcext:value-type="float">
            <text:p>1</text:p>
          </table:table-cell>
          <table:table-cell table:style-name="ce169" table:formula="of:=BITAND([.AJ24];[.$AC$7])" office:value-type="float" office:value="2" calcext:value-type="float">
            <text:p>2</text:p>
          </table:table-cell>
          <table:table-cell table:style-name="ce109" table:formula="of:=BITAND([.AJ24];[.$AD$7])" office:value-type="float" office:value="4" calcext:value-type="float">
            <text:p>4</text:p>
          </table:table-cell>
          <table:table-cell table:style-name="ce109" table:formula="of:=BITAND([.AJ24];[.$AE$7])" office:value-type="float" office:value="8" calcext:value-type="float">
            <text:p>8</text:p>
          </table:table-cell>
          <table:table-cell table:style-name="ce109" table:formula="of:=BITAND([.AJ24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table:number-columns-repeated="26"/>
          <table:table-cell table:style-name="ce1" office:value-type="float" office:value="16" calcext:value-type="float">
            <text:p>16</text:p>
          </table:table-cell>
          <table:table-cell table:style-name="ce93" table:formula="of:=BITAND([.AA25];[.$AB$7])" office:value-type="float" office:value="0" calcext:value-type="float">
            <text:p>0</text:p>
          </table:table-cell>
          <table:table-cell table:style-name="ce119" table:formula="of:=BITAND([.AA25];[.$AC$7])" office:value-type="float" office:value="0" calcext:value-type="float">
            <text:p>0</text:p>
          </table:table-cell>
          <table:table-cell table:style-name="ce109" table:formula="of:=BITAND([.AA25];[.$AD$7])" office:value-type="float" office:value="0" calcext:value-type="float">
            <text:p>0</text:p>
          </table:table-cell>
          <table:table-cell table:style-name="ce109" table:formula="of:=BITAND([.AA25];[.$AE$7])" office:value-type="float" office:value="0" calcext:value-type="float">
            <text:p>0</text:p>
          </table:table-cell>
          <table:table-cell table:style-name="ce109" table:formula="of:=BITAND([.AA25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17" calcext:value-type="float">
            <text:p>17</text:p>
          </table:table-cell>
          <table:table-cell table:style-name="ce94" table:formula="of:=BITAND([.AA26];[.$AB$7])" office:value-type="float" office:value="1" calcext:value-type="float">
            <text:p>1</text:p>
          </table:table-cell>
          <table:table-cell table:style-name="ce120" table:formula="of:=BITAND([.AA26];[.$AC$7])" office:value-type="float" office:value="0" calcext:value-type="float">
            <text:p>0</text:p>
          </table:table-cell>
          <table:table-cell table:style-name="ce109" table:formula="of:=BITAND([.AA26];[.$AD$7])" office:value-type="float" office:value="0" calcext:value-type="float">
            <text:p>0</text:p>
          </table:table-cell>
          <table:table-cell table:style-name="ce109" table:formula="of:=BITAND([.AA26];[.$AE$7])" office:value-type="float" office:value="0" calcext:value-type="float">
            <text:p>0</text:p>
          </table:table-cell>
          <table:table-cell table:style-name="ce109" table:formula="of:=BITAND([.AA26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30" table:number-columns-repeated="2"/>
          <table:table-cell table:style-name="ce21"/>
          <table:table-cell table:style-name="ce57" table:number-columns-repeated="3"/>
          <table:table-cell table:style-name="ce69"/>
          <table:table-cell table:style-name="ce21" table:number-columns-repeated="6"/>
          <table:table-cell table:style-name="ce1" office:value-type="float" office:value="18" calcext:value-type="float">
            <text:p>18</text:p>
          </table:table-cell>
          <table:table-cell table:style-name="ce95" table:formula="of:=BITAND([.AA27];[.$AB$7])" office:value-type="float" office:value="0" calcext:value-type="float">
            <text:p>0</text:p>
          </table:table-cell>
          <table:table-cell table:style-name="ce121" table:formula="of:=BITAND([.AA27];[.$AC$7])" office:value-type="float" office:value="2" calcext:value-type="float">
            <text:p>2</text:p>
          </table:table-cell>
          <table:table-cell table:style-name="ce109" table:formula="of:=BITAND([.AA27];[.$AD$7])" office:value-type="float" office:value="0" calcext:value-type="float">
            <text:p>0</text:p>
          </table:table-cell>
          <table:table-cell table:style-name="ce109" table:formula="of:=BITAND([.AA27];[.$AE$7])" office:value-type="float" office:value="0" calcext:value-type="float">
            <text:p>0</text:p>
          </table:table-cell>
          <table:table-cell table:style-name="ce109" table:formula="of:=BITAND([.AA27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19" calcext:value-type="float">
            <text:p>19</text:p>
          </table:table-cell>
          <table:table-cell table:style-name="ce96" table:formula="of:=BITAND([.AA28];[.$AB$7])" office:value-type="float" office:value="1" calcext:value-type="float">
            <text:p>1</text:p>
          </table:table-cell>
          <table:table-cell table:style-name="ce122" table:formula="of:=BITAND([.AA28];[.$AC$7])" office:value-type="float" office:value="2" calcext:value-type="float">
            <text:p>2</text:p>
          </table:table-cell>
          <table:table-cell table:style-name="ce109" table:formula="of:=BITAND([.AA28];[.$AD$7])" office:value-type="float" office:value="0" calcext:value-type="float">
            <text:p>0</text:p>
          </table:table-cell>
          <table:table-cell table:style-name="ce109" table:formula="of:=BITAND([.AA28];[.$AE$7])" office:value-type="float" office:value="0" calcext:value-type="float">
            <text:p>0</text:p>
          </table:table-cell>
          <table:table-cell table:style-name="ce109" table:formula="of:=BITAND([.AA28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0" calcext:value-type="float">
            <text:p>20</text:p>
          </table:table-cell>
          <table:table-cell table:style-name="ce97" table:formula="of:=BITAND([.AA29];[.$AB$7])" office:value-type="float" office:value="0" calcext:value-type="float">
            <text:p>0</text:p>
          </table:table-cell>
          <table:table-cell table:style-name="ce123" table:formula="of:=BITAND([.AA29];[.$AC$7])" office:value-type="float" office:value="0" calcext:value-type="float">
            <text:p>0</text:p>
          </table:table-cell>
          <table:table-cell table:style-name="ce109" table:formula="of:=BITAND([.AA29];[.$AD$7])" office:value-type="float" office:value="4" calcext:value-type="float">
            <text:p>4</text:p>
          </table:table-cell>
          <table:table-cell table:style-name="ce109" table:formula="of:=BITAND([.AA29];[.$AE$7])" office:value-type="float" office:value="0" calcext:value-type="float">
            <text:p>0</text:p>
          </table:table-cell>
          <table:table-cell table:style-name="ce109" table:formula="of:=BITAND([.AA29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1" calcext:value-type="float">
            <text:p>21</text:p>
          </table:table-cell>
          <table:table-cell table:style-name="ce98" table:formula="of:=BITAND([.AA30];[.$AB$7])" office:value-type="float" office:value="1" calcext:value-type="float">
            <text:p>1</text:p>
          </table:table-cell>
          <table:table-cell table:style-name="ce124" table:formula="of:=BITAND([.AA30];[.$AC$7])" office:value-type="float" office:value="0" calcext:value-type="float">
            <text:p>0</text:p>
          </table:table-cell>
          <table:table-cell table:style-name="ce109" table:formula="of:=BITAND([.AA30];[.$AD$7])" office:value-type="float" office:value="4" calcext:value-type="float">
            <text:p>4</text:p>
          </table:table-cell>
          <table:table-cell table:style-name="ce109" table:formula="of:=BITAND([.AA30];[.$AE$7])" office:value-type="float" office:value="0" calcext:value-type="float">
            <text:p>0</text:p>
          </table:table-cell>
          <table:table-cell table:style-name="ce109" table:formula="of:=BITAND([.AA30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2" calcext:value-type="float">
            <text:p>22</text:p>
          </table:table-cell>
          <table:table-cell table:style-name="ce99" table:formula="of:=BITAND([.AA31];[.$AB$7])" office:value-type="float" office:value="0" calcext:value-type="float">
            <text:p>0</text:p>
          </table:table-cell>
          <table:table-cell table:style-name="ce125" table:formula="of:=BITAND([.AA31];[.$AC$7])" office:value-type="float" office:value="2" calcext:value-type="float">
            <text:p>2</text:p>
          </table:table-cell>
          <table:table-cell table:style-name="ce109" table:formula="of:=BITAND([.AA31];[.$AD$7])" office:value-type="float" office:value="4" calcext:value-type="float">
            <text:p>4</text:p>
          </table:table-cell>
          <table:table-cell table:style-name="ce109" table:formula="of:=BITAND([.AA31];[.$AE$7])" office:value-type="float" office:value="0" calcext:value-type="float">
            <text:p>0</text:p>
          </table:table-cell>
          <table:table-cell table:style-name="ce109" table:formula="of:=BITAND([.AA31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3" calcext:value-type="float">
            <text:p>23</text:p>
          </table:table-cell>
          <table:table-cell table:style-name="ce100" table:formula="of:=BITAND([.AA32];[.$AB$7])" office:value-type="float" office:value="1" calcext:value-type="float">
            <text:p>1</text:p>
          </table:table-cell>
          <table:table-cell table:style-name="ce126" table:formula="of:=BITAND([.AA32];[.$AC$7])" office:value-type="float" office:value="2" calcext:value-type="float">
            <text:p>2</text:p>
          </table:table-cell>
          <table:table-cell table:style-name="ce109" table:formula="of:=BITAND([.AA32];[.$AD$7])" office:value-type="float" office:value="4" calcext:value-type="float">
            <text:p>4</text:p>
          </table:table-cell>
          <table:table-cell table:style-name="ce109" table:formula="of:=BITAND([.AA32];[.$AE$7])" office:value-type="float" office:value="0" calcext:value-type="float">
            <text:p>0</text:p>
          </table:table-cell>
          <table:table-cell table:style-name="ce109" table:formula="of:=BITAND([.AA32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4" calcext:value-type="float">
            <text:p>24</text:p>
          </table:table-cell>
          <table:table-cell table:style-name="ce101" table:formula="of:=BITAND([.AA33];[.$AB$7])" office:value-type="float" office:value="0" calcext:value-type="float">
            <text:p>0</text:p>
          </table:table-cell>
          <table:table-cell table:style-name="ce127" table:formula="of:=BITAND([.AA33];[.$AC$7])" office:value-type="float" office:value="0" calcext:value-type="float">
            <text:p>0</text:p>
          </table:table-cell>
          <table:table-cell table:style-name="ce109" table:formula="of:=BITAND([.AA33];[.$AD$7])" office:value-type="float" office:value="0" calcext:value-type="float">
            <text:p>0</text:p>
          </table:table-cell>
          <table:table-cell table:style-name="ce109" table:formula="of:=BITAND([.AA33];[.$AE$7])" office:value-type="float" office:value="8" calcext:value-type="float">
            <text:p>8</text:p>
          </table:table-cell>
          <table:table-cell table:style-name="ce109" table:formula="of:=BITAND([.AA33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31" table:number-columns-repeated="2"/>
          <table:table-cell table:style-name="ce21" table:number-columns-repeated="4"/>
          <table:table-cell table:style-name="ce70"/>
          <table:table-cell table:style-name="ce21" table:number-columns-repeated="6"/>
          <table:table-cell table:style-name="ce1" office:value-type="float" office:value="25" calcext:value-type="float">
            <text:p>25</text:p>
          </table:table-cell>
          <table:table-cell table:style-name="ce102" table:formula="of:=BITAND([.AA34];[.$AB$7])" office:value-type="float" office:value="1" calcext:value-type="float">
            <text:p>1</text:p>
          </table:table-cell>
          <table:table-cell table:style-name="ce128" table:formula="of:=BITAND([.AA34];[.$AC$7])" office:value-type="float" office:value="0" calcext:value-type="float">
            <text:p>0</text:p>
          </table:table-cell>
          <table:table-cell table:style-name="ce109" table:formula="of:=BITAND([.AA34];[.$AD$7])" office:value-type="float" office:value="0" calcext:value-type="float">
            <text:p>0</text:p>
          </table:table-cell>
          <table:table-cell table:style-name="ce109" table:formula="of:=BITAND([.AA34];[.$AE$7])" office:value-type="float" office:value="8" calcext:value-type="float">
            <text:p>8</text:p>
          </table:table-cell>
          <table:table-cell table:style-name="ce109" table:formula="of:=BITAND([.AA34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30" table:number-columns-repeated="2"/>
          <table:table-cell table:style-name="ce21"/>
          <table:table-cell table:style-name="ce57" table:number-columns-repeated="3"/>
          <table:table-cell table:style-name="ce69"/>
          <table:table-cell table:style-name="ce21" table:number-columns-repeated="6"/>
          <table:table-cell table:style-name="ce1" office:value-type="float" office:value="26" calcext:value-type="float">
            <text:p>26</text:p>
          </table:table-cell>
          <table:table-cell table:style-name="ce103" table:formula="of:=BITAND([.AA35];[.$AB$7])" office:value-type="float" office:value="0" calcext:value-type="float">
            <text:p>0</text:p>
          </table:table-cell>
          <table:table-cell table:style-name="ce129" table:formula="of:=BITAND([.AA35];[.$AC$7])" office:value-type="float" office:value="2" calcext:value-type="float">
            <text:p>2</text:p>
          </table:table-cell>
          <table:table-cell table:style-name="ce109" table:formula="of:=BITAND([.AA35];[.$AD$7])" office:value-type="float" office:value="0" calcext:value-type="float">
            <text:p>0</text:p>
          </table:table-cell>
          <table:table-cell table:style-name="ce109" table:formula="of:=BITAND([.AA35];[.$AE$7])" office:value-type="float" office:value="8" calcext:value-type="float">
            <text:p>8</text:p>
          </table:table-cell>
          <table:table-cell table:style-name="ce109" table:formula="of:=BITAND([.AA35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21" table:number-columns-repeated="4"/>
          <table:table-cell table:style-name="ce57"/>
          <table:table-cell table:style-name="ce21"/>
          <table:table-cell table:style-name="ce70"/>
          <table:table-cell table:style-name="ce21" table:number-columns-repeated="6"/>
          <table:table-cell table:style-name="ce1" office:value-type="float" office:value="27" calcext:value-type="float">
            <text:p>27</text:p>
          </table:table-cell>
          <table:table-cell table:style-name="ce104" table:formula="of:=BITAND([.AA36];[.$AB$7])" office:value-type="float" office:value="1" calcext:value-type="float">
            <text:p>1</text:p>
          </table:table-cell>
          <table:table-cell table:style-name="ce130" table:formula="of:=BITAND([.AA36];[.$AC$7])" office:value-type="float" office:value="2" calcext:value-type="float">
            <text:p>2</text:p>
          </table:table-cell>
          <table:table-cell table:style-name="ce109" table:formula="of:=BITAND([.AA36];[.$AD$7])" office:value-type="float" office:value="0" calcext:value-type="float">
            <text:p>0</text:p>
          </table:table-cell>
          <table:table-cell table:style-name="ce109" table:formula="of:=BITAND([.AA36];[.$AE$7])" office:value-type="float" office:value="8" calcext:value-type="float">
            <text:p>8</text:p>
          </table:table-cell>
          <table:table-cell table:style-name="ce109" table:formula="of:=BITAND([.AA36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21" table:number-columns-repeated="13"/>
          <table:table-cell table:style-name="ce1" office:value-type="float" office:value="28" calcext:value-type="float">
            <text:p>28</text:p>
          </table:table-cell>
          <table:table-cell table:style-name="ce105" table:formula="of:=BITAND([.AA37];[.$AB$7])" office:value-type="float" office:value="0" calcext:value-type="float">
            <text:p>0</text:p>
          </table:table-cell>
          <table:table-cell table:style-name="ce131" table:formula="of:=BITAND([.AA37];[.$AC$7])" office:value-type="float" office:value="0" calcext:value-type="float">
            <text:p>0</text:p>
          </table:table-cell>
          <table:table-cell table:style-name="ce109" table:formula="of:=BITAND([.AA37];[.$AD$7])" office:value-type="float" office:value="4" calcext:value-type="float">
            <text:p>4</text:p>
          </table:table-cell>
          <table:table-cell table:style-name="ce109" table:formula="of:=BITAND([.AA37];[.$AE$7])" office:value-type="float" office:value="8" calcext:value-type="float">
            <text:p>8</text:p>
          </table:table-cell>
          <table:table-cell table:style-name="ce109" table:formula="of:=BITAND([.AA37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0"/>
          <table:table-cell table:style-name="ce71"/>
          <table:table-cell table:number-columns-repeated="5"/>
          <table:table-cell table:style-name="ce1" office:value-type="float" office:value="29" calcext:value-type="float">
            <text:p>29</text:p>
          </table:table-cell>
          <table:table-cell table:style-name="ce106" table:formula="of:=BITAND([.AA38];[.$AB$7])" office:value-type="float" office:value="1" calcext:value-type="float">
            <text:p>1</text:p>
          </table:table-cell>
          <table:table-cell table:style-name="ce132" table:formula="of:=BITAND([.AA38];[.$AC$7])" office:value-type="float" office:value="0" calcext:value-type="float">
            <text:p>0</text:p>
          </table:table-cell>
          <table:table-cell table:style-name="ce109" table:formula="of:=BITAND([.AA38];[.$AD$7])" office:value-type="float" office:value="4" calcext:value-type="float">
            <text:p>4</text:p>
          </table:table-cell>
          <table:table-cell table:style-name="ce109" table:formula="of:=BITAND([.AA38];[.$AE$7])" office:value-type="float" office:value="8" calcext:value-type="float">
            <text:p>8</text:p>
          </table:table-cell>
          <table:table-cell table:style-name="ce109" table:formula="of:=BITAND([.AA38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30" calcext:value-type="float">
            <text:p>30</text:p>
          </table:table-cell>
          <table:table-cell table:style-name="ce107" table:formula="of:=BITAND([.AA39];[.$AB$7])" office:value-type="float" office:value="0" calcext:value-type="float">
            <text:p>0</text:p>
          </table:table-cell>
          <table:table-cell table:style-name="ce133" table:formula="of:=BITAND([.AA39];[.$AC$7])" office:value-type="float" office:value="2" calcext:value-type="float">
            <text:p>2</text:p>
          </table:table-cell>
          <table:table-cell table:style-name="ce109" table:formula="of:=BITAND([.AA39];[.$AD$7])" office:value-type="float" office:value="4" calcext:value-type="float">
            <text:p>4</text:p>
          </table:table-cell>
          <table:table-cell table:style-name="ce109" table:formula="of:=BITAND([.AA39];[.$AE$7])" office:value-type="float" office:value="8" calcext:value-type="float">
            <text:p>8</text:p>
          </table:table-cell>
          <table:table-cell table:style-name="ce109" table:formula="of:=BITAND([.AA39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31" calcext:value-type="float">
            <text:p>31</text:p>
          </table:table-cell>
          <table:table-cell table:style-name="ce108" table:formula="of:=BITAND([.AA40];[.$AB$7])" office:value-type="float" office:value="1" calcext:value-type="float">
            <text:p>1</text:p>
          </table:table-cell>
          <table:table-cell table:style-name="ce134" table:formula="of:=BITAND([.AA40];[.$AC$7])" office:value-type="float" office:value="2" calcext:value-type="float">
            <text:p>2</text:p>
          </table:table-cell>
          <table:table-cell table:style-name="ce109" table:formula="of:=BITAND([.AA40];[.$AD$7])" office:value-type="float" office:value="4" calcext:value-type="float">
            <text:p>4</text:p>
          </table:table-cell>
          <table:table-cell table:style-name="ce109" table:formula="of:=BITAND([.AA40];[.$AE$7])" office:value-type="float" office:value="8" calcext:value-type="float">
            <text:p>8</text:p>
          </table:table-cell>
          <table:table-cell table:style-name="ce109" table:formula="of:=BITAND([.AA40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 table:number-rows-repeated="6">
          <table:table-cell table:number-columns-repeated="44"/>
        </table:table-row>
        <table:table-row table:style-name="ro1">
          <table:table-cell table:number-columns-repeated="15"/>
          <table:table-cell table:style-name="ce20" table:number-columns-repeated="4"/>
          <table:table-cell table:number-columns-repeated="25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3"/>
          <table:table-cell table:style-name="ce11" table:number-columns-repeated="9"/>
          <table:table-cell table:number-columns-repeated="32"/>
        </table:table-row>
        <table:table-row table:style-name="ro1">
          <table:table-cell/>
          <table:table-cell table:style-name="ce6" table:number-columns-repeated="2"/>
          <table:table-cell table:style-name="ce11" table:number-columns-repeated="9"/>
          <table:table-cell table:number-columns-repeated="32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22"/>
          <table:table-cell table:style-name="ce1"/>
          <table:table-cell table:number-columns-repeated="18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12"/>
          <table:table-cell table:style-name="ce1" table:number-columns-repeated="8"/>
          <table:table-cell table:number-columns-repeated="21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12"/>
          <table:table-cell table:style-name="ce13" table:number-columns-repeated="4"/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12"/>
          <table:table-cell table:style-name="ce1" table:number-columns-repeated="5"/>
          <table:table-cell table:number-columns-repeated="24"/>
        </table:table-row>
        <calcext:conditional-formats>
          <calcext:conditional-format calcext:target-range-address="v5.AB8:v5.AB8">
            <calcext:condition calcext:apply-style-name="green1" calcext:value="=1" calcext:base-cell-address="v5.AB8"/>
            <calcext:condition calcext:apply-style-name="green2" calcext:value="=2" calcext:base-cell-address="v5.AB8"/>
            <calcext:condition calcext:apply-style-name="green4" calcext:value="=4" calcext:base-cell-address="v5.AB8"/>
            <calcext:condition calcext:apply-style-name="green8" calcext:value="=8" calcext:base-cell-address="v5.AB8"/>
            <calcext:condition calcext:apply-style-name="green16" calcext:value="=16" calcext:base-cell-address="v5.AB8"/>
          </calcext:conditional-format>
          <calcext:conditional-format calcext:target-range-address="v5.AB9:v5.AB9">
            <calcext:condition calcext:apply-style-name="green1" calcext:value="=1" calcext:base-cell-address="v5.AB9"/>
            <calcext:condition calcext:apply-style-name="green2" calcext:value="=2" calcext:base-cell-address="v5.AB9"/>
            <calcext:condition calcext:apply-style-name="green4" calcext:value="=4" calcext:base-cell-address="v5.AB9"/>
            <calcext:condition calcext:apply-style-name="green8" calcext:value="=8" calcext:base-cell-address="v5.AB9"/>
            <calcext:condition calcext:apply-style-name="green16" calcext:value="=16" calcext:base-cell-address="v5.AB9"/>
          </calcext:conditional-format>
          <calcext:conditional-format calcext:target-range-address="v5.AB10:v5.AB10">
            <calcext:condition calcext:apply-style-name="green1" calcext:value="=1" calcext:base-cell-address="v5.AB10"/>
            <calcext:condition calcext:apply-style-name="green2" calcext:value="=2" calcext:base-cell-address="v5.AB10"/>
            <calcext:condition calcext:apply-style-name="green4" calcext:value="=4" calcext:base-cell-address="v5.AB10"/>
            <calcext:condition calcext:apply-style-name="green8" calcext:value="=8" calcext:base-cell-address="v5.AB10"/>
            <calcext:condition calcext:apply-style-name="green16" calcext:value="=16" calcext:base-cell-address="v5.AB10"/>
          </calcext:conditional-format>
          <calcext:conditional-format calcext:target-range-address="v5.AB11:v5.AB11">
            <calcext:condition calcext:apply-style-name="green1" calcext:value="=1" calcext:base-cell-address="v5.AB11"/>
            <calcext:condition calcext:apply-style-name="green2" calcext:value="=2" calcext:base-cell-address="v5.AB11"/>
            <calcext:condition calcext:apply-style-name="green4" calcext:value="=4" calcext:base-cell-address="v5.AB11"/>
            <calcext:condition calcext:apply-style-name="green8" calcext:value="=8" calcext:base-cell-address="v5.AB11"/>
            <calcext:condition calcext:apply-style-name="green16" calcext:value="=16" calcext:base-cell-address="v5.AB11"/>
          </calcext:conditional-format>
          <calcext:conditional-format calcext:target-range-address="v5.AB12:v5.AB12">
            <calcext:condition calcext:apply-style-name="green1" calcext:value="=1" calcext:base-cell-address="v5.AB12"/>
            <calcext:condition calcext:apply-style-name="green2" calcext:value="=2" calcext:base-cell-address="v5.AB12"/>
            <calcext:condition calcext:apply-style-name="green4" calcext:value="=4" calcext:base-cell-address="v5.AB12"/>
            <calcext:condition calcext:apply-style-name="green8" calcext:value="=8" calcext:base-cell-address="v5.AB12"/>
            <calcext:condition calcext:apply-style-name="green16" calcext:value="=16" calcext:base-cell-address="v5.AB12"/>
          </calcext:conditional-format>
          <calcext:conditional-format calcext:target-range-address="v5.AB13:v5.AB13">
            <calcext:condition calcext:apply-style-name="green1" calcext:value="=1" calcext:base-cell-address="v5.AB13"/>
            <calcext:condition calcext:apply-style-name="green2" calcext:value="=2" calcext:base-cell-address="v5.AB13"/>
            <calcext:condition calcext:apply-style-name="green4" calcext:value="=4" calcext:base-cell-address="v5.AB13"/>
            <calcext:condition calcext:apply-style-name="green8" calcext:value="=8" calcext:base-cell-address="v5.AB13"/>
            <calcext:condition calcext:apply-style-name="green16" calcext:value="=16" calcext:base-cell-address="v5.AB13"/>
          </calcext:conditional-format>
          <calcext:conditional-format calcext:target-range-address="v5.AB14:v5.AB14">
            <calcext:condition calcext:apply-style-name="green1" calcext:value="=1" calcext:base-cell-address="v5.AB14"/>
            <calcext:condition calcext:apply-style-name="green2" calcext:value="=2" calcext:base-cell-address="v5.AB14"/>
            <calcext:condition calcext:apply-style-name="green4" calcext:value="=4" calcext:base-cell-address="v5.AB14"/>
            <calcext:condition calcext:apply-style-name="green8" calcext:value="=8" calcext:base-cell-address="v5.AB14"/>
            <calcext:condition calcext:apply-style-name="green16" calcext:value="=16" calcext:base-cell-address="v5.AB14"/>
          </calcext:conditional-format>
          <calcext:conditional-format calcext:target-range-address="v5.AB15:v5.AB15">
            <calcext:condition calcext:apply-style-name="green1" calcext:value="=1" calcext:base-cell-address="v5.AB15"/>
            <calcext:condition calcext:apply-style-name="green2" calcext:value="=2" calcext:base-cell-address="v5.AB15"/>
            <calcext:condition calcext:apply-style-name="green4" calcext:value="=4" calcext:base-cell-address="v5.AB15"/>
            <calcext:condition calcext:apply-style-name="green8" calcext:value="=8" calcext:base-cell-address="v5.AB15"/>
            <calcext:condition calcext:apply-style-name="green16" calcext:value="=16" calcext:base-cell-address="v5.AB15"/>
          </calcext:conditional-format>
          <calcext:conditional-format calcext:target-range-address="v5.AC9:v5.AC9">
            <calcext:condition calcext:apply-style-name="green1" calcext:value="=1" calcext:base-cell-address="v5.AC9"/>
            <calcext:condition calcext:apply-style-name="green2" calcext:value="=2" calcext:base-cell-address="v5.AC9"/>
            <calcext:condition calcext:apply-style-name="green4" calcext:value="=4" calcext:base-cell-address="v5.AC9"/>
            <calcext:condition calcext:apply-style-name="green8" calcext:value="=8" calcext:base-cell-address="v5.AC9"/>
            <calcext:condition calcext:apply-style-name="green16" calcext:value="=16" calcext:base-cell-address="v5.AC9"/>
          </calcext:conditional-format>
          <calcext:conditional-format calcext:target-range-address="v5.AB17:v5.AB17">
            <calcext:condition calcext:apply-style-name="green1" calcext:value="=1" calcext:base-cell-address="v5.AB17"/>
            <calcext:condition calcext:apply-style-name="green2" calcext:value="=2" calcext:base-cell-address="v5.AB17"/>
            <calcext:condition calcext:apply-style-name="green4" calcext:value="=4" calcext:base-cell-address="v5.AB17"/>
            <calcext:condition calcext:apply-style-name="green8" calcext:value="=8" calcext:base-cell-address="v5.AB17"/>
            <calcext:condition calcext:apply-style-name="green16" calcext:value="=16" calcext:base-cell-address="v5.AB17"/>
          </calcext:conditional-format>
          <calcext:conditional-format calcext:target-range-address="v5.AC17:v5.AC17">
            <calcext:condition calcext:apply-style-name="green1" calcext:value="=1" calcext:base-cell-address="v5.AC17"/>
            <calcext:condition calcext:apply-style-name="green2" calcext:value="=2" calcext:base-cell-address="v5.AC17"/>
            <calcext:condition calcext:apply-style-name="green4" calcext:value="=4" calcext:base-cell-address="v5.AC17"/>
            <calcext:condition calcext:apply-style-name="green8" calcext:value="=8" calcext:base-cell-address="v5.AC17"/>
            <calcext:condition calcext:apply-style-name="green16" calcext:value="=16" calcext:base-cell-address="v5.AC17"/>
          </calcext:conditional-format>
          <calcext:conditional-format calcext:target-range-address="v5.AB18:v5.AB18">
            <calcext:condition calcext:apply-style-name="green1" calcext:value="=1" calcext:base-cell-address="v5.AB18"/>
            <calcext:condition calcext:apply-style-name="green2" calcext:value="=2" calcext:base-cell-address="v5.AB18"/>
            <calcext:condition calcext:apply-style-name="green4" calcext:value="=4" calcext:base-cell-address="v5.AB18"/>
            <calcext:condition calcext:apply-style-name="green8" calcext:value="=8" calcext:base-cell-address="v5.AB18"/>
            <calcext:condition calcext:apply-style-name="green16" calcext:value="=16" calcext:base-cell-address="v5.AB18"/>
          </calcext:conditional-format>
          <calcext:conditional-format calcext:target-range-address="v5.AC18:v5.AC18">
            <calcext:condition calcext:apply-style-name="green1" calcext:value="=1" calcext:base-cell-address="v5.AC18"/>
            <calcext:condition calcext:apply-style-name="green2" calcext:value="=2" calcext:base-cell-address="v5.AC18"/>
            <calcext:condition calcext:apply-style-name="green4" calcext:value="=4" calcext:base-cell-address="v5.AC18"/>
            <calcext:condition calcext:apply-style-name="green8" calcext:value="=8" calcext:base-cell-address="v5.AC18"/>
            <calcext:condition calcext:apply-style-name="green16" calcext:value="=16" calcext:base-cell-address="v5.AC18"/>
          </calcext:conditional-format>
          <calcext:conditional-format calcext:target-range-address="v5.AB19:v5.AB19">
            <calcext:condition calcext:apply-style-name="green1" calcext:value="=1" calcext:base-cell-address="v5.AB19"/>
            <calcext:condition calcext:apply-style-name="green2" calcext:value="=2" calcext:base-cell-address="v5.AB19"/>
            <calcext:condition calcext:apply-style-name="green4" calcext:value="=4" calcext:base-cell-address="v5.AB19"/>
            <calcext:condition calcext:apply-style-name="green8" calcext:value="=8" calcext:base-cell-address="v5.AB19"/>
            <calcext:condition calcext:apply-style-name="green16" calcext:value="=16" calcext:base-cell-address="v5.AB19"/>
          </calcext:conditional-format>
          <calcext:conditional-format calcext:target-range-address="v5.AC19:v5.AC19">
            <calcext:condition calcext:apply-style-name="green1" calcext:value="=1" calcext:base-cell-address="v5.AC19"/>
            <calcext:condition calcext:apply-style-name="green2" calcext:value="=2" calcext:base-cell-address="v5.AC19"/>
            <calcext:condition calcext:apply-style-name="green4" calcext:value="=4" calcext:base-cell-address="v5.AC19"/>
            <calcext:condition calcext:apply-style-name="green8" calcext:value="=8" calcext:base-cell-address="v5.AC19"/>
            <calcext:condition calcext:apply-style-name="green16" calcext:value="=16" calcext:base-cell-address="v5.AC19"/>
          </calcext:conditional-format>
          <calcext:conditional-format calcext:target-range-address="v5.AB20:v5.AB20">
            <calcext:condition calcext:apply-style-name="green1" calcext:value="=1" calcext:base-cell-address="v5.AB20"/>
            <calcext:condition calcext:apply-style-name="green2" calcext:value="=2" calcext:base-cell-address="v5.AB20"/>
            <calcext:condition calcext:apply-style-name="green4" calcext:value="=4" calcext:base-cell-address="v5.AB20"/>
            <calcext:condition calcext:apply-style-name="green8" calcext:value="=8" calcext:base-cell-address="v5.AB20"/>
            <calcext:condition calcext:apply-style-name="green16" calcext:value="=16" calcext:base-cell-address="v5.AB20"/>
          </calcext:conditional-format>
          <calcext:conditional-format calcext:target-range-address="v5.AC20:v5.AC20">
            <calcext:condition calcext:apply-style-name="green1" calcext:value="=1" calcext:base-cell-address="v5.AC20"/>
            <calcext:condition calcext:apply-style-name="green2" calcext:value="=2" calcext:base-cell-address="v5.AC20"/>
            <calcext:condition calcext:apply-style-name="green4" calcext:value="=4" calcext:base-cell-address="v5.AC20"/>
            <calcext:condition calcext:apply-style-name="green8" calcext:value="=8" calcext:base-cell-address="v5.AC20"/>
            <calcext:condition calcext:apply-style-name="green16" calcext:value="=16" calcext:base-cell-address="v5.AC20"/>
          </calcext:conditional-format>
          <calcext:conditional-format calcext:target-range-address="v5.AB21:v5.AB21">
            <calcext:condition calcext:apply-style-name="green1" calcext:value="=1" calcext:base-cell-address="v5.AB21"/>
            <calcext:condition calcext:apply-style-name="green2" calcext:value="=2" calcext:base-cell-address="v5.AB21"/>
            <calcext:condition calcext:apply-style-name="green4" calcext:value="=4" calcext:base-cell-address="v5.AB21"/>
            <calcext:condition calcext:apply-style-name="green8" calcext:value="=8" calcext:base-cell-address="v5.AB21"/>
            <calcext:condition calcext:apply-style-name="green16" calcext:value="=16" calcext:base-cell-address="v5.AB21"/>
          </calcext:conditional-format>
          <calcext:conditional-format calcext:target-range-address="v5.AC21:v5.AC21">
            <calcext:condition calcext:apply-style-name="green1" calcext:value="=1" calcext:base-cell-address="v5.AC21"/>
            <calcext:condition calcext:apply-style-name="green2" calcext:value="=2" calcext:base-cell-address="v5.AC21"/>
            <calcext:condition calcext:apply-style-name="green4" calcext:value="=4" calcext:base-cell-address="v5.AC21"/>
            <calcext:condition calcext:apply-style-name="green8" calcext:value="=8" calcext:base-cell-address="v5.AC21"/>
            <calcext:condition calcext:apply-style-name="green16" calcext:value="=16" calcext:base-cell-address="v5.AC21"/>
          </calcext:conditional-format>
          <calcext:conditional-format calcext:target-range-address="v5.AB22:v5.AB22">
            <calcext:condition calcext:apply-style-name="green1" calcext:value="=1" calcext:base-cell-address="v5.AB22"/>
            <calcext:condition calcext:apply-style-name="green2" calcext:value="=2" calcext:base-cell-address="v5.AB22"/>
            <calcext:condition calcext:apply-style-name="green4" calcext:value="=4" calcext:base-cell-address="v5.AB22"/>
            <calcext:condition calcext:apply-style-name="green8" calcext:value="=8" calcext:base-cell-address="v5.AB22"/>
            <calcext:condition calcext:apply-style-name="green16" calcext:value="=16" calcext:base-cell-address="v5.AB22"/>
          </calcext:conditional-format>
          <calcext:conditional-format calcext:target-range-address="v5.AC22:v5.AC22">
            <calcext:condition calcext:apply-style-name="green1" calcext:value="=1" calcext:base-cell-address="v5.AC22"/>
            <calcext:condition calcext:apply-style-name="green2" calcext:value="=2" calcext:base-cell-address="v5.AC22"/>
            <calcext:condition calcext:apply-style-name="green4" calcext:value="=4" calcext:base-cell-address="v5.AC22"/>
            <calcext:condition calcext:apply-style-name="green8" calcext:value="=8" calcext:base-cell-address="v5.AC22"/>
            <calcext:condition calcext:apply-style-name="green16" calcext:value="=16" calcext:base-cell-address="v5.AC22"/>
          </calcext:conditional-format>
          <calcext:conditional-format calcext:target-range-address="v5.AB23:v5.AB23">
            <calcext:condition calcext:apply-style-name="green1" calcext:value="=1" calcext:base-cell-address="v5.AB23"/>
            <calcext:condition calcext:apply-style-name="green2" calcext:value="=2" calcext:base-cell-address="v5.AB23"/>
            <calcext:condition calcext:apply-style-name="green4" calcext:value="=4" calcext:base-cell-address="v5.AB23"/>
            <calcext:condition calcext:apply-style-name="green8" calcext:value="=8" calcext:base-cell-address="v5.AB23"/>
            <calcext:condition calcext:apply-style-name="green16" calcext:value="=16" calcext:base-cell-address="v5.AB23"/>
          </calcext:conditional-format>
          <calcext:conditional-format calcext:target-range-address="v5.AC23:v5.AC23">
            <calcext:condition calcext:apply-style-name="green1" calcext:value="=1" calcext:base-cell-address="v5.AC23"/>
            <calcext:condition calcext:apply-style-name="green2" calcext:value="=2" calcext:base-cell-address="v5.AC23"/>
            <calcext:condition calcext:apply-style-name="green4" calcext:value="=4" calcext:base-cell-address="v5.AC23"/>
            <calcext:condition calcext:apply-style-name="green8" calcext:value="=8" calcext:base-cell-address="v5.AC23"/>
            <calcext:condition calcext:apply-style-name="green16" calcext:value="=16" calcext:base-cell-address="v5.AC23"/>
          </calcext:conditional-format>
          <calcext:conditional-format calcext:target-range-address="v5.AB24:v5.AB24">
            <calcext:condition calcext:apply-style-name="green1" calcext:value="=1" calcext:base-cell-address="v5.AB24"/>
            <calcext:condition calcext:apply-style-name="green2" calcext:value="=2" calcext:base-cell-address="v5.AB24"/>
            <calcext:condition calcext:apply-style-name="green4" calcext:value="=4" calcext:base-cell-address="v5.AB24"/>
            <calcext:condition calcext:apply-style-name="green8" calcext:value="=8" calcext:base-cell-address="v5.AB24"/>
            <calcext:condition calcext:apply-style-name="green16" calcext:value="=16" calcext:base-cell-address="v5.AB24"/>
          </calcext:conditional-format>
          <calcext:conditional-format calcext:target-range-address="v5.AC24:v5.AC24">
            <calcext:condition calcext:apply-style-name="green1" calcext:value="=1" calcext:base-cell-address="v5.AC24"/>
            <calcext:condition calcext:apply-style-name="green2" calcext:value="=2" calcext:base-cell-address="v5.AC24"/>
            <calcext:condition calcext:apply-style-name="green4" calcext:value="=4" calcext:base-cell-address="v5.AC24"/>
            <calcext:condition calcext:apply-style-name="green8" calcext:value="=8" calcext:base-cell-address="v5.AC24"/>
            <calcext:condition calcext:apply-style-name="green16" calcext:value="=16" calcext:base-cell-address="v5.AC24"/>
          </calcext:conditional-format>
          <calcext:conditional-format calcext:target-range-address="v5.AB25:v5.AB25">
            <calcext:condition calcext:apply-style-name="green1" calcext:value="=1" calcext:base-cell-address="v5.AB25"/>
            <calcext:condition calcext:apply-style-name="green2" calcext:value="=2" calcext:base-cell-address="v5.AB25"/>
            <calcext:condition calcext:apply-style-name="green4" calcext:value="=4" calcext:base-cell-address="v5.AB25"/>
            <calcext:condition calcext:apply-style-name="green8" calcext:value="=8" calcext:base-cell-address="v5.AB25"/>
            <calcext:condition calcext:apply-style-name="green16" calcext:value="=16" calcext:base-cell-address="v5.AB25"/>
          </calcext:conditional-format>
          <calcext:conditional-format calcext:target-range-address="v5.AC25:v5.AC25">
            <calcext:condition calcext:apply-style-name="green1" calcext:value="=1" calcext:base-cell-address="v5.AC25"/>
            <calcext:condition calcext:apply-style-name="green2" calcext:value="=2" calcext:base-cell-address="v5.AC25"/>
            <calcext:condition calcext:apply-style-name="green4" calcext:value="=4" calcext:base-cell-address="v5.AC25"/>
            <calcext:condition calcext:apply-style-name="green8" calcext:value="=8" calcext:base-cell-address="v5.AC25"/>
            <calcext:condition calcext:apply-style-name="green16" calcext:value="=16" calcext:base-cell-address="v5.AC25"/>
          </calcext:conditional-format>
          <calcext:conditional-format calcext:target-range-address="v5.AB26:v5.AB26">
            <calcext:condition calcext:apply-style-name="green1" calcext:value="=1" calcext:base-cell-address="v5.AB26"/>
            <calcext:condition calcext:apply-style-name="green2" calcext:value="=2" calcext:base-cell-address="v5.AB26"/>
            <calcext:condition calcext:apply-style-name="green4" calcext:value="=4" calcext:base-cell-address="v5.AB26"/>
            <calcext:condition calcext:apply-style-name="green8" calcext:value="=8" calcext:base-cell-address="v5.AB26"/>
            <calcext:condition calcext:apply-style-name="green16" calcext:value="=16" calcext:base-cell-address="v5.AB26"/>
          </calcext:conditional-format>
          <calcext:conditional-format calcext:target-range-address="v5.AC26:v5.AC26">
            <calcext:condition calcext:apply-style-name="green1" calcext:value="=1" calcext:base-cell-address="v5.AC26"/>
            <calcext:condition calcext:apply-style-name="green2" calcext:value="=2" calcext:base-cell-address="v5.AC26"/>
            <calcext:condition calcext:apply-style-name="green4" calcext:value="=4" calcext:base-cell-address="v5.AC26"/>
            <calcext:condition calcext:apply-style-name="green8" calcext:value="=8" calcext:base-cell-address="v5.AC26"/>
            <calcext:condition calcext:apply-style-name="green16" calcext:value="=16" calcext:base-cell-address="v5.AC26"/>
          </calcext:conditional-format>
          <calcext:conditional-format calcext:target-range-address="v5.AB27:v5.AB27">
            <calcext:condition calcext:apply-style-name="green1" calcext:value="=1" calcext:base-cell-address="v5.AB27"/>
            <calcext:condition calcext:apply-style-name="green2" calcext:value="=2" calcext:base-cell-address="v5.AB27"/>
            <calcext:condition calcext:apply-style-name="green4" calcext:value="=4" calcext:base-cell-address="v5.AB27"/>
            <calcext:condition calcext:apply-style-name="green8" calcext:value="=8" calcext:base-cell-address="v5.AB27"/>
            <calcext:condition calcext:apply-style-name="green16" calcext:value="=16" calcext:base-cell-address="v5.AB27"/>
          </calcext:conditional-format>
          <calcext:conditional-format calcext:target-range-address="v5.AC27:v5.AC27">
            <calcext:condition calcext:apply-style-name="green1" calcext:value="=1" calcext:base-cell-address="v5.AC27"/>
            <calcext:condition calcext:apply-style-name="green2" calcext:value="=2" calcext:base-cell-address="v5.AC27"/>
            <calcext:condition calcext:apply-style-name="green4" calcext:value="=4" calcext:base-cell-address="v5.AC27"/>
            <calcext:condition calcext:apply-style-name="green8" calcext:value="=8" calcext:base-cell-address="v5.AC27"/>
            <calcext:condition calcext:apply-style-name="green16" calcext:value="=16" calcext:base-cell-address="v5.AC27"/>
          </calcext:conditional-format>
          <calcext:conditional-format calcext:target-range-address="v5.AB28:v5.AB28">
            <calcext:condition calcext:apply-style-name="green1" calcext:value="=1" calcext:base-cell-address="v5.AB28"/>
            <calcext:condition calcext:apply-style-name="green2" calcext:value="=2" calcext:base-cell-address="v5.AB28"/>
            <calcext:condition calcext:apply-style-name="green4" calcext:value="=4" calcext:base-cell-address="v5.AB28"/>
            <calcext:condition calcext:apply-style-name="green8" calcext:value="=8" calcext:base-cell-address="v5.AB28"/>
            <calcext:condition calcext:apply-style-name="green16" calcext:value="=16" calcext:base-cell-address="v5.AB28"/>
          </calcext:conditional-format>
          <calcext:conditional-format calcext:target-range-address="v5.AC28:v5.AC28">
            <calcext:condition calcext:apply-style-name="green1" calcext:value="=1" calcext:base-cell-address="v5.AC28"/>
            <calcext:condition calcext:apply-style-name="green2" calcext:value="=2" calcext:base-cell-address="v5.AC28"/>
            <calcext:condition calcext:apply-style-name="green4" calcext:value="=4" calcext:base-cell-address="v5.AC28"/>
            <calcext:condition calcext:apply-style-name="green8" calcext:value="=8" calcext:base-cell-address="v5.AC28"/>
            <calcext:condition calcext:apply-style-name="green16" calcext:value="=16" calcext:base-cell-address="v5.AC28"/>
          </calcext:conditional-format>
          <calcext:conditional-format calcext:target-range-address="v5.AB29:v5.AB29">
            <calcext:condition calcext:apply-style-name="green1" calcext:value="=1" calcext:base-cell-address="v5.AB29"/>
            <calcext:condition calcext:apply-style-name="green2" calcext:value="=2" calcext:base-cell-address="v5.AB29"/>
            <calcext:condition calcext:apply-style-name="green4" calcext:value="=4" calcext:base-cell-address="v5.AB29"/>
            <calcext:condition calcext:apply-style-name="green8" calcext:value="=8" calcext:base-cell-address="v5.AB29"/>
            <calcext:condition calcext:apply-style-name="green16" calcext:value="=16" calcext:base-cell-address="v5.AB29"/>
          </calcext:conditional-format>
          <calcext:conditional-format calcext:target-range-address="v5.AC29:v5.AC29">
            <calcext:condition calcext:apply-style-name="green1" calcext:value="=1" calcext:base-cell-address="v5.AC29"/>
            <calcext:condition calcext:apply-style-name="green2" calcext:value="=2" calcext:base-cell-address="v5.AC29"/>
            <calcext:condition calcext:apply-style-name="green4" calcext:value="=4" calcext:base-cell-address="v5.AC29"/>
            <calcext:condition calcext:apply-style-name="green8" calcext:value="=8" calcext:base-cell-address="v5.AC29"/>
            <calcext:condition calcext:apply-style-name="green16" calcext:value="=16" calcext:base-cell-address="v5.AC29"/>
          </calcext:conditional-format>
          <calcext:conditional-format calcext:target-range-address="v5.AB30:v5.AB30">
            <calcext:condition calcext:apply-style-name="green1" calcext:value="=1" calcext:base-cell-address="v5.AB30"/>
            <calcext:condition calcext:apply-style-name="green2" calcext:value="=2" calcext:base-cell-address="v5.AB30"/>
            <calcext:condition calcext:apply-style-name="green4" calcext:value="=4" calcext:base-cell-address="v5.AB30"/>
            <calcext:condition calcext:apply-style-name="green8" calcext:value="=8" calcext:base-cell-address="v5.AB30"/>
            <calcext:condition calcext:apply-style-name="green16" calcext:value="=16" calcext:base-cell-address="v5.AB30"/>
          </calcext:conditional-format>
          <calcext:conditional-format calcext:target-range-address="v5.AC30:v5.AC30">
            <calcext:condition calcext:apply-style-name="green1" calcext:value="=1" calcext:base-cell-address="v5.AC30"/>
            <calcext:condition calcext:apply-style-name="green2" calcext:value="=2" calcext:base-cell-address="v5.AC30"/>
            <calcext:condition calcext:apply-style-name="green4" calcext:value="=4" calcext:base-cell-address="v5.AC30"/>
            <calcext:condition calcext:apply-style-name="green8" calcext:value="=8" calcext:base-cell-address="v5.AC30"/>
            <calcext:condition calcext:apply-style-name="green16" calcext:value="=16" calcext:base-cell-address="v5.AC30"/>
          </calcext:conditional-format>
          <calcext:conditional-format calcext:target-range-address="v5.AB31:v5.AB31">
            <calcext:condition calcext:apply-style-name="green1" calcext:value="=1" calcext:base-cell-address="v5.AB31"/>
            <calcext:condition calcext:apply-style-name="green2" calcext:value="=2" calcext:base-cell-address="v5.AB31"/>
            <calcext:condition calcext:apply-style-name="green4" calcext:value="=4" calcext:base-cell-address="v5.AB31"/>
            <calcext:condition calcext:apply-style-name="green8" calcext:value="=8" calcext:base-cell-address="v5.AB31"/>
            <calcext:condition calcext:apply-style-name="green16" calcext:value="=16" calcext:base-cell-address="v5.AB31"/>
          </calcext:conditional-format>
          <calcext:conditional-format calcext:target-range-address="v5.AC31:v5.AC31">
            <calcext:condition calcext:apply-style-name="green1" calcext:value="=1" calcext:base-cell-address="v5.AC31"/>
            <calcext:condition calcext:apply-style-name="green2" calcext:value="=2" calcext:base-cell-address="v5.AC31"/>
            <calcext:condition calcext:apply-style-name="green4" calcext:value="=4" calcext:base-cell-address="v5.AC31"/>
            <calcext:condition calcext:apply-style-name="green8" calcext:value="=8" calcext:base-cell-address="v5.AC31"/>
            <calcext:condition calcext:apply-style-name="green16" calcext:value="=16" calcext:base-cell-address="v5.AC31"/>
          </calcext:conditional-format>
          <calcext:conditional-format calcext:target-range-address="v5.AB32:v5.AB32">
            <calcext:condition calcext:apply-style-name="green1" calcext:value="=1" calcext:base-cell-address="v5.AB32"/>
            <calcext:condition calcext:apply-style-name="green2" calcext:value="=2" calcext:base-cell-address="v5.AB32"/>
            <calcext:condition calcext:apply-style-name="green4" calcext:value="=4" calcext:base-cell-address="v5.AB32"/>
            <calcext:condition calcext:apply-style-name="green8" calcext:value="=8" calcext:base-cell-address="v5.AB32"/>
            <calcext:condition calcext:apply-style-name="green16" calcext:value="=16" calcext:base-cell-address="v5.AB32"/>
          </calcext:conditional-format>
          <calcext:conditional-format calcext:target-range-address="v5.AC32:v5.AC32">
            <calcext:condition calcext:apply-style-name="green1" calcext:value="=1" calcext:base-cell-address="v5.AC32"/>
            <calcext:condition calcext:apply-style-name="green2" calcext:value="=2" calcext:base-cell-address="v5.AC32"/>
            <calcext:condition calcext:apply-style-name="green4" calcext:value="=4" calcext:base-cell-address="v5.AC32"/>
            <calcext:condition calcext:apply-style-name="green8" calcext:value="=8" calcext:base-cell-address="v5.AC32"/>
            <calcext:condition calcext:apply-style-name="green16" calcext:value="=16" calcext:base-cell-address="v5.AC32"/>
          </calcext:conditional-format>
          <calcext:conditional-format calcext:target-range-address="v5.AB33:v5.AB33">
            <calcext:condition calcext:apply-style-name="green1" calcext:value="=1" calcext:base-cell-address="v5.AB33"/>
            <calcext:condition calcext:apply-style-name="green2" calcext:value="=2" calcext:base-cell-address="v5.AB33"/>
            <calcext:condition calcext:apply-style-name="green4" calcext:value="=4" calcext:base-cell-address="v5.AB33"/>
            <calcext:condition calcext:apply-style-name="green8" calcext:value="=8" calcext:base-cell-address="v5.AB33"/>
            <calcext:condition calcext:apply-style-name="green16" calcext:value="=16" calcext:base-cell-address="v5.AB33"/>
          </calcext:conditional-format>
          <calcext:conditional-format calcext:target-range-address="v5.AC33:v5.AC33">
            <calcext:condition calcext:apply-style-name="green1" calcext:value="=1" calcext:base-cell-address="v5.AC33"/>
            <calcext:condition calcext:apply-style-name="green2" calcext:value="=2" calcext:base-cell-address="v5.AC33"/>
            <calcext:condition calcext:apply-style-name="green4" calcext:value="=4" calcext:base-cell-address="v5.AC33"/>
            <calcext:condition calcext:apply-style-name="green8" calcext:value="=8" calcext:base-cell-address="v5.AC33"/>
            <calcext:condition calcext:apply-style-name="green16" calcext:value="=16" calcext:base-cell-address="v5.AC33"/>
          </calcext:conditional-format>
          <calcext:conditional-format calcext:target-range-address="v5.AB34:v5.AB34">
            <calcext:condition calcext:apply-style-name="green1" calcext:value="=1" calcext:base-cell-address="v5.AB34"/>
            <calcext:condition calcext:apply-style-name="green2" calcext:value="=2" calcext:base-cell-address="v5.AB34"/>
            <calcext:condition calcext:apply-style-name="green4" calcext:value="=4" calcext:base-cell-address="v5.AB34"/>
            <calcext:condition calcext:apply-style-name="green8" calcext:value="=8" calcext:base-cell-address="v5.AB34"/>
            <calcext:condition calcext:apply-style-name="green16" calcext:value="=16" calcext:base-cell-address="v5.AB34"/>
          </calcext:conditional-format>
          <calcext:conditional-format calcext:target-range-address="v5.AC34:v5.AC34">
            <calcext:condition calcext:apply-style-name="green1" calcext:value="=1" calcext:base-cell-address="v5.AC34"/>
            <calcext:condition calcext:apply-style-name="green2" calcext:value="=2" calcext:base-cell-address="v5.AC34"/>
            <calcext:condition calcext:apply-style-name="green4" calcext:value="=4" calcext:base-cell-address="v5.AC34"/>
            <calcext:condition calcext:apply-style-name="green8" calcext:value="=8" calcext:base-cell-address="v5.AC34"/>
            <calcext:condition calcext:apply-style-name="green16" calcext:value="=16" calcext:base-cell-address="v5.AC34"/>
          </calcext:conditional-format>
          <calcext:conditional-format calcext:target-range-address="v5.AB35:v5.AB35">
            <calcext:condition calcext:apply-style-name="green1" calcext:value="=1" calcext:base-cell-address="v5.AB35"/>
            <calcext:condition calcext:apply-style-name="green2" calcext:value="=2" calcext:base-cell-address="v5.AB35"/>
            <calcext:condition calcext:apply-style-name="green4" calcext:value="=4" calcext:base-cell-address="v5.AB35"/>
            <calcext:condition calcext:apply-style-name="green8" calcext:value="=8" calcext:base-cell-address="v5.AB35"/>
            <calcext:condition calcext:apply-style-name="green16" calcext:value="=16" calcext:base-cell-address="v5.AB35"/>
          </calcext:conditional-format>
          <calcext:conditional-format calcext:target-range-address="v5.AC35:v5.AC35">
            <calcext:condition calcext:apply-style-name="green1" calcext:value="=1" calcext:base-cell-address="v5.AC35"/>
            <calcext:condition calcext:apply-style-name="green2" calcext:value="=2" calcext:base-cell-address="v5.AC35"/>
            <calcext:condition calcext:apply-style-name="green4" calcext:value="=4" calcext:base-cell-address="v5.AC35"/>
            <calcext:condition calcext:apply-style-name="green8" calcext:value="=8" calcext:base-cell-address="v5.AC35"/>
            <calcext:condition calcext:apply-style-name="green16" calcext:value="=16" calcext:base-cell-address="v5.AC35"/>
          </calcext:conditional-format>
          <calcext:conditional-format calcext:target-range-address="v5.AB36:v5.AB36">
            <calcext:condition calcext:apply-style-name="green1" calcext:value="=1" calcext:base-cell-address="v5.AB36"/>
            <calcext:condition calcext:apply-style-name="green2" calcext:value="=2" calcext:base-cell-address="v5.AB36"/>
            <calcext:condition calcext:apply-style-name="green4" calcext:value="=4" calcext:base-cell-address="v5.AB36"/>
            <calcext:condition calcext:apply-style-name="green8" calcext:value="=8" calcext:base-cell-address="v5.AB36"/>
            <calcext:condition calcext:apply-style-name="green16" calcext:value="=16" calcext:base-cell-address="v5.AB36"/>
          </calcext:conditional-format>
          <calcext:conditional-format calcext:target-range-address="v5.AC36:v5.AC36">
            <calcext:condition calcext:apply-style-name="green1" calcext:value="=1" calcext:base-cell-address="v5.AC36"/>
            <calcext:condition calcext:apply-style-name="green2" calcext:value="=2" calcext:base-cell-address="v5.AC36"/>
            <calcext:condition calcext:apply-style-name="green4" calcext:value="=4" calcext:base-cell-address="v5.AC36"/>
            <calcext:condition calcext:apply-style-name="green8" calcext:value="=8" calcext:base-cell-address="v5.AC36"/>
            <calcext:condition calcext:apply-style-name="green16" calcext:value="=16" calcext:base-cell-address="v5.AC36"/>
          </calcext:conditional-format>
          <calcext:conditional-format calcext:target-range-address="v5.AB37:v5.AB37">
            <calcext:condition calcext:apply-style-name="green1" calcext:value="=1" calcext:base-cell-address="v5.AB37"/>
            <calcext:condition calcext:apply-style-name="green2" calcext:value="=2" calcext:base-cell-address="v5.AB37"/>
            <calcext:condition calcext:apply-style-name="green4" calcext:value="=4" calcext:base-cell-address="v5.AB37"/>
            <calcext:condition calcext:apply-style-name="green8" calcext:value="=8" calcext:base-cell-address="v5.AB37"/>
            <calcext:condition calcext:apply-style-name="green16" calcext:value="=16" calcext:base-cell-address="v5.AB37"/>
          </calcext:conditional-format>
          <calcext:conditional-format calcext:target-range-address="v5.AC37:v5.AC37">
            <calcext:condition calcext:apply-style-name="green1" calcext:value="=1" calcext:base-cell-address="v5.AC37"/>
            <calcext:condition calcext:apply-style-name="green2" calcext:value="=2" calcext:base-cell-address="v5.AC37"/>
            <calcext:condition calcext:apply-style-name="green4" calcext:value="=4" calcext:base-cell-address="v5.AC37"/>
            <calcext:condition calcext:apply-style-name="green8" calcext:value="=8" calcext:base-cell-address="v5.AC37"/>
            <calcext:condition calcext:apply-style-name="green16" calcext:value="=16" calcext:base-cell-address="v5.AC37"/>
          </calcext:conditional-format>
          <calcext:conditional-format calcext:target-range-address="v5.AB38:v5.AB38">
            <calcext:condition calcext:apply-style-name="green1" calcext:value="=1" calcext:base-cell-address="v5.AB38"/>
            <calcext:condition calcext:apply-style-name="green2" calcext:value="=2" calcext:base-cell-address="v5.AB38"/>
            <calcext:condition calcext:apply-style-name="green4" calcext:value="=4" calcext:base-cell-address="v5.AB38"/>
            <calcext:condition calcext:apply-style-name="green8" calcext:value="=8" calcext:base-cell-address="v5.AB38"/>
            <calcext:condition calcext:apply-style-name="green16" calcext:value="=16" calcext:base-cell-address="v5.AB38"/>
          </calcext:conditional-format>
          <calcext:conditional-format calcext:target-range-address="v5.AC38:v5.AC38">
            <calcext:condition calcext:apply-style-name="green1" calcext:value="=1" calcext:base-cell-address="v5.AC38"/>
            <calcext:condition calcext:apply-style-name="green2" calcext:value="=2" calcext:base-cell-address="v5.AC38"/>
            <calcext:condition calcext:apply-style-name="green4" calcext:value="=4" calcext:base-cell-address="v5.AC38"/>
            <calcext:condition calcext:apply-style-name="green8" calcext:value="=8" calcext:base-cell-address="v5.AC38"/>
            <calcext:condition calcext:apply-style-name="green16" calcext:value="=16" calcext:base-cell-address="v5.AC38"/>
          </calcext:conditional-format>
          <calcext:conditional-format calcext:target-range-address="v5.AB39:v5.AB39">
            <calcext:condition calcext:apply-style-name="green1" calcext:value="=1" calcext:base-cell-address="v5.AB39"/>
            <calcext:condition calcext:apply-style-name="green2" calcext:value="=2" calcext:base-cell-address="v5.AB39"/>
            <calcext:condition calcext:apply-style-name="green4" calcext:value="=4" calcext:base-cell-address="v5.AB39"/>
            <calcext:condition calcext:apply-style-name="green8" calcext:value="=8" calcext:base-cell-address="v5.AB39"/>
            <calcext:condition calcext:apply-style-name="green16" calcext:value="=16" calcext:base-cell-address="v5.AB39"/>
          </calcext:conditional-format>
          <calcext:conditional-format calcext:target-range-address="v5.AC39:v5.AC39">
            <calcext:condition calcext:apply-style-name="green1" calcext:value="=1" calcext:base-cell-address="v5.AC39"/>
            <calcext:condition calcext:apply-style-name="green2" calcext:value="=2" calcext:base-cell-address="v5.AC39"/>
            <calcext:condition calcext:apply-style-name="green4" calcext:value="=4" calcext:base-cell-address="v5.AC39"/>
            <calcext:condition calcext:apply-style-name="green8" calcext:value="=8" calcext:base-cell-address="v5.AC39"/>
            <calcext:condition calcext:apply-style-name="green16" calcext:value="=16" calcext:base-cell-address="v5.AC39"/>
          </calcext:conditional-format>
          <calcext:conditional-format calcext:target-range-address="v5.AB40:v5.AB40">
            <calcext:condition calcext:apply-style-name="green1" calcext:value="=1" calcext:base-cell-address="v5.AB40"/>
            <calcext:condition calcext:apply-style-name="green2" calcext:value="=2" calcext:base-cell-address="v5.AB40"/>
            <calcext:condition calcext:apply-style-name="green4" calcext:value="=4" calcext:base-cell-address="v5.AB40"/>
            <calcext:condition calcext:apply-style-name="green8" calcext:value="=8" calcext:base-cell-address="v5.AB40"/>
            <calcext:condition calcext:apply-style-name="green16" calcext:value="=16" calcext:base-cell-address="v5.AB40"/>
          </calcext:conditional-format>
          <calcext:conditional-format calcext:target-range-address="v5.AC40:v5.AC40">
            <calcext:condition calcext:apply-style-name="green1" calcext:value="=1" calcext:base-cell-address="v5.AC40"/>
            <calcext:condition calcext:apply-style-name="green2" calcext:value="=2" calcext:base-cell-address="v5.AC40"/>
            <calcext:condition calcext:apply-style-name="green4" calcext:value="=4" calcext:base-cell-address="v5.AC40"/>
            <calcext:condition calcext:apply-style-name="green8" calcext:value="=8" calcext:base-cell-address="v5.AC40"/>
            <calcext:condition calcext:apply-style-name="green16" calcext:value="=16" calcext:base-cell-address="v5.AC40"/>
          </calcext:conditional-format>
          <calcext:conditional-format calcext:target-range-address="v5.AK8:v5.AK8">
            <calcext:condition calcext:apply-style-name="green1" calcext:value="=1" calcext:base-cell-address="v5.AK8"/>
            <calcext:condition calcext:apply-style-name="green2" calcext:value="=2" calcext:base-cell-address="v5.AK8"/>
            <calcext:condition calcext:apply-style-name="green4" calcext:value="=4" calcext:base-cell-address="v5.AK8"/>
            <calcext:condition calcext:apply-style-name="green8" calcext:value="=8" calcext:base-cell-address="v5.AK8"/>
            <calcext:condition calcext:apply-style-name="green16" calcext:value="=16" calcext:base-cell-address="v5.AK8"/>
          </calcext:conditional-format>
          <calcext:conditional-format calcext:target-range-address="v5.AL8:v5.AL8">
            <calcext:condition calcext:apply-style-name="green1" calcext:value="=1" calcext:base-cell-address="v5.AL8"/>
            <calcext:condition calcext:apply-style-name="green2" calcext:value="=2" calcext:base-cell-address="v5.AL8"/>
            <calcext:condition calcext:apply-style-name="green4" calcext:value="=4" calcext:base-cell-address="v5.AL8"/>
            <calcext:condition calcext:apply-style-name="green8" calcext:value="=8" calcext:base-cell-address="v5.AL8"/>
            <calcext:condition calcext:apply-style-name="green16" calcext:value="=16" calcext:base-cell-address="v5.AL8"/>
          </calcext:conditional-format>
          <calcext:conditional-format calcext:target-range-address="v5.AK9:v5.AK9">
            <calcext:condition calcext:apply-style-name="green1" calcext:value="=1" calcext:base-cell-address="v5.AK9"/>
            <calcext:condition calcext:apply-style-name="green2" calcext:value="=2" calcext:base-cell-address="v5.AK9"/>
            <calcext:condition calcext:apply-style-name="green4" calcext:value="=4" calcext:base-cell-address="v5.AK9"/>
            <calcext:condition calcext:apply-style-name="green8" calcext:value="=8" calcext:base-cell-address="v5.AK9"/>
            <calcext:condition calcext:apply-style-name="green16" calcext:value="=16" calcext:base-cell-address="v5.AK9"/>
          </calcext:conditional-format>
          <calcext:conditional-format calcext:target-range-address="v5.AL9:v5.AL9">
            <calcext:condition calcext:apply-style-name="green1" calcext:value="=1" calcext:base-cell-address="v5.AL9"/>
            <calcext:condition calcext:apply-style-name="green2" calcext:value="=2" calcext:base-cell-address="v5.AL9"/>
            <calcext:condition calcext:apply-style-name="green4" calcext:value="=4" calcext:base-cell-address="v5.AL9"/>
            <calcext:condition calcext:apply-style-name="green8" calcext:value="=8" calcext:base-cell-address="v5.AL9"/>
            <calcext:condition calcext:apply-style-name="green16" calcext:value="=16" calcext:base-cell-address="v5.AL9"/>
          </calcext:conditional-format>
          <calcext:conditional-format calcext:target-range-address="v5.AK10:v5.AK10">
            <calcext:condition calcext:apply-style-name="green1" calcext:value="=1" calcext:base-cell-address="v5.AK10"/>
            <calcext:condition calcext:apply-style-name="green2" calcext:value="=2" calcext:base-cell-address="v5.AK10"/>
            <calcext:condition calcext:apply-style-name="green4" calcext:value="=4" calcext:base-cell-address="v5.AK10"/>
            <calcext:condition calcext:apply-style-name="green8" calcext:value="=8" calcext:base-cell-address="v5.AK10"/>
            <calcext:condition calcext:apply-style-name="green16" calcext:value="=16" calcext:base-cell-address="v5.AK10"/>
          </calcext:conditional-format>
          <calcext:conditional-format calcext:target-range-address="v5.AL10:v5.AL10">
            <calcext:condition calcext:apply-style-name="green1" calcext:value="=1" calcext:base-cell-address="v5.AL10"/>
            <calcext:condition calcext:apply-style-name="green2" calcext:value="=2" calcext:base-cell-address="v5.AL10"/>
            <calcext:condition calcext:apply-style-name="green4" calcext:value="=4" calcext:base-cell-address="v5.AL10"/>
            <calcext:condition calcext:apply-style-name="green8" calcext:value="=8" calcext:base-cell-address="v5.AL10"/>
            <calcext:condition calcext:apply-style-name="green16" calcext:value="=16" calcext:base-cell-address="v5.AL10"/>
          </calcext:conditional-format>
          <calcext:conditional-format calcext:target-range-address="v5.AK11:v5.AK11">
            <calcext:condition calcext:apply-style-name="green1" calcext:value="=1" calcext:base-cell-address="v5.AK11"/>
            <calcext:condition calcext:apply-style-name="green2" calcext:value="=2" calcext:base-cell-address="v5.AK11"/>
            <calcext:condition calcext:apply-style-name="green4" calcext:value="=4" calcext:base-cell-address="v5.AK11"/>
            <calcext:condition calcext:apply-style-name="green8" calcext:value="=8" calcext:base-cell-address="v5.AK11"/>
            <calcext:condition calcext:apply-style-name="green16" calcext:value="=16" calcext:base-cell-address="v5.AK11"/>
          </calcext:conditional-format>
          <calcext:conditional-format calcext:target-range-address="v5.AL11:v5.AL11">
            <calcext:condition calcext:apply-style-name="green1" calcext:value="=1" calcext:base-cell-address="v5.AL11"/>
            <calcext:condition calcext:apply-style-name="green2" calcext:value="=2" calcext:base-cell-address="v5.AL11"/>
            <calcext:condition calcext:apply-style-name="green4" calcext:value="=4" calcext:base-cell-address="v5.AL11"/>
            <calcext:condition calcext:apply-style-name="green8" calcext:value="=8" calcext:base-cell-address="v5.AL11"/>
            <calcext:condition calcext:apply-style-name="green16" calcext:value="=16" calcext:base-cell-address="v5.AL11"/>
          </calcext:conditional-format>
          <calcext:conditional-format calcext:target-range-address="v5.AK12:v5.AK12">
            <calcext:condition calcext:apply-style-name="green1" calcext:value="=1" calcext:base-cell-address="v5.AK12"/>
            <calcext:condition calcext:apply-style-name="green2" calcext:value="=2" calcext:base-cell-address="v5.AK12"/>
            <calcext:condition calcext:apply-style-name="green4" calcext:value="=4" calcext:base-cell-address="v5.AK12"/>
            <calcext:condition calcext:apply-style-name="green8" calcext:value="=8" calcext:base-cell-address="v5.AK12"/>
            <calcext:condition calcext:apply-style-name="green16" calcext:value="=16" calcext:base-cell-address="v5.AK12"/>
          </calcext:conditional-format>
          <calcext:conditional-format calcext:target-range-address="v5.AL12:v5.AL12">
            <calcext:condition calcext:apply-style-name="green1" calcext:value="=1" calcext:base-cell-address="v5.AL12"/>
            <calcext:condition calcext:apply-style-name="green2" calcext:value="=2" calcext:base-cell-address="v5.AL12"/>
            <calcext:condition calcext:apply-style-name="green4" calcext:value="=4" calcext:base-cell-address="v5.AL12"/>
            <calcext:condition calcext:apply-style-name="green8" calcext:value="=8" calcext:base-cell-address="v5.AL12"/>
            <calcext:condition calcext:apply-style-name="green16" calcext:value="=16" calcext:base-cell-address="v5.AL12"/>
          </calcext:conditional-format>
          <calcext:conditional-format calcext:target-range-address="v5.AK13:v5.AK13">
            <calcext:condition calcext:apply-style-name="green1" calcext:value="=1" calcext:base-cell-address="v5.AK13"/>
            <calcext:condition calcext:apply-style-name="green2" calcext:value="=2" calcext:base-cell-address="v5.AK13"/>
            <calcext:condition calcext:apply-style-name="green4" calcext:value="=4" calcext:base-cell-address="v5.AK13"/>
            <calcext:condition calcext:apply-style-name="green8" calcext:value="=8" calcext:base-cell-address="v5.AK13"/>
            <calcext:condition calcext:apply-style-name="green16" calcext:value="=16" calcext:base-cell-address="v5.AK13"/>
          </calcext:conditional-format>
          <calcext:conditional-format calcext:target-range-address="v5.AL13:v5.AL13">
            <calcext:condition calcext:apply-style-name="green1" calcext:value="=1" calcext:base-cell-address="v5.AL13"/>
            <calcext:condition calcext:apply-style-name="green2" calcext:value="=2" calcext:base-cell-address="v5.AL13"/>
            <calcext:condition calcext:apply-style-name="green4" calcext:value="=4" calcext:base-cell-address="v5.AL13"/>
            <calcext:condition calcext:apply-style-name="green8" calcext:value="=8" calcext:base-cell-address="v5.AL13"/>
            <calcext:condition calcext:apply-style-name="green16" calcext:value="=16" calcext:base-cell-address="v5.AL13"/>
          </calcext:conditional-format>
          <calcext:conditional-format calcext:target-range-address="v5.AK14:v5.AK14">
            <calcext:condition calcext:apply-style-name="green1" calcext:value="=1" calcext:base-cell-address="v5.AK14"/>
            <calcext:condition calcext:apply-style-name="green2" calcext:value="=2" calcext:base-cell-address="v5.AK14"/>
            <calcext:condition calcext:apply-style-name="green4" calcext:value="=4" calcext:base-cell-address="v5.AK14"/>
            <calcext:condition calcext:apply-style-name="green8" calcext:value="=8" calcext:base-cell-address="v5.AK14"/>
            <calcext:condition calcext:apply-style-name="green16" calcext:value="=16" calcext:base-cell-address="v5.AK14"/>
          </calcext:conditional-format>
          <calcext:conditional-format calcext:target-range-address="v5.AL14:v5.AL14">
            <calcext:condition calcext:apply-style-name="green1" calcext:value="=1" calcext:base-cell-address="v5.AL14"/>
            <calcext:condition calcext:apply-style-name="green2" calcext:value="=2" calcext:base-cell-address="v5.AL14"/>
            <calcext:condition calcext:apply-style-name="green4" calcext:value="=4" calcext:base-cell-address="v5.AL14"/>
            <calcext:condition calcext:apply-style-name="green8" calcext:value="=8" calcext:base-cell-address="v5.AL14"/>
            <calcext:condition calcext:apply-style-name="green16" calcext:value="=16" calcext:base-cell-address="v5.AL14"/>
          </calcext:conditional-format>
          <calcext:conditional-format calcext:target-range-address="v5.AK15:v5.AK15">
            <calcext:condition calcext:apply-style-name="green1" calcext:value="=1" calcext:base-cell-address="v5.AK15"/>
            <calcext:condition calcext:apply-style-name="green2" calcext:value="=2" calcext:base-cell-address="v5.AK15"/>
            <calcext:condition calcext:apply-style-name="green4" calcext:value="=4" calcext:base-cell-address="v5.AK15"/>
            <calcext:condition calcext:apply-style-name="green8" calcext:value="=8" calcext:base-cell-address="v5.AK15"/>
            <calcext:condition calcext:apply-style-name="green16" calcext:value="=16" calcext:base-cell-address="v5.AK15"/>
          </calcext:conditional-format>
          <calcext:conditional-format calcext:target-range-address="v5.AL15:v5.AL15">
            <calcext:condition calcext:apply-style-name="green1" calcext:value="=1" calcext:base-cell-address="v5.AL15"/>
            <calcext:condition calcext:apply-style-name="green2" calcext:value="=2" calcext:base-cell-address="v5.AL15"/>
            <calcext:condition calcext:apply-style-name="green4" calcext:value="=4" calcext:base-cell-address="v5.AL15"/>
            <calcext:condition calcext:apply-style-name="green8" calcext:value="=8" calcext:base-cell-address="v5.AL15"/>
            <calcext:condition calcext:apply-style-name="green16" calcext:value="=16" calcext:base-cell-address="v5.AL15"/>
          </calcext:conditional-format>
          <calcext:conditional-format calcext:target-range-address="v5.AK16:v5.AK16">
            <calcext:condition calcext:apply-style-name="green1" calcext:value="=1" calcext:base-cell-address="v5.AK16"/>
            <calcext:condition calcext:apply-style-name="green2" calcext:value="=2" calcext:base-cell-address="v5.AK16"/>
            <calcext:condition calcext:apply-style-name="green4" calcext:value="=4" calcext:base-cell-address="v5.AK16"/>
            <calcext:condition calcext:apply-style-name="green8" calcext:value="=8" calcext:base-cell-address="v5.AK16"/>
            <calcext:condition calcext:apply-style-name="green16" calcext:value="=16" calcext:base-cell-address="v5.AK16"/>
          </calcext:conditional-format>
          <calcext:conditional-format calcext:target-range-address="v5.AL16:v5.AL16">
            <calcext:condition calcext:apply-style-name="green1" calcext:value="=1" calcext:base-cell-address="v5.AL16"/>
            <calcext:condition calcext:apply-style-name="green2" calcext:value="=2" calcext:base-cell-address="v5.AL16"/>
            <calcext:condition calcext:apply-style-name="green4" calcext:value="=4" calcext:base-cell-address="v5.AL16"/>
            <calcext:condition calcext:apply-style-name="green8" calcext:value="=8" calcext:base-cell-address="v5.AL16"/>
            <calcext:condition calcext:apply-style-name="green16" calcext:value="=16" calcext:base-cell-address="v5.AL16"/>
          </calcext:conditional-format>
          <calcext:conditional-format calcext:target-range-address="v5.AK17:v5.AK17">
            <calcext:condition calcext:apply-style-name="green1" calcext:value="=1" calcext:base-cell-address="v5.AK17"/>
            <calcext:condition calcext:apply-style-name="green2" calcext:value="=2" calcext:base-cell-address="v5.AK17"/>
            <calcext:condition calcext:apply-style-name="green4" calcext:value="=4" calcext:base-cell-address="v5.AK17"/>
            <calcext:condition calcext:apply-style-name="green8" calcext:value="=8" calcext:base-cell-address="v5.AK17"/>
            <calcext:condition calcext:apply-style-name="green16" calcext:value="=16" calcext:base-cell-address="v5.AK17"/>
          </calcext:conditional-format>
          <calcext:conditional-format calcext:target-range-address="v5.AL17:v5.AL17">
            <calcext:condition calcext:apply-style-name="green1" calcext:value="=1" calcext:base-cell-address="v5.AL17"/>
            <calcext:condition calcext:apply-style-name="green2" calcext:value="=2" calcext:base-cell-address="v5.AL17"/>
            <calcext:condition calcext:apply-style-name="green4" calcext:value="=4" calcext:base-cell-address="v5.AL17"/>
            <calcext:condition calcext:apply-style-name="green8" calcext:value="=8" calcext:base-cell-address="v5.AL17"/>
            <calcext:condition calcext:apply-style-name="green16" calcext:value="=16" calcext:base-cell-address="v5.AL17"/>
          </calcext:conditional-format>
          <calcext:conditional-format calcext:target-range-address="v5.AK18:v5.AK18">
            <calcext:condition calcext:apply-style-name="green1" calcext:value="=1" calcext:base-cell-address="v5.AK18"/>
            <calcext:condition calcext:apply-style-name="green2" calcext:value="=2" calcext:base-cell-address="v5.AK18"/>
            <calcext:condition calcext:apply-style-name="green4" calcext:value="=4" calcext:base-cell-address="v5.AK18"/>
            <calcext:condition calcext:apply-style-name="green8" calcext:value="=8" calcext:base-cell-address="v5.AK18"/>
            <calcext:condition calcext:apply-style-name="green16" calcext:value="=16" calcext:base-cell-address="v5.AK18"/>
          </calcext:conditional-format>
          <calcext:conditional-format calcext:target-range-address="v5.AL18:v5.AL18">
            <calcext:condition calcext:apply-style-name="green1" calcext:value="=1" calcext:base-cell-address="v5.AL18"/>
            <calcext:condition calcext:apply-style-name="green2" calcext:value="=2" calcext:base-cell-address="v5.AL18"/>
            <calcext:condition calcext:apply-style-name="green4" calcext:value="=4" calcext:base-cell-address="v5.AL18"/>
            <calcext:condition calcext:apply-style-name="green8" calcext:value="=8" calcext:base-cell-address="v5.AL18"/>
            <calcext:condition calcext:apply-style-name="green16" calcext:value="=16" calcext:base-cell-address="v5.AL18"/>
          </calcext:conditional-format>
          <calcext:conditional-format calcext:target-range-address="v5.AK19:v5.AK19">
            <calcext:condition calcext:apply-style-name="green1" calcext:value="=1" calcext:base-cell-address="v5.AK19"/>
            <calcext:condition calcext:apply-style-name="green2" calcext:value="=2" calcext:base-cell-address="v5.AK19"/>
            <calcext:condition calcext:apply-style-name="green4" calcext:value="=4" calcext:base-cell-address="v5.AK19"/>
            <calcext:condition calcext:apply-style-name="green8" calcext:value="=8" calcext:base-cell-address="v5.AK19"/>
            <calcext:condition calcext:apply-style-name="green16" calcext:value="=16" calcext:base-cell-address="v5.AK19"/>
          </calcext:conditional-format>
          <calcext:conditional-format calcext:target-range-address="v5.AL19:v5.AL19">
            <calcext:condition calcext:apply-style-name="green1" calcext:value="=1" calcext:base-cell-address="v5.AL19"/>
            <calcext:condition calcext:apply-style-name="green2" calcext:value="=2" calcext:base-cell-address="v5.AL19"/>
            <calcext:condition calcext:apply-style-name="green4" calcext:value="=4" calcext:base-cell-address="v5.AL19"/>
            <calcext:condition calcext:apply-style-name="green8" calcext:value="=8" calcext:base-cell-address="v5.AL19"/>
            <calcext:condition calcext:apply-style-name="green16" calcext:value="=16" calcext:base-cell-address="v5.AL19"/>
          </calcext:conditional-format>
          <calcext:conditional-format calcext:target-range-address="v5.AK20:v5.AK20">
            <calcext:condition calcext:apply-style-name="green1" calcext:value="=1" calcext:base-cell-address="v5.AK20"/>
            <calcext:condition calcext:apply-style-name="green2" calcext:value="=2" calcext:base-cell-address="v5.AK20"/>
            <calcext:condition calcext:apply-style-name="green4" calcext:value="=4" calcext:base-cell-address="v5.AK20"/>
            <calcext:condition calcext:apply-style-name="green8" calcext:value="=8" calcext:base-cell-address="v5.AK20"/>
            <calcext:condition calcext:apply-style-name="green16" calcext:value="=16" calcext:base-cell-address="v5.AK20"/>
          </calcext:conditional-format>
          <calcext:conditional-format calcext:target-range-address="v5.AL20:v5.AL20">
            <calcext:condition calcext:apply-style-name="green1" calcext:value="=1" calcext:base-cell-address="v5.AL20"/>
            <calcext:condition calcext:apply-style-name="green2" calcext:value="=2" calcext:base-cell-address="v5.AL20"/>
            <calcext:condition calcext:apply-style-name="green4" calcext:value="=4" calcext:base-cell-address="v5.AL20"/>
            <calcext:condition calcext:apply-style-name="green8" calcext:value="=8" calcext:base-cell-address="v5.AL20"/>
            <calcext:condition calcext:apply-style-name="green16" calcext:value="=16" calcext:base-cell-address="v5.AL20"/>
          </calcext:conditional-format>
          <calcext:conditional-format calcext:target-range-address="v5.AK21:v5.AK21">
            <calcext:condition calcext:apply-style-name="green1" calcext:value="=1" calcext:base-cell-address="v5.AK21"/>
            <calcext:condition calcext:apply-style-name="green2" calcext:value="=2" calcext:base-cell-address="v5.AK21"/>
            <calcext:condition calcext:apply-style-name="green4" calcext:value="=4" calcext:base-cell-address="v5.AK21"/>
            <calcext:condition calcext:apply-style-name="green8" calcext:value="=8" calcext:base-cell-address="v5.AK21"/>
            <calcext:condition calcext:apply-style-name="green16" calcext:value="=16" calcext:base-cell-address="v5.AK21"/>
          </calcext:conditional-format>
          <calcext:conditional-format calcext:target-range-address="v5.AL21:v5.AL21">
            <calcext:condition calcext:apply-style-name="green1" calcext:value="=1" calcext:base-cell-address="v5.AL21"/>
            <calcext:condition calcext:apply-style-name="green2" calcext:value="=2" calcext:base-cell-address="v5.AL21"/>
            <calcext:condition calcext:apply-style-name="green4" calcext:value="=4" calcext:base-cell-address="v5.AL21"/>
            <calcext:condition calcext:apply-style-name="green8" calcext:value="=8" calcext:base-cell-address="v5.AL21"/>
            <calcext:condition calcext:apply-style-name="green16" calcext:value="=16" calcext:base-cell-address="v5.AL21"/>
          </calcext:conditional-format>
          <calcext:conditional-format calcext:target-range-address="v5.AK22:v5.AK22">
            <calcext:condition calcext:apply-style-name="green1" calcext:value="=1" calcext:base-cell-address="v5.AK22"/>
            <calcext:condition calcext:apply-style-name="green2" calcext:value="=2" calcext:base-cell-address="v5.AK22"/>
            <calcext:condition calcext:apply-style-name="green4" calcext:value="=4" calcext:base-cell-address="v5.AK22"/>
            <calcext:condition calcext:apply-style-name="green8" calcext:value="=8" calcext:base-cell-address="v5.AK22"/>
            <calcext:condition calcext:apply-style-name="green16" calcext:value="=16" calcext:base-cell-address="v5.AK22"/>
          </calcext:conditional-format>
          <calcext:conditional-format calcext:target-range-address="v5.AL22:v5.AL22">
            <calcext:condition calcext:apply-style-name="green1" calcext:value="=1" calcext:base-cell-address="v5.AL22"/>
            <calcext:condition calcext:apply-style-name="green2" calcext:value="=2" calcext:base-cell-address="v5.AL22"/>
            <calcext:condition calcext:apply-style-name="green4" calcext:value="=4" calcext:base-cell-address="v5.AL22"/>
            <calcext:condition calcext:apply-style-name="green8" calcext:value="=8" calcext:base-cell-address="v5.AL22"/>
            <calcext:condition calcext:apply-style-name="green16" calcext:value="=16" calcext:base-cell-address="v5.AL22"/>
          </calcext:conditional-format>
          <calcext:conditional-format calcext:target-range-address="v5.AK23:v5.AK23">
            <calcext:condition calcext:apply-style-name="green1" calcext:value="=1" calcext:base-cell-address="v5.AK23"/>
            <calcext:condition calcext:apply-style-name="green2" calcext:value="=2" calcext:base-cell-address="v5.AK23"/>
            <calcext:condition calcext:apply-style-name="green4" calcext:value="=4" calcext:base-cell-address="v5.AK23"/>
            <calcext:condition calcext:apply-style-name="green8" calcext:value="=8" calcext:base-cell-address="v5.AK23"/>
            <calcext:condition calcext:apply-style-name="green16" calcext:value="=16" calcext:base-cell-address="v5.AK23"/>
          </calcext:conditional-format>
          <calcext:conditional-format calcext:target-range-address="v5.AL23:v5.AL23">
            <calcext:condition calcext:apply-style-name="green1" calcext:value="=1" calcext:base-cell-address="v5.AL23"/>
            <calcext:condition calcext:apply-style-name="green2" calcext:value="=2" calcext:base-cell-address="v5.AL23"/>
            <calcext:condition calcext:apply-style-name="green4" calcext:value="=4" calcext:base-cell-address="v5.AL23"/>
            <calcext:condition calcext:apply-style-name="green8" calcext:value="=8" calcext:base-cell-address="v5.AL23"/>
            <calcext:condition calcext:apply-style-name="green16" calcext:value="=16" calcext:base-cell-address="v5.AL23"/>
          </calcext:conditional-format>
          <calcext:conditional-format calcext:target-range-address="v5.AK24:v5.AK24">
            <calcext:condition calcext:apply-style-name="green1" calcext:value="=1" calcext:base-cell-address="v5.AK24"/>
            <calcext:condition calcext:apply-style-name="green2" calcext:value="=2" calcext:base-cell-address="v5.AK24"/>
            <calcext:condition calcext:apply-style-name="green4" calcext:value="=4" calcext:base-cell-address="v5.AK24"/>
            <calcext:condition calcext:apply-style-name="green8" calcext:value="=8" calcext:base-cell-address="v5.AK24"/>
            <calcext:condition calcext:apply-style-name="green16" calcext:value="=16" calcext:base-cell-address="v5.AK24"/>
          </calcext:conditional-format>
          <calcext:conditional-format calcext:target-range-address="v5.AL24:v5.AL24">
            <calcext:condition calcext:apply-style-name="green1" calcext:value="=1" calcext:base-cell-address="v5.AL24"/>
            <calcext:condition calcext:apply-style-name="green2" calcext:value="=2" calcext:base-cell-address="v5.AL24"/>
            <calcext:condition calcext:apply-style-name="green4" calcext:value="=4" calcext:base-cell-address="v5.AL24"/>
            <calcext:condition calcext:apply-style-name="green8" calcext:value="=8" calcext:base-cell-address="v5.AL24"/>
            <calcext:condition calcext:apply-style-name="green16" calcext:value="=16" calcext:base-cell-address="v5.AL24"/>
          </calcext:conditional-format>
          <calcext:conditional-format calcext:target-range-address="v5.Q6:v5.Q7">
            <calcext:condition calcext:apply-style-name="Untitled1" calcext:value="=1" calcext:base-cell-address="v5.Q6"/>
            <calcext:condition calcext:apply-style-name="Untitled2" calcext:value="=0" calcext:base-cell-address="v5.Q6"/>
          </calcext:conditional-format>
          <calcext:conditional-format calcext:target-range-address="v5.Q7:v5.Q7">
            <calcext:condition calcext:apply-style-name="Untitled1" calcext:value="=1" calcext:base-cell-address="v5.Q7"/>
            <calcext:condition calcext:apply-style-name="Untitled2" calcext:value="=0" calcext:base-cell-address="v5.Q7"/>
          </calcext:conditional-format>
          <calcext:conditional-format calcext:target-range-address="v5.Q6:v5.Q7">
            <calcext:condition calcext:apply-style-name="Untitled1" calcext:value="=1" calcext:base-cell-address="v5.Q6"/>
            <calcext:condition calcext:apply-style-name="Untitled2" calcext:value="=0" calcext:base-cell-address="v5.Q6"/>
          </calcext:conditional-format>
          <calcext:conditional-format calcext:target-range-address="v5.Q7:v5.Q7">
            <calcext:condition calcext:apply-style-name="Untitled1" calcext:value="=1" calcext:base-cell-address="v5.Q7"/>
            <calcext:condition calcext:apply-style-name="Untitled2" calcext:value="=0" calcext:base-cell-address="v5.Q7"/>
          </calcext:conditional-format>
          <calcext:conditional-format calcext:target-range-address="v5.R6:v5.R6">
            <calcext:condition calcext:apply-style-name="red" calcext:value="=1" calcext:base-cell-address="v5.R6"/>
            <calcext:condition calcext:apply-style-name="Untitled2" calcext:value="=0" calcext:base-cell-address="v5.R6"/>
          </calcext:conditional-format>
          <calcext:conditional-format calcext:target-range-address="v5.R6:v5.R6">
            <calcext:condition calcext:apply-style-name="red" calcext:value="=1" calcext:base-cell-address="v5.R6"/>
            <calcext:condition calcext:apply-style-name="Untitled2" calcext:value="=0" calcext:base-cell-address="v5.R6"/>
          </calcext:conditional-format>
          <calcext:conditional-format calcext:target-range-address="v5.R6:v5.R6">
            <calcext:condition calcext:apply-style-name="red" calcext:value="=1" calcext:base-cell-address="v5.R6"/>
            <calcext:condition calcext:apply-style-name="Untitled2" calcext:value="=0" calcext:base-cell-address="v5.R6"/>
          </calcext:conditional-format>
          <calcext:conditional-format calcext:target-range-address="v5.R6:v5.R6">
            <calcext:condition calcext:apply-style-name="red" calcext:value="=1" calcext:base-cell-address="v5.R6"/>
            <calcext:condition calcext:apply-style-name="Untitled2" calcext:value="=0" calcext:base-cell-address="v5.R6"/>
          </calcext:conditional-format>
          <calcext:conditional-format calcext:target-range-address="v5.R7:v5.R7">
            <calcext:condition calcext:apply-style-name="red" calcext:value="=1" calcext:base-cell-address="v5.R7"/>
            <calcext:condition calcext:apply-style-name="Untitled2" calcext:value="=0" calcext:base-cell-address="v5.R7"/>
          </calcext:conditional-format>
          <calcext:conditional-format calcext:target-range-address="v5.R7:v5.R7">
            <calcext:condition calcext:apply-style-name="red" calcext:value="=1" calcext:base-cell-address="v5.R7"/>
            <calcext:condition calcext:apply-style-name="Untitled2" calcext:value="=0" calcext:base-cell-address="v5.R7"/>
          </calcext:conditional-format>
          <calcext:conditional-format calcext:target-range-address="v5.R8:v5.R8">
            <calcext:condition calcext:apply-style-name="red" calcext:value="=1" calcext:base-cell-address="v5.R8"/>
            <calcext:condition calcext:apply-style-name="Untitled2" calcext:value="=0" calcext:base-cell-address="v5.R8"/>
          </calcext:conditional-format>
          <calcext:conditional-format calcext:target-range-address="v5.R8:v5.R8">
            <calcext:condition calcext:apply-style-name="red" calcext:value="=1" calcext:base-cell-address="v5.R8"/>
            <calcext:condition calcext:apply-style-name="Untitled2" calcext:value="=0" calcext:base-cell-address="v5.R8"/>
          </calcext:conditional-format>
          <calcext:conditional-format calcext:target-range-address="v5.O6:v5.O6">
            <calcext:condition calcext:apply-style-name="Untitled1" calcext:value="=1" calcext:base-cell-address="v5.O6"/>
            <calcext:condition calcext:apply-style-name="Untitled2" calcext:value="=0" calcext:base-cell-address="v5.O6"/>
          </calcext:conditional-format>
          <calcext:conditional-format calcext:target-range-address="v5.O6:v5.O6">
            <calcext:condition calcext:apply-style-name="Untitled1" calcext:value="=1" calcext:base-cell-address="v5.O6"/>
            <calcext:condition calcext:apply-style-name="Untitled2" calcext:value="=0" calcext:base-cell-address="v5.O6"/>
          </calcext:conditional-format>
          <calcext:conditional-format calcext:target-range-address="v5.P6:v5.P6">
            <calcext:condition calcext:apply-style-name="red" calcext:value="=1" calcext:base-cell-address="v5.P6"/>
            <calcext:condition calcext:apply-style-name="Untitled2" calcext:value="=0" calcext:base-cell-address="v5.P6"/>
          </calcext:conditional-format>
          <calcext:conditional-format calcext:target-range-address="v5.P6:v5.P6">
            <calcext:condition calcext:apply-style-name="red" calcext:value="=1" calcext:base-cell-address="v5.P6"/>
            <calcext:condition calcext:apply-style-name="Untitled2" calcext:value="=0" calcext:base-cell-address="v5.P6"/>
          </calcext:conditional-format>
          <calcext:conditional-format calcext:target-range-address="v5.P6:v5.P6">
            <calcext:condition calcext:apply-style-name="red" calcext:value="=1" calcext:base-cell-address="v5.P6"/>
            <calcext:condition calcext:apply-style-name="Untitled2" calcext:value="=0" calcext:base-cell-address="v5.P6"/>
          </calcext:conditional-format>
          <calcext:conditional-format calcext:target-range-address="v5.P6:v5.P6">
            <calcext:condition calcext:apply-style-name="red" calcext:value="=1" calcext:base-cell-address="v5.P6"/>
            <calcext:condition calcext:apply-style-name="Untitled2" calcext:value="=0" calcext:base-cell-address="v5.P6"/>
          </calcext:conditional-format>
          <calcext:conditional-format calcext:target-range-address="v5.O7:v5.O7">
            <calcext:condition calcext:apply-style-name="Untitled1" calcext:value="=1" calcext:base-cell-address="v5.O7"/>
            <calcext:condition calcext:apply-style-name="Untitled2" calcext:value="=0" calcext:base-cell-address="v5.O7"/>
          </calcext:conditional-format>
          <calcext:conditional-format calcext:target-range-address="v5.O7:v5.O7">
            <calcext:condition calcext:apply-style-name="Untitled1" calcext:value="=1" calcext:base-cell-address="v5.O7"/>
            <calcext:condition calcext:apply-style-name="Untitled2" calcext:value="=0" calcext:base-cell-address="v5.O7"/>
          </calcext:conditional-format>
          <calcext:conditional-format calcext:target-range-address="v5.P7:v5.P7">
            <calcext:condition calcext:apply-style-name="red" calcext:value="=1" calcext:base-cell-address="v5.P7"/>
            <calcext:condition calcext:apply-style-name="Untitled2" calcext:value="=0" calcext:base-cell-address="v5.P7"/>
          </calcext:conditional-format>
          <calcext:conditional-format calcext:target-range-address="v5.P7:v5.P7">
            <calcext:condition calcext:apply-style-name="red" calcext:value="=1" calcext:base-cell-address="v5.P7"/>
            <calcext:condition calcext:apply-style-name="Untitled2" calcext:value="=0" calcext:base-cell-address="v5.P7"/>
          </calcext:conditional-format>
          <calcext:conditional-format calcext:target-range-address="v5.P7:v5.P7">
            <calcext:condition calcext:apply-style-name="red" calcext:value="=1" calcext:base-cell-address="v5.P7"/>
            <calcext:condition calcext:apply-style-name="Untitled2" calcext:value="=0" calcext:base-cell-address="v5.P7"/>
          </calcext:conditional-format>
          <calcext:conditional-format calcext:target-range-address="v5.P7:v5.P7">
            <calcext:condition calcext:apply-style-name="red" calcext:value="=1" calcext:base-cell-address="v5.P7"/>
            <calcext:condition calcext:apply-style-name="Untitled2" calcext:value="=0" calcext:base-cell-address="v5.P7"/>
          </calcext:conditional-format>
          <calcext:conditional-format calcext:target-range-address="v5.R9:v5.R9">
            <calcext:condition calcext:apply-style-name="red" calcext:value="=1" calcext:base-cell-address="v5.R9"/>
            <calcext:condition calcext:apply-style-name="Untitled2" calcext:value="=0" calcext:base-cell-address="v5.R9"/>
          </calcext:conditional-format>
          <calcext:conditional-format calcext:target-range-address="v5.R9:v5.R9">
            <calcext:condition calcext:apply-style-name="red" calcext:value="=1" calcext:base-cell-address="v5.R9"/>
            <calcext:condition calcext:apply-style-name="Untitled2" calcext:value="=0" calcext:base-cell-address="v5.R9"/>
          </calcext:conditional-format>
          <calcext:conditional-format calcext:target-range-address="v5.R9:v5.R9">
            <calcext:condition calcext:apply-style-name="red" calcext:value="=1" calcext:base-cell-address="v5.R9"/>
            <calcext:condition calcext:apply-style-name="Untitled2" calcext:value="=0" calcext:base-cell-address="v5.R9"/>
          </calcext:conditional-format>
          <calcext:conditional-format calcext:target-range-address="v5.R9:v5.R9">
            <calcext:condition calcext:apply-style-name="red" calcext:value="=1" calcext:base-cell-address="v5.R9"/>
            <calcext:condition calcext:apply-style-name="Untitled2" calcext:value="=0" calcext:base-cell-address="v5.R9"/>
          </calcext:conditional-format>
          <calcext:conditional-format calcext:target-range-address="v5.R10:v5.R10">
            <calcext:condition calcext:apply-style-name="red" calcext:value="=1" calcext:base-cell-address="v5.R10"/>
            <calcext:condition calcext:apply-style-name="Untitled2" calcext:value="=0" calcext:base-cell-address="v5.R10"/>
          </calcext:conditional-format>
          <calcext:conditional-format calcext:target-range-address="v5.R10:v5.R10">
            <calcext:condition calcext:apply-style-name="red" calcext:value="=1" calcext:base-cell-address="v5.R10"/>
            <calcext:condition calcext:apply-style-name="Untitled2" calcext:value="=0" calcext:base-cell-address="v5.R10"/>
          </calcext:conditional-format>
          <calcext:conditional-format calcext:target-range-address="v5.Q8:v5.Q8">
            <calcext:condition calcext:apply-style-name="Untitled1" calcext:value="=1" calcext:base-cell-address="v5.Q8"/>
            <calcext:condition calcext:apply-style-name="Untitled2" calcext:value="=0" calcext:base-cell-address="v5.Q8"/>
          </calcext:conditional-format>
          <calcext:conditional-format calcext:target-range-address="v5.Q8:v5.Q8">
            <calcext:condition calcext:apply-style-name="Untitled1" calcext:value="=1" calcext:base-cell-address="v5.Q8"/>
            <calcext:condition calcext:apply-style-name="Untitled2" calcext:value="=0" calcext:base-cell-address="v5.Q8"/>
          </calcext:conditional-format>
          <calcext:conditional-format calcext:target-range-address="v5.Q8:v5.Q8">
            <calcext:condition calcext:apply-style-name="Untitled1" calcext:value="=1" calcext:base-cell-address="v5.Q8"/>
            <calcext:condition calcext:apply-style-name="Untitled2" calcext:value="=0" calcext:base-cell-address="v5.Q8"/>
          </calcext:conditional-format>
          <calcext:conditional-format calcext:target-range-address="v5.Q8:v5.Q8">
            <calcext:condition calcext:apply-style-name="Untitled1" calcext:value="=1" calcext:base-cell-address="v5.Q8"/>
            <calcext:condition calcext:apply-style-name="Untitled2" calcext:value="=0" calcext:base-cell-address="v5.Q8"/>
          </calcext:conditional-format>
          <calcext:conditional-format calcext:target-range-address="v5.O8:v5.O8">
            <calcext:condition calcext:apply-style-name="Untitled1" calcext:value="=1" calcext:base-cell-address="v5.O8"/>
            <calcext:condition calcext:apply-style-name="Untitled2" calcext:value="=0" calcext:base-cell-address="v5.O8"/>
          </calcext:conditional-format>
          <calcext:conditional-format calcext:target-range-address="v5.O8:v5.O8">
            <calcext:condition calcext:apply-style-name="Untitled1" calcext:value="=1" calcext:base-cell-address="v5.O8"/>
            <calcext:condition calcext:apply-style-name="Untitled2" calcext:value="=0" calcext:base-cell-address="v5.O8"/>
          </calcext:conditional-format>
          <calcext:conditional-format calcext:target-range-address="v5.P8:v5.P8">
            <calcext:condition calcext:apply-style-name="red" calcext:value="=1" calcext:base-cell-address="v5.P8"/>
            <calcext:condition calcext:apply-style-name="Untitled2" calcext:value="=0" calcext:base-cell-address="v5.P8"/>
          </calcext:conditional-format>
          <calcext:conditional-format calcext:target-range-address="v5.P8:v5.P8">
            <calcext:condition calcext:apply-style-name="red" calcext:value="=1" calcext:base-cell-address="v5.P8"/>
            <calcext:condition calcext:apply-style-name="Untitled2" calcext:value="=0" calcext:base-cell-address="v5.P8"/>
          </calcext:conditional-format>
          <calcext:conditional-format calcext:target-range-address="v5.P8:v5.P8">
            <calcext:condition calcext:apply-style-name="red" calcext:value="=1" calcext:base-cell-address="v5.P8"/>
            <calcext:condition calcext:apply-style-name="Untitled2" calcext:value="=0" calcext:base-cell-address="v5.P8"/>
          </calcext:conditional-format>
          <calcext:conditional-format calcext:target-range-address="v5.P8:v5.P8">
            <calcext:condition calcext:apply-style-name="red" calcext:value="=1" calcext:base-cell-address="v5.P8"/>
            <calcext:condition calcext:apply-style-name="Untitled2" calcext:value="=0" calcext:base-cell-address="v5.P8"/>
          </calcext:conditional-format>
          <calcext:conditional-format calcext:target-range-address="v5.Q9:v5.Q9">
            <calcext:condition calcext:apply-style-name="Untitled1" calcext:value="=1" calcext:base-cell-address="v5.Q9"/>
            <calcext:condition calcext:apply-style-name="Untitled2" calcext:value="=0" calcext:base-cell-address="v5.Q9"/>
          </calcext:conditional-format>
          <calcext:conditional-format calcext:target-range-address="v5.Q9:v5.Q9">
            <calcext:condition calcext:apply-style-name="Untitled1" calcext:value="=1" calcext:base-cell-address="v5.Q9"/>
            <calcext:condition calcext:apply-style-name="Untitled2" calcext:value="=0" calcext:base-cell-address="v5.Q9"/>
          </calcext:conditional-format>
          <calcext:conditional-format calcext:target-range-address="v5.Q9:v5.Q9">
            <calcext:condition calcext:apply-style-name="Untitled1" calcext:value="=1" calcext:base-cell-address="v5.Q9"/>
            <calcext:condition calcext:apply-style-name="Untitled2" calcext:value="=0" calcext:base-cell-address="v5.Q9"/>
          </calcext:conditional-format>
          <calcext:conditional-format calcext:target-range-address="v5.Q9:v5.Q9">
            <calcext:condition calcext:apply-style-name="Untitled1" calcext:value="=1" calcext:base-cell-address="v5.Q9"/>
            <calcext:condition calcext:apply-style-name="Untitled2" calcext:value="=0" calcext:base-cell-address="v5.Q9"/>
          </calcext:conditional-format>
          <calcext:conditional-format calcext:target-range-address="v5.O9:v5.O9">
            <calcext:condition calcext:apply-style-name="Untitled1" calcext:value="=1" calcext:base-cell-address="v5.O9"/>
            <calcext:condition calcext:apply-style-name="Untitled2" calcext:value="=0" calcext:base-cell-address="v5.O9"/>
          </calcext:conditional-format>
          <calcext:conditional-format calcext:target-range-address="v5.O9:v5.O9">
            <calcext:condition calcext:apply-style-name="Untitled1" calcext:value="=1" calcext:base-cell-address="v5.O9"/>
            <calcext:condition calcext:apply-style-name="Untitled2" calcext:value="=0" calcext:base-cell-address="v5.O9"/>
          </calcext:conditional-format>
          <calcext:conditional-format calcext:target-range-address="v5.P9:v5.P9">
            <calcext:condition calcext:apply-style-name="red" calcext:value="=1" calcext:base-cell-address="v5.P9"/>
            <calcext:condition calcext:apply-style-name="Untitled2" calcext:value="=0" calcext:base-cell-address="v5.P9"/>
          </calcext:conditional-format>
          <calcext:conditional-format calcext:target-range-address="v5.P9:v5.P9">
            <calcext:condition calcext:apply-style-name="red" calcext:value="=1" calcext:base-cell-address="v5.P9"/>
            <calcext:condition calcext:apply-style-name="Untitled2" calcext:value="=0" calcext:base-cell-address="v5.P9"/>
          </calcext:conditional-format>
          <calcext:conditional-format calcext:target-range-address="v5.P9:v5.P9">
            <calcext:condition calcext:apply-style-name="red" calcext:value="=1" calcext:base-cell-address="v5.P9"/>
            <calcext:condition calcext:apply-style-name="Untitled2" calcext:value="=0" calcext:base-cell-address="v5.P9"/>
          </calcext:conditional-format>
          <calcext:conditional-format calcext:target-range-address="v5.P9:v5.P9">
            <calcext:condition calcext:apply-style-name="red" calcext:value="=1" calcext:base-cell-address="v5.P9"/>
            <calcext:condition calcext:apply-style-name="Untitled2" calcext:value="=0" calcext:base-cell-address="v5.P9"/>
          </calcext:conditional-format>
          <calcext:conditional-format calcext:target-range-address="v5.Q10:v5.Q10">
            <calcext:condition calcext:apply-style-name="Untitled1" calcext:value="=1" calcext:base-cell-address="v5.Q10"/>
            <calcext:condition calcext:apply-style-name="Untitled2" calcext:value="=0" calcext:base-cell-address="v5.Q10"/>
          </calcext:conditional-format>
          <calcext:conditional-format calcext:target-range-address="v5.Q10:v5.Q10">
            <calcext:condition calcext:apply-style-name="Untitled1" calcext:value="=1" calcext:base-cell-address="v5.Q10"/>
            <calcext:condition calcext:apply-style-name="Untitled2" calcext:value="=0" calcext:base-cell-address="v5.Q10"/>
          </calcext:conditional-format>
          <calcext:conditional-format calcext:target-range-address="v5.Q10:v5.Q10">
            <calcext:condition calcext:apply-style-name="Untitled1" calcext:value="=1" calcext:base-cell-address="v5.Q10"/>
            <calcext:condition calcext:apply-style-name="Untitled2" calcext:value="=0" calcext:base-cell-address="v5.Q10"/>
          </calcext:conditional-format>
          <calcext:conditional-format calcext:target-range-address="v5.Q10:v5.Q10">
            <calcext:condition calcext:apply-style-name="Untitled1" calcext:value="=1" calcext:base-cell-address="v5.Q10"/>
            <calcext:condition calcext:apply-style-name="Untitled2" calcext:value="=0" calcext:base-cell-address="v5.Q10"/>
          </calcext:conditional-format>
          <calcext:conditional-format calcext:target-range-address="v5.O10:v5.O10">
            <calcext:condition calcext:apply-style-name="Untitled1" calcext:value="=1" calcext:base-cell-address="v5.O10"/>
            <calcext:condition calcext:apply-style-name="Untitled2" calcext:value="=0" calcext:base-cell-address="v5.O10"/>
          </calcext:conditional-format>
          <calcext:conditional-format calcext:target-range-address="v5.O10:v5.O10">
            <calcext:condition calcext:apply-style-name="Untitled1" calcext:value="=1" calcext:base-cell-address="v5.O10"/>
            <calcext:condition calcext:apply-style-name="Untitled2" calcext:value="=0" calcext:base-cell-address="v5.O10"/>
          </calcext:conditional-format>
          <calcext:conditional-format calcext:target-range-address="v5.P10:v5.P10">
            <calcext:condition calcext:apply-style-name="red" calcext:value="=1" calcext:base-cell-address="v5.P10"/>
            <calcext:condition calcext:apply-style-name="Untitled2" calcext:value="=0" calcext:base-cell-address="v5.P10"/>
          </calcext:conditional-format>
          <calcext:conditional-format calcext:target-range-address="v5.P10:v5.P10">
            <calcext:condition calcext:apply-style-name="red" calcext:value="=1" calcext:base-cell-address="v5.P10"/>
            <calcext:condition calcext:apply-style-name="Untitled2" calcext:value="=0" calcext:base-cell-address="v5.P10"/>
          </calcext:conditional-format>
          <calcext:conditional-format calcext:target-range-address="v5.P10:v5.P10">
            <calcext:condition calcext:apply-style-name="red" calcext:value="=1" calcext:base-cell-address="v5.P10"/>
            <calcext:condition calcext:apply-style-name="Untitled2" calcext:value="=0" calcext:base-cell-address="v5.P10"/>
          </calcext:conditional-format>
          <calcext:conditional-format calcext:target-range-address="v5.P10:v5.P10">
            <calcext:condition calcext:apply-style-name="red" calcext:value="=1" calcext:base-cell-address="v5.P10"/>
            <calcext:condition calcext:apply-style-name="Untitled2" calcext:value="=0" calcext:base-cell-address="v5.P10"/>
          </calcext:conditional-format>
          <calcext:conditional-format calcext:target-range-address="v5.Q11:v5.Q11">
            <calcext:condition calcext:apply-style-name="Untitled1" calcext:value="=1" calcext:base-cell-address="v5.Q11"/>
            <calcext:condition calcext:apply-style-name="Untitled2" calcext:value="=0" calcext:base-cell-address="v5.Q11"/>
          </calcext:conditional-format>
          <calcext:conditional-format calcext:target-range-address="v5.Q11:v5.Q11">
            <calcext:condition calcext:apply-style-name="Untitled1" calcext:value="=1" calcext:base-cell-address="v5.Q11"/>
            <calcext:condition calcext:apply-style-name="Untitled2" calcext:value="=0" calcext:base-cell-address="v5.Q11"/>
          </calcext:conditional-format>
          <calcext:conditional-format calcext:target-range-address="v5.Q11:v5.Q11">
            <calcext:condition calcext:apply-style-name="Untitled1" calcext:value="=1" calcext:base-cell-address="v5.Q11"/>
            <calcext:condition calcext:apply-style-name="Untitled2" calcext:value="=0" calcext:base-cell-address="v5.Q11"/>
          </calcext:conditional-format>
          <calcext:conditional-format calcext:target-range-address="v5.Q11:v5.Q11">
            <calcext:condition calcext:apply-style-name="Untitled1" calcext:value="=1" calcext:base-cell-address="v5.Q11"/>
            <calcext:condition calcext:apply-style-name="Untitled2" calcext:value="=0" calcext:base-cell-address="v5.Q11"/>
          </calcext:conditional-format>
          <calcext:conditional-format calcext:target-range-address="v5.O11:v5.O11">
            <calcext:condition calcext:apply-style-name="Untitled1" calcext:value="=1" calcext:base-cell-address="v5.O11"/>
            <calcext:condition calcext:apply-style-name="Untitled2" calcext:value="=0" calcext:base-cell-address="v5.O11"/>
          </calcext:conditional-format>
          <calcext:conditional-format calcext:target-range-address="v5.O11:v5.O11">
            <calcext:condition calcext:apply-style-name="Untitled1" calcext:value="=1" calcext:base-cell-address="v5.O11"/>
            <calcext:condition calcext:apply-style-name="Untitled2" calcext:value="=0" calcext:base-cell-address="v5.O11"/>
          </calcext:conditional-format>
          <calcext:conditional-format calcext:target-range-address="v5.P11:v5.P11">
            <calcext:condition calcext:apply-style-name="red" calcext:value="=1" calcext:base-cell-address="v5.P11"/>
            <calcext:condition calcext:apply-style-name="Untitled2" calcext:value="=0" calcext:base-cell-address="v5.P11"/>
          </calcext:conditional-format>
          <calcext:conditional-format calcext:target-range-address="v5.P11:v5.P11">
            <calcext:condition calcext:apply-style-name="red" calcext:value="=1" calcext:base-cell-address="v5.P11"/>
            <calcext:condition calcext:apply-style-name="Untitled2" calcext:value="=0" calcext:base-cell-address="v5.P11"/>
          </calcext:conditional-format>
          <calcext:conditional-format calcext:target-range-address="v5.P11:v5.P11">
            <calcext:condition calcext:apply-style-name="red" calcext:value="=1" calcext:base-cell-address="v5.P11"/>
            <calcext:condition calcext:apply-style-name="Untitled2" calcext:value="=0" calcext:base-cell-address="v5.P11"/>
          </calcext:conditional-format>
          <calcext:conditional-format calcext:target-range-address="v5.P11:v5.P11">
            <calcext:condition calcext:apply-style-name="red" calcext:value="=1" calcext:base-cell-address="v5.P11"/>
            <calcext:condition calcext:apply-style-name="Untitled2" calcext:value="=0" calcext:base-cell-address="v5.P11"/>
          </calcext:conditional-format>
        </calcext:conditional-formats>
      </table:table>
      <table:table table:name="v4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17" table:number-columns-repeated="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3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Pencil stack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Gen</text:p>
          </table:table-cell>
          <table:table-cell table:number-columns-repeated="2"/>
          <table:table-cell office:value-type="string" calcext:value-type="string">
            <text:p>Gen/Update/del</text:p>
          </table:table-cell>
          <table:table-cell table:number-columns-repeated="25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6">
          <table:table-cell table:number-columns-repeated="2"/>
          <table:table-cell table:style-name="ce7" office:value-type="string" calcext:value-type="string" table:number-columns-spanned="1" table:number-rows-spanned="3">
            <text:p>Possible styles</text:p>
          </table:table-cell>
          <table:table-cell/>
          <table:table-cell table:style-name="ce12" office:value-type="string" calcext:value-type="string">
            <text:p>Blocks</text:p>
          </table:table-cell>
          <table:table-cell table:style-name="ce15" office:value-type="string" calcext:value-type="string">
            <text:p>OR Mask value</text:p>
          </table:table-cell>
          <table:table-cell/>
          <table:table-cell table:style-name="ce19" office:value-type="string" calcext:value-type="string">
            <text:p>Ticked</text:p>
          </table:table-cell>
          <table:table-cell table:style-name="ce19" office:value-type="string" calcext:value-type="string">
            <text:p>Footer</text:p>
          </table:table-cell>
          <table:table-cell table:style-name="ce19" office:value-type="string" calcext:value-type="string">
            <text:p>Captions</text:p>
          </table:table-cell>
          <table:table-cell table:style-name="ce19" office:value-type="string" calcext:value-type="string">
            <text:p>Font Samples</text:p>
          </table:table-cell>
          <table:table-cell table:style-name="ce22" office:value-type="string" calcext:value-type="string">
            <text:p>Gen new Font Samples</text:p>
          </table:table-cell>
          <table:table-cell/>
          <table:table-cell table:style-name="ce24"/>
          <table:table-cell table:style-name="ce19" office:value-type="string" calcext:value-type="string">
            <text:p>Ticked</text:p>
          </table:table-cell>
          <table:table-cell table:style-name="ce19" office:value-type="string" calcext:value-type="string">
            <text:p>Footer</text:p>
          </table:table-cell>
          <table:table-cell table:style-name="ce19" office:value-type="string" calcext:value-type="string">
            <text:p>Captions</text:p>
          </table:table-cell>
          <table:table-cell table:style-name="ce19" office:value-type="string" calcext:value-type="string">
            <text:p>Font Samples</text:p>
          </table:table-cell>
          <table:table-cell table:style-name="ce22" office:value-type="string" calcext:value-type="string">
            <text:p>Gen Font Samples</text:p>
          </table:table-cell>
          <table:table-cell table:number-columns-repeated="3"/>
          <table:table-cell table:style-name="ce72"/>
          <table:table-cell table:number-columns-repeated="3"/>
          <table:table-cell table:style-name="ce74" office:value-type="string" calcext:value-type="string">
            <text:p>states OR codes</text:p>
          </table:table-cell>
          <table:table-cell table:style-name="ce11" table:number-columns-repeated="4"/>
          <table:table-cell table:number-columns-repeated="13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/>
          <table:covered-table-cell/>
          <table:table-cell table:number-columns-repeated="3"/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21"/>
          <table:table-cell/>
          <table:table-cell table:style-name="ce173" table:number-columns-repeated="4"/>
          <table:table-cell table:style-name="ce21" table:number-columns-repeated="6"/>
          <table:table-cell table:style-name="ce1" office:value-type="string" calcext:value-type="string">
            <text:p>Block codes</text:p>
          </table:table-cell>
          <table:table-cell table:style-name="ce72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16" calcext:value-type="float">
            <text:p>16</text:p>
          </table:table-cell>
          <table:table-cell table:style-name="ce75"/>
          <table:table-cell table:style-name="ce135" table:number-columns-spanned="1" table:number-rows-spanned="2"/>
          <table:table-cell table:style-name="ce75" table:number-columns-repeated="5"/>
          <table:table-cell table:style-name="ce135"/>
          <table:table-cell table:style-name="ce170" table:number-columns-repeated="3"/>
          <table:table-cell/>
        </table:table-row>
        <table:table-row table:style-name="ro1">
          <table:table-cell office:value-type="string" calcext:value-type="string">
            <text:p>Layer #</text:p>
          </table:table-cell>
          <table:table-cell/>
          <table:covered-table-cell/>
          <table:table-cell/>
          <table:table-cell table:style-name="ce13" office:value-type="string" calcext:value-type="string">
            <text:p>A</text:p>
          </table:table-cell>
          <table:table-cell table:style-name="ce16" office:value-type="float" office:value="1" calcext:value-type="float">
            <text:p>1</text:p>
          </table:table-cell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/>
          <table:table-cell table:style-name="ce25"/>
          <table:table-cell table:style-name="ce34" office:value-type="string" calcext:value-type="string">
            <text:p>E</text:p>
          </table:table-cell>
          <table:table-cell table:style-name="ce34" office:value-type="string" calcext:value-type="string">
            <text:p>D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B</text:p>
          </table:table-cell>
          <table:table-cell table:style-name="ce34" office:value-type="string" calcext:value-type="string">
            <text:p>A</text:p>
          </table:table-cell>
          <table:table-cell table:style-name="ce21" table:number-columns-repeated="6"/>
          <table:table-cell table:number-columns-repeated="2"/>
          <table:table-cell table:style-name="ce76" table:number-columns-repeated="3"/>
          <table:table-cell table:number-columns-repeated="3"/>
          <table:covered-table-cell table:style-name="ce72"/>
          <table:table-cell table:style-name="ce76" table:number-columns-repeated="3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Gradient gray up to white</text:p>
          </table:table-cell>
          <table:table-cell table:number-columns-repeated="2"/>
          <table:table-cell table:style-name="ce13" office:value-type="string" calcext:value-type="string">
            <text:p>B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4"/>
          <table:table-cell table:style-name="ce17" office:value-type="string" calcext:value-type="string">
            <text:p>T</text:p>
          </table:table-cell>
          <table:table-cell table:style-name="ce17"/>
          <table:table-cell table:number-columns-repeated="2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23" table:number-columns-repeated="3"/>
          <table:table-cell table:style-name="ce21" table:number-columns-repeated="3"/>
          <table:table-cell table:style-name="ce73" office:value-type="string" calcext:value-type="string">
            <text:p>and masks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/>
          <table:table-cell/>
          <table:table-cell table:style-name="ce75"/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75"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2">
            <text:p>Each face bitmap</text:p>
            <text:p>+ name, style, file caption</text:p>
          </table:table-cell>
          <table:table-cell table:style-name="ce8" office:value-type="string" calcext:value-type="string">
            <text:p>Active</text:p>
          </table:table-cell>
          <table:table-cell/>
          <table:table-cell table:style-name="ce13" office:value-type="string" calcext:value-type="string">
            <text:p>C</text:p>
          </table:table-cell>
          <table:table-cell table:style-name="ce16" office:value-type="float" office:value="4" calcext:value-type="float">
            <text:p>4</text:p>
          </table:table-cell>
          <table:table-cell table:style-name="ce17" table:number-columns-repeated="3"/>
          <table:table-cell table:style-name="ce17" office:value-type="string" calcext:value-type="string">
            <text:p>T</text:p>
          </table:table-cell>
          <table:table-cell table:style-name="ce17" table:number-columns-repeated="2"/>
          <table:table-cell/>
          <table:table-cell table:style-name="ce26" office:value-type="string" calcext:value-type="string">
            <text:p>textchanged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style-name="ce66" table:formula="of:=[.O8]*[.$O$7]+[.P8]*[.$P$7]+[.Q8]*[.$Q$7]+[.R8]*[.$R$7]+[.S8]*[.$S$7]" office:value-type="float" office:value="3" calcext:value-type="float">
            <text:p>3</text:p>
          </table:table-cell>
          <table:table-cell table:style-name="ce23" table:number-columns-repeated="2"/>
          <table:table-cell table:style-name="ce21" table:number-columns-repeated="3"/>
          <table:table-cell/>
          <table:table-cell table:style-name="ce1" office:value-type="float" office:value="0" calcext:value-type="float">
            <text:p>0</text:p>
          </table:table-cell>
          <table:table-cell table:style-name="ce179" table:formula="of:=BITAND([.AA8];[.$AB$7])" office:value-type="float" office:value="0" calcext:value-type="float">
            <text:p>0</text:p>
          </table:table-cell>
          <table:table-cell table:style-name="ce109" table:formula="of:=BITAND([.AA8];[.$AC$7])" office:value-type="float" office:value="0" calcext:value-type="float">
            <text:p>0</text:p>
          </table:table-cell>
          <table:table-cell table:style-name="ce109" table:formula="of:=BITAND([.AA8];[.$AD$7])" office:value-type="float" office:value="0" calcext:value-type="float">
            <text:p>0</text:p>
          </table:table-cell>
          <table:table-cell table:style-name="ce109" table:formula="of:=BITAND([.AA8];[.$AE$7])" office:value-type="float" office:value="0" calcext:value-type="float">
            <text:p>0</text:p>
          </table:table-cell>
          <table:table-cell table:style-name="ce109" table:formula="of:=BITAND([.AB8];[.$AE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236" table:formula="of:=BITAND([.AJ8];[.$AB$7])" office:value-type="float" office:value="0" calcext:value-type="float">
            <text:p>0</text:p>
          </table:table-cell>
          <table:table-cell table:style-name="ce253" table:formula="of:=BITAND([.AJ8];[.$AC$7])" office:value-type="float" office:value="0" calcext:value-type="float">
            <text:p>0</text:p>
          </table:table-cell>
          <table:table-cell table:style-name="ce109" table:formula="of:=BITAND([.AJ8];[.$AD$7])" office:value-type="float" office:value="0" calcext:value-type="float">
            <text:p>0</text:p>
          </table:table-cell>
          <table:table-cell table:style-name="ce109" table:formula="of:=BITAND([.AJ8];[.$AE$7])" office:value-type="float" office:value="0" calcext:value-type="float">
            <text:p>0</text:p>
          </table:table-cell>
          <table:table-cell table:style-name="ce109" table:formula="of:=BITAND([.AK8];[.$AE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Inactive</text:p>
          </table:table-cell>
          <table:table-cell/>
          <table:table-cell table:style-name="ce13" office:value-type="string" calcext:value-type="string">
            <text:p>D</text:p>
          </table:table-cell>
          <table:table-cell table:style-name="ce16" office:value-type="float" office:value="8" calcext:value-type="float">
            <text:p>8</text:p>
          </table:table-cell>
          <table:table-cell table:style-name="ce17" table:number-columns-repeated="2"/>
          <table:table-cell table:style-name="ce17" office:value-type="string" calcext:value-type="string">
            <text:p>T</text:p>
          </table:table-cell>
          <table:table-cell table:style-name="ce17" table:number-columns-repeated="3"/>
          <table:table-cell/>
          <table:table-cell table:style-name="ce26" office:value-type="string" calcext:value-type="string">
            <text:p>pointschange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style-name="ce175" office:value-type="float" office:value="1" calcext:value-type="float">
            <text:p>1</text:p>
          </table:table-cell>
          <table:table-cell table:style-name="ce66" table:formula="of:=[.O9]*[.$O$7]+[.P9]*[.$P$7]+[.Q9]*[.$Q$7]+[.R9]*[.$R$7]+[.S9]*[.$S$7]" office:value-type="float" office:value="7" calcext:value-type="float">
            <text:p>7</text:p>
          </table:table-cell>
          <table:table-cell table:style-name="ce23" table:number-columns-repeated="2"/>
          <table:table-cell table:style-name="ce21" table:number-columns-repeated="3"/>
          <table:table-cell/>
          <table:table-cell table:style-name="ce1" office:value-type="float" office:value="1" calcext:value-type="float">
            <text:p>1</text:p>
          </table:table-cell>
          <table:table-cell table:style-name="ce180" table:formula="of:=BITAND([.AA9];[.$AB$7])" office:value-type="float" office:value="1" calcext:value-type="float">
            <text:p>1</text:p>
          </table:table-cell>
          <table:table-cell table:style-name="ce211" table:formula="of:=BITAND([.AA9];[.$AC$7])" office:value-type="float" office:value="0" calcext:value-type="float">
            <text:p>0</text:p>
          </table:table-cell>
          <table:table-cell table:style-name="ce109" table:formula="of:=BITAND([.AA9];[.$AD$7])" office:value-type="float" office:value="0" calcext:value-type="float">
            <text:p>0</text:p>
          </table:table-cell>
          <table:table-cell table:style-name="ce109" table:formula="of:=BITAND([.AA9];[.$AE$7])" office:value-type="float" office:value="0" calcext:value-type="float">
            <text:p>0</text:p>
          </table:table-cell>
          <table:table-cell table:style-name="ce109" table:formula="of:=BITAND([.AA9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237" table:formula="of:=BITAND([.AJ9];[.$AB$7])" office:value-type="float" office:value="1" calcext:value-type="float">
            <text:p>1</text:p>
          </table:table-cell>
          <table:table-cell table:style-name="ce254" table:formula="of:=BITAND([.AJ9];[.$AC$7])" office:value-type="float" office:value="0" calcext:value-type="float">
            <text:p>0</text:p>
          </table:table-cell>
          <table:table-cell table:style-name="ce109" table:formula="of:=BITAND([.AJ9];[.$AD$7])" office:value-type="float" office:value="0" calcext:value-type="float">
            <text:p>0</text:p>
          </table:table-cell>
          <table:table-cell table:style-name="ce109" table:formula="of:=BITAND([.AJ9];[.$AE$7])" office:value-type="float" office:value="0" calcext:value-type="float">
            <text:p>0</text:p>
          </table:table-cell>
          <table:table-cell table:style-name="ce109" table:formula="of:=BITAND([.AJ9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 table:number-columns-spanned="1" table:number-rows-spanned="2">
            <text:p>Inactive footer</text:p>
            <text:p>(this font is in.. and green tick)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3" office:value-type="string" calcext:value-type="string">
            <text:p>E</text:p>
          </table:table-cell>
          <table:table-cell table:style-name="ce16" office:value-type="float" office:value="16" calcext:value-type="float">
            <text:p>16</text:p>
          </table:table-cell>
          <table:table-cell table:style-name="ce17"/>
          <table:table-cell table:style-name="ce17" office:value-type="string" calcext:value-type="string">
            <text:p>T</text:p>
          </table:table-cell>
          <table:table-cell table:style-name="ce17" table:number-columns-repeated="4"/>
          <table:table-cell/>
          <table:table-cell table:style-name="ce27" office:value-type="string" calcext:value-type="string">
            <text:p>tl_adjust_changed</text:p>
          </table:table-cell>
          <table:table-cell table:number-columns-repeated="2" table:style-name="ce172" office:value-type="float" office:value="0" calcext:value-type="float">
            <text:p>0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66" table:formula="of:=[.O10]*[.$O$7]+[.P10]*[.$P$7]+[.Q10]*[.$Q$7]+[.R10]*[.$R$7]+[.S10]*[.$S$7]" office:value-type="float" office:value="6" calcext:value-type="float">
            <text:p>6</text:p>
          </table:table-cell>
          <table:table-cell table:style-name="ce23" table:number-columns-repeated="2"/>
          <table:table-cell table:style-name="ce21" table:number-columns-repeated="3"/>
          <table:table-cell/>
          <table:table-cell table:style-name="ce1" office:value-type="float" office:value="2" calcext:value-type="float">
            <text:p>2</text:p>
          </table:table-cell>
          <table:table-cell table:style-name="ce181" table:formula="of:=BITAND([.AA10];[.$AB$7])" office:value-type="float" office:value="0" calcext:value-type="float">
            <text:p>0</text:p>
          </table:table-cell>
          <table:table-cell table:style-name="ce109" table:formula="of:=BITAND([.AA10];[.$AC$7])" office:value-type="float" office:value="2" calcext:value-type="float">
            <text:p>2</text:p>
          </table:table-cell>
          <table:table-cell table:style-name="ce109" table:formula="of:=BITAND([.AA10];[.$AD$7])" office:value-type="float" office:value="0" calcext:value-type="float">
            <text:p>0</text:p>
          </table:table-cell>
          <table:table-cell table:style-name="ce109" table:formula="of:=BITAND([.AA10];[.$AE$7])" office:value-type="float" office:value="0" calcext:value-type="float">
            <text:p>0</text:p>
          </table:table-cell>
          <table:table-cell table:style-name="ce109" table:formula="of:=BITAND([.AA10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238" table:formula="of:=BITAND([.AJ10];[.$AB$7])" office:value-type="float" office:value="1" calcext:value-type="float">
            <text:p>1</text:p>
          </table:table-cell>
          <table:table-cell table:style-name="ce255" table:formula="of:=BITAND([.AJ10];[.$AC$7])" office:value-type="float" office:value="2" calcext:value-type="float">
            <text:p>2</text:p>
          </table:table-cell>
          <table:table-cell table:style-name="ce109" table:formula="of:=BITAND([.AJ10];[.$AD$7])" office:value-type="float" office:value="0" calcext:value-type="float">
            <text:p>0</text:p>
          </table:table-cell>
          <table:table-cell table:style-name="ce109" table:formula="of:=BITAND([.AJ10];[.$AE$7])" office:value-type="float" office:value="0" calcext:value-type="float">
            <text:p>0</text:p>
          </table:table-cell>
          <table:table-cell table:style-name="ce109" table:formula="of:=BITAND([.AJ10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Inactive</text:p>
          </table:table-cell>
          <table:table-cell/>
          <table:table-cell table:style-name="ce13"/>
          <table:table-cell table:style-name="ce16"/>
          <table:table-cell table:style-name="ce18" table:number-columns-repeated="6"/>
          <table:table-cell/>
          <table:table-cell table:style-name="ce26" office:value-type="string" calcext:value-type="string">
            <text:p>activechanged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66" table:formula="of:=[.O11]*[.$O$7]+[.P11]*[.$P$7]+[.Q11]*[.$Q$7]+[.R11]*[.$R$7]+[.S11]*[.$S$7]" office:value-type="float" office:value="14" calcext:value-type="float">
            <text:p>14</text:p>
          </table:table-cell>
          <table:table-cell table:style-name="ce21" table:number-columns-repeated="5"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82" table:formula="of:=BITAND([.AA11];[.$AB$7])" office:value-type="float" office:value="1" calcext:value-type="float">
            <text:p>1</text:p>
          </table:table-cell>
          <table:table-cell table:style-name="ce109" table:formula="of:=BITAND([.AA11];[.$AC$7])" office:value-type="float" office:value="2" calcext:value-type="float">
            <text:p>2</text:p>
          </table:table-cell>
          <table:table-cell table:style-name="ce109" table:formula="of:=BITAND([.AA11];[.$AD$7])" office:value-type="float" office:value="0" calcext:value-type="float">
            <text:p>0</text:p>
          </table:table-cell>
          <table:table-cell table:style-name="ce109" table:formula="of:=BITAND([.AA11];[.$AE$7])" office:value-type="float" office:value="0" calcext:value-type="float">
            <text:p>0</text:p>
          </table:table-cell>
          <table:table-cell table:style-name="ce109" table:formula="of:=BITAND([.AA11];[.$AF$7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239" table:formula="of:=BITAND([.AJ11];[.$AB$7])" office:value-type="float" office:value="1" calcext:value-type="float">
            <text:p>1</text:p>
          </table:table-cell>
          <table:table-cell table:style-name="ce256" table:formula="of:=BITAND([.AJ11];[.$AC$7])" office:value-type="float" office:value="0" calcext:value-type="float">
            <text:p>0</text:p>
          </table:table-cell>
          <table:table-cell table:style-name="ce109" table:formula="of:=BITAND([.AJ11];[.$AD$7])" office:value-type="float" office:value="4" calcext:value-type="float">
            <text:p>4</text:p>
          </table:table-cell>
          <table:table-cell table:style-name="ce109" table:formula="of:=BITAND([.AJ11];[.$AE$7])" office:value-type="float" office:value="0" calcext:value-type="float">
            <text:p>0</text:p>
          </table:table-cell>
          <table:table-cell table:style-name="ce109" table:formula="of:=BITAND([.AJ11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 table:number-columns-spanned="1" table:number-rows-spanned="2">
            <text:p>Ticked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3"/>
          <table:table-cell table:style-name="ce16"/>
          <table:table-cell table:number-columns-repeated="2"/>
          <table:table-cell table:style-name="ce18"/>
          <table:table-cell table:style-name="ce20"/>
          <table:table-cell table:style-name="ce18"/>
          <table:table-cell/>
          <table:table-cell table:style-name="ce26" office:value-type="string" calcext:value-type="string">
            <text:p>tickedchanged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66" table:formula="of:=[.O12]*[.$O$7]+[.P12]*[.$P$7]+[.Q12]*[.$Q$7]+[.R12]*[.$R$7]+[.S12]*[.$S$7]" office:value-type="float" office:value="16" calcext:value-type="float">
            <text:p>16</text:p>
          </table:table-cell>
          <table:table-cell table:style-name="ce23" table:number-columns-repeated="2"/>
          <table:table-cell table:style-name="ce21" table:number-columns-repeated="3"/>
          <table:table-cell/>
          <table:table-cell table:style-name="ce1" office:value-type="float" office:value="4" calcext:value-type="float">
            <text:p>4</text:p>
          </table:table-cell>
          <table:table-cell table:style-name="ce183" table:formula="of:=BITAND([.AA12];[.$AB$7])" office:value-type="float" office:value="0" calcext:value-type="float">
            <text:p>0</text:p>
          </table:table-cell>
          <table:table-cell table:style-name="ce109" table:formula="of:=BITAND([.AA12];[.$AC$7])" office:value-type="float" office:value="0" calcext:value-type="float">
            <text:p>0</text:p>
          </table:table-cell>
          <table:table-cell table:style-name="ce109" table:formula="of:=BITAND([.AA12];[.$AD$7])" office:value-type="float" office:value="4" calcext:value-type="float">
            <text:p>4</text:p>
          </table:table-cell>
          <table:table-cell table:style-name="ce109" table:formula="of:=BITAND([.AA12];[.$AE$7])" office:value-type="float" office:value="0" calcext:value-type="float">
            <text:p>0</text:p>
          </table:table-cell>
          <table:table-cell table:style-name="ce109" table:formula="of:=BITAND([.AA12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240" table:formula="of:=BITAND([.AJ12];[.$AB$7])" office:value-type="float" office:value="1" calcext:value-type="float">
            <text:p>1</text:p>
          </table:table-cell>
          <table:table-cell table:style-name="ce257" table:formula="of:=BITAND([.AJ12];[.$AC$7])" office:value-type="float" office:value="2" calcext:value-type="float">
            <text:p>2</text:p>
          </table:table-cell>
          <table:table-cell table:style-name="ce109" table:formula="of:=BITAND([.AJ12];[.$AD$7])" office:value-type="float" office:value="4" calcext:value-type="float">
            <text:p>4</text:p>
          </table:table-cell>
          <table:table-cell table:style-name="ce109" table:formula="of:=BITAND([.AJ12];[.$AE$7])" office:value-type="float" office:value="0" calcext:value-type="float">
            <text:p>0</text:p>
          </table:table-cell>
          <table:table-cell table:style-name="ce109" table:formula="of:=BITAND([.AJ12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Tick/Cross</text:p>
          </table:table-cell>
          <table:table-cell table:number-columns-repeated="9"/>
          <table:table-cell table:style-name="ce23"/>
          <table:table-cell table:number-columns-repeated="7"/>
          <table:table-cell table:style-name="ce23" table:number-columns-repeated="2"/>
          <table:table-cell table:style-name="ce21" table:number-columns-repeated="3"/>
          <table:table-cell/>
          <table:table-cell table:style-name="ce1" office:value-type="float" office:value="5" calcext:value-type="float">
            <text:p>5</text:p>
          </table:table-cell>
          <table:table-cell table:style-name="ce184" table:formula="of:=BITAND([.AA13];[.$AB$7])" office:value-type="float" office:value="1" calcext:value-type="float">
            <text:p>1</text:p>
          </table:table-cell>
          <table:table-cell table:style-name="ce109" table:formula="of:=BITAND([.AA13];[.$AC$7])" office:value-type="float" office:value="0" calcext:value-type="float">
            <text:p>0</text:p>
          </table:table-cell>
          <table:table-cell table:style-name="ce109" table:formula="of:=BITAND([.AA13];[.$AD$7])" office:value-type="float" office:value="4" calcext:value-type="float">
            <text:p>4</text:p>
          </table:table-cell>
          <table:table-cell table:style-name="ce109" table:formula="of:=BITAND([.AA13];[.$AE$7])" office:value-type="float" office:value="0" calcext:value-type="float">
            <text:p>0</text:p>
          </table:table-cell>
          <table:table-cell table:style-name="ce109" table:formula="of:=BITAND([.AA13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241" table:formula="of:=BITAND([.AJ13];[.$AB$7])" office:value-type="float" office:value="1" calcext:value-type="float">
            <text:p>1</text:p>
          </table:table-cell>
          <table:table-cell table:style-name="ce258" table:formula="of:=BITAND([.AJ13];[.$AC$7])" office:value-type="float" office:value="0" calcext:value-type="float">
            <text:p>0</text:p>
          </table:table-cell>
          <table:table-cell table:style-name="ce109" table:formula="of:=BITAND([.AJ13];[.$AD$7])" office:value-type="float" office:value="0" calcext:value-type="float">
            <text:p>0</text:p>
          </table:table-cell>
          <table:table-cell table:style-name="ce109" table:formula="of:=BITAND([.AJ13];[.$AE$7])" office:value-type="float" office:value="8" calcext:value-type="float">
            <text:p>8</text:p>
          </table:table-cell>
          <table:table-cell table:style-name="ce109" table:formula="of:=BITAND([.AJ13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harmap button</text:p>
          </table:table-cell>
          <table:table-cell table:style-name="ce9"/>
          <table:table-cell table:number-columns-repeated="7"/>
          <table:table-cell table:style-name="ce21"/>
          <table:table-cell/>
          <table:table-cell table:style-name="ce23"/>
          <table:table-cell table:number-columns-repeated="6"/>
          <table:table-cell table:style-name="ce21" table:number-columns-repeated="6"/>
          <table:table-cell/>
          <table:table-cell table:style-name="ce1" office:value-type="float" office:value="6" calcext:value-type="float">
            <text:p>6</text:p>
          </table:table-cell>
          <table:table-cell table:style-name="ce185" table:formula="of:=BITAND([.AA14];[.$AB$7])" office:value-type="float" office:value="0" calcext:value-type="float">
            <text:p>0</text:p>
          </table:table-cell>
          <table:table-cell table:style-name="ce109" table:formula="of:=BITAND([.AA14];[.$AC$7])" office:value-type="float" office:value="2" calcext:value-type="float">
            <text:p>2</text:p>
          </table:table-cell>
          <table:table-cell table:style-name="ce109" table:formula="of:=BITAND([.AA14];[.$AD$7])" office:value-type="float" office:value="4" calcext:value-type="float">
            <text:p>4</text:p>
          </table:table-cell>
          <table:table-cell table:style-name="ce109" table:formula="of:=BITAND([.AA14];[.$AE$7])" office:value-type="float" office:value="0" calcext:value-type="float">
            <text:p>0</text:p>
          </table:table-cell>
          <table:table-cell table:style-name="ce109" table:formula="of:=BITAND([.AA14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242" table:formula="of:=BITAND([.AJ14];[.$AB$7])" office:value-type="float" office:value="1" calcext:value-type="float">
            <text:p>1</text:p>
          </table:table-cell>
          <table:table-cell table:style-name="ce259" table:formula="of:=BITAND([.AJ14];[.$AC$7])" office:value-type="float" office:value="2" calcext:value-type="float">
            <text:p>2</text:p>
          </table:table-cell>
          <table:table-cell table:style-name="ce109" table:formula="of:=BITAND([.AJ14];[.$AD$7])" office:value-type="float" office:value="0" calcext:value-type="float">
            <text:p>0</text:p>
          </table:table-cell>
          <table:table-cell table:style-name="ce109" table:formula="of:=BITAND([.AJ14];[.$AE$7])" office:value-type="float" office:value="8" calcext:value-type="float">
            <text:p>8</text:p>
          </table:table-cell>
          <table:table-cell table:style-name="ce109" table:formula="of:=BITAND([.AJ14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 table:number-columns-repeated="2"/>
          <table:table-cell table:style-name="ce10"/>
          <table:table-cell table:number-columns-repeated="7"/>
          <table:table-cell table:style-name="ce21"/>
          <table:table-cell table:number-columns-repeated="9"/>
          <table:table-cell table:style-name="ce23" table:number-columns-repeated="2"/>
          <table:table-cell table:style-name="ce21" table:number-columns-repeated="3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86" table:formula="of:=BITAND([.AA15];[.$AB$7])" office:value-type="float" office:value="1" calcext:value-type="float">
            <text:p>1</text:p>
          </table:table-cell>
          <table:table-cell table:style-name="ce109" table:formula="of:=BITAND([.AA15];[.$AC$7])" office:value-type="float" office:value="2" calcext:value-type="float">
            <text:p>2</text:p>
          </table:table-cell>
          <table:table-cell table:style-name="ce109" table:formula="of:=BITAND([.AA15];[.$AD$7])" office:value-type="float" office:value="4" calcext:value-type="float">
            <text:p>4</text:p>
          </table:table-cell>
          <table:table-cell table:style-name="ce109" table:formula="of:=BITAND([.AA15];[.$AE$7])" office:value-type="float" office:value="0" calcext:value-type="float">
            <text:p>0</text:p>
          </table:table-cell>
          <table:table-cell table:style-name="ce109" table:formula="of:=BITAND([.AA15];[.$AF$7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243" table:formula="of:=BITAND([.AJ15];[.$AB$7])" office:value-type="float" office:value="1" calcext:value-type="float">
            <text:p>1</text:p>
          </table:table-cell>
          <table:table-cell table:style-name="ce260" table:formula="of:=BITAND([.AJ15];[.$AC$7])" office:value-type="float" office:value="0" calcext:value-type="float">
            <text:p>0</text:p>
          </table:table-cell>
          <table:table-cell table:style-name="ce109" table:formula="of:=BITAND([.AJ15];[.$AD$7])" office:value-type="float" office:value="4" calcext:value-type="float">
            <text:p>4</text:p>
          </table:table-cell>
          <table:table-cell table:style-name="ce109" table:formula="of:=BITAND([.AJ15];[.$AE$7])" office:value-type="float" office:value="8" calcext:value-type="float">
            <text:p>8</text:p>
          </table:table-cell>
          <table:table-cell table:style-name="ce109" table:formula="of:=BITAND([.AJ15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5">
          <table:table-cell/>
          <table:table-cell table:style-name="ce3"/>
          <table:table-cell table:style-name="ce10"/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Touch the pencil</text:p>
            <text:p>New, Update or Del</text:p>
          </table:table-cell>
          <table:table-cell table:number-columns-repeated="12"/>
          <table:table-cell table:style-name="ce21" table:number-columns-repeated="5"/>
          <table:table-cell table:number-columns-repeated="6"/>
          <table:table-cell table:style-name="ce109" table:formula="of:=BITAND([.AA16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244" table:formula="of:=BITAND([.AJ16];[.$AB$7])" office:value-type="float" office:value="1" calcext:value-type="float">
            <text:p>1</text:p>
          </table:table-cell>
          <table:table-cell table:style-name="ce261" table:formula="of:=BITAND([.AJ16];[.$AC$7])" office:value-type="float" office:value="2" calcext:value-type="float">
            <text:p>2</text:p>
          </table:table-cell>
          <table:table-cell table:style-name="ce109" table:formula="of:=BITAND([.AJ16];[.$AD$7])" office:value-type="float" office:value="4" calcext:value-type="float">
            <text:p>4</text:p>
          </table:table-cell>
          <table:table-cell table:style-name="ce109" table:formula="of:=BITAND([.AJ16];[.$AE$7])" office:value-type="float" office:value="8" calcext:value-type="float">
            <text:p>8</text:p>
          </table:table-cell>
          <table:table-cell table:style-name="ce109" table:formula="of:=BITAND([.AJ16];[.$AF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style-name="ce3"/>
          <table:table-cell table:style-name="ce10"/>
          <table:table-cell table:number-columns-repeated="10"/>
          <table:table-cell office:value-type="string" calcext:value-type="string">
            <text:p>Testzone:</text:p>
          </table:table-cell>
          <table:table-cell table:number-columns-repeated="8"/>
          <table:table-cell table:style-name="ce21" table:number-columns-repeated="3"/>
          <table:table-cell/>
          <table:table-cell table:style-name="ce1" office:value-type="float" office:value="8" calcext:value-type="float">
            <text:p>8</text:p>
          </table:table-cell>
          <table:table-cell table:style-name="ce187" table:formula="of:=BITAND([.AA17];[.$AB$7])" office:value-type="float" office:value="0" calcext:value-type="float">
            <text:p>0</text:p>
          </table:table-cell>
          <table:table-cell table:style-name="ce212" table:formula="of:=BITAND([.AA17];[.$AC$7])" office:value-type="float" office:value="0" calcext:value-type="float">
            <text:p>0</text:p>
          </table:table-cell>
          <table:table-cell table:style-name="ce109" table:formula="of:=BITAND([.AA17];[.$AD$7])" office:value-type="float" office:value="0" calcext:value-type="float">
            <text:p>0</text:p>
          </table:table-cell>
          <table:table-cell table:style-name="ce109" table:formula="of:=BITAND([.AA17];[.$AE$7])" office:value-type="float" office:value="8" calcext:value-type="float">
            <text:p>8</text:p>
          </table:table-cell>
          <table:table-cell table:style-name="ce109" table:formula="of:=BITAND([.AA17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245" table:formula="of:=BITAND([.AJ17];[.$AB$7])" office:value-type="float" office:value="1" calcext:value-type="float">
            <text:p>1</text:p>
          </table:table-cell>
          <table:table-cell table:style-name="ce262" table:formula="of:=BITAND([.AJ17];[.$AC$7])" office:value-type="float" office:value="0" calcext:value-type="float">
            <text:p>0</text:p>
          </table:table-cell>
          <table:table-cell table:style-name="ce109" table:formula="of:=BITAND([.AJ17];[.$AD$7])" office:value-type="float" office:value="0" calcext:value-type="float">
            <text:p>0</text:p>
          </table:table-cell>
          <table:table-cell table:style-name="ce109" table:formula="of:=BITAND([.AJ17];[.$AE$7])" office:value-type="float" office:value="0" calcext:value-type="float">
            <text:p>0</text:p>
          </table:table-cell>
          <table:table-cell table:style-name="ce109" table:formula="of:=BITAND([.AJ17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office:value-type="string" calcext:value-type="string">
            <text:p>Layer #</text:p>
          </table:table-cell>
          <table:table-cell table:style-name="ce3"/>
          <table:table-cell table:style-name="ce10"/>
          <table:table-cell table:number-columns-repeated="10"/>
          <table:table-cell table:style-name="ce28" office:value-type="string" calcext:value-type="string">
            <text:p>Value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23"/>
          <table:table-cell table:style-name="ce21" table:number-columns-repeated="2"/>
          <table:table-cell/>
          <table:table-cell table:style-name="ce1" office:value-type="float" office:value="9" calcext:value-type="float">
            <text:p>9</text:p>
          </table:table-cell>
          <table:table-cell table:style-name="ce188" table:formula="of:=BITAND([.AA18];[.$AB$7])" office:value-type="float" office:value="1" calcext:value-type="float">
            <text:p>1</text:p>
          </table:table-cell>
          <table:table-cell table:style-name="ce213" table:formula="of:=BITAND([.AA18];[.$AC$7])" office:value-type="float" office:value="0" calcext:value-type="float">
            <text:p>0</text:p>
          </table:table-cell>
          <table:table-cell table:style-name="ce109" table:formula="of:=BITAND([.AA18];[.$AD$7])" office:value-type="float" office:value="0" calcext:value-type="float">
            <text:p>0</text:p>
          </table:table-cell>
          <table:table-cell table:style-name="ce109" table:formula="of:=BITAND([.AA18];[.$AE$7])" office:value-type="float" office:value="8" calcext:value-type="float">
            <text:p>8</text:p>
          </table:table-cell>
          <table:table-cell table:style-name="ce109" table:formula="of:=BITAND([.AA18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246" table:formula="of:=BITAND([.AJ18];[.$AB$7])" office:value-type="float" office:value="1" calcext:value-type="float">
            <text:p>1</text:p>
          </table:table-cell>
          <table:table-cell table:style-name="ce263" table:formula="of:=BITAND([.AJ18];[.$AC$7])" office:value-type="float" office:value="2" calcext:value-type="float">
            <text:p>2</text:p>
          </table:table-cell>
          <table:table-cell table:style-name="ce109" table:formula="of:=BITAND([.AJ18];[.$AD$7])" office:value-type="float" office:value="0" calcext:value-type="float">
            <text:p>0</text:p>
          </table:table-cell>
          <table:table-cell table:style-name="ce109" table:formula="of:=BITAND([.AJ18];[.$AE$7])" office:value-type="float" office:value="0" calcext:value-type="float">
            <text:p>0</text:p>
          </table:table-cell>
          <table:table-cell table:style-name="ce109" table:formula="of:=BITAND([.AJ18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olour gradient bottom to top</text:p>
          </table:table-cell>
          <table:table-cell table:style-name="ce10"/>
          <table:table-cell table:number-columns-repeated="10"/>
          <table:table-cell table:style-name="ce20"/>
          <table:table-cell table:style-name="ce2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6" table:formula="of:=[.O19]*[.$O$18]+[.P19]*[.$P$18]+[.Q19]*[.$Q$18]+[.R19]*[.$R$18]+[.S19]*[.$S$18]" office:value-type="float" office:value="31" calcext:value-type="float">
            <text:p>31</text:p>
          </table:table-cell>
          <table:table-cell table:number-columns-repeated="6"/>
          <table:table-cell table:style-name="ce1" office:value-type="float" office:value="10" calcext:value-type="float">
            <text:p>10</text:p>
          </table:table-cell>
          <table:table-cell table:style-name="ce189" table:formula="of:=BITAND([.AA19];[.$AB$7])" office:value-type="float" office:value="0" calcext:value-type="float">
            <text:p>0</text:p>
          </table:table-cell>
          <table:table-cell table:style-name="ce214" table:formula="of:=BITAND([.AA19];[.$AC$7])" office:value-type="float" office:value="2" calcext:value-type="float">
            <text:p>2</text:p>
          </table:table-cell>
          <table:table-cell table:style-name="ce109" table:formula="of:=BITAND([.AA19];[.$AD$7])" office:value-type="float" office:value="0" calcext:value-type="float">
            <text:p>0</text:p>
          </table:table-cell>
          <table:table-cell table:style-name="ce109" table:formula="of:=BITAND([.AA19];[.$AE$7])" office:value-type="float" office:value="8" calcext:value-type="float">
            <text:p>8</text:p>
          </table:table-cell>
          <table:table-cell table:style-name="ce109" table:formula="of:=BITAND([.AA19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247" table:formula="of:=BITAND([.AJ19];[.$AB$7])" office:value-type="float" office:value="1" calcext:value-type="float">
            <text:p>1</text:p>
          </table:table-cell>
          <table:table-cell table:style-name="ce264" table:formula="of:=BITAND([.AJ19];[.$AC$7])" office:value-type="float" office:value="0" calcext:value-type="float">
            <text:p>0</text:p>
          </table:table-cell>
          <table:table-cell table:style-name="ce109" table:formula="of:=BITAND([.AJ19];[.$AD$7])" office:value-type="float" office:value="4" calcext:value-type="float">
            <text:p>4</text:p>
          </table:table-cell>
          <table:table-cell table:style-name="ce109" table:formula="of:=BITAND([.AJ19];[.$AE$7])" office:value-type="float" office:value="0" calcext:value-type="float">
            <text:p>0</text:p>
          </table:table-cell>
          <table:table-cell table:style-name="ce109" table:formula="of:=BITAND([.AJ19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ont info text</text:p>
          </table:table-cell>
          <table:table-cell table:style-name="ce10"/>
          <table:table-cell table:number-columns-repeated="10"/>
          <table:table-cell table:style-name="ce29" office:value-type="string" calcext:value-type="string">
            <text:p>AND</text:p>
          </table:table-cell>
          <table:table-cell table:style-name="ce29"/>
          <table:table-cell table:style-name="ce4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table:formula="of:=[.P20]*[.$P$18]+[.Q20]*[.$Q$18]+[.R20]*[.$R$18]+[.S20]*[.$S$18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1" calcext:value-type="float">
            <text:p>11</text:p>
          </table:table-cell>
          <table:table-cell table:style-name="ce190" table:formula="of:=BITAND([.AA20];[.$AB$7])" office:value-type="float" office:value="1" calcext:value-type="float">
            <text:p>1</text:p>
          </table:table-cell>
          <table:table-cell table:style-name="ce215" table:formula="of:=BITAND([.AA20];[.$AC$7])" office:value-type="float" office:value="2" calcext:value-type="float">
            <text:p>2</text:p>
          </table:table-cell>
          <table:table-cell table:style-name="ce109" table:formula="of:=BITAND([.AA20];[.$AD$7])" office:value-type="float" office:value="0" calcext:value-type="float">
            <text:p>0</text:p>
          </table:table-cell>
          <table:table-cell table:style-name="ce109" table:formula="of:=BITAND([.AA20];[.$AE$7])" office:value-type="float" office:value="8" calcext:value-type="float">
            <text:p>8</text:p>
          </table:table-cell>
          <table:table-cell table:style-name="ce109" table:formula="of:=BITAND([.AA20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248" table:formula="of:=BITAND([.AJ20];[.$AB$7])" office:value-type="float" office:value="1" calcext:value-type="float">
            <text:p>1</text:p>
          </table:table-cell>
          <table:table-cell table:style-name="ce265" table:formula="of:=BITAND([.AJ20];[.$AC$7])" office:value-type="float" office:value="2" calcext:value-type="float">
            <text:p>2</text:p>
          </table:table-cell>
          <table:table-cell table:style-name="ce109" table:formula="of:=BITAND([.AJ20];[.$AD$7])" office:value-type="float" office:value="4" calcext:value-type="float">
            <text:p>4</text:p>
          </table:table-cell>
          <table:table-cell table:style-name="ce109" table:formula="of:=BITAND([.AJ20];[.$AE$7])" office:value-type="float" office:value="0" calcext:value-type="float">
            <text:p>0</text:p>
          </table:table-cell>
          <table:table-cell table:style-name="ce109" table:formula="of:=BITAND([.AJ20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con and message</text:p>
          </table:table-cell>
          <table:table-cell table:style-name="ce10"/>
          <table:table-cell table:number-columns-repeated="12"/>
          <table:table-cell table:formula="of:=BITAND([.P19];[.P20])" office:value-type="float" office:value="0" calcext:value-type="float">
            <text:p>0</text:p>
          </table:table-cell>
          <table:table-cell table:formula="of:=BITAND([.Q19];[.Q20])" office:value-type="float" office:value="0" calcext:value-type="float">
            <text:p>0</text:p>
          </table:table-cell>
          <table:table-cell table:formula="of:=BITAND([.R19];[.R20])" office:value-type="float" office:value="0" calcext:value-type="float">
            <text:p>0</text:p>
          </table:table-cell>
          <table:table-cell table:style-name="ce67" table:formula="of:=BITAND([.S19];[.S20])" office:value-type="float" office:value="1" calcext:value-type="float">
            <text:p>1</text:p>
          </table:table-cell>
          <table:table-cell table:style-name="ce66" table:formula="of:=[.P21]*[.$P$18]+[.Q21]*[.$Q$18]+[.R21]*[.$R$18]+[.S21]*[.$S$18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2" calcext:value-type="float">
            <text:p>12</text:p>
          </table:table-cell>
          <table:table-cell table:style-name="ce191" table:formula="of:=BITAND([.AA21];[.$AB$7])" office:value-type="float" office:value="0" calcext:value-type="float">
            <text:p>0</text:p>
          </table:table-cell>
          <table:table-cell table:style-name="ce216" table:formula="of:=BITAND([.AA21];[.$AC$7])" office:value-type="float" office:value="0" calcext:value-type="float">
            <text:p>0</text:p>
          </table:table-cell>
          <table:table-cell table:style-name="ce109" table:formula="of:=BITAND([.AA21];[.$AD$7])" office:value-type="float" office:value="4" calcext:value-type="float">
            <text:p>4</text:p>
          </table:table-cell>
          <table:table-cell table:style-name="ce109" table:formula="of:=BITAND([.AA21];[.$AE$7])" office:value-type="float" office:value="8" calcext:value-type="float">
            <text:p>8</text:p>
          </table:table-cell>
          <table:table-cell table:style-name="ce109" table:formula="of:=BITAND([.AA21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249" table:formula="of:=BITAND([.AJ21];[.$AB$7])" office:value-type="float" office:value="1" calcext:value-type="float">
            <text:p>1</text:p>
          </table:table-cell>
          <table:table-cell table:style-name="ce266" table:formula="of:=BITAND([.AJ21];[.$AC$7])" office:value-type="float" office:value="0" calcext:value-type="float">
            <text:p>0</text:p>
          </table:table-cell>
          <table:table-cell table:style-name="ce109" table:formula="of:=BITAND([.AJ21];[.$AD$7])" office:value-type="float" office:value="0" calcext:value-type="float">
            <text:p>0</text:p>
          </table:table-cell>
          <table:table-cell table:style-name="ce109" table:formula="of:=BITAND([.AJ21];[.$AE$7])" office:value-type="float" office:value="8" calcext:value-type="float">
            <text:p>8</text:p>
          </table:table-cell>
          <table:table-cell table:style-name="ce109" table:formula="of:=BITAND([.AJ21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table:number-columns-repeated="2"/>
          <table:table-cell table:style-name="ce10"/>
          <table:table-cell/>
          <table:table-cell table:style-name="ce14" table:number-columns-repeated="3"/>
          <table:table-cell table:number-columns-repeated="7"/>
          <table:table-cell table:style-name="ce41" table:number-columns-repeated="5"/>
          <table:table-cell table:number-columns-repeated="7"/>
          <table:table-cell table:style-name="ce1" office:value-type="float" office:value="13" calcext:value-type="float">
            <text:p>13</text:p>
          </table:table-cell>
          <table:table-cell table:style-name="ce192" table:formula="of:=BITAND([.AA22];[.$AB$7])" office:value-type="float" office:value="1" calcext:value-type="float">
            <text:p>1</text:p>
          </table:table-cell>
          <table:table-cell table:style-name="ce217" table:formula="of:=BITAND([.AA22];[.$AC$7])" office:value-type="float" office:value="0" calcext:value-type="float">
            <text:p>0</text:p>
          </table:table-cell>
          <table:table-cell table:style-name="ce109" table:formula="of:=BITAND([.AA22];[.$AD$7])" office:value-type="float" office:value="4" calcext:value-type="float">
            <text:p>4</text:p>
          </table:table-cell>
          <table:table-cell table:style-name="ce109" table:formula="of:=BITAND([.AA22];[.$AE$7])" office:value-type="float" office:value="8" calcext:value-type="float">
            <text:p>8</text:p>
          </table:table-cell>
          <table:table-cell table:style-name="ce109" table:formula="of:=BITAND([.AA22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250" table:formula="of:=BITAND([.AJ22];[.$AB$7])" office:value-type="float" office:value="1" calcext:value-type="float">
            <text:p>1</text:p>
          </table:table-cell>
          <table:table-cell table:style-name="ce267" table:formula="of:=BITAND([.AJ22];[.$AC$7])" office:value-type="float" office:value="2" calcext:value-type="float">
            <text:p>2</text:p>
          </table:table-cell>
          <table:table-cell table:style-name="ce109" table:formula="of:=BITAND([.AJ22];[.$AD$7])" office:value-type="float" office:value="0" calcext:value-type="float">
            <text:p>0</text:p>
          </table:table-cell>
          <table:table-cell table:style-name="ce109" table:formula="of:=BITAND([.AJ22];[.$AE$7])" office:value-type="float" office:value="8" calcext:value-type="float">
            <text:p>8</text:p>
          </table:table-cell>
          <table:table-cell table:style-name="ce109" table:formula="of:=BITAND([.AJ22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table:number-columns-repeated="14"/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formula="of:=BITAND([.O23];[.Q23])" office:value-type="float" office:value="1" calcext:value-type="float">
            <text:p>1</text:p>
          </table:table-cell>
          <table:table-cell table:style-name="ce41"/>
          <table:table-cell table:number-columns-repeated="7"/>
          <table:table-cell table:style-name="ce1" office:value-type="float" office:value="14" calcext:value-type="float">
            <text:p>14</text:p>
          </table:table-cell>
          <table:table-cell table:style-name="ce193" table:formula="of:=BITAND([.AA23];[.$AB$7])" office:value-type="float" office:value="0" calcext:value-type="float">
            <text:p>0</text:p>
          </table:table-cell>
          <table:table-cell table:style-name="ce218" table:formula="of:=BITAND([.AA23];[.$AC$7])" office:value-type="float" office:value="2" calcext:value-type="float">
            <text:p>2</text:p>
          </table:table-cell>
          <table:table-cell table:style-name="ce109" table:formula="of:=BITAND([.AA23];[.$AD$7])" office:value-type="float" office:value="4" calcext:value-type="float">
            <text:p>4</text:p>
          </table:table-cell>
          <table:table-cell table:style-name="ce109" table:formula="of:=BITAND([.AA23];[.$AE$7])" office:value-type="float" office:value="8" calcext:value-type="float">
            <text:p>8</text:p>
          </table:table-cell>
          <table:table-cell table:style-name="ce109" table:formula="of:=BITAND([.AA23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251" table:formula="of:=BITAND([.AJ23];[.$AB$7])" office:value-type="float" office:value="1" calcext:value-type="float">
            <text:p>1</text:p>
          </table:table-cell>
          <table:table-cell table:style-name="ce268" table:formula="of:=BITAND([.AJ23];[.$AC$7])" office:value-type="float" office:value="0" calcext:value-type="float">
            <text:p>0</text:p>
          </table:table-cell>
          <table:table-cell table:style-name="ce109" table:formula="of:=BITAND([.AJ23];[.$AD$7])" office:value-type="float" office:value="4" calcext:value-type="float">
            <text:p>4</text:p>
          </table:table-cell>
          <table:table-cell table:style-name="ce109" table:formula="of:=BITAND([.AJ23];[.$AE$7])" office:value-type="float" office:value="8" calcext:value-type="float">
            <text:p>8</text:p>
          </table:table-cell>
          <table:table-cell table:style-name="ce109" table:formula="of:=BITAND([.AJ23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table:number-columns-repeated="14"/>
          <table:table-cell table:style-name="ce41" table:number-columns-repeated="5"/>
          <table:table-cell table:number-columns-repeated="7"/>
          <table:table-cell table:style-name="ce1" office:value-type="float" office:value="15" calcext:value-type="float">
            <text:p>15</text:p>
          </table:table-cell>
          <table:table-cell table:style-name="ce194" table:formula="of:=BITAND([.AA24];[.$AB$7])" office:value-type="float" office:value="1" calcext:value-type="float">
            <text:p>1</text:p>
          </table:table-cell>
          <table:table-cell table:style-name="ce219" table:formula="of:=BITAND([.AA24];[.$AC$7])" office:value-type="float" office:value="2" calcext:value-type="float">
            <text:p>2</text:p>
          </table:table-cell>
          <table:table-cell table:style-name="ce109" table:formula="of:=BITAND([.AA24];[.$AD$7])" office:value-type="float" office:value="4" calcext:value-type="float">
            <text:p>4</text:p>
          </table:table-cell>
          <table:table-cell table:style-name="ce109" table:formula="of:=BITAND([.AA24];[.$AE$7])" office:value-type="float" office:value="8" calcext:value-type="float">
            <text:p>8</text:p>
          </table:table-cell>
          <table:table-cell table:style-name="ce109" table:formula="of:=BITAND([.AA24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252" table:formula="of:=BITAND([.AJ24];[.$AB$7])" office:value-type="float" office:value="1" calcext:value-type="float">
            <text:p>1</text:p>
          </table:table-cell>
          <table:table-cell table:style-name="ce269" table:formula="of:=BITAND([.AJ24];[.$AC$7])" office:value-type="float" office:value="2" calcext:value-type="float">
            <text:p>2</text:p>
          </table:table-cell>
          <table:table-cell table:style-name="ce109" table:formula="of:=BITAND([.AJ24];[.$AD$7])" office:value-type="float" office:value="4" calcext:value-type="float">
            <text:p>4</text:p>
          </table:table-cell>
          <table:table-cell table:style-name="ce109" table:formula="of:=BITAND([.AJ24];[.$AE$7])" office:value-type="float" office:value="8" calcext:value-type="float">
            <text:p>8</text:p>
          </table:table-cell>
          <table:table-cell table:style-name="ce109" table:formula="of:=BITAND([.AJ24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table:number-columns-repeated="26"/>
          <table:table-cell table:style-name="ce1" office:value-type="float" office:value="16" calcext:value-type="float">
            <text:p>16</text:p>
          </table:table-cell>
          <table:table-cell table:style-name="ce195" table:formula="of:=BITAND([.AA25];[.$AB$7])" office:value-type="float" office:value="0" calcext:value-type="float">
            <text:p>0</text:p>
          </table:table-cell>
          <table:table-cell table:style-name="ce220" table:formula="of:=BITAND([.AA25];[.$AC$7])" office:value-type="float" office:value="0" calcext:value-type="float">
            <text:p>0</text:p>
          </table:table-cell>
          <table:table-cell table:style-name="ce109" table:formula="of:=BITAND([.AA25];[.$AD$7])" office:value-type="float" office:value="0" calcext:value-type="float">
            <text:p>0</text:p>
          </table:table-cell>
          <table:table-cell table:style-name="ce109" table:formula="of:=BITAND([.AA25];[.$AE$7])" office:value-type="float" office:value="0" calcext:value-type="float">
            <text:p>0</text:p>
          </table:table-cell>
          <table:table-cell table:style-name="ce109" table:formula="of:=BITAND([.AA25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17" calcext:value-type="float">
            <text:p>17</text:p>
          </table:table-cell>
          <table:table-cell table:style-name="ce196" table:formula="of:=BITAND([.AA26];[.$AB$7])" office:value-type="float" office:value="1" calcext:value-type="float">
            <text:p>1</text:p>
          </table:table-cell>
          <table:table-cell table:style-name="ce221" table:formula="of:=BITAND([.AA26];[.$AC$7])" office:value-type="float" office:value="0" calcext:value-type="float">
            <text:p>0</text:p>
          </table:table-cell>
          <table:table-cell table:style-name="ce109" table:formula="of:=BITAND([.AA26];[.$AD$7])" office:value-type="float" office:value="0" calcext:value-type="float">
            <text:p>0</text:p>
          </table:table-cell>
          <table:table-cell table:style-name="ce109" table:formula="of:=BITAND([.AA26];[.$AE$7])" office:value-type="float" office:value="0" calcext:value-type="float">
            <text:p>0</text:p>
          </table:table-cell>
          <table:table-cell table:style-name="ce109" table:formula="of:=BITAND([.AA26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30" table:number-columns-repeated="2"/>
          <table:table-cell table:style-name="ce21"/>
          <table:table-cell table:style-name="ce57" table:number-columns-repeated="3"/>
          <table:table-cell table:style-name="ce69"/>
          <table:table-cell table:style-name="ce21" table:number-columns-repeated="6"/>
          <table:table-cell table:style-name="ce1" office:value-type="float" office:value="18" calcext:value-type="float">
            <text:p>18</text:p>
          </table:table-cell>
          <table:table-cell table:style-name="ce197" table:formula="of:=BITAND([.AA27];[.$AB$7])" office:value-type="float" office:value="0" calcext:value-type="float">
            <text:p>0</text:p>
          </table:table-cell>
          <table:table-cell table:style-name="ce222" table:formula="of:=BITAND([.AA27];[.$AC$7])" office:value-type="float" office:value="2" calcext:value-type="float">
            <text:p>2</text:p>
          </table:table-cell>
          <table:table-cell table:style-name="ce109" table:formula="of:=BITAND([.AA27];[.$AD$7])" office:value-type="float" office:value="0" calcext:value-type="float">
            <text:p>0</text:p>
          </table:table-cell>
          <table:table-cell table:style-name="ce109" table:formula="of:=BITAND([.AA27];[.$AE$7])" office:value-type="float" office:value="0" calcext:value-type="float">
            <text:p>0</text:p>
          </table:table-cell>
          <table:table-cell table:style-name="ce109" table:formula="of:=BITAND([.AA27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19" calcext:value-type="float">
            <text:p>19</text:p>
          </table:table-cell>
          <table:table-cell table:style-name="ce198" table:formula="of:=BITAND([.AA28];[.$AB$7])" office:value-type="float" office:value="1" calcext:value-type="float">
            <text:p>1</text:p>
          </table:table-cell>
          <table:table-cell table:style-name="ce223" table:formula="of:=BITAND([.AA28];[.$AC$7])" office:value-type="float" office:value="2" calcext:value-type="float">
            <text:p>2</text:p>
          </table:table-cell>
          <table:table-cell table:style-name="ce109" table:formula="of:=BITAND([.AA28];[.$AD$7])" office:value-type="float" office:value="0" calcext:value-type="float">
            <text:p>0</text:p>
          </table:table-cell>
          <table:table-cell table:style-name="ce109" table:formula="of:=BITAND([.AA28];[.$AE$7])" office:value-type="float" office:value="0" calcext:value-type="float">
            <text:p>0</text:p>
          </table:table-cell>
          <table:table-cell table:style-name="ce109" table:formula="of:=BITAND([.AA28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0" calcext:value-type="float">
            <text:p>20</text:p>
          </table:table-cell>
          <table:table-cell table:style-name="ce199" table:formula="of:=BITAND([.AA29];[.$AB$7])" office:value-type="float" office:value="0" calcext:value-type="float">
            <text:p>0</text:p>
          </table:table-cell>
          <table:table-cell table:style-name="ce224" table:formula="of:=BITAND([.AA29];[.$AC$7])" office:value-type="float" office:value="0" calcext:value-type="float">
            <text:p>0</text:p>
          </table:table-cell>
          <table:table-cell table:style-name="ce109" table:formula="of:=BITAND([.AA29];[.$AD$7])" office:value-type="float" office:value="4" calcext:value-type="float">
            <text:p>4</text:p>
          </table:table-cell>
          <table:table-cell table:style-name="ce109" table:formula="of:=BITAND([.AA29];[.$AE$7])" office:value-type="float" office:value="0" calcext:value-type="float">
            <text:p>0</text:p>
          </table:table-cell>
          <table:table-cell table:style-name="ce109" table:formula="of:=BITAND([.AA29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1" calcext:value-type="float">
            <text:p>21</text:p>
          </table:table-cell>
          <table:table-cell table:style-name="ce200" table:formula="of:=BITAND([.AA30];[.$AB$7])" office:value-type="float" office:value="1" calcext:value-type="float">
            <text:p>1</text:p>
          </table:table-cell>
          <table:table-cell table:style-name="ce225" table:formula="of:=BITAND([.AA30];[.$AC$7])" office:value-type="float" office:value="0" calcext:value-type="float">
            <text:p>0</text:p>
          </table:table-cell>
          <table:table-cell table:style-name="ce109" table:formula="of:=BITAND([.AA30];[.$AD$7])" office:value-type="float" office:value="4" calcext:value-type="float">
            <text:p>4</text:p>
          </table:table-cell>
          <table:table-cell table:style-name="ce109" table:formula="of:=BITAND([.AA30];[.$AE$7])" office:value-type="float" office:value="0" calcext:value-type="float">
            <text:p>0</text:p>
          </table:table-cell>
          <table:table-cell table:style-name="ce109" table:formula="of:=BITAND([.AA30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2" calcext:value-type="float">
            <text:p>22</text:p>
          </table:table-cell>
          <table:table-cell table:style-name="ce201" table:formula="of:=BITAND([.AA31];[.$AB$7])" office:value-type="float" office:value="0" calcext:value-type="float">
            <text:p>0</text:p>
          </table:table-cell>
          <table:table-cell table:style-name="ce226" table:formula="of:=BITAND([.AA31];[.$AC$7])" office:value-type="float" office:value="2" calcext:value-type="float">
            <text:p>2</text:p>
          </table:table-cell>
          <table:table-cell table:style-name="ce109" table:formula="of:=BITAND([.AA31];[.$AD$7])" office:value-type="float" office:value="4" calcext:value-type="float">
            <text:p>4</text:p>
          </table:table-cell>
          <table:table-cell table:style-name="ce109" table:formula="of:=BITAND([.AA31];[.$AE$7])" office:value-type="float" office:value="0" calcext:value-type="float">
            <text:p>0</text:p>
          </table:table-cell>
          <table:table-cell table:style-name="ce109" table:formula="of:=BITAND([.AA31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3" calcext:value-type="float">
            <text:p>23</text:p>
          </table:table-cell>
          <table:table-cell table:style-name="ce202" table:formula="of:=BITAND([.AA32];[.$AB$7])" office:value-type="float" office:value="1" calcext:value-type="float">
            <text:p>1</text:p>
          </table:table-cell>
          <table:table-cell table:style-name="ce227" table:formula="of:=BITAND([.AA32];[.$AC$7])" office:value-type="float" office:value="2" calcext:value-type="float">
            <text:p>2</text:p>
          </table:table-cell>
          <table:table-cell table:style-name="ce109" table:formula="of:=BITAND([.AA32];[.$AD$7])" office:value-type="float" office:value="4" calcext:value-type="float">
            <text:p>4</text:p>
          </table:table-cell>
          <table:table-cell table:style-name="ce109" table:formula="of:=BITAND([.AA32];[.$AE$7])" office:value-type="float" office:value="0" calcext:value-type="float">
            <text:p>0</text:p>
          </table:table-cell>
          <table:table-cell table:style-name="ce109" table:formula="of:=BITAND([.AA32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4" calcext:value-type="float">
            <text:p>24</text:p>
          </table:table-cell>
          <table:table-cell table:style-name="ce203" table:formula="of:=BITAND([.AA33];[.$AB$7])" office:value-type="float" office:value="0" calcext:value-type="float">
            <text:p>0</text:p>
          </table:table-cell>
          <table:table-cell table:style-name="ce228" table:formula="of:=BITAND([.AA33];[.$AC$7])" office:value-type="float" office:value="0" calcext:value-type="float">
            <text:p>0</text:p>
          </table:table-cell>
          <table:table-cell table:style-name="ce109" table:formula="of:=BITAND([.AA33];[.$AD$7])" office:value-type="float" office:value="0" calcext:value-type="float">
            <text:p>0</text:p>
          </table:table-cell>
          <table:table-cell table:style-name="ce109" table:formula="of:=BITAND([.AA33];[.$AE$7])" office:value-type="float" office:value="8" calcext:value-type="float">
            <text:p>8</text:p>
          </table:table-cell>
          <table:table-cell table:style-name="ce109" table:formula="of:=BITAND([.AA33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31" table:number-columns-repeated="2"/>
          <table:table-cell table:style-name="ce21" table:number-columns-repeated="4"/>
          <table:table-cell table:style-name="ce70"/>
          <table:table-cell table:style-name="ce21" table:number-columns-repeated="6"/>
          <table:table-cell table:style-name="ce1" office:value-type="float" office:value="25" calcext:value-type="float">
            <text:p>25</text:p>
          </table:table-cell>
          <table:table-cell table:style-name="ce204" table:formula="of:=BITAND([.AA34];[.$AB$7])" office:value-type="float" office:value="1" calcext:value-type="float">
            <text:p>1</text:p>
          </table:table-cell>
          <table:table-cell table:style-name="ce229" table:formula="of:=BITAND([.AA34];[.$AC$7])" office:value-type="float" office:value="0" calcext:value-type="float">
            <text:p>0</text:p>
          </table:table-cell>
          <table:table-cell table:style-name="ce109" table:formula="of:=BITAND([.AA34];[.$AD$7])" office:value-type="float" office:value="0" calcext:value-type="float">
            <text:p>0</text:p>
          </table:table-cell>
          <table:table-cell table:style-name="ce109" table:formula="of:=BITAND([.AA34];[.$AE$7])" office:value-type="float" office:value="8" calcext:value-type="float">
            <text:p>8</text:p>
          </table:table-cell>
          <table:table-cell table:style-name="ce109" table:formula="of:=BITAND([.AA34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30" table:number-columns-repeated="2"/>
          <table:table-cell table:style-name="ce21"/>
          <table:table-cell table:style-name="ce57" table:number-columns-repeated="3"/>
          <table:table-cell table:style-name="ce69"/>
          <table:table-cell table:style-name="ce21" table:number-columns-repeated="6"/>
          <table:table-cell table:style-name="ce1" office:value-type="float" office:value="26" calcext:value-type="float">
            <text:p>26</text:p>
          </table:table-cell>
          <table:table-cell table:style-name="ce205" table:formula="of:=BITAND([.AA35];[.$AB$7])" office:value-type="float" office:value="0" calcext:value-type="float">
            <text:p>0</text:p>
          </table:table-cell>
          <table:table-cell table:style-name="ce230" table:formula="of:=BITAND([.AA35];[.$AC$7])" office:value-type="float" office:value="2" calcext:value-type="float">
            <text:p>2</text:p>
          </table:table-cell>
          <table:table-cell table:style-name="ce109" table:formula="of:=BITAND([.AA35];[.$AD$7])" office:value-type="float" office:value="0" calcext:value-type="float">
            <text:p>0</text:p>
          </table:table-cell>
          <table:table-cell table:style-name="ce109" table:formula="of:=BITAND([.AA35];[.$AE$7])" office:value-type="float" office:value="8" calcext:value-type="float">
            <text:p>8</text:p>
          </table:table-cell>
          <table:table-cell table:style-name="ce109" table:formula="of:=BITAND([.AA35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21" table:number-columns-repeated="4"/>
          <table:table-cell table:style-name="ce57"/>
          <table:table-cell table:style-name="ce21"/>
          <table:table-cell table:style-name="ce70"/>
          <table:table-cell table:style-name="ce21" table:number-columns-repeated="6"/>
          <table:table-cell table:style-name="ce1" office:value-type="float" office:value="27" calcext:value-type="float">
            <text:p>27</text:p>
          </table:table-cell>
          <table:table-cell table:style-name="ce206" table:formula="of:=BITAND([.AA36];[.$AB$7])" office:value-type="float" office:value="1" calcext:value-type="float">
            <text:p>1</text:p>
          </table:table-cell>
          <table:table-cell table:style-name="ce231" table:formula="of:=BITAND([.AA36];[.$AC$7])" office:value-type="float" office:value="2" calcext:value-type="float">
            <text:p>2</text:p>
          </table:table-cell>
          <table:table-cell table:style-name="ce109" table:formula="of:=BITAND([.AA36];[.$AD$7])" office:value-type="float" office:value="0" calcext:value-type="float">
            <text:p>0</text:p>
          </table:table-cell>
          <table:table-cell table:style-name="ce109" table:formula="of:=BITAND([.AA36];[.$AE$7])" office:value-type="float" office:value="8" calcext:value-type="float">
            <text:p>8</text:p>
          </table:table-cell>
          <table:table-cell table:style-name="ce109" table:formula="of:=BITAND([.AA36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21" table:number-columns-repeated="13"/>
          <table:table-cell table:style-name="ce1" office:value-type="float" office:value="28" calcext:value-type="float">
            <text:p>28</text:p>
          </table:table-cell>
          <table:table-cell table:style-name="ce207" table:formula="of:=BITAND([.AA37];[.$AB$7])" office:value-type="float" office:value="0" calcext:value-type="float">
            <text:p>0</text:p>
          </table:table-cell>
          <table:table-cell table:style-name="ce232" table:formula="of:=BITAND([.AA37];[.$AC$7])" office:value-type="float" office:value="0" calcext:value-type="float">
            <text:p>0</text:p>
          </table:table-cell>
          <table:table-cell table:style-name="ce109" table:formula="of:=BITAND([.AA37];[.$AD$7])" office:value-type="float" office:value="4" calcext:value-type="float">
            <text:p>4</text:p>
          </table:table-cell>
          <table:table-cell table:style-name="ce109" table:formula="of:=BITAND([.AA37];[.$AE$7])" office:value-type="float" office:value="8" calcext:value-type="float">
            <text:p>8</text:p>
          </table:table-cell>
          <table:table-cell table:style-name="ce109" table:formula="of:=BITAND([.AA37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0"/>
          <table:table-cell table:style-name="ce71"/>
          <table:table-cell table:number-columns-repeated="5"/>
          <table:table-cell table:style-name="ce1" office:value-type="float" office:value="29" calcext:value-type="float">
            <text:p>29</text:p>
          </table:table-cell>
          <table:table-cell table:style-name="ce208" table:formula="of:=BITAND([.AA38];[.$AB$7])" office:value-type="float" office:value="1" calcext:value-type="float">
            <text:p>1</text:p>
          </table:table-cell>
          <table:table-cell table:style-name="ce233" table:formula="of:=BITAND([.AA38];[.$AC$7])" office:value-type="float" office:value="0" calcext:value-type="float">
            <text:p>0</text:p>
          </table:table-cell>
          <table:table-cell table:style-name="ce109" table:formula="of:=BITAND([.AA38];[.$AD$7])" office:value-type="float" office:value="4" calcext:value-type="float">
            <text:p>4</text:p>
          </table:table-cell>
          <table:table-cell table:style-name="ce109" table:formula="of:=BITAND([.AA38];[.$AE$7])" office:value-type="float" office:value="8" calcext:value-type="float">
            <text:p>8</text:p>
          </table:table-cell>
          <table:table-cell table:style-name="ce109" table:formula="of:=BITAND([.AA38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30" calcext:value-type="float">
            <text:p>30</text:p>
          </table:table-cell>
          <table:table-cell table:style-name="ce209" table:formula="of:=BITAND([.AA39];[.$AB$7])" office:value-type="float" office:value="0" calcext:value-type="float">
            <text:p>0</text:p>
          </table:table-cell>
          <table:table-cell table:style-name="ce234" table:formula="of:=BITAND([.AA39];[.$AC$7])" office:value-type="float" office:value="2" calcext:value-type="float">
            <text:p>2</text:p>
          </table:table-cell>
          <table:table-cell table:style-name="ce109" table:formula="of:=BITAND([.AA39];[.$AD$7])" office:value-type="float" office:value="4" calcext:value-type="float">
            <text:p>4</text:p>
          </table:table-cell>
          <table:table-cell table:style-name="ce109" table:formula="of:=BITAND([.AA39];[.$AE$7])" office:value-type="float" office:value="8" calcext:value-type="float">
            <text:p>8</text:p>
          </table:table-cell>
          <table:table-cell table:style-name="ce109" table:formula="of:=BITAND([.AA39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31" calcext:value-type="float">
            <text:p>31</text:p>
          </table:table-cell>
          <table:table-cell table:style-name="ce210" table:formula="of:=BITAND([.AA40];[.$AB$7])" office:value-type="float" office:value="1" calcext:value-type="float">
            <text:p>1</text:p>
          </table:table-cell>
          <table:table-cell table:style-name="ce235" table:formula="of:=BITAND([.AA40];[.$AC$7])" office:value-type="float" office:value="2" calcext:value-type="float">
            <text:p>2</text:p>
          </table:table-cell>
          <table:table-cell table:style-name="ce109" table:formula="of:=BITAND([.AA40];[.$AD$7])" office:value-type="float" office:value="4" calcext:value-type="float">
            <text:p>4</text:p>
          </table:table-cell>
          <table:table-cell table:style-name="ce109" table:formula="of:=BITAND([.AA40];[.$AE$7])" office:value-type="float" office:value="8" calcext:value-type="float">
            <text:p>8</text:p>
          </table:table-cell>
          <table:table-cell table:style-name="ce109" table:formula="of:=BITAND([.AA40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 table:number-rows-repeated="6">
          <table:table-cell table:number-columns-repeated="44"/>
        </table:table-row>
        <table:table-row table:style-name="ro1">
          <table:table-cell table:number-columns-repeated="15"/>
          <table:table-cell table:style-name="ce20" table:number-columns-repeated="4"/>
          <table:table-cell table:number-columns-repeated="25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3"/>
          <table:table-cell table:style-name="ce11" table:number-columns-repeated="9"/>
          <table:table-cell table:number-columns-repeated="32"/>
        </table:table-row>
        <table:table-row table:style-name="ro1">
          <table:table-cell/>
          <table:table-cell table:style-name="ce6" table:number-columns-repeated="2"/>
          <table:table-cell table:style-name="ce11" table:number-columns-repeated="9"/>
          <table:table-cell table:number-columns-repeated="32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22"/>
          <table:table-cell table:style-name="ce1"/>
          <table:table-cell table:number-columns-repeated="18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12"/>
          <table:table-cell table:style-name="ce1" table:number-columns-repeated="8"/>
          <table:table-cell table:number-columns-repeated="21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12"/>
          <table:table-cell table:style-name="ce13" table:number-columns-repeated="4"/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12"/>
          <table:table-cell table:style-name="ce1" table:number-columns-repeated="5"/>
          <table:table-cell table:number-columns-repeated="24"/>
        </table:table-row>
        <calcext:conditional-formats>
          <calcext:conditional-format calcext:target-range-address="v4_3.AB8:v4_3.AB8">
            <calcext:condition calcext:apply-style-name="green1" calcext:value="=1" calcext:base-cell-address="v4_3.AB8"/>
            <calcext:condition calcext:apply-style-name="green2" calcext:value="=2" calcext:base-cell-address="v4_3.AB8"/>
            <calcext:condition calcext:apply-style-name="green4" calcext:value="=4" calcext:base-cell-address="v4_3.AB8"/>
            <calcext:condition calcext:apply-style-name="green8" calcext:value="=8" calcext:base-cell-address="v4_3.AB8"/>
            <calcext:condition calcext:apply-style-name="green16" calcext:value="=16" calcext:base-cell-address="v4_3.AB8"/>
          </calcext:conditional-format>
          <calcext:conditional-format calcext:target-range-address="v4_3.AB9:v4_3.AB9">
            <calcext:condition calcext:apply-style-name="green1" calcext:value="=1" calcext:base-cell-address="v4_3.AB9"/>
            <calcext:condition calcext:apply-style-name="green2" calcext:value="=2" calcext:base-cell-address="v4_3.AB9"/>
            <calcext:condition calcext:apply-style-name="green4" calcext:value="=4" calcext:base-cell-address="v4_3.AB9"/>
            <calcext:condition calcext:apply-style-name="green8" calcext:value="=8" calcext:base-cell-address="v4_3.AB9"/>
            <calcext:condition calcext:apply-style-name="green16" calcext:value="=16" calcext:base-cell-address="v4_3.AB9"/>
          </calcext:conditional-format>
          <calcext:conditional-format calcext:target-range-address="v4_3.AB10:v4_3.AB10">
            <calcext:condition calcext:apply-style-name="green1" calcext:value="=1" calcext:base-cell-address="v4_3.AB10"/>
            <calcext:condition calcext:apply-style-name="green2" calcext:value="=2" calcext:base-cell-address="v4_3.AB10"/>
            <calcext:condition calcext:apply-style-name="green4" calcext:value="=4" calcext:base-cell-address="v4_3.AB10"/>
            <calcext:condition calcext:apply-style-name="green8" calcext:value="=8" calcext:base-cell-address="v4_3.AB10"/>
            <calcext:condition calcext:apply-style-name="green16" calcext:value="=16" calcext:base-cell-address="v4_3.AB10"/>
          </calcext:conditional-format>
          <calcext:conditional-format calcext:target-range-address="v4_3.AB11:v4_3.AB11">
            <calcext:condition calcext:apply-style-name="green1" calcext:value="=1" calcext:base-cell-address="v4_3.AB11"/>
            <calcext:condition calcext:apply-style-name="green2" calcext:value="=2" calcext:base-cell-address="v4_3.AB11"/>
            <calcext:condition calcext:apply-style-name="green4" calcext:value="=4" calcext:base-cell-address="v4_3.AB11"/>
            <calcext:condition calcext:apply-style-name="green8" calcext:value="=8" calcext:base-cell-address="v4_3.AB11"/>
            <calcext:condition calcext:apply-style-name="green16" calcext:value="=16" calcext:base-cell-address="v4_3.AB11"/>
          </calcext:conditional-format>
          <calcext:conditional-format calcext:target-range-address="v4_3.AB12:v4_3.AB12">
            <calcext:condition calcext:apply-style-name="green1" calcext:value="=1" calcext:base-cell-address="v4_3.AB12"/>
            <calcext:condition calcext:apply-style-name="green2" calcext:value="=2" calcext:base-cell-address="v4_3.AB12"/>
            <calcext:condition calcext:apply-style-name="green4" calcext:value="=4" calcext:base-cell-address="v4_3.AB12"/>
            <calcext:condition calcext:apply-style-name="green8" calcext:value="=8" calcext:base-cell-address="v4_3.AB12"/>
            <calcext:condition calcext:apply-style-name="green16" calcext:value="=16" calcext:base-cell-address="v4_3.AB12"/>
          </calcext:conditional-format>
          <calcext:conditional-format calcext:target-range-address="v4_3.AB13:v4_3.AB13">
            <calcext:condition calcext:apply-style-name="green1" calcext:value="=1" calcext:base-cell-address="v4_3.AB13"/>
            <calcext:condition calcext:apply-style-name="green2" calcext:value="=2" calcext:base-cell-address="v4_3.AB13"/>
            <calcext:condition calcext:apply-style-name="green4" calcext:value="=4" calcext:base-cell-address="v4_3.AB13"/>
            <calcext:condition calcext:apply-style-name="green8" calcext:value="=8" calcext:base-cell-address="v4_3.AB13"/>
            <calcext:condition calcext:apply-style-name="green16" calcext:value="=16" calcext:base-cell-address="v4_3.AB13"/>
          </calcext:conditional-format>
          <calcext:conditional-format calcext:target-range-address="v4_3.AB14:v4_3.AB14">
            <calcext:condition calcext:apply-style-name="green1" calcext:value="=1" calcext:base-cell-address="v4_3.AB14"/>
            <calcext:condition calcext:apply-style-name="green2" calcext:value="=2" calcext:base-cell-address="v4_3.AB14"/>
            <calcext:condition calcext:apply-style-name="green4" calcext:value="=4" calcext:base-cell-address="v4_3.AB14"/>
            <calcext:condition calcext:apply-style-name="green8" calcext:value="=8" calcext:base-cell-address="v4_3.AB14"/>
            <calcext:condition calcext:apply-style-name="green16" calcext:value="=16" calcext:base-cell-address="v4_3.AB14"/>
          </calcext:conditional-format>
          <calcext:conditional-format calcext:target-range-address="v4_3.AB15:v4_3.AB15">
            <calcext:condition calcext:apply-style-name="green1" calcext:value="=1" calcext:base-cell-address="v4_3.AB15"/>
            <calcext:condition calcext:apply-style-name="green2" calcext:value="=2" calcext:base-cell-address="v4_3.AB15"/>
            <calcext:condition calcext:apply-style-name="green4" calcext:value="=4" calcext:base-cell-address="v4_3.AB15"/>
            <calcext:condition calcext:apply-style-name="green8" calcext:value="=8" calcext:base-cell-address="v4_3.AB15"/>
            <calcext:condition calcext:apply-style-name="green16" calcext:value="=16" calcext:base-cell-address="v4_3.AB15"/>
          </calcext:conditional-format>
          <calcext:conditional-format calcext:target-range-address="v4_3.AC9:v4_3.AC9">
            <calcext:condition calcext:apply-style-name="green1" calcext:value="=1" calcext:base-cell-address="v4_3.AC9"/>
            <calcext:condition calcext:apply-style-name="green2" calcext:value="=2" calcext:base-cell-address="v4_3.AC9"/>
            <calcext:condition calcext:apply-style-name="green4" calcext:value="=4" calcext:base-cell-address="v4_3.AC9"/>
            <calcext:condition calcext:apply-style-name="green8" calcext:value="=8" calcext:base-cell-address="v4_3.AC9"/>
            <calcext:condition calcext:apply-style-name="green16" calcext:value="=16" calcext:base-cell-address="v4_3.AC9"/>
          </calcext:conditional-format>
          <calcext:conditional-format calcext:target-range-address="v4_3.AB17:v4_3.AB17">
            <calcext:condition calcext:apply-style-name="green1" calcext:value="=1" calcext:base-cell-address="v4_3.AB17"/>
            <calcext:condition calcext:apply-style-name="green2" calcext:value="=2" calcext:base-cell-address="v4_3.AB17"/>
            <calcext:condition calcext:apply-style-name="green4" calcext:value="=4" calcext:base-cell-address="v4_3.AB17"/>
            <calcext:condition calcext:apply-style-name="green8" calcext:value="=8" calcext:base-cell-address="v4_3.AB17"/>
            <calcext:condition calcext:apply-style-name="green16" calcext:value="=16" calcext:base-cell-address="v4_3.AB17"/>
          </calcext:conditional-format>
          <calcext:conditional-format calcext:target-range-address="v4_3.AC17:v4_3.AC17">
            <calcext:condition calcext:apply-style-name="green1" calcext:value="=1" calcext:base-cell-address="v4_3.AC17"/>
            <calcext:condition calcext:apply-style-name="green2" calcext:value="=2" calcext:base-cell-address="v4_3.AC17"/>
            <calcext:condition calcext:apply-style-name="green4" calcext:value="=4" calcext:base-cell-address="v4_3.AC17"/>
            <calcext:condition calcext:apply-style-name="green8" calcext:value="=8" calcext:base-cell-address="v4_3.AC17"/>
            <calcext:condition calcext:apply-style-name="green16" calcext:value="=16" calcext:base-cell-address="v4_3.AC17"/>
          </calcext:conditional-format>
          <calcext:conditional-format calcext:target-range-address="v4_3.AB18:v4_3.AB18">
            <calcext:condition calcext:apply-style-name="green1" calcext:value="=1" calcext:base-cell-address="v4_3.AB18"/>
            <calcext:condition calcext:apply-style-name="green2" calcext:value="=2" calcext:base-cell-address="v4_3.AB18"/>
            <calcext:condition calcext:apply-style-name="green4" calcext:value="=4" calcext:base-cell-address="v4_3.AB18"/>
            <calcext:condition calcext:apply-style-name="green8" calcext:value="=8" calcext:base-cell-address="v4_3.AB18"/>
            <calcext:condition calcext:apply-style-name="green16" calcext:value="=16" calcext:base-cell-address="v4_3.AB18"/>
          </calcext:conditional-format>
          <calcext:conditional-format calcext:target-range-address="v4_3.AC18:v4_3.AC18">
            <calcext:condition calcext:apply-style-name="green1" calcext:value="=1" calcext:base-cell-address="v4_3.AC18"/>
            <calcext:condition calcext:apply-style-name="green2" calcext:value="=2" calcext:base-cell-address="v4_3.AC18"/>
            <calcext:condition calcext:apply-style-name="green4" calcext:value="=4" calcext:base-cell-address="v4_3.AC18"/>
            <calcext:condition calcext:apply-style-name="green8" calcext:value="=8" calcext:base-cell-address="v4_3.AC18"/>
            <calcext:condition calcext:apply-style-name="green16" calcext:value="=16" calcext:base-cell-address="v4_3.AC18"/>
          </calcext:conditional-format>
          <calcext:conditional-format calcext:target-range-address="v4_3.AB19:v4_3.AB19">
            <calcext:condition calcext:apply-style-name="green1" calcext:value="=1" calcext:base-cell-address="v4_3.AB19"/>
            <calcext:condition calcext:apply-style-name="green2" calcext:value="=2" calcext:base-cell-address="v4_3.AB19"/>
            <calcext:condition calcext:apply-style-name="green4" calcext:value="=4" calcext:base-cell-address="v4_3.AB19"/>
            <calcext:condition calcext:apply-style-name="green8" calcext:value="=8" calcext:base-cell-address="v4_3.AB19"/>
            <calcext:condition calcext:apply-style-name="green16" calcext:value="=16" calcext:base-cell-address="v4_3.AB19"/>
          </calcext:conditional-format>
          <calcext:conditional-format calcext:target-range-address="v4_3.AC19:v4_3.AC19">
            <calcext:condition calcext:apply-style-name="green1" calcext:value="=1" calcext:base-cell-address="v4_3.AC19"/>
            <calcext:condition calcext:apply-style-name="green2" calcext:value="=2" calcext:base-cell-address="v4_3.AC19"/>
            <calcext:condition calcext:apply-style-name="green4" calcext:value="=4" calcext:base-cell-address="v4_3.AC19"/>
            <calcext:condition calcext:apply-style-name="green8" calcext:value="=8" calcext:base-cell-address="v4_3.AC19"/>
            <calcext:condition calcext:apply-style-name="green16" calcext:value="=16" calcext:base-cell-address="v4_3.AC19"/>
          </calcext:conditional-format>
          <calcext:conditional-format calcext:target-range-address="v4_3.AB20:v4_3.AB20">
            <calcext:condition calcext:apply-style-name="green1" calcext:value="=1" calcext:base-cell-address="v4_3.AB20"/>
            <calcext:condition calcext:apply-style-name="green2" calcext:value="=2" calcext:base-cell-address="v4_3.AB20"/>
            <calcext:condition calcext:apply-style-name="green4" calcext:value="=4" calcext:base-cell-address="v4_3.AB20"/>
            <calcext:condition calcext:apply-style-name="green8" calcext:value="=8" calcext:base-cell-address="v4_3.AB20"/>
            <calcext:condition calcext:apply-style-name="green16" calcext:value="=16" calcext:base-cell-address="v4_3.AB20"/>
          </calcext:conditional-format>
          <calcext:conditional-format calcext:target-range-address="v4_3.AC20:v4_3.AC20">
            <calcext:condition calcext:apply-style-name="green1" calcext:value="=1" calcext:base-cell-address="v4_3.AC20"/>
            <calcext:condition calcext:apply-style-name="green2" calcext:value="=2" calcext:base-cell-address="v4_3.AC20"/>
            <calcext:condition calcext:apply-style-name="green4" calcext:value="=4" calcext:base-cell-address="v4_3.AC20"/>
            <calcext:condition calcext:apply-style-name="green8" calcext:value="=8" calcext:base-cell-address="v4_3.AC20"/>
            <calcext:condition calcext:apply-style-name="green16" calcext:value="=16" calcext:base-cell-address="v4_3.AC20"/>
          </calcext:conditional-format>
          <calcext:conditional-format calcext:target-range-address="v4_3.AB21:v4_3.AB21">
            <calcext:condition calcext:apply-style-name="green1" calcext:value="=1" calcext:base-cell-address="v4_3.AB21"/>
            <calcext:condition calcext:apply-style-name="green2" calcext:value="=2" calcext:base-cell-address="v4_3.AB21"/>
            <calcext:condition calcext:apply-style-name="green4" calcext:value="=4" calcext:base-cell-address="v4_3.AB21"/>
            <calcext:condition calcext:apply-style-name="green8" calcext:value="=8" calcext:base-cell-address="v4_3.AB21"/>
            <calcext:condition calcext:apply-style-name="green16" calcext:value="=16" calcext:base-cell-address="v4_3.AB21"/>
          </calcext:conditional-format>
          <calcext:conditional-format calcext:target-range-address="v4_3.AC21:v4_3.AC21">
            <calcext:condition calcext:apply-style-name="green1" calcext:value="=1" calcext:base-cell-address="v4_3.AC21"/>
            <calcext:condition calcext:apply-style-name="green2" calcext:value="=2" calcext:base-cell-address="v4_3.AC21"/>
            <calcext:condition calcext:apply-style-name="green4" calcext:value="=4" calcext:base-cell-address="v4_3.AC21"/>
            <calcext:condition calcext:apply-style-name="green8" calcext:value="=8" calcext:base-cell-address="v4_3.AC21"/>
            <calcext:condition calcext:apply-style-name="green16" calcext:value="=16" calcext:base-cell-address="v4_3.AC21"/>
          </calcext:conditional-format>
          <calcext:conditional-format calcext:target-range-address="v4_3.AB22:v4_3.AB22">
            <calcext:condition calcext:apply-style-name="green1" calcext:value="=1" calcext:base-cell-address="v4_3.AB22"/>
            <calcext:condition calcext:apply-style-name="green2" calcext:value="=2" calcext:base-cell-address="v4_3.AB22"/>
            <calcext:condition calcext:apply-style-name="green4" calcext:value="=4" calcext:base-cell-address="v4_3.AB22"/>
            <calcext:condition calcext:apply-style-name="green8" calcext:value="=8" calcext:base-cell-address="v4_3.AB22"/>
            <calcext:condition calcext:apply-style-name="green16" calcext:value="=16" calcext:base-cell-address="v4_3.AB22"/>
          </calcext:conditional-format>
          <calcext:conditional-format calcext:target-range-address="v4_3.AC22:v4_3.AC22">
            <calcext:condition calcext:apply-style-name="green1" calcext:value="=1" calcext:base-cell-address="v4_3.AC22"/>
            <calcext:condition calcext:apply-style-name="green2" calcext:value="=2" calcext:base-cell-address="v4_3.AC22"/>
            <calcext:condition calcext:apply-style-name="green4" calcext:value="=4" calcext:base-cell-address="v4_3.AC22"/>
            <calcext:condition calcext:apply-style-name="green8" calcext:value="=8" calcext:base-cell-address="v4_3.AC22"/>
            <calcext:condition calcext:apply-style-name="green16" calcext:value="=16" calcext:base-cell-address="v4_3.AC22"/>
          </calcext:conditional-format>
          <calcext:conditional-format calcext:target-range-address="v4_3.AB23:v4_3.AB23">
            <calcext:condition calcext:apply-style-name="green1" calcext:value="=1" calcext:base-cell-address="v4_3.AB23"/>
            <calcext:condition calcext:apply-style-name="green2" calcext:value="=2" calcext:base-cell-address="v4_3.AB23"/>
            <calcext:condition calcext:apply-style-name="green4" calcext:value="=4" calcext:base-cell-address="v4_3.AB23"/>
            <calcext:condition calcext:apply-style-name="green8" calcext:value="=8" calcext:base-cell-address="v4_3.AB23"/>
            <calcext:condition calcext:apply-style-name="green16" calcext:value="=16" calcext:base-cell-address="v4_3.AB23"/>
          </calcext:conditional-format>
          <calcext:conditional-format calcext:target-range-address="v4_3.AC23:v4_3.AC23">
            <calcext:condition calcext:apply-style-name="green1" calcext:value="=1" calcext:base-cell-address="v4_3.AC23"/>
            <calcext:condition calcext:apply-style-name="green2" calcext:value="=2" calcext:base-cell-address="v4_3.AC23"/>
            <calcext:condition calcext:apply-style-name="green4" calcext:value="=4" calcext:base-cell-address="v4_3.AC23"/>
            <calcext:condition calcext:apply-style-name="green8" calcext:value="=8" calcext:base-cell-address="v4_3.AC23"/>
            <calcext:condition calcext:apply-style-name="green16" calcext:value="=16" calcext:base-cell-address="v4_3.AC23"/>
          </calcext:conditional-format>
          <calcext:conditional-format calcext:target-range-address="v4_3.AB24:v4_3.AB24">
            <calcext:condition calcext:apply-style-name="green1" calcext:value="=1" calcext:base-cell-address="v4_3.AB24"/>
            <calcext:condition calcext:apply-style-name="green2" calcext:value="=2" calcext:base-cell-address="v4_3.AB24"/>
            <calcext:condition calcext:apply-style-name="green4" calcext:value="=4" calcext:base-cell-address="v4_3.AB24"/>
            <calcext:condition calcext:apply-style-name="green8" calcext:value="=8" calcext:base-cell-address="v4_3.AB24"/>
            <calcext:condition calcext:apply-style-name="green16" calcext:value="=16" calcext:base-cell-address="v4_3.AB24"/>
          </calcext:conditional-format>
          <calcext:conditional-format calcext:target-range-address="v4_3.AC24:v4_3.AC24">
            <calcext:condition calcext:apply-style-name="green1" calcext:value="=1" calcext:base-cell-address="v4_3.AC24"/>
            <calcext:condition calcext:apply-style-name="green2" calcext:value="=2" calcext:base-cell-address="v4_3.AC24"/>
            <calcext:condition calcext:apply-style-name="green4" calcext:value="=4" calcext:base-cell-address="v4_3.AC24"/>
            <calcext:condition calcext:apply-style-name="green8" calcext:value="=8" calcext:base-cell-address="v4_3.AC24"/>
            <calcext:condition calcext:apply-style-name="green16" calcext:value="=16" calcext:base-cell-address="v4_3.AC24"/>
          </calcext:conditional-format>
          <calcext:conditional-format calcext:target-range-address="v4_3.AB25:v4_3.AB25">
            <calcext:condition calcext:apply-style-name="green1" calcext:value="=1" calcext:base-cell-address="v4_3.AB25"/>
            <calcext:condition calcext:apply-style-name="green2" calcext:value="=2" calcext:base-cell-address="v4_3.AB25"/>
            <calcext:condition calcext:apply-style-name="green4" calcext:value="=4" calcext:base-cell-address="v4_3.AB25"/>
            <calcext:condition calcext:apply-style-name="green8" calcext:value="=8" calcext:base-cell-address="v4_3.AB25"/>
            <calcext:condition calcext:apply-style-name="green16" calcext:value="=16" calcext:base-cell-address="v4_3.AB25"/>
          </calcext:conditional-format>
          <calcext:conditional-format calcext:target-range-address="v4_3.AC25:v4_3.AC25">
            <calcext:condition calcext:apply-style-name="green1" calcext:value="=1" calcext:base-cell-address="v4_3.AC25"/>
            <calcext:condition calcext:apply-style-name="green2" calcext:value="=2" calcext:base-cell-address="v4_3.AC25"/>
            <calcext:condition calcext:apply-style-name="green4" calcext:value="=4" calcext:base-cell-address="v4_3.AC25"/>
            <calcext:condition calcext:apply-style-name="green8" calcext:value="=8" calcext:base-cell-address="v4_3.AC25"/>
            <calcext:condition calcext:apply-style-name="green16" calcext:value="=16" calcext:base-cell-address="v4_3.AC25"/>
          </calcext:conditional-format>
          <calcext:conditional-format calcext:target-range-address="v4_3.AB26:v4_3.AB26">
            <calcext:condition calcext:apply-style-name="green1" calcext:value="=1" calcext:base-cell-address="v4_3.AB26"/>
            <calcext:condition calcext:apply-style-name="green2" calcext:value="=2" calcext:base-cell-address="v4_3.AB26"/>
            <calcext:condition calcext:apply-style-name="green4" calcext:value="=4" calcext:base-cell-address="v4_3.AB26"/>
            <calcext:condition calcext:apply-style-name="green8" calcext:value="=8" calcext:base-cell-address="v4_3.AB26"/>
            <calcext:condition calcext:apply-style-name="green16" calcext:value="=16" calcext:base-cell-address="v4_3.AB26"/>
          </calcext:conditional-format>
          <calcext:conditional-format calcext:target-range-address="v4_3.AC26:v4_3.AC26">
            <calcext:condition calcext:apply-style-name="green1" calcext:value="=1" calcext:base-cell-address="v4_3.AC26"/>
            <calcext:condition calcext:apply-style-name="green2" calcext:value="=2" calcext:base-cell-address="v4_3.AC26"/>
            <calcext:condition calcext:apply-style-name="green4" calcext:value="=4" calcext:base-cell-address="v4_3.AC26"/>
            <calcext:condition calcext:apply-style-name="green8" calcext:value="=8" calcext:base-cell-address="v4_3.AC26"/>
            <calcext:condition calcext:apply-style-name="green16" calcext:value="=16" calcext:base-cell-address="v4_3.AC26"/>
          </calcext:conditional-format>
          <calcext:conditional-format calcext:target-range-address="v4_3.AB27:v4_3.AB27">
            <calcext:condition calcext:apply-style-name="green1" calcext:value="=1" calcext:base-cell-address="v4_3.AB27"/>
            <calcext:condition calcext:apply-style-name="green2" calcext:value="=2" calcext:base-cell-address="v4_3.AB27"/>
            <calcext:condition calcext:apply-style-name="green4" calcext:value="=4" calcext:base-cell-address="v4_3.AB27"/>
            <calcext:condition calcext:apply-style-name="green8" calcext:value="=8" calcext:base-cell-address="v4_3.AB27"/>
            <calcext:condition calcext:apply-style-name="green16" calcext:value="=16" calcext:base-cell-address="v4_3.AB27"/>
          </calcext:conditional-format>
          <calcext:conditional-format calcext:target-range-address="v4_3.AC27:v4_3.AC27">
            <calcext:condition calcext:apply-style-name="green1" calcext:value="=1" calcext:base-cell-address="v4_3.AC27"/>
            <calcext:condition calcext:apply-style-name="green2" calcext:value="=2" calcext:base-cell-address="v4_3.AC27"/>
            <calcext:condition calcext:apply-style-name="green4" calcext:value="=4" calcext:base-cell-address="v4_3.AC27"/>
            <calcext:condition calcext:apply-style-name="green8" calcext:value="=8" calcext:base-cell-address="v4_3.AC27"/>
            <calcext:condition calcext:apply-style-name="green16" calcext:value="=16" calcext:base-cell-address="v4_3.AC27"/>
          </calcext:conditional-format>
          <calcext:conditional-format calcext:target-range-address="v4_3.AB28:v4_3.AB28">
            <calcext:condition calcext:apply-style-name="green1" calcext:value="=1" calcext:base-cell-address="v4_3.AB28"/>
            <calcext:condition calcext:apply-style-name="green2" calcext:value="=2" calcext:base-cell-address="v4_3.AB28"/>
            <calcext:condition calcext:apply-style-name="green4" calcext:value="=4" calcext:base-cell-address="v4_3.AB28"/>
            <calcext:condition calcext:apply-style-name="green8" calcext:value="=8" calcext:base-cell-address="v4_3.AB28"/>
            <calcext:condition calcext:apply-style-name="green16" calcext:value="=16" calcext:base-cell-address="v4_3.AB28"/>
          </calcext:conditional-format>
          <calcext:conditional-format calcext:target-range-address="v4_3.AC28:v4_3.AC28">
            <calcext:condition calcext:apply-style-name="green1" calcext:value="=1" calcext:base-cell-address="v4_3.AC28"/>
            <calcext:condition calcext:apply-style-name="green2" calcext:value="=2" calcext:base-cell-address="v4_3.AC28"/>
            <calcext:condition calcext:apply-style-name="green4" calcext:value="=4" calcext:base-cell-address="v4_3.AC28"/>
            <calcext:condition calcext:apply-style-name="green8" calcext:value="=8" calcext:base-cell-address="v4_3.AC28"/>
            <calcext:condition calcext:apply-style-name="green16" calcext:value="=16" calcext:base-cell-address="v4_3.AC28"/>
          </calcext:conditional-format>
          <calcext:conditional-format calcext:target-range-address="v4_3.AB29:v4_3.AB29">
            <calcext:condition calcext:apply-style-name="green1" calcext:value="=1" calcext:base-cell-address="v4_3.AB29"/>
            <calcext:condition calcext:apply-style-name="green2" calcext:value="=2" calcext:base-cell-address="v4_3.AB29"/>
            <calcext:condition calcext:apply-style-name="green4" calcext:value="=4" calcext:base-cell-address="v4_3.AB29"/>
            <calcext:condition calcext:apply-style-name="green8" calcext:value="=8" calcext:base-cell-address="v4_3.AB29"/>
            <calcext:condition calcext:apply-style-name="green16" calcext:value="=16" calcext:base-cell-address="v4_3.AB29"/>
          </calcext:conditional-format>
          <calcext:conditional-format calcext:target-range-address="v4_3.AC29:v4_3.AC29">
            <calcext:condition calcext:apply-style-name="green1" calcext:value="=1" calcext:base-cell-address="v4_3.AC29"/>
            <calcext:condition calcext:apply-style-name="green2" calcext:value="=2" calcext:base-cell-address="v4_3.AC29"/>
            <calcext:condition calcext:apply-style-name="green4" calcext:value="=4" calcext:base-cell-address="v4_3.AC29"/>
            <calcext:condition calcext:apply-style-name="green8" calcext:value="=8" calcext:base-cell-address="v4_3.AC29"/>
            <calcext:condition calcext:apply-style-name="green16" calcext:value="=16" calcext:base-cell-address="v4_3.AC29"/>
          </calcext:conditional-format>
          <calcext:conditional-format calcext:target-range-address="v4_3.AB30:v4_3.AB30">
            <calcext:condition calcext:apply-style-name="green1" calcext:value="=1" calcext:base-cell-address="v4_3.AB30"/>
            <calcext:condition calcext:apply-style-name="green2" calcext:value="=2" calcext:base-cell-address="v4_3.AB30"/>
            <calcext:condition calcext:apply-style-name="green4" calcext:value="=4" calcext:base-cell-address="v4_3.AB30"/>
            <calcext:condition calcext:apply-style-name="green8" calcext:value="=8" calcext:base-cell-address="v4_3.AB30"/>
            <calcext:condition calcext:apply-style-name="green16" calcext:value="=16" calcext:base-cell-address="v4_3.AB30"/>
          </calcext:conditional-format>
          <calcext:conditional-format calcext:target-range-address="v4_3.AC30:v4_3.AC30">
            <calcext:condition calcext:apply-style-name="green1" calcext:value="=1" calcext:base-cell-address="v4_3.AC30"/>
            <calcext:condition calcext:apply-style-name="green2" calcext:value="=2" calcext:base-cell-address="v4_3.AC30"/>
            <calcext:condition calcext:apply-style-name="green4" calcext:value="=4" calcext:base-cell-address="v4_3.AC30"/>
            <calcext:condition calcext:apply-style-name="green8" calcext:value="=8" calcext:base-cell-address="v4_3.AC30"/>
            <calcext:condition calcext:apply-style-name="green16" calcext:value="=16" calcext:base-cell-address="v4_3.AC30"/>
          </calcext:conditional-format>
          <calcext:conditional-format calcext:target-range-address="v4_3.AB31:v4_3.AB31">
            <calcext:condition calcext:apply-style-name="green1" calcext:value="=1" calcext:base-cell-address="v4_3.AB31"/>
            <calcext:condition calcext:apply-style-name="green2" calcext:value="=2" calcext:base-cell-address="v4_3.AB31"/>
            <calcext:condition calcext:apply-style-name="green4" calcext:value="=4" calcext:base-cell-address="v4_3.AB31"/>
            <calcext:condition calcext:apply-style-name="green8" calcext:value="=8" calcext:base-cell-address="v4_3.AB31"/>
            <calcext:condition calcext:apply-style-name="green16" calcext:value="=16" calcext:base-cell-address="v4_3.AB31"/>
          </calcext:conditional-format>
          <calcext:conditional-format calcext:target-range-address="v4_3.AC31:v4_3.AC31">
            <calcext:condition calcext:apply-style-name="green1" calcext:value="=1" calcext:base-cell-address="v4_3.AC31"/>
            <calcext:condition calcext:apply-style-name="green2" calcext:value="=2" calcext:base-cell-address="v4_3.AC31"/>
            <calcext:condition calcext:apply-style-name="green4" calcext:value="=4" calcext:base-cell-address="v4_3.AC31"/>
            <calcext:condition calcext:apply-style-name="green8" calcext:value="=8" calcext:base-cell-address="v4_3.AC31"/>
            <calcext:condition calcext:apply-style-name="green16" calcext:value="=16" calcext:base-cell-address="v4_3.AC31"/>
          </calcext:conditional-format>
          <calcext:conditional-format calcext:target-range-address="v4_3.AB32:v4_3.AB32">
            <calcext:condition calcext:apply-style-name="green1" calcext:value="=1" calcext:base-cell-address="v4_3.AB32"/>
            <calcext:condition calcext:apply-style-name="green2" calcext:value="=2" calcext:base-cell-address="v4_3.AB32"/>
            <calcext:condition calcext:apply-style-name="green4" calcext:value="=4" calcext:base-cell-address="v4_3.AB32"/>
            <calcext:condition calcext:apply-style-name="green8" calcext:value="=8" calcext:base-cell-address="v4_3.AB32"/>
            <calcext:condition calcext:apply-style-name="green16" calcext:value="=16" calcext:base-cell-address="v4_3.AB32"/>
          </calcext:conditional-format>
          <calcext:conditional-format calcext:target-range-address="v4_3.AC32:v4_3.AC32">
            <calcext:condition calcext:apply-style-name="green1" calcext:value="=1" calcext:base-cell-address="v4_3.AC32"/>
            <calcext:condition calcext:apply-style-name="green2" calcext:value="=2" calcext:base-cell-address="v4_3.AC32"/>
            <calcext:condition calcext:apply-style-name="green4" calcext:value="=4" calcext:base-cell-address="v4_3.AC32"/>
            <calcext:condition calcext:apply-style-name="green8" calcext:value="=8" calcext:base-cell-address="v4_3.AC32"/>
            <calcext:condition calcext:apply-style-name="green16" calcext:value="=16" calcext:base-cell-address="v4_3.AC32"/>
          </calcext:conditional-format>
          <calcext:conditional-format calcext:target-range-address="v4_3.AB33:v4_3.AB33">
            <calcext:condition calcext:apply-style-name="green1" calcext:value="=1" calcext:base-cell-address="v4_3.AB33"/>
            <calcext:condition calcext:apply-style-name="green2" calcext:value="=2" calcext:base-cell-address="v4_3.AB33"/>
            <calcext:condition calcext:apply-style-name="green4" calcext:value="=4" calcext:base-cell-address="v4_3.AB33"/>
            <calcext:condition calcext:apply-style-name="green8" calcext:value="=8" calcext:base-cell-address="v4_3.AB33"/>
            <calcext:condition calcext:apply-style-name="green16" calcext:value="=16" calcext:base-cell-address="v4_3.AB33"/>
          </calcext:conditional-format>
          <calcext:conditional-format calcext:target-range-address="v4_3.AC33:v4_3.AC33">
            <calcext:condition calcext:apply-style-name="green1" calcext:value="=1" calcext:base-cell-address="v4_3.AC33"/>
            <calcext:condition calcext:apply-style-name="green2" calcext:value="=2" calcext:base-cell-address="v4_3.AC33"/>
            <calcext:condition calcext:apply-style-name="green4" calcext:value="=4" calcext:base-cell-address="v4_3.AC33"/>
            <calcext:condition calcext:apply-style-name="green8" calcext:value="=8" calcext:base-cell-address="v4_3.AC33"/>
            <calcext:condition calcext:apply-style-name="green16" calcext:value="=16" calcext:base-cell-address="v4_3.AC33"/>
          </calcext:conditional-format>
          <calcext:conditional-format calcext:target-range-address="v4_3.AB34:v4_3.AB34">
            <calcext:condition calcext:apply-style-name="green1" calcext:value="=1" calcext:base-cell-address="v4_3.AB34"/>
            <calcext:condition calcext:apply-style-name="green2" calcext:value="=2" calcext:base-cell-address="v4_3.AB34"/>
            <calcext:condition calcext:apply-style-name="green4" calcext:value="=4" calcext:base-cell-address="v4_3.AB34"/>
            <calcext:condition calcext:apply-style-name="green8" calcext:value="=8" calcext:base-cell-address="v4_3.AB34"/>
            <calcext:condition calcext:apply-style-name="green16" calcext:value="=16" calcext:base-cell-address="v4_3.AB34"/>
          </calcext:conditional-format>
          <calcext:conditional-format calcext:target-range-address="v4_3.AC34:v4_3.AC34">
            <calcext:condition calcext:apply-style-name="green1" calcext:value="=1" calcext:base-cell-address="v4_3.AC34"/>
            <calcext:condition calcext:apply-style-name="green2" calcext:value="=2" calcext:base-cell-address="v4_3.AC34"/>
            <calcext:condition calcext:apply-style-name="green4" calcext:value="=4" calcext:base-cell-address="v4_3.AC34"/>
            <calcext:condition calcext:apply-style-name="green8" calcext:value="=8" calcext:base-cell-address="v4_3.AC34"/>
            <calcext:condition calcext:apply-style-name="green16" calcext:value="=16" calcext:base-cell-address="v4_3.AC34"/>
          </calcext:conditional-format>
          <calcext:conditional-format calcext:target-range-address="v4_3.AB35:v4_3.AB35">
            <calcext:condition calcext:apply-style-name="green1" calcext:value="=1" calcext:base-cell-address="v4_3.AB35"/>
            <calcext:condition calcext:apply-style-name="green2" calcext:value="=2" calcext:base-cell-address="v4_3.AB35"/>
            <calcext:condition calcext:apply-style-name="green4" calcext:value="=4" calcext:base-cell-address="v4_3.AB35"/>
            <calcext:condition calcext:apply-style-name="green8" calcext:value="=8" calcext:base-cell-address="v4_3.AB35"/>
            <calcext:condition calcext:apply-style-name="green16" calcext:value="=16" calcext:base-cell-address="v4_3.AB35"/>
          </calcext:conditional-format>
          <calcext:conditional-format calcext:target-range-address="v4_3.AC35:v4_3.AC35">
            <calcext:condition calcext:apply-style-name="green1" calcext:value="=1" calcext:base-cell-address="v4_3.AC35"/>
            <calcext:condition calcext:apply-style-name="green2" calcext:value="=2" calcext:base-cell-address="v4_3.AC35"/>
            <calcext:condition calcext:apply-style-name="green4" calcext:value="=4" calcext:base-cell-address="v4_3.AC35"/>
            <calcext:condition calcext:apply-style-name="green8" calcext:value="=8" calcext:base-cell-address="v4_3.AC35"/>
            <calcext:condition calcext:apply-style-name="green16" calcext:value="=16" calcext:base-cell-address="v4_3.AC35"/>
          </calcext:conditional-format>
          <calcext:conditional-format calcext:target-range-address="v4_3.AB36:v4_3.AB36">
            <calcext:condition calcext:apply-style-name="green1" calcext:value="=1" calcext:base-cell-address="v4_3.AB36"/>
            <calcext:condition calcext:apply-style-name="green2" calcext:value="=2" calcext:base-cell-address="v4_3.AB36"/>
            <calcext:condition calcext:apply-style-name="green4" calcext:value="=4" calcext:base-cell-address="v4_3.AB36"/>
            <calcext:condition calcext:apply-style-name="green8" calcext:value="=8" calcext:base-cell-address="v4_3.AB36"/>
            <calcext:condition calcext:apply-style-name="green16" calcext:value="=16" calcext:base-cell-address="v4_3.AB36"/>
          </calcext:conditional-format>
          <calcext:conditional-format calcext:target-range-address="v4_3.AC36:v4_3.AC36">
            <calcext:condition calcext:apply-style-name="green1" calcext:value="=1" calcext:base-cell-address="v4_3.AC36"/>
            <calcext:condition calcext:apply-style-name="green2" calcext:value="=2" calcext:base-cell-address="v4_3.AC36"/>
            <calcext:condition calcext:apply-style-name="green4" calcext:value="=4" calcext:base-cell-address="v4_3.AC36"/>
            <calcext:condition calcext:apply-style-name="green8" calcext:value="=8" calcext:base-cell-address="v4_3.AC36"/>
            <calcext:condition calcext:apply-style-name="green16" calcext:value="=16" calcext:base-cell-address="v4_3.AC36"/>
          </calcext:conditional-format>
          <calcext:conditional-format calcext:target-range-address="v4_3.AB37:v4_3.AB37">
            <calcext:condition calcext:apply-style-name="green1" calcext:value="=1" calcext:base-cell-address="v4_3.AB37"/>
            <calcext:condition calcext:apply-style-name="green2" calcext:value="=2" calcext:base-cell-address="v4_3.AB37"/>
            <calcext:condition calcext:apply-style-name="green4" calcext:value="=4" calcext:base-cell-address="v4_3.AB37"/>
            <calcext:condition calcext:apply-style-name="green8" calcext:value="=8" calcext:base-cell-address="v4_3.AB37"/>
            <calcext:condition calcext:apply-style-name="green16" calcext:value="=16" calcext:base-cell-address="v4_3.AB37"/>
          </calcext:conditional-format>
          <calcext:conditional-format calcext:target-range-address="v4_3.AC37:v4_3.AC37">
            <calcext:condition calcext:apply-style-name="green1" calcext:value="=1" calcext:base-cell-address="v4_3.AC37"/>
            <calcext:condition calcext:apply-style-name="green2" calcext:value="=2" calcext:base-cell-address="v4_3.AC37"/>
            <calcext:condition calcext:apply-style-name="green4" calcext:value="=4" calcext:base-cell-address="v4_3.AC37"/>
            <calcext:condition calcext:apply-style-name="green8" calcext:value="=8" calcext:base-cell-address="v4_3.AC37"/>
            <calcext:condition calcext:apply-style-name="green16" calcext:value="=16" calcext:base-cell-address="v4_3.AC37"/>
          </calcext:conditional-format>
          <calcext:conditional-format calcext:target-range-address="v4_3.AB38:v4_3.AB38">
            <calcext:condition calcext:apply-style-name="green1" calcext:value="=1" calcext:base-cell-address="v4_3.AB38"/>
            <calcext:condition calcext:apply-style-name="green2" calcext:value="=2" calcext:base-cell-address="v4_3.AB38"/>
            <calcext:condition calcext:apply-style-name="green4" calcext:value="=4" calcext:base-cell-address="v4_3.AB38"/>
            <calcext:condition calcext:apply-style-name="green8" calcext:value="=8" calcext:base-cell-address="v4_3.AB38"/>
            <calcext:condition calcext:apply-style-name="green16" calcext:value="=16" calcext:base-cell-address="v4_3.AB38"/>
          </calcext:conditional-format>
          <calcext:conditional-format calcext:target-range-address="v4_3.AC38:v4_3.AC38">
            <calcext:condition calcext:apply-style-name="green1" calcext:value="=1" calcext:base-cell-address="v4_3.AC38"/>
            <calcext:condition calcext:apply-style-name="green2" calcext:value="=2" calcext:base-cell-address="v4_3.AC38"/>
            <calcext:condition calcext:apply-style-name="green4" calcext:value="=4" calcext:base-cell-address="v4_3.AC38"/>
            <calcext:condition calcext:apply-style-name="green8" calcext:value="=8" calcext:base-cell-address="v4_3.AC38"/>
            <calcext:condition calcext:apply-style-name="green16" calcext:value="=16" calcext:base-cell-address="v4_3.AC38"/>
          </calcext:conditional-format>
          <calcext:conditional-format calcext:target-range-address="v4_3.AB39:v4_3.AB39">
            <calcext:condition calcext:apply-style-name="green1" calcext:value="=1" calcext:base-cell-address="v4_3.AB39"/>
            <calcext:condition calcext:apply-style-name="green2" calcext:value="=2" calcext:base-cell-address="v4_3.AB39"/>
            <calcext:condition calcext:apply-style-name="green4" calcext:value="=4" calcext:base-cell-address="v4_3.AB39"/>
            <calcext:condition calcext:apply-style-name="green8" calcext:value="=8" calcext:base-cell-address="v4_3.AB39"/>
            <calcext:condition calcext:apply-style-name="green16" calcext:value="=16" calcext:base-cell-address="v4_3.AB39"/>
          </calcext:conditional-format>
          <calcext:conditional-format calcext:target-range-address="v4_3.AC39:v4_3.AC39">
            <calcext:condition calcext:apply-style-name="green1" calcext:value="=1" calcext:base-cell-address="v4_3.AC39"/>
            <calcext:condition calcext:apply-style-name="green2" calcext:value="=2" calcext:base-cell-address="v4_3.AC39"/>
            <calcext:condition calcext:apply-style-name="green4" calcext:value="=4" calcext:base-cell-address="v4_3.AC39"/>
            <calcext:condition calcext:apply-style-name="green8" calcext:value="=8" calcext:base-cell-address="v4_3.AC39"/>
            <calcext:condition calcext:apply-style-name="green16" calcext:value="=16" calcext:base-cell-address="v4_3.AC39"/>
          </calcext:conditional-format>
          <calcext:conditional-format calcext:target-range-address="v4_3.AB40:v4_3.AB40">
            <calcext:condition calcext:apply-style-name="green1" calcext:value="=1" calcext:base-cell-address="v4_3.AB40"/>
            <calcext:condition calcext:apply-style-name="green2" calcext:value="=2" calcext:base-cell-address="v4_3.AB40"/>
            <calcext:condition calcext:apply-style-name="green4" calcext:value="=4" calcext:base-cell-address="v4_3.AB40"/>
            <calcext:condition calcext:apply-style-name="green8" calcext:value="=8" calcext:base-cell-address="v4_3.AB40"/>
            <calcext:condition calcext:apply-style-name="green16" calcext:value="=16" calcext:base-cell-address="v4_3.AB40"/>
          </calcext:conditional-format>
          <calcext:conditional-format calcext:target-range-address="v4_3.AC40:v4_3.AC40">
            <calcext:condition calcext:apply-style-name="green1" calcext:value="=1" calcext:base-cell-address="v4_3.AC40"/>
            <calcext:condition calcext:apply-style-name="green2" calcext:value="=2" calcext:base-cell-address="v4_3.AC40"/>
            <calcext:condition calcext:apply-style-name="green4" calcext:value="=4" calcext:base-cell-address="v4_3.AC40"/>
            <calcext:condition calcext:apply-style-name="green8" calcext:value="=8" calcext:base-cell-address="v4_3.AC40"/>
            <calcext:condition calcext:apply-style-name="green16" calcext:value="=16" calcext:base-cell-address="v4_3.AC40"/>
          </calcext:conditional-format>
          <calcext:conditional-format calcext:target-range-address="v4_3.AK8:v4_3.AK8">
            <calcext:condition calcext:apply-style-name="green1" calcext:value="=1" calcext:base-cell-address="v4_3.AK8"/>
            <calcext:condition calcext:apply-style-name="green2" calcext:value="=2" calcext:base-cell-address="v4_3.AK8"/>
            <calcext:condition calcext:apply-style-name="green4" calcext:value="=4" calcext:base-cell-address="v4_3.AK8"/>
            <calcext:condition calcext:apply-style-name="green8" calcext:value="=8" calcext:base-cell-address="v4_3.AK8"/>
            <calcext:condition calcext:apply-style-name="green16" calcext:value="=16" calcext:base-cell-address="v4_3.AK8"/>
          </calcext:conditional-format>
          <calcext:conditional-format calcext:target-range-address="v4_3.AL8:v4_3.AL8">
            <calcext:condition calcext:apply-style-name="green1" calcext:value="=1" calcext:base-cell-address="v4_3.AL8"/>
            <calcext:condition calcext:apply-style-name="green2" calcext:value="=2" calcext:base-cell-address="v4_3.AL8"/>
            <calcext:condition calcext:apply-style-name="green4" calcext:value="=4" calcext:base-cell-address="v4_3.AL8"/>
            <calcext:condition calcext:apply-style-name="green8" calcext:value="=8" calcext:base-cell-address="v4_3.AL8"/>
            <calcext:condition calcext:apply-style-name="green16" calcext:value="=16" calcext:base-cell-address="v4_3.AL8"/>
          </calcext:conditional-format>
          <calcext:conditional-format calcext:target-range-address="v4_3.AK9:v4_3.AK9">
            <calcext:condition calcext:apply-style-name="green1" calcext:value="=1" calcext:base-cell-address="v4_3.AK9"/>
            <calcext:condition calcext:apply-style-name="green2" calcext:value="=2" calcext:base-cell-address="v4_3.AK9"/>
            <calcext:condition calcext:apply-style-name="green4" calcext:value="=4" calcext:base-cell-address="v4_3.AK9"/>
            <calcext:condition calcext:apply-style-name="green8" calcext:value="=8" calcext:base-cell-address="v4_3.AK9"/>
            <calcext:condition calcext:apply-style-name="green16" calcext:value="=16" calcext:base-cell-address="v4_3.AK9"/>
          </calcext:conditional-format>
          <calcext:conditional-format calcext:target-range-address="v4_3.AL9:v4_3.AL9">
            <calcext:condition calcext:apply-style-name="green1" calcext:value="=1" calcext:base-cell-address="v4_3.AL9"/>
            <calcext:condition calcext:apply-style-name="green2" calcext:value="=2" calcext:base-cell-address="v4_3.AL9"/>
            <calcext:condition calcext:apply-style-name="green4" calcext:value="=4" calcext:base-cell-address="v4_3.AL9"/>
            <calcext:condition calcext:apply-style-name="green8" calcext:value="=8" calcext:base-cell-address="v4_3.AL9"/>
            <calcext:condition calcext:apply-style-name="green16" calcext:value="=16" calcext:base-cell-address="v4_3.AL9"/>
          </calcext:conditional-format>
          <calcext:conditional-format calcext:target-range-address="v4_3.AK10:v4_3.AK10">
            <calcext:condition calcext:apply-style-name="green1" calcext:value="=1" calcext:base-cell-address="v4_3.AK10"/>
            <calcext:condition calcext:apply-style-name="green2" calcext:value="=2" calcext:base-cell-address="v4_3.AK10"/>
            <calcext:condition calcext:apply-style-name="green4" calcext:value="=4" calcext:base-cell-address="v4_3.AK10"/>
            <calcext:condition calcext:apply-style-name="green8" calcext:value="=8" calcext:base-cell-address="v4_3.AK10"/>
            <calcext:condition calcext:apply-style-name="green16" calcext:value="=16" calcext:base-cell-address="v4_3.AK10"/>
          </calcext:conditional-format>
          <calcext:conditional-format calcext:target-range-address="v4_3.AL10:v4_3.AL10">
            <calcext:condition calcext:apply-style-name="green1" calcext:value="=1" calcext:base-cell-address="v4_3.AL10"/>
            <calcext:condition calcext:apply-style-name="green2" calcext:value="=2" calcext:base-cell-address="v4_3.AL10"/>
            <calcext:condition calcext:apply-style-name="green4" calcext:value="=4" calcext:base-cell-address="v4_3.AL10"/>
            <calcext:condition calcext:apply-style-name="green8" calcext:value="=8" calcext:base-cell-address="v4_3.AL10"/>
            <calcext:condition calcext:apply-style-name="green16" calcext:value="=16" calcext:base-cell-address="v4_3.AL10"/>
          </calcext:conditional-format>
          <calcext:conditional-format calcext:target-range-address="v4_3.AK11:v4_3.AK11">
            <calcext:condition calcext:apply-style-name="green1" calcext:value="=1" calcext:base-cell-address="v4_3.AK11"/>
            <calcext:condition calcext:apply-style-name="green2" calcext:value="=2" calcext:base-cell-address="v4_3.AK11"/>
            <calcext:condition calcext:apply-style-name="green4" calcext:value="=4" calcext:base-cell-address="v4_3.AK11"/>
            <calcext:condition calcext:apply-style-name="green8" calcext:value="=8" calcext:base-cell-address="v4_3.AK11"/>
            <calcext:condition calcext:apply-style-name="green16" calcext:value="=16" calcext:base-cell-address="v4_3.AK11"/>
          </calcext:conditional-format>
          <calcext:conditional-format calcext:target-range-address="v4_3.AL11:v4_3.AL11">
            <calcext:condition calcext:apply-style-name="green1" calcext:value="=1" calcext:base-cell-address="v4_3.AL11"/>
            <calcext:condition calcext:apply-style-name="green2" calcext:value="=2" calcext:base-cell-address="v4_3.AL11"/>
            <calcext:condition calcext:apply-style-name="green4" calcext:value="=4" calcext:base-cell-address="v4_3.AL11"/>
            <calcext:condition calcext:apply-style-name="green8" calcext:value="=8" calcext:base-cell-address="v4_3.AL11"/>
            <calcext:condition calcext:apply-style-name="green16" calcext:value="=16" calcext:base-cell-address="v4_3.AL11"/>
          </calcext:conditional-format>
          <calcext:conditional-format calcext:target-range-address="v4_3.AK12:v4_3.AK12">
            <calcext:condition calcext:apply-style-name="green1" calcext:value="=1" calcext:base-cell-address="v4_3.AK12"/>
            <calcext:condition calcext:apply-style-name="green2" calcext:value="=2" calcext:base-cell-address="v4_3.AK12"/>
            <calcext:condition calcext:apply-style-name="green4" calcext:value="=4" calcext:base-cell-address="v4_3.AK12"/>
            <calcext:condition calcext:apply-style-name="green8" calcext:value="=8" calcext:base-cell-address="v4_3.AK12"/>
            <calcext:condition calcext:apply-style-name="green16" calcext:value="=16" calcext:base-cell-address="v4_3.AK12"/>
          </calcext:conditional-format>
          <calcext:conditional-format calcext:target-range-address="v4_3.AL12:v4_3.AL12">
            <calcext:condition calcext:apply-style-name="green1" calcext:value="=1" calcext:base-cell-address="v4_3.AL12"/>
            <calcext:condition calcext:apply-style-name="green2" calcext:value="=2" calcext:base-cell-address="v4_3.AL12"/>
            <calcext:condition calcext:apply-style-name="green4" calcext:value="=4" calcext:base-cell-address="v4_3.AL12"/>
            <calcext:condition calcext:apply-style-name="green8" calcext:value="=8" calcext:base-cell-address="v4_3.AL12"/>
            <calcext:condition calcext:apply-style-name="green16" calcext:value="=16" calcext:base-cell-address="v4_3.AL12"/>
          </calcext:conditional-format>
          <calcext:conditional-format calcext:target-range-address="v4_3.AK13:v4_3.AK13">
            <calcext:condition calcext:apply-style-name="green1" calcext:value="=1" calcext:base-cell-address="v4_3.AK13"/>
            <calcext:condition calcext:apply-style-name="green2" calcext:value="=2" calcext:base-cell-address="v4_3.AK13"/>
            <calcext:condition calcext:apply-style-name="green4" calcext:value="=4" calcext:base-cell-address="v4_3.AK13"/>
            <calcext:condition calcext:apply-style-name="green8" calcext:value="=8" calcext:base-cell-address="v4_3.AK13"/>
            <calcext:condition calcext:apply-style-name="green16" calcext:value="=16" calcext:base-cell-address="v4_3.AK13"/>
          </calcext:conditional-format>
          <calcext:conditional-format calcext:target-range-address="v4_3.AL13:v4_3.AL13">
            <calcext:condition calcext:apply-style-name="green1" calcext:value="=1" calcext:base-cell-address="v4_3.AL13"/>
            <calcext:condition calcext:apply-style-name="green2" calcext:value="=2" calcext:base-cell-address="v4_3.AL13"/>
            <calcext:condition calcext:apply-style-name="green4" calcext:value="=4" calcext:base-cell-address="v4_3.AL13"/>
            <calcext:condition calcext:apply-style-name="green8" calcext:value="=8" calcext:base-cell-address="v4_3.AL13"/>
            <calcext:condition calcext:apply-style-name="green16" calcext:value="=16" calcext:base-cell-address="v4_3.AL13"/>
          </calcext:conditional-format>
          <calcext:conditional-format calcext:target-range-address="v4_3.AK14:v4_3.AK14">
            <calcext:condition calcext:apply-style-name="green1" calcext:value="=1" calcext:base-cell-address="v4_3.AK14"/>
            <calcext:condition calcext:apply-style-name="green2" calcext:value="=2" calcext:base-cell-address="v4_3.AK14"/>
            <calcext:condition calcext:apply-style-name="green4" calcext:value="=4" calcext:base-cell-address="v4_3.AK14"/>
            <calcext:condition calcext:apply-style-name="green8" calcext:value="=8" calcext:base-cell-address="v4_3.AK14"/>
            <calcext:condition calcext:apply-style-name="green16" calcext:value="=16" calcext:base-cell-address="v4_3.AK14"/>
          </calcext:conditional-format>
          <calcext:conditional-format calcext:target-range-address="v4_3.AL14:v4_3.AL14">
            <calcext:condition calcext:apply-style-name="green1" calcext:value="=1" calcext:base-cell-address="v4_3.AL14"/>
            <calcext:condition calcext:apply-style-name="green2" calcext:value="=2" calcext:base-cell-address="v4_3.AL14"/>
            <calcext:condition calcext:apply-style-name="green4" calcext:value="=4" calcext:base-cell-address="v4_3.AL14"/>
            <calcext:condition calcext:apply-style-name="green8" calcext:value="=8" calcext:base-cell-address="v4_3.AL14"/>
            <calcext:condition calcext:apply-style-name="green16" calcext:value="=16" calcext:base-cell-address="v4_3.AL14"/>
          </calcext:conditional-format>
          <calcext:conditional-format calcext:target-range-address="v4_3.AK15:v4_3.AK15">
            <calcext:condition calcext:apply-style-name="green1" calcext:value="=1" calcext:base-cell-address="v4_3.AK15"/>
            <calcext:condition calcext:apply-style-name="green2" calcext:value="=2" calcext:base-cell-address="v4_3.AK15"/>
            <calcext:condition calcext:apply-style-name="green4" calcext:value="=4" calcext:base-cell-address="v4_3.AK15"/>
            <calcext:condition calcext:apply-style-name="green8" calcext:value="=8" calcext:base-cell-address="v4_3.AK15"/>
            <calcext:condition calcext:apply-style-name="green16" calcext:value="=16" calcext:base-cell-address="v4_3.AK15"/>
          </calcext:conditional-format>
          <calcext:conditional-format calcext:target-range-address="v4_3.AL15:v4_3.AL15">
            <calcext:condition calcext:apply-style-name="green1" calcext:value="=1" calcext:base-cell-address="v4_3.AL15"/>
            <calcext:condition calcext:apply-style-name="green2" calcext:value="=2" calcext:base-cell-address="v4_3.AL15"/>
            <calcext:condition calcext:apply-style-name="green4" calcext:value="=4" calcext:base-cell-address="v4_3.AL15"/>
            <calcext:condition calcext:apply-style-name="green8" calcext:value="=8" calcext:base-cell-address="v4_3.AL15"/>
            <calcext:condition calcext:apply-style-name="green16" calcext:value="=16" calcext:base-cell-address="v4_3.AL15"/>
          </calcext:conditional-format>
          <calcext:conditional-format calcext:target-range-address="v4_3.AK16:v4_3.AK16">
            <calcext:condition calcext:apply-style-name="green1" calcext:value="=1" calcext:base-cell-address="v4_3.AK16"/>
            <calcext:condition calcext:apply-style-name="green2" calcext:value="=2" calcext:base-cell-address="v4_3.AK16"/>
            <calcext:condition calcext:apply-style-name="green4" calcext:value="=4" calcext:base-cell-address="v4_3.AK16"/>
            <calcext:condition calcext:apply-style-name="green8" calcext:value="=8" calcext:base-cell-address="v4_3.AK16"/>
            <calcext:condition calcext:apply-style-name="green16" calcext:value="=16" calcext:base-cell-address="v4_3.AK16"/>
          </calcext:conditional-format>
          <calcext:conditional-format calcext:target-range-address="v4_3.AL16:v4_3.AL16">
            <calcext:condition calcext:apply-style-name="green1" calcext:value="=1" calcext:base-cell-address="v4_3.AL16"/>
            <calcext:condition calcext:apply-style-name="green2" calcext:value="=2" calcext:base-cell-address="v4_3.AL16"/>
            <calcext:condition calcext:apply-style-name="green4" calcext:value="=4" calcext:base-cell-address="v4_3.AL16"/>
            <calcext:condition calcext:apply-style-name="green8" calcext:value="=8" calcext:base-cell-address="v4_3.AL16"/>
            <calcext:condition calcext:apply-style-name="green16" calcext:value="=16" calcext:base-cell-address="v4_3.AL16"/>
          </calcext:conditional-format>
          <calcext:conditional-format calcext:target-range-address="v4_3.AK17:v4_3.AK17">
            <calcext:condition calcext:apply-style-name="green1" calcext:value="=1" calcext:base-cell-address="v4_3.AK17"/>
            <calcext:condition calcext:apply-style-name="green2" calcext:value="=2" calcext:base-cell-address="v4_3.AK17"/>
            <calcext:condition calcext:apply-style-name="green4" calcext:value="=4" calcext:base-cell-address="v4_3.AK17"/>
            <calcext:condition calcext:apply-style-name="green8" calcext:value="=8" calcext:base-cell-address="v4_3.AK17"/>
            <calcext:condition calcext:apply-style-name="green16" calcext:value="=16" calcext:base-cell-address="v4_3.AK17"/>
          </calcext:conditional-format>
          <calcext:conditional-format calcext:target-range-address="v4_3.AL17:v4_3.AL17">
            <calcext:condition calcext:apply-style-name="green1" calcext:value="=1" calcext:base-cell-address="v4_3.AL17"/>
            <calcext:condition calcext:apply-style-name="green2" calcext:value="=2" calcext:base-cell-address="v4_3.AL17"/>
            <calcext:condition calcext:apply-style-name="green4" calcext:value="=4" calcext:base-cell-address="v4_3.AL17"/>
            <calcext:condition calcext:apply-style-name="green8" calcext:value="=8" calcext:base-cell-address="v4_3.AL17"/>
            <calcext:condition calcext:apply-style-name="green16" calcext:value="=16" calcext:base-cell-address="v4_3.AL17"/>
          </calcext:conditional-format>
          <calcext:conditional-format calcext:target-range-address="v4_3.AK18:v4_3.AK18">
            <calcext:condition calcext:apply-style-name="green1" calcext:value="=1" calcext:base-cell-address="v4_3.AK18"/>
            <calcext:condition calcext:apply-style-name="green2" calcext:value="=2" calcext:base-cell-address="v4_3.AK18"/>
            <calcext:condition calcext:apply-style-name="green4" calcext:value="=4" calcext:base-cell-address="v4_3.AK18"/>
            <calcext:condition calcext:apply-style-name="green8" calcext:value="=8" calcext:base-cell-address="v4_3.AK18"/>
            <calcext:condition calcext:apply-style-name="green16" calcext:value="=16" calcext:base-cell-address="v4_3.AK18"/>
          </calcext:conditional-format>
          <calcext:conditional-format calcext:target-range-address="v4_3.AL18:v4_3.AL18">
            <calcext:condition calcext:apply-style-name="green1" calcext:value="=1" calcext:base-cell-address="v4_3.AL18"/>
            <calcext:condition calcext:apply-style-name="green2" calcext:value="=2" calcext:base-cell-address="v4_3.AL18"/>
            <calcext:condition calcext:apply-style-name="green4" calcext:value="=4" calcext:base-cell-address="v4_3.AL18"/>
            <calcext:condition calcext:apply-style-name="green8" calcext:value="=8" calcext:base-cell-address="v4_3.AL18"/>
            <calcext:condition calcext:apply-style-name="green16" calcext:value="=16" calcext:base-cell-address="v4_3.AL18"/>
          </calcext:conditional-format>
          <calcext:conditional-format calcext:target-range-address="v4_3.AK19:v4_3.AK19">
            <calcext:condition calcext:apply-style-name="green1" calcext:value="=1" calcext:base-cell-address="v4_3.AK19"/>
            <calcext:condition calcext:apply-style-name="green2" calcext:value="=2" calcext:base-cell-address="v4_3.AK19"/>
            <calcext:condition calcext:apply-style-name="green4" calcext:value="=4" calcext:base-cell-address="v4_3.AK19"/>
            <calcext:condition calcext:apply-style-name="green8" calcext:value="=8" calcext:base-cell-address="v4_3.AK19"/>
            <calcext:condition calcext:apply-style-name="green16" calcext:value="=16" calcext:base-cell-address="v4_3.AK19"/>
          </calcext:conditional-format>
          <calcext:conditional-format calcext:target-range-address="v4_3.AL19:v4_3.AL19">
            <calcext:condition calcext:apply-style-name="green1" calcext:value="=1" calcext:base-cell-address="v4_3.AL19"/>
            <calcext:condition calcext:apply-style-name="green2" calcext:value="=2" calcext:base-cell-address="v4_3.AL19"/>
            <calcext:condition calcext:apply-style-name="green4" calcext:value="=4" calcext:base-cell-address="v4_3.AL19"/>
            <calcext:condition calcext:apply-style-name="green8" calcext:value="=8" calcext:base-cell-address="v4_3.AL19"/>
            <calcext:condition calcext:apply-style-name="green16" calcext:value="=16" calcext:base-cell-address="v4_3.AL19"/>
          </calcext:conditional-format>
          <calcext:conditional-format calcext:target-range-address="v4_3.AK20:v4_3.AK20">
            <calcext:condition calcext:apply-style-name="green1" calcext:value="=1" calcext:base-cell-address="v4_3.AK20"/>
            <calcext:condition calcext:apply-style-name="green2" calcext:value="=2" calcext:base-cell-address="v4_3.AK20"/>
            <calcext:condition calcext:apply-style-name="green4" calcext:value="=4" calcext:base-cell-address="v4_3.AK20"/>
            <calcext:condition calcext:apply-style-name="green8" calcext:value="=8" calcext:base-cell-address="v4_3.AK20"/>
            <calcext:condition calcext:apply-style-name="green16" calcext:value="=16" calcext:base-cell-address="v4_3.AK20"/>
          </calcext:conditional-format>
          <calcext:conditional-format calcext:target-range-address="v4_3.AL20:v4_3.AL20">
            <calcext:condition calcext:apply-style-name="green1" calcext:value="=1" calcext:base-cell-address="v4_3.AL20"/>
            <calcext:condition calcext:apply-style-name="green2" calcext:value="=2" calcext:base-cell-address="v4_3.AL20"/>
            <calcext:condition calcext:apply-style-name="green4" calcext:value="=4" calcext:base-cell-address="v4_3.AL20"/>
            <calcext:condition calcext:apply-style-name="green8" calcext:value="=8" calcext:base-cell-address="v4_3.AL20"/>
            <calcext:condition calcext:apply-style-name="green16" calcext:value="=16" calcext:base-cell-address="v4_3.AL20"/>
          </calcext:conditional-format>
          <calcext:conditional-format calcext:target-range-address="v4_3.AK21:v4_3.AK21">
            <calcext:condition calcext:apply-style-name="green1" calcext:value="=1" calcext:base-cell-address="v4_3.AK21"/>
            <calcext:condition calcext:apply-style-name="green2" calcext:value="=2" calcext:base-cell-address="v4_3.AK21"/>
            <calcext:condition calcext:apply-style-name="green4" calcext:value="=4" calcext:base-cell-address="v4_3.AK21"/>
            <calcext:condition calcext:apply-style-name="green8" calcext:value="=8" calcext:base-cell-address="v4_3.AK21"/>
            <calcext:condition calcext:apply-style-name="green16" calcext:value="=16" calcext:base-cell-address="v4_3.AK21"/>
          </calcext:conditional-format>
          <calcext:conditional-format calcext:target-range-address="v4_3.AL21:v4_3.AL21">
            <calcext:condition calcext:apply-style-name="green1" calcext:value="=1" calcext:base-cell-address="v4_3.AL21"/>
            <calcext:condition calcext:apply-style-name="green2" calcext:value="=2" calcext:base-cell-address="v4_3.AL21"/>
            <calcext:condition calcext:apply-style-name="green4" calcext:value="=4" calcext:base-cell-address="v4_3.AL21"/>
            <calcext:condition calcext:apply-style-name="green8" calcext:value="=8" calcext:base-cell-address="v4_3.AL21"/>
            <calcext:condition calcext:apply-style-name="green16" calcext:value="=16" calcext:base-cell-address="v4_3.AL21"/>
          </calcext:conditional-format>
          <calcext:conditional-format calcext:target-range-address="v4_3.AK22:v4_3.AK22">
            <calcext:condition calcext:apply-style-name="green1" calcext:value="=1" calcext:base-cell-address="v4_3.AK22"/>
            <calcext:condition calcext:apply-style-name="green2" calcext:value="=2" calcext:base-cell-address="v4_3.AK22"/>
            <calcext:condition calcext:apply-style-name="green4" calcext:value="=4" calcext:base-cell-address="v4_3.AK22"/>
            <calcext:condition calcext:apply-style-name="green8" calcext:value="=8" calcext:base-cell-address="v4_3.AK22"/>
            <calcext:condition calcext:apply-style-name="green16" calcext:value="=16" calcext:base-cell-address="v4_3.AK22"/>
          </calcext:conditional-format>
          <calcext:conditional-format calcext:target-range-address="v4_3.AL22:v4_3.AL22">
            <calcext:condition calcext:apply-style-name="green1" calcext:value="=1" calcext:base-cell-address="v4_3.AL22"/>
            <calcext:condition calcext:apply-style-name="green2" calcext:value="=2" calcext:base-cell-address="v4_3.AL22"/>
            <calcext:condition calcext:apply-style-name="green4" calcext:value="=4" calcext:base-cell-address="v4_3.AL22"/>
            <calcext:condition calcext:apply-style-name="green8" calcext:value="=8" calcext:base-cell-address="v4_3.AL22"/>
            <calcext:condition calcext:apply-style-name="green16" calcext:value="=16" calcext:base-cell-address="v4_3.AL22"/>
          </calcext:conditional-format>
          <calcext:conditional-format calcext:target-range-address="v4_3.AK23:v4_3.AK23">
            <calcext:condition calcext:apply-style-name="green1" calcext:value="=1" calcext:base-cell-address="v4_3.AK23"/>
            <calcext:condition calcext:apply-style-name="green2" calcext:value="=2" calcext:base-cell-address="v4_3.AK23"/>
            <calcext:condition calcext:apply-style-name="green4" calcext:value="=4" calcext:base-cell-address="v4_3.AK23"/>
            <calcext:condition calcext:apply-style-name="green8" calcext:value="=8" calcext:base-cell-address="v4_3.AK23"/>
            <calcext:condition calcext:apply-style-name="green16" calcext:value="=16" calcext:base-cell-address="v4_3.AK23"/>
          </calcext:conditional-format>
          <calcext:conditional-format calcext:target-range-address="v4_3.AL23:v4_3.AL23">
            <calcext:condition calcext:apply-style-name="green1" calcext:value="=1" calcext:base-cell-address="v4_3.AL23"/>
            <calcext:condition calcext:apply-style-name="green2" calcext:value="=2" calcext:base-cell-address="v4_3.AL23"/>
            <calcext:condition calcext:apply-style-name="green4" calcext:value="=4" calcext:base-cell-address="v4_3.AL23"/>
            <calcext:condition calcext:apply-style-name="green8" calcext:value="=8" calcext:base-cell-address="v4_3.AL23"/>
            <calcext:condition calcext:apply-style-name="green16" calcext:value="=16" calcext:base-cell-address="v4_3.AL23"/>
          </calcext:conditional-format>
          <calcext:conditional-format calcext:target-range-address="v4_3.AK24:v4_3.AK24">
            <calcext:condition calcext:apply-style-name="green1" calcext:value="=1" calcext:base-cell-address="v4_3.AK24"/>
            <calcext:condition calcext:apply-style-name="green2" calcext:value="=2" calcext:base-cell-address="v4_3.AK24"/>
            <calcext:condition calcext:apply-style-name="green4" calcext:value="=4" calcext:base-cell-address="v4_3.AK24"/>
            <calcext:condition calcext:apply-style-name="green8" calcext:value="=8" calcext:base-cell-address="v4_3.AK24"/>
            <calcext:condition calcext:apply-style-name="green16" calcext:value="=16" calcext:base-cell-address="v4_3.AK24"/>
          </calcext:conditional-format>
          <calcext:conditional-format calcext:target-range-address="v4_3.AL24:v4_3.AL24">
            <calcext:condition calcext:apply-style-name="green1" calcext:value="=1" calcext:base-cell-address="v4_3.AL24"/>
            <calcext:condition calcext:apply-style-name="green2" calcext:value="=2" calcext:base-cell-address="v4_3.AL24"/>
            <calcext:condition calcext:apply-style-name="green4" calcext:value="=4" calcext:base-cell-address="v4_3.AL24"/>
            <calcext:condition calcext:apply-style-name="green8" calcext:value="=8" calcext:base-cell-address="v4_3.AL24"/>
            <calcext:condition calcext:apply-style-name="green16" calcext:value="=16" calcext:base-cell-address="v4_3.AL24"/>
          </calcext:conditional-format>
          <calcext:conditional-format calcext:target-range-address="v4_3.O10:v4_3.R11 v4_3.O8:v4_3.R9">
            <calcext:condition calcext:apply-style-name="Untitled1" calcext:value="=1" calcext:base-cell-address="v4_3.O8"/>
            <calcext:condition calcext:apply-style-name="Untitled2" calcext:value="=0" calcext:base-cell-address="v4_3.O8"/>
          </calcext:conditional-format>
          <calcext:conditional-format calcext:target-range-address="v4_3.O9:v4_3.R9">
            <calcext:condition calcext:apply-style-name="Untitled1" calcext:value="=1" calcext:base-cell-address="v4_3.O9"/>
            <calcext:condition calcext:apply-style-name="Untitled2" calcext:value="=0" calcext:base-cell-address="v4_3.O9"/>
          </calcext:conditional-format>
          <calcext:conditional-format calcext:target-range-address="v4_3.S8:v4_3.S8">
            <calcext:condition calcext:apply-style-name="red" calcext:value="=1" calcext:base-cell-address="v4_3.S8"/>
            <calcext:condition calcext:apply-style-name="Untitled2" calcext:value="=0" calcext:base-cell-address="v4_3.S8"/>
          </calcext:conditional-format>
          <calcext:conditional-format calcext:target-range-address="v4_3.S8:v4_3.S8">
            <calcext:condition calcext:apply-style-name="red" calcext:value="=1" calcext:base-cell-address="v4_3.S8"/>
            <calcext:condition calcext:apply-style-name="Untitled2" calcext:value="=0" calcext:base-cell-address="v4_3.S8"/>
          </calcext:conditional-format>
          <calcext:conditional-format calcext:target-range-address="v4_3.S9:v4_3.S9">
            <calcext:condition calcext:apply-style-name="red" calcext:value="=1" calcext:base-cell-address="v4_3.S9"/>
            <calcext:condition calcext:apply-style-name="Untitled2" calcext:value="=0" calcext:base-cell-address="v4_3.S9"/>
          </calcext:conditional-format>
          <calcext:conditional-format calcext:target-range-address="v4_3.S10:v4_3.S10">
            <calcext:condition calcext:apply-style-name="red" calcext:value="=1" calcext:base-cell-address="v4_3.S10"/>
            <calcext:condition calcext:apply-style-name="Untitled2" calcext:value="=0" calcext:base-cell-address="v4_3.S10"/>
          </calcext:conditional-format>
          <calcext:conditional-format calcext:target-range-address="v4_3.S11:v4_3.S11">
            <calcext:condition calcext:apply-style-name="red" calcext:value="=1" calcext:base-cell-address="v4_3.S11"/>
            <calcext:condition calcext:apply-style-name="Untitled2" calcext:value="=0" calcext:base-cell-address="v4_3.S11"/>
          </calcext:conditional-format>
        </calcext:conditional-formats>
      </table:table>
      <table:table table:name="v4_2" table:style-name="ta1">
        <table:table-column table:style-name="co1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ce21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0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7" table:number-columns-repeated="9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3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Layers:</text:p>
          </table:table-cell>
          <table:table-cell table:number-columns-repeated="11"/>
          <table:table-cell office:value-type="string" calcext:value-type="string">
            <text:p>Layers: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“Blocks” grouped logically</text:p>
          </table:table-cell>
          <table:table-cell table:number-columns-repeated="16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7">
          <table:table-cell table:number-columns-repeated="3"/>
          <table:table-cell table:style-name="ce12" office:value-type="string" calcext:value-type="string">
            <text:p>Blocks</text:p>
          </table:table-cell>
          <table:table-cell table:style-name="ce15" office:value-type="string" calcext:value-type="string">
            <text:p>OR Mask value</text:p>
          </table:table-cell>
          <table:table-cell table:style-name="ce72" office:value-type="string" calcext:value-type="string">
            <text:p>Facemaps</text:p>
          </table:table-cell>
          <table:table-cell table:style-name="ce72" office:value-type="string" calcext:value-type="string">
            <text:p>Font is inactive and why</text:p>
          </table:table-cell>
          <table:table-cell table:style-name="ce72" office:value-type="string" calcext:value-type="string">
            <text:p>Selected and how</text:p>
          </table:table-cell>
          <table:table-cell table:style-name="ce72" office:value-type="string" calcext:value-type="string">
            <text:p>Charmap button</text:p>
          </table:table-cell>
          <table:table-cell table:number-columns-repeated="3"/>
          <table:table-cell table:style-name="ce24" office:value-type="string" calcext:value-type="string">
            <text:p>State vals</text:p>
          </table:table-cell>
          <table:table-cell table:number-columns-repeated="4"/>
          <table:table-cell table:style-name="ce72" office:value-type="string" calcext:value-type="string">
            <text:p>New Facemaps</text:p>
          </table:table-cell>
          <table:table-cell table:style-name="ce72" office:value-type="string" calcext:value-type="string">
            <text:p>Font is inactive and why</text:p>
          </table:table-cell>
          <table:table-cell table:style-name="ce72" office:value-type="string" calcext:value-type="string">
            <text:p>Selected and how</text:p>
          </table:table-cell>
          <table:table-cell table:style-name="ce72"/>
          <table:table-cell table:number-columns-repeated="3"/>
          <table:table-cell table:style-name="ce74" office:value-type="string" calcext:value-type="string">
            <text:p>states OR codes</text:p>
          </table:table-cell>
          <table:table-cell table:style-name="ce11" table:number-columns-repeated="4"/>
          <table:table-cell table:number-columns-repeated="12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 table:number-columns-repeated="2"/>
          <table:table-cell table:style-name="Default"/>
          <table:table-cell table:number-columns-repeated="8"/>
          <table:table-cell table:style-name="ce28" office:value-type="string" calcext:value-type="string">
            <text:p>Valu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96"/>
          <table:table-cell table:style-name="ce305"/>
          <table:table-cell table:number-columns-repeated="4"/>
          <table:table-cell table:style-name="ce1" office:value-type="string" calcext:value-type="string">
            <text:p>Block codes</text:p>
          </table:table-cell>
          <table:table-cell table:style-name="ce72"/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B</text:p>
          </table:table-cell>
          <table:table-cell table:style-name="ce75" office:value-type="string" calcext:value-type="string">
            <text:p>C</text:p>
          </table:table-cell>
          <table:table-cell table:style-name="ce1" table:number-columns-repeated="2"/>
          <table:table-cell table:style-name="ce135" office:value-type="string" calcext:value-type="string" table:number-columns-spanned="1" table:number-rows-spanned="2">
            <text:p>states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C</text:p>
          </table:table-cell>
          <table:table-cell table:number-columns-repeated="2"/>
          <table:table-cell table:style-name="ce135" office:value-type="string" calcext:value-type="string" table:number-columns-spanned="1" table:number-rows-spanned="2">
            <text:p>states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2"/>
          <table:table-cell table:style-name="ce13" office:value-type="string" calcext:value-type="string">
            <text:p>A</text:p>
          </table:table-cell>
          <table:table-cell table:style-name="ce16" office:value-type="float" office:value="1" calcext:value-type="float">
            <text:p>1</text:p>
          </table:table-cell>
          <table:table-cell table:style-name="ce274" office:value-type="string" calcext:value-type="string">
            <text:p>N</text:p>
          </table:table-cell>
          <table:table-cell table:style-name="ce280" office:value-type="string" calcext:value-type="string">
            <text:p>N</text:p>
          </table:table-cell>
          <table:table-cell table:style-name="ce286" office:value-type="string" calcext:value-type="string">
            <text:p>C</text:p>
          </table:table-cell>
          <table:table-cell table:style-name="ce17" office:value-type="string" calcext:value-type="string">
            <text:p>?</text:p>
          </table:table-cell>
          <table:table-cell table:number-columns-repeated="3"/>
          <table:table-cell table:style-name="ce28" office:value-type="string" calcext:value-type="string">
            <text:p>Bit #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97"/>
          <table:table-cell table:style-name="ce306"/>
          <table:table-cell table:number-columns-repeated="6"/>
          <table:table-cell table:style-name="ce76" table:number-columns-repeated="3"/>
          <table:table-cell table:number-columns-repeated="2"/>
          <table:covered-table-cell table:style-name="ce72"/>
          <table:table-cell table:style-name="ce76" table:number-columns-repeated="3"/>
          <table:table-cell table:number-columns-repeated="2"/>
          <table:covered-table-cell office:value-type="string" calcext:value-type="string">
            <text:p>states</text:p>
          </table:covered-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/>
          <table:table-cell table:style-name="ce13" office:value-type="string" calcext:value-type="string">
            <text:p>B</text:p>
          </table:table-cell>
          <table:table-cell table:style-name="ce16" office:value-type="float" office:value="2" calcext:value-type="float">
            <text:p>2</text:p>
          </table:table-cell>
          <table:table-cell table:style-name="ce275" office:value-type="string" calcext:value-type="string">
            <text:p>N</text:p>
          </table:table-cell>
          <table:table-cell table:style-name="ce281" office:value-type="string" calcext:value-type="string">
            <text:p>C</text:p>
          </table:table-cell>
          <table:table-cell table:style-name="ce287" office:value-type="string" calcext:value-type="string">
            <text:p>C</text:p>
          </table:table-cell>
          <table:table-cell table:style-name="ce17" office:value-type="string" calcext:value-type="string">
            <text:p>?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98" office:value-type="string" calcext:value-type="string">
            <text:p>N</text:p>
          </table:table-cell>
          <table:table-cell table:style-name="ce307" office:value-type="string" calcext:value-type="string">
            <text:p>N</text:p>
          </table:table-cell>
          <table:table-cell table:style-name="ce314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73" office:value-type="string" calcext:value-type="string">
            <text:p>and masks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324"/>
          <table:table-cell/>
          <table:table-cell table:style-name="ce75" table:number-columns-repeated="3"/>
          <table:table-cell table:style-name="ce1"/>
          <table:table-cell table:style-name="ce324"/>
          <table:table-cell/>
          <table:table-cell table:style-name="ce75" table:number-columns-repeated="4"/>
        </table:table-row>
        <table:table-row table:style-name="ro4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271" office:value-type="string" calcext:value-type="string" table:number-columns-spanned="1" table:number-rows-spanned="2">
            <text:p>Each face bitmap (+caption +name, fam, style)</text:p>
          </table:table-cell>
          <table:table-cell/>
          <table:table-cell table:style-name="ce13" office:value-type="string" calcext:value-type="string">
            <text:p>C</text:p>
          </table:table-cell>
          <table:table-cell table:style-name="ce16" office:value-type="float" office:value="4" calcext:value-type="float">
            <text:p>4</text:p>
          </table:table-cell>
          <table:table-cell table:style-name="ce276" office:value-type="string" calcext:value-type="string">
            <text:p>C</text:p>
          </table:table-cell>
          <table:table-cell table:style-name="ce282" office:value-type="string" calcext:value-type="string">
            <text:p>C</text:p>
          </table:table-cell>
          <table:table-cell table:style-name="ce288" office:value-type="string" calcext:value-type="string">
            <text:p>N</text:p>
          </table:table-cell>
          <table:table-cell table:style-name="ce17" office:value-type="string" calcext:value-type="string">
            <text:p>?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299" office:value-type="string" calcext:value-type="string">
            <text:p>N</text:p>
          </table:table-cell>
          <table:table-cell table:style-name="ce308" office:value-type="string" calcext:value-type="string">
            <text:p>N</text:p>
          </table:table-cell>
          <table:table-cell table:style-name="ce315" office:value-type="string" calcext:value-type="string">
            <text:p>C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322" table:formula="of:=BITAND([.Y8];[.$Z$7])" office:value-type="float" office:value="1" calcext:value-type="float">
            <text:p>1</text:p>
          </table:table-cell>
          <table:table-cell table:formula="of:=BITAND([.Y8];[.$AA$7])" office:value-type="float" office:value="1" calcext:value-type="float">
            <text:p>1</text:p>
          </table:table-cell>
          <table:table-cell table:formula="of:=BITAND([.Y8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325" table:formula="of:=BITAND([.AE8];[.$Z$7])" office:value-type="float" office:value="0" calcext:value-type="float">
            <text:p>0</text:p>
          </table:table-cell>
          <table:table-cell table:style-name="ce327" table:formula="of:=BITAND([.AE8];[.$AA$7])" office:value-type="float" office:value="0" calcext:value-type="float">
            <text:p>0</text:p>
          </table:table-cell>
          <table:table-cell table:style-name="ce329" table:formula="of:=BITAND([.AE8];[.$AB$7])" office:value-type="float" office:value="0" calcext:value-type="float">
            <text:p>0</text:p>
          </table:table-cell>
          <table:table-cell table:style-name="ce331" table:formula="of:=BITAND([.AE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333" table:formula="of:=BITAND([.AK8];[.$Z$7])" office:value-type="float" office:value="0" calcext:value-type="float">
            <text:p>0</text:p>
          </table:table-cell>
          <table:table-cell table:style-name="ce346" table:formula="of:=BITAND([.AK8];[.$AA$7])" office:value-type="float" office:value="0" calcext:value-type="float">
            <text:p>0</text:p>
          </table:table-cell>
          <table:table-cell table:style-name="ce359" table:formula="of:=BITAND([.AK8];[.$AB$7])" office:value-type="float" office:value="0" calcext:value-type="float">
            <text:p>0</text:p>
          </table:table-cell>
          <table:table-cell table:style-name="ce372" table:formula="of:=BITAND([.AK8];[.$AC$7])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/>
          <table:table-cell table:style-name="Default"/>
          <table:table-cell/>
          <table:table-cell table:style-name="ce277"/>
          <table:table-cell table:style-name="ce283"/>
          <table:table-cell table:style-name="ce289"/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00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316" office:value-type="string" calcext:value-type="string">
            <text:p>N</text:p>
          </table:table-cell>
          <table:table-cell office:value-type="string" calcext:value-type="string">
            <text:p>+C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322" table:formula="of:=BITAND([.Y9];[.$Z$7])" office:value-type="float" office:value="1" calcext:value-type="float">
            <text:p>1</text:p>
          </table:table-cell>
          <table:table-cell table:formula="of:=BITAND([.Y9];[.$AA$7])" office:value-type="float" office:value="3" calcext:value-type="float">
            <text:p>3</text:p>
          </table:table-cell>
          <table:table-cell table:formula="of:=BITAND([.Y9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325" table:formula="of:=BITAND([.AE9];[.$Z$7])" office:value-type="float" office:value="1" calcext:value-type="float">
            <text:p>1</text:p>
          </table:table-cell>
          <table:table-cell table:style-name="ce327" table:formula="of:=BITAND([.AE9];[.$AA$7])" office:value-type="float" office:value="1" calcext:value-type="float">
            <text:p>1</text:p>
          </table:table-cell>
          <table:table-cell table:style-name="ce329" table:formula="of:=BITAND([.AE9];[.$AB$7])" office:value-type="float" office:value="0" calcext:value-type="float">
            <text:p>0</text:p>
          </table:table-cell>
          <table:table-cell table:style-name="ce331" table:formula="of:=BITAND([.AE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33" table:formula="of:=BITAND([.AK9];[.$Z$7])" office:value-type="float" office:value="1" calcext:value-type="float">
            <text:p>1</text:p>
          </table:table-cell>
          <table:table-cell table:style-name="ce346" table:formula="of:=BITAND([.AK9];[.$AA$7])" office:value-type="float" office:value="1" calcext:value-type="float">
            <text:p>1</text:p>
          </table:table-cell>
          <table:table-cell table:style-name="ce359" table:formula="of:=BITAND([.AK9];[.$AB$7])" office:value-type="float" office:value="0" calcext:value-type="float">
            <text:p>0</text:p>
          </table:table-cell>
          <table:table-cell table:style-name="ce372" table:formula="of:=BITAND([.AK9];[.$AC$7])" office:value-type="float" office:value="0" calcext:value-type="float">
            <text:p>0</text:p>
          </table:table-cell>
        </table:table-row>
        <table:table-row table:style-name="ro1">
          <table:table-cell table:style-name="ce270" office:value-type="float" office:value="2" calcext:value-type="float">
            <text:p>2</text:p>
          </table:table-cell>
          <table:table-cell table:style-name="ce272" office:value-type="string" calcext:value-type="string" table:number-columns-spanned="1" table:number-rows-spanned="2">
            <text:p>The “This font is in ___” text</text:p>
            <text:p>Green tick</text:p>
          </table:table-cell>
          <table:table-cell/>
          <table:table-cell table:style-name="ce20" office:value-type="string" calcext:value-type="string">
            <text:p>doAll</text:p>
          </table:table-cell>
          <table:table-cell table:style-name="ce273" office:value-type="float" office:value="0" calcext:value-type="float">
            <text:p>0</text:p>
          </table:table-cell>
          <table:table-cell table:style-name="ce278" office:value-type="string" calcext:value-type="string">
            <text:p>C</text:p>
          </table:table-cell>
          <table:table-cell table:style-name="ce284" office:value-type="string" calcext:value-type="string">
            <text:p>C</text:p>
          </table:table-cell>
          <table:table-cell table:style-name="ce290" office:value-type="string" calcext:value-type="string">
            <text:p>C</text:p>
          </table:table-cell>
          <table:table-cell table:style-name="ce17" office:value-type="string" calcext:value-type="string">
            <text:p>?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01" office:value-type="string" calcext:value-type="string">
            <text:p>N</text:p>
          </table:table-cell>
          <table:table-cell table:style-name="ce310" office:value-type="string" calcext:value-type="string">
            <text:p>N</text:p>
          </table:table-cell>
          <table:table-cell table:style-name="ce317" office:value-type="string" calcext:value-type="string">
            <text:p>N</text:p>
          </table:table-cell>
          <table:table-cell office:value-type="string" calcext:value-type="string">
            <text:p>+C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322" table:formula="of:=BITAND([.Y10];[.$Z$7])" office:value-type="float" office:value="1" calcext:value-type="float">
            <text:p>1</text:p>
          </table:table-cell>
          <table:table-cell table:formula="of:=BITAND([.Y10];[.$AA$7])" office:value-type="float" office:value="1" calcext:value-type="float">
            <text:p>1</text:p>
          </table:table-cell>
          <table:table-cell table:style-name="ce322" table:formula="of:=BITAND([.Y10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325" table:formula="of:=BITAND([.AE10];[.$Z$7])" office:value-type="float" office:value="0" calcext:value-type="float">
            <text:p>0</text:p>
          </table:table-cell>
          <table:table-cell table:style-name="ce327" table:formula="of:=BITAND([.AE10];[.$AA$7])" office:value-type="float" office:value="2" calcext:value-type="float">
            <text:p>2</text:p>
          </table:table-cell>
          <table:table-cell table:style-name="ce329" table:formula="of:=BITAND([.AE10];[.$AB$7])" office:value-type="float" office:value="0" calcext:value-type="float">
            <text:p>0</text:p>
          </table:table-cell>
          <table:table-cell table:style-name="ce331" table:formula="of:=BITAND([.AE10];[.$AC$7])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34" table:formula="of:=BITAND([.AK10];[.$Z$7])" office:value-type="float" office:value="1" calcext:value-type="float">
            <text:p>1</text:p>
          </table:table-cell>
          <table:table-cell table:style-name="ce347" table:formula="of:=BITAND([.AK10];[.$AA$7])" office:value-type="float" office:value="3" calcext:value-type="float">
            <text:p>3</text:p>
          </table:table-cell>
          <table:table-cell table:style-name="ce360" table:formula="of:=BITAND([.AK10];[.$AB$7])" office:value-type="float" office:value="0" calcext:value-type="float">
            <text:p>0</text:p>
          </table:table-cell>
          <table:table-cell table:style-name="ce373" table:formula="of:=BITAND([.AK10];[.$AC$7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/>
          <table:table-cell table:style-name="ce20" office:value-type="string" calcext:value-type="string">
            <text:p>1<text:span text:style-name="T1">st</text:span> time</text:p>
          </table:table-cell>
          <table:table-cell table:style-name="ce273" office:value-type="string" calcext:value-type="string">
            <text:p>?</text:p>
          </table:table-cell>
          <table:table-cell table:style-name="ce279" office:value-type="string" calcext:value-type="string">
            <text:p>N</text:p>
          </table:table-cell>
          <table:table-cell table:style-name="ce285" office:value-type="string" calcext:value-type="string">
            <text:p>N</text:p>
          </table:table-cell>
          <table:table-cell table:style-name="ce291" office:value-type="string" calcext:value-type="string">
            <text:p>N</text:p>
          </table:table-cell>
          <table:table-cell table:style-name="ce17" office:value-type="string" calcext:value-type="string">
            <text:p>?</text:p>
          </table:table-cell>
          <table:table-cell/>
          <table:table-cell table:style-name="ce1"/>
          <table:table-cell table:number-columns-repeated="12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322" table:formula="of:=BITAND([.Y11];[.$Z$7])" office:value-type="float" office:value="1" calcext:value-type="float">
            <text:p>1</text:p>
          </table:table-cell>
          <table:table-cell table:formula="of:=BITAND([.Y11];[.$AA$7])" office:value-type="float" office:value="3" calcext:value-type="float">
            <text:p>3</text:p>
          </table:table-cell>
          <table:table-cell table:style-name="ce322" table:formula="of:=BITAND([.Y11];[.$AB$7])" office:value-type="float" office:value="4" calcext:value-type="float">
            <text:p>4</text:p>
          </table:table-cell>
          <table:table-cell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325" table:formula="of:=BITAND([.AE11];[.$Z$7])" office:value-type="float" office:value="1" calcext:value-type="float">
            <text:p>1</text:p>
          </table:table-cell>
          <table:table-cell table:style-name="ce327" table:formula="of:=BITAND([.AE11];[.$AA$7])" office:value-type="float" office:value="3" calcext:value-type="float">
            <text:p>3</text:p>
          </table:table-cell>
          <table:table-cell table:style-name="ce329" table:formula="of:=BITAND([.AE11];[.$AB$7])" office:value-type="float" office:value="0" calcext:value-type="float">
            <text:p>0</text:p>
          </table:table-cell>
          <table:table-cell table:style-name="ce331" table:formula="of:=BITAND([.AE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335" table:formula="of:=BITAND([.AK11];[.$Z$7])" office:value-type="float" office:value="1" calcext:value-type="float">
            <text:p>1</text:p>
          </table:table-cell>
          <table:table-cell table:style-name="ce348" table:formula="of:=BITAND([.AK11];[.$AA$7])" office:value-type="float" office:value="1" calcext:value-type="float">
            <text:p>1</text:p>
          </table:table-cell>
          <table:table-cell table:style-name="ce361" table:formula="of:=BITAND([.AK11];[.$AB$7])" office:value-type="float" office:value="4" calcext:value-type="float">
            <text:p>4</text:p>
          </table:table-cell>
          <table:table-cell table:style-name="ce374" table:formula="of:=BITAND([.AK11];[.$AC$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Red tick or cross or nothing</text:p>
          </table:table-cell>
          <table:table-cell/>
          <table:table-cell table:style-name="Default"/>
          <table:table-cell table:number-columns-repeated="7"/>
          <table:table-cell table:style-name="ce294"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2" office:value-type="string" calcext:value-type="string">
            <text:p>N</text:p>
          </table:table-cell>
          <table:table-cell table:style-name="ce311" office:value-type="string" calcext:value-type="string">
            <text:p>C</text:p>
          </table:table-cell>
          <table:table-cell table:style-name="ce318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formula="of:=BITAND([.Y12];[.$Z$7])" office:value-type="float" office:value="0" calcext:value-type="float">
            <text:p>0</text:p>
          </table:table-cell>
          <table:table-cell table:style-name="ce322" table:formula="of:=BITAND([.Y12];[.$AA$7])" office:value-type="float" office:value="2" calcext:value-type="float">
            <text:p>2</text:p>
          </table:table-cell>
          <table:table-cell table:formula="of:=BITAND([.Y12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325" table:formula="of:=BITAND([.AE12];[.$Z$7])" office:value-type="float" office:value="0" calcext:value-type="float">
            <text:p>0</text:p>
          </table:table-cell>
          <table:table-cell table:style-name="ce327" table:formula="of:=BITAND([.AE12];[.$AA$7])" office:value-type="float" office:value="0" calcext:value-type="float">
            <text:p>0</text:p>
          </table:table-cell>
          <table:table-cell table:style-name="ce329" table:formula="of:=BITAND([.AE12];[.$AB$7])" office:value-type="float" office:value="4" calcext:value-type="float">
            <text:p>4</text:p>
          </table:table-cell>
          <table:table-cell table:style-name="ce331" table:formula="of:=BITAND([.AE12];[.$AC$7])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36" table:formula="of:=BITAND([.AK12];[.$Z$7])" office:value-type="float" office:value="1" calcext:value-type="float">
            <text:p>1</text:p>
          </table:table-cell>
          <table:table-cell table:style-name="ce349" table:formula="of:=BITAND([.AK12];[.$AA$7])" office:value-type="float" office:value="3" calcext:value-type="float">
            <text:p>3</text:p>
          </table:table-cell>
          <table:table-cell table:style-name="ce362" table:formula="of:=BITAND([.AK12];[.$AB$7])" office:value-type="float" office:value="4" calcext:value-type="float">
            <text:p>4</text:p>
          </table:table-cell>
          <table:table-cell table:style-name="ce375" table:formula="of:=BITAND([.AK12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p button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From a New pencil</text:p>
          </table:table-cell>
          <table:table-cell table:number-columns-repeated="4"/>
          <table:table-cell table:style-name="ce295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3" office:value-type="string" calcext:value-type="string">
            <text:p>N</text:p>
          </table:table-cell>
          <table:table-cell table:style-name="ce312" office:value-type="string" calcext:value-type="string">
            <text:p>C</text:p>
          </table:table-cell>
          <table:table-cell table:style-name="ce319" office:value-type="string" calcext:value-type="string">
            <text:p>N</text:p>
          </table:table-cell>
          <table:table-cell table:number-columns-repeated="4"/>
          <table:table-cell table:style-name="ce1" office:value-type="float" office:value="6" calcext:value-type="float">
            <text:p>6</text:p>
          </table:table-cell>
          <table:table-cell table:formula="of:=BITAND([.Y13];[.$Z$7])" office:value-type="float" office:value="0" calcext:value-type="float">
            <text:p>0</text:p>
          </table:table-cell>
          <table:table-cell table:style-name="ce322" table:formula="of:=BITAND([.Y13];[.$AA$7])" office:value-type="float" office:value="2" calcext:value-type="float">
            <text:p>2</text:p>
          </table:table-cell>
          <table:table-cell table:style-name="ce322" table:formula="of:=BITAND([.Y13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325" table:formula="of:=BITAND([.AE13];[.$Z$7])" office:value-type="float" office:value="1" calcext:value-type="float">
            <text:p>1</text:p>
          </table:table-cell>
          <table:table-cell table:style-name="ce327" table:formula="of:=BITAND([.AE13];[.$AA$7])" office:value-type="float" office:value="1" calcext:value-type="float">
            <text:p>1</text:p>
          </table:table-cell>
          <table:table-cell table:style-name="ce329" table:formula="of:=BITAND([.AE13];[.$AB$7])" office:value-type="float" office:value="4" calcext:value-type="float">
            <text:p>4</text:p>
          </table:table-cell>
          <table:table-cell table:style-name="ce331" table:formula="of:=BITAND([.AE13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37" table:formula="of:=BITAND([.AK13];[.$Z$7])" office:value-type="float" office:value="1" calcext:value-type="float">
            <text:p>1</text:p>
          </table:table-cell>
          <table:table-cell table:style-name="ce350" table:formula="of:=BITAND([.AK13];[.$AA$7])" office:value-type="float" office:value="1" calcext:value-type="float">
            <text:p>1</text:p>
          </table:table-cell>
          <table:table-cell table:style-name="ce363" table:formula="of:=BITAND([.AK13];[.$AB$7])" office:value-type="float" office:value="0" calcext:value-type="float">
            <text:p>0</text:p>
          </table:table-cell>
          <table:table-cell table:style-name="ce376" table:formula="of:=BITAND([.AK13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(copy)From existing pencil</text:p>
          </table:table-cell>
          <table:table-cell table:number-columns-repeated="4"/>
          <table:table-cell table:style-name="ce23"/>
          <table:table-cell table:number-columns-repeated="12"/>
          <table:table-cell table:style-name="ce1" office:value-type="float" office:value="4" calcext:value-type="float">
            <text:p>4</text:p>
          </table:table-cell>
          <table:table-cell table:formula="of:=BITAND([.Y14];[.$Z$7])" office:value-type="float" office:value="0" calcext:value-type="float">
            <text:p>0</text:p>
          </table:table-cell>
          <table:table-cell table:formula="of:=BITAND([.Y14];[.$AA$7])" office:value-type="float" office:value="0" calcext:value-type="float">
            <text:p>0</text:p>
          </table:table-cell>
          <table:table-cell table:style-name="ce322" table:formula="of:=BITAND([.Y14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325" table:formula="of:=BITAND([.AE14];[.$Z$7])" office:value-type="float" office:value="0" calcext:value-type="float">
            <text:p>0</text:p>
          </table:table-cell>
          <table:table-cell table:style-name="ce327" table:formula="of:=BITAND([.AE14];[.$AA$7])" office:value-type="float" office:value="2" calcext:value-type="float">
            <text:p>2</text:p>
          </table:table-cell>
          <table:table-cell table:style-name="ce329" table:formula="of:=BITAND([.AE14];[.$AB$7])" office:value-type="float" office:value="4" calcext:value-type="float">
            <text:p>4</text:p>
          </table:table-cell>
          <table:table-cell table:style-name="ce331" table:formula="of:=BITAND([.AE14];[.$AC$7])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338" table:formula="of:=BITAND([.AK14];[.$Z$7])" office:value-type="float" office:value="1" calcext:value-type="float">
            <text:p>1</text:p>
          </table:table-cell>
          <table:table-cell table:style-name="ce351" table:formula="of:=BITAND([.AK14];[.$AA$7])" office:value-type="float" office:value="3" calcext:value-type="float">
            <text:p>3</text:p>
          </table:table-cell>
          <table:table-cell table:style-name="ce364" table:formula="of:=BITAND([.AK14];[.$AB$7])" office:value-type="float" office:value="0" calcext:value-type="float">
            <text:p>0</text:p>
          </table:table-cell>
          <table:table-cell table:style-name="ce377" table:formula="of:=BITAND([.AK14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4" office:value-type="string" calcext:value-type="string">
            <text:p>C</text:p>
          </table:table-cell>
          <table:table-cell table:style-name="ce313" office:value-type="string" calcext:value-type="string">
            <text:p>C</text:p>
          </table:table-cell>
          <table:table-cell table:style-name="ce320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325" table:formula="of:=BITAND([.AE15];[.$Z$7])" office:value-type="float" office:value="1" calcext:value-type="float">
            <text:p>1</text:p>
          </table:table-cell>
          <table:table-cell table:style-name="ce327" table:formula="of:=BITAND([.AE15];[.$AA$7])" office:value-type="float" office:value="3" calcext:value-type="float">
            <text:p>3</text:p>
          </table:table-cell>
          <table:table-cell table:style-name="ce329" table:formula="of:=BITAND([.AE15];[.$AB$7])" office:value-type="float" office:value="4" calcext:value-type="float">
            <text:p>4</text:p>
          </table:table-cell>
          <table:table-cell table:style-name="ce331" table:formula="of:=BITAND([.AE15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339" table:formula="of:=BITAND([.AK15];[.$Z$7])" office:value-type="float" office:value="1" calcext:value-type="float">
            <text:p>1</text:p>
          </table:table-cell>
          <table:table-cell table:style-name="ce352" table:formula="of:=BITAND([.AK15];[.$AA$7])" office:value-type="float" office:value="1" calcext:value-type="float">
            <text:p>1</text:p>
          </table:table-cell>
          <table:table-cell table:style-name="ce365" table:formula="of:=BITAND([.AK15];[.$AB$7])" office:value-type="float" office:value="4" calcext:value-type="float">
            <text:p>4</text:p>
          </table:table-cell>
          <table:table-cell table:style-name="ce378" table:formula="of:=BITAND([.AK15];[.$AC$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number-columns-repeated="2"/>
          <table:table-cell table:style-name="Default"/>
          <table:table-cell table:number-columns-repeated="20"/>
          <table:table-cell table:style-name="ce1" office:value-type="float" office:value="8" calcext:value-type="float">
            <text:p>8</text:p>
          </table:table-cell>
          <table:table-cell table:formula="of:=BITAND([.Y16];[.$Z$7])" office:value-type="float" office:value="0" calcext:value-type="float">
            <text:p>0</text:p>
          </table:table-cell>
          <table:table-cell table:formula="of:=BITAND([.Y16];[.$AA$7])" office:value-type="float" office:value="0" calcext:value-type="float">
            <text:p>0</text:p>
          </table:table-cell>
          <table:table-cell table:style-name="ce109" table:formula="of:=BITAND([.Y16];[.$AB$7])" office:value-type="float" office:value="0" calcext:value-type="float">
            <text:p>0</text:p>
          </table:table-cell>
          <table:table-cell table:style-name="ce322"/>
          <table:table-cell table:number-columns-repeated="12"/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23"/>
          <table:table-cell table:style-name="ce1" office:value-type="float" office:value="0" calcext:value-type="float">
            <text:p>0</text:p>
          </table:table-cell>
          <table:table-cell table:formula="of:=BITAND([.Y17];[.$Z$7])" office:value-type="float" office:value="0" calcext:value-type="float">
            <text:p>0</text:p>
          </table:table-cell>
          <table:table-cell table:formula="of:=BITAND([.Y17];[.$AA$7])" office:value-type="float" office:value="0" calcext:value-type="float">
            <text:p>0</text:p>
          </table:table-cell>
          <table:table-cell table:formula="of:=BITAND([.Y17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326" table:formula="of:=BITAND([.AE17];[.$Z$7])" office:value-type="float" office:value="0" calcext:value-type="float">
            <text:p>0</text:p>
          </table:table-cell>
          <table:table-cell table:style-name="ce328" table:formula="of:=BITAND([.AE17];[.$AA$7])" office:value-type="float" office:value="0" calcext:value-type="float">
            <text:p>0</text:p>
          </table:table-cell>
          <table:table-cell table:style-name="ce330" table:formula="of:=BITAND([.AE17];[.$AB$7])" office:value-type="float" office:value="0" calcext:value-type="float">
            <text:p>0</text:p>
          </table:table-cell>
          <table:table-cell table:style-name="ce332" table:formula="of:=BITAND([.AE17];[.$AC$7])" office:value-type="float" office:value="0" calcext:value-type="float">
            <text:p>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09" table:formula="of:=BITAND([.AK17];[.$Z$7])" office:value-type="float" office:value="1" calcext:value-type="float">
            <text:p>1</text:p>
          </table:table-cell>
          <table:table-cell table:style-name="ce109" table:formula="of:=BITAND([.AK17];[.$AA$7])" office:value-type="float" office:value="3" calcext:value-type="float">
            <text:p>3</text:p>
          </table:table-cell>
          <table:table-cell table:style-name="ce109" table:formula="of:=BITAND([.AK17];[.$AB$7])" office:value-type="float" office:value="4" calcext:value-type="float">
            <text:p>4</text:p>
          </table:table-cell>
          <table:table-cell table:style-name="ce109" table:formula="of:=BITAND([.AK17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our gradient bottom to top</text:p>
          </table:table-cell>
          <table:table-cell table:number-columns-repeated="18"/>
          <table:table-cell table:style-name="ce321"/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323" table:formula="of:=BITAND([.Y18];[.$Z$7])" office:value-type="float" office:value="1" calcext:value-type="float">
            <text:p>1</text:p>
          </table:table-cell>
          <table:table-cell table:formula="of:=BITAND([.Y18];[.$AA$7])" office:value-type="float" office:value="1" calcext:value-type="float">
            <text:p>1</text:p>
          </table:table-cell>
          <table:table-cell table:formula="of:=BITAND([.Y18];[.$AB$7])" office:value-type="float" office:value="0" calcext:value-type="float">
            <text:p>0</text:p>
          </table:table-cell>
          <table:table-cell table:style-name="ce323"/>
          <table:table-cell/>
          <table:table-cell table:style-name="ce1" office:value-type="float" office:value="9" calcext:value-type="float">
            <text:p>9</text:p>
          </table:table-cell>
          <table:table-cell table:style-name="ce326" table:formula="of:=BITAND([.AE18];[.$Z$7])" office:value-type="float" office:value="1" calcext:value-type="float">
            <text:p>1</text:p>
          </table:table-cell>
          <table:table-cell table:style-name="ce328" table:formula="of:=BITAND([.AE18];[.$AA$7])" office:value-type="float" office:value="1" calcext:value-type="float">
            <text:p>1</text:p>
          </table:table-cell>
          <table:table-cell table:style-name="ce330" table:formula="of:=BITAND([.AE18];[.$AB$7])" office:value-type="float" office:value="0" calcext:value-type="float">
            <text:p>0</text:p>
          </table:table-cell>
          <table:table-cell table:style-name="ce332" table:formula="of:=BITAND([.AE18];[.$AC$7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40" table:formula="of:=BITAND([.AK18];[.$Z$7])" office:value-type="float" office:value="0" calcext:value-type="float">
            <text:p>0</text:p>
          </table:table-cell>
          <table:table-cell table:style-name="ce353" table:formula="of:=BITAND([.AK18];[.$AA$7])" office:value-type="float" office:value="2" calcext:value-type="float">
            <text:p>2</text:p>
          </table:table-cell>
          <table:table-cell table:style-name="ce366" table:formula="of:=BITAND([.AK18];[.$AB$7])" office:value-type="float" office:value="0" calcext:value-type="float">
            <text:p>0</text:p>
          </table:table-cell>
          <table:table-cell table:style-name="ce379" table:formula="of:=BITAND([.AK1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t info text</text:p>
          </table:table-cell>
          <table:table-cell/>
          <table:table-cell office:value-type="string" calcext:value-type="string">
            <text:p>Variable/thing to</text:p>
          </table:table-cell>
          <table:table-cell office:value-type="string" calcext:value-type="string">
            <text:p>Set</text:p>
          </table:table-cell>
          <table:table-cell table:number-columns-repeated="19"/>
          <table:table-cell table:style-name="ce1" office:value-type="float" office:value="10" calcext:value-type="float">
            <text:p>10</text:p>
          </table:table-cell>
          <table:table-cell table:formula="of:=BITAND([.Y19];[.$Z$7])" office:value-type="float" office:value="0" calcext:value-type="float">
            <text:p>0</text:p>
          </table:table-cell>
          <table:table-cell table:style-name="ce323" table:formula="of:=BITAND([.Y19];[.$AA$7])" office:value-type="float" office:value="2" calcext:value-type="float">
            <text:p>2</text:p>
          </table:table-cell>
          <table:table-cell table:formula="of:=BITAND([.Y19];[.$AB$7])" office:value-type="float" office:value="0" calcext:value-type="float">
            <text:p>0</text:p>
          </table:table-cell>
          <table:table-cell table:style-name="ce323"/>
          <table:table-cell/>
          <table:table-cell table:style-name="ce1" office:value-type="float" office:value="10" calcext:value-type="float">
            <text:p>10</text:p>
          </table:table-cell>
          <table:table-cell table:style-name="ce326" table:formula="of:=BITAND([.AE19];[.$Z$7])" office:value-type="float" office:value="0" calcext:value-type="float">
            <text:p>0</text:p>
          </table:table-cell>
          <table:table-cell table:style-name="ce328" table:formula="of:=BITAND([.AE19];[.$AA$7])" office:value-type="float" office:value="2" calcext:value-type="float">
            <text:p>2</text:p>
          </table:table-cell>
          <table:table-cell table:style-name="ce330" table:formula="of:=BITAND([.AE19];[.$AB$7])" office:value-type="float" office:value="0" calcext:value-type="float">
            <text:p>0</text:p>
          </table:table-cell>
          <table:table-cell table:style-name="ce332" table:formula="of:=BITAND([.AE19];[.$AC$7])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41" table:formula="of:=BITAND([.AK19];[.$Z$7])" office:value-type="float" office:value="0" calcext:value-type="float">
            <text:p>0</text:p>
          </table:table-cell>
          <table:table-cell table:style-name="ce354" table:formula="of:=BITAND([.AK19];[.$AA$7])" office:value-type="float" office:value="2" calcext:value-type="float">
            <text:p>2</text:p>
          </table:table-cell>
          <table:table-cell table:style-name="ce367" table:formula="of:=BITAND([.AK19];[.$AB$7])" office:value-type="float" office:value="4" calcext:value-type="float">
            <text:p>4</text:p>
          </table:table-cell>
          <table:table-cell table:style-name="ce380" table:formula="of:=BITAND([.AK19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on and message</text:p>
          </table:table-cell>
          <table:table-cell/>
          <table:table-cell table:style-name="ce25" office:value-type="string" calcext:value-type="string">
            <text:p>watch</text:p>
          </table:table-cell>
          <table:table-cell table:style-name="ce1" office:value-type="string" calcext:value-type="string">
            <text:p>mask</text:p>
          </table:table-cell>
          <table:table-cell table:number-columns-repeated="7"/>
          <table:table-cell office:value-type="string" calcext:value-type="string">
            <text:p>Testzone:</text:p>
          </table:table-cell>
          <table:table-cell table:number-columns-repeated="11"/>
          <table:table-cell table:style-name="ce1" office:value-type="float" office:value="11" calcext:value-type="float">
            <text:p>11</text:p>
          </table:table-cell>
          <table:table-cell table:style-name="ce323" table:formula="of:=BITAND([.Y20];[.$Z$7])" office:value-type="float" office:value="1" calcext:value-type="float">
            <text:p>1</text:p>
          </table:table-cell>
          <table:table-cell table:formula="of:=BITAND([.Y20];[.$AA$7])" office:value-type="float" office:value="3" calcext:value-type="float">
            <text:p>3</text:p>
          </table:table-cell>
          <table:table-cell table:formula="of:=BITAND([.Y20];[.$AB$7])" office:value-type="float" office:value="0" calcext:value-type="float">
            <text:p>0</text:p>
          </table:table-cell>
          <table:table-cell table:style-name="ce323"/>
          <table:table-cell/>
          <table:table-cell table:style-name="ce1" office:value-type="float" office:value="11" calcext:value-type="float">
            <text:p>11</text:p>
          </table:table-cell>
          <table:table-cell table:style-name="ce326" table:formula="of:=BITAND([.AE20];[.$Z$7])" office:value-type="float" office:value="1" calcext:value-type="float">
            <text:p>1</text:p>
          </table:table-cell>
          <table:table-cell table:style-name="ce328" table:formula="of:=BITAND([.AE20];[.$AA$7])" office:value-type="float" office:value="3" calcext:value-type="float">
            <text:p>3</text:p>
          </table:table-cell>
          <table:table-cell table:style-name="ce330" table:formula="of:=BITAND([.AE20];[.$AB$7])" office:value-type="float" office:value="0" calcext:value-type="float">
            <text:p>0</text:p>
          </table:table-cell>
          <table:table-cell table:style-name="ce332" table:formula="of:=BITAND([.AE20];[.$AC$7])" office:value-type="float" office:value="0" calcext:value-type="float">
            <text:p>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09" table:formula="of:=BITAND([.AK20];[.$Z$7])" office:value-type="float" office:value="0" calcext:value-type="float">
            <text:p>0</text:p>
          </table:table-cell>
          <table:table-cell table:style-name="ce109" table:formula="of:=BITAND([.AK20];[.$AA$7])" office:value-type="float" office:value="2" calcext:value-type="float">
            <text:p>2</text:p>
          </table:table-cell>
          <table:table-cell table:style-name="ce109" table:formula="of:=BITAND([.AK20];[.$AB$7])" office:value-type="float" office:value="0" calcext:value-type="float">
            <text:p>0</text:p>
          </table:table-cell>
          <table:table-cell table:style-name="ce109" table:formula="of:=BITAND([.AK20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28" office:value-type="string" calcext:value-type="string">
            <text:p>Valu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formula="of:=BITAND([.Y21];[.$Z$7])" office:value-type="float" office:value="0" calcext:value-type="float">
            <text:p>0</text:p>
          </table:table-cell>
          <table:table-cell table:formula="of:=BITAND([.Y21];[.$AA$7])" office:value-type="float" office:value="0" calcext:value-type="float">
            <text:p>0</text:p>
          </table:table-cell>
          <table:table-cell table:style-name="ce323" table:formula="of:=BITAND([.Y21];[.$AB$7])" office:value-type="float" office:value="4" calcext:value-type="float">
            <text:p>4</text:p>
          </table:table-cell>
          <table:table-cell table:style-name="ce323"/>
          <table:table-cell/>
          <table:table-cell table:style-name="ce1" office:value-type="float" office:value="12" calcext:value-type="float">
            <text:p>12</text:p>
          </table:table-cell>
          <table:table-cell table:style-name="ce326" table:formula="of:=BITAND([.AE21];[.$Z$7])" office:value-type="float" office:value="0" calcext:value-type="float">
            <text:p>0</text:p>
          </table:table-cell>
          <table:table-cell table:style-name="ce328" table:formula="of:=BITAND([.AE21];[.$AA$7])" office:value-type="float" office:value="0" calcext:value-type="float">
            <text:p>0</text:p>
          </table:table-cell>
          <table:table-cell table:style-name="ce330" table:formula="of:=BITAND([.AE21];[.$AB$7])" office:value-type="float" office:value="4" calcext:value-type="float">
            <text:p>4</text:p>
          </table:table-cell>
          <table:table-cell table:style-name="ce332" table:formula="of:=BITAND([.AE21];[.$AC$7])" office:value-type="float" office:value="0" calcext:value-type="float">
            <text:p>0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342" table:formula="of:=BITAND([.AK21];[.$Z$7])" office:value-type="float" office:value="0" calcext:value-type="float">
            <text:p>0</text:p>
          </table:table-cell>
          <table:table-cell table:style-name="ce355" table:formula="of:=BITAND([.AK21];[.$AA$7])" office:value-type="float" office:value="2" calcext:value-type="float">
            <text:p>2</text:p>
          </table:table-cell>
          <table:table-cell table:style-name="ce368" table:formula="of:=BITAND([.AK21];[.$AB$7])" office:value-type="float" office:value="4" calcext:value-type="float">
            <text:p>4</text:p>
          </table:table-cell>
          <table:table-cell table:style-name="ce381" table:formula="of:=BITAND([.AK21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31" office:value-type="string" calcext:value-type="string">
            <text:p>activechanged</text:p>
          </table:table-cell>
          <table:table-cell table:style-name="ce16" office:value-type="string" calcext:value-type="string">
            <text:p>A</text:p>
          </table:table-cell>
          <table:table-cell table:number-columns-repeated="7"/>
          <table:table-cell table:style-name="ce20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6" table:formula="of:=[.N22]*[.$N$21]+[.O22]*[.$O$21]+[.P22]*[.$P$21]+[.Q22]*[.$Q$21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style-name="ce323" table:formula="of:=BITAND([.Y22];[.$Z$7])" office:value-type="float" office:value="1" calcext:value-type="float">
            <text:p>1</text:p>
          </table:table-cell>
          <table:table-cell table:formula="of:=BITAND([.Y22];[.$AA$7])" office:value-type="float" office:value="1" calcext:value-type="float">
            <text:p>1</text:p>
          </table:table-cell>
          <table:table-cell table:formula="of:=BITAND([.Y22];[.$AB$7])" office:value-type="float" office:value="4" calcext:value-type="float">
            <text:p>4</text:p>
          </table:table-cell>
          <table:table-cell table:style-name="ce323"/>
          <table:table-cell/>
          <table:table-cell table:style-name="ce1" office:value-type="float" office:value="13" calcext:value-type="float">
            <text:p>13</text:p>
          </table:table-cell>
          <table:table-cell table:style-name="ce326" table:formula="of:=BITAND([.AE22];[.$Z$7])" office:value-type="float" office:value="1" calcext:value-type="float">
            <text:p>1</text:p>
          </table:table-cell>
          <table:table-cell table:style-name="ce328" table:formula="of:=BITAND([.AE22];[.$AA$7])" office:value-type="float" office:value="1" calcext:value-type="float">
            <text:p>1</text:p>
          </table:table-cell>
          <table:table-cell table:style-name="ce330" table:formula="of:=BITAND([.AE22];[.$AB$7])" office:value-type="float" office:value="4" calcext:value-type="float">
            <text:p>4</text:p>
          </table:table-cell>
          <table:table-cell table:style-name="ce332" table:formula="of:=BITAND([.AE22];[.$AC$7])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43" table:formula="of:=BITAND([.AK22];[.$Z$7])" office:value-type="float" office:value="0" calcext:value-type="float">
            <text:p>0</text:p>
          </table:table-cell>
          <table:table-cell table:style-name="ce356" table:formula="of:=BITAND([.AK22];[.$AA$7])" office:value-type="float" office:value="0" calcext:value-type="float">
            <text:p>0</text:p>
          </table:table-cell>
          <table:table-cell table:style-name="ce369" table:formula="of:=BITAND([.AK22];[.$AB$7])" office:value-type="float" office:value="4" calcext:value-type="float">
            <text:p>4</text:p>
          </table:table-cell>
          <table:table-cell table:style-name="ce382" table:formula="of:=BITAND([.AK22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31" office:value-type="string" calcext:value-type="string">
            <text:p>textchanged</text:p>
          </table:table-cell>
          <table:table-cell table:style-name="ce16" office:value-type="string" calcext:value-type="string">
            <text:p>B</text:p>
          </table:table-cell>
          <table:table-cell table:number-columns-repeated="7"/>
          <table:table-cell table:style-name="ce29" office:value-type="string" calcext:value-type="string">
            <text:p>AND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table:formula="of:=[.N23]*[.$N$21]+[.O23]*[.$O$21]+[.P23]*[.$P$21]+[.Q23]*[.$Q$21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formula="of:=BITAND([.Y23];[.$Z$7])" office:value-type="float" office:value="0" calcext:value-type="float">
            <text:p>0</text:p>
          </table:table-cell>
          <table:table-cell table:style-name="ce323" table:formula="of:=BITAND([.Y23];[.$AA$7])" office:value-type="float" office:value="2" calcext:value-type="float">
            <text:p>2</text:p>
          </table:table-cell>
          <table:table-cell table:formula="of:=BITAND([.Y23];[.$AB$7])" office:value-type="float" office:value="4" calcext:value-type="float">
            <text:p>4</text:p>
          </table:table-cell>
          <table:table-cell table:style-name="ce323"/>
          <table:table-cell/>
          <table:table-cell table:style-name="ce1" office:value-type="float" office:value="14" calcext:value-type="float">
            <text:p>14</text:p>
          </table:table-cell>
          <table:table-cell table:style-name="ce326" table:formula="of:=BITAND([.AE23];[.$Z$7])" office:value-type="float" office:value="0" calcext:value-type="float">
            <text:p>0</text:p>
          </table:table-cell>
          <table:table-cell table:style-name="ce328" table:formula="of:=BITAND([.AE23];[.$AA$7])" office:value-type="float" office:value="2" calcext:value-type="float">
            <text:p>2</text:p>
          </table:table-cell>
          <table:table-cell table:style-name="ce330" table:formula="of:=BITAND([.AE23];[.$AB$7])" office:value-type="float" office:value="4" calcext:value-type="float">
            <text:p>4</text:p>
          </table:table-cell>
          <table:table-cell table:style-name="ce332" table:formula="of:=BITAND([.AE23];[.$AC$7])" office:value-type="float" office:value="0" calcext:value-type="float">
            <text:p>0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344" table:formula="of:=BITAND([.AK23];[.$Z$7])" office:value-type="float" office:value="0" calcext:value-type="float">
            <text:p>0</text:p>
          </table:table-cell>
          <table:table-cell table:style-name="ce357" table:formula="of:=BITAND([.AK23];[.$AA$7])" office:value-type="float" office:value="0" calcext:value-type="float">
            <text:p>0</text:p>
          </table:table-cell>
          <table:table-cell table:style-name="ce370" table:formula="of:=BITAND([.AK23];[.$AB$7])" office:value-type="float" office:value="4" calcext:value-type="float">
            <text:p>4</text:p>
          </table:table-cell>
          <table:table-cell table:style-name="ce383" table:formula="of:=BITAND([.AK23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31" office:value-type="string" calcext:value-type="string">
            <text:p>pointschanged</text:p>
          </table:table-cell>
          <table:table-cell table:style-name="ce16" office:value-type="string" calcext:value-type="string">
            <text:p>B</text:p>
          </table:table-cell>
          <table:table-cell table:number-columns-repeated="8"/>
          <table:table-cell table:formula="of:=BITAND([.N22];[.N23])" office:value-type="float" office:value="0" calcext:value-type="float">
            <text:p>0</text:p>
          </table:table-cell>
          <table:table-cell table:formula="of:=BITAND([.O22];[.O23])" office:value-type="float" office:value="0" calcext:value-type="float">
            <text:p>0</text:p>
          </table:table-cell>
          <table:table-cell table:formula="of:=BITAND([.P22];[.P23])" office:value-type="float" office:value="0" calcext:value-type="float">
            <text:p>0</text:p>
          </table:table-cell>
          <table:table-cell table:style-name="ce67" table:formula="of:=BITAND([.Q22];[.Q23])" office:value-type="float" office:value="1" calcext:value-type="float">
            <text:p>1</text:p>
          </table:table-cell>
          <table:table-cell table:style-name="ce66" table:formula="of:=[.N24]*[.$N$21]+[.O24]*[.$O$21]+[.P24]*[.$P$21]+[.Q24]*[.$Q$21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style-name="ce323" table:formula="of:=BITAND([.Y24];[.$Z$7])" office:value-type="float" office:value="1" calcext:value-type="float">
            <text:p>1</text:p>
          </table:table-cell>
          <table:table-cell table:formula="of:=BITAND([.Y24];[.$AA$7])" office:value-type="float" office:value="3" calcext:value-type="float">
            <text:p>3</text:p>
          </table:table-cell>
          <table:table-cell table:formula="of:=BITAND([.Y24];[.$AB$7])" office:value-type="float" office:value="4" calcext:value-type="float">
            <text:p>4</text:p>
          </table:table-cell>
          <table:table-cell table:style-name="ce323"/>
          <table:table-cell/>
          <table:table-cell table:style-name="ce1" office:value-type="float" office:value="15" calcext:value-type="float">
            <text:p>15</text:p>
          </table:table-cell>
          <table:table-cell table:style-name="ce326" table:formula="of:=BITAND([.AE24];[.$Z$7])" office:value-type="float" office:value="1" calcext:value-type="float">
            <text:p>1</text:p>
          </table:table-cell>
          <table:table-cell table:style-name="ce328" table:formula="of:=BITAND([.AE24];[.$AA$7])" office:value-type="float" office:value="3" calcext:value-type="float">
            <text:p>3</text:p>
          </table:table-cell>
          <table:table-cell table:style-name="ce330" table:formula="of:=BITAND([.AE24];[.$AB$7])" office:value-type="float" office:value="4" calcext:value-type="float">
            <text:p>4</text:p>
          </table:table-cell>
          <table:table-cell table:style-name="ce332" table:formula="of:=BITAND([.AE24];[.$AC$7])" office:value-type="float" office:value="0" calcext:value-type="float">
            <text:p>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345" table:formula="of:=BITAND([.AK24];[.$Z$7])" office:value-type="float" office:value="0" calcext:value-type="float">
            <text:p>0</text:p>
          </table:table-cell>
          <table:table-cell table:style-name="ce358" table:formula="of:=BITAND([.AK24];[.$AA$7])" office:value-type="float" office:value="0" calcext:value-type="float">
            <text:p>0</text:p>
          </table:table-cell>
          <table:table-cell table:style-name="ce371" table:formula="of:=BITAND([.AK24];[.$AB$7])" office:value-type="float" office:value="0" calcext:value-type="float">
            <text:p>0</text:p>
          </table:table-cell>
          <table:table-cell table:style-name="ce384" table:formula="of:=BITAND([.AK24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31" office:value-type="string" calcext:value-type="string">
            <text:p>tickedchanged</text:p>
          </table:table-cell>
          <table:table-cell table:style-name="ce16" office:value-type="string" calcext:value-type="string">
            <text:p>C</text:p>
          </table:table-cell>
          <table:table-cell table:number-columns-repeated="36"/>
        </table:table-row>
        <table:table-row table:style-name="ro1">
          <table:table-cell table:number-columns-repeated="12"/>
          <table:table-cell table:style-name="ce20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6" table:formula="of:=[.N26]*[.$N$21]+[.O26]*[.$O$21]+[.P26]*[.$P$21]+[.Q26]*[.$Q$21]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29" office:value-type="string" calcext:value-type="string">
            <text:p>AND</text:p>
          </table:table-cell>
          <table:table-cell table:style-name="ce4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68" table:formula="of:=[.N27]*[.$N$21]+[.O27]*[.$O$21]+[.P27]*[.$P$21]+[.Q27]*[.$Q$21]" office:value-type="float" office:value="3" calcext:value-type="float">
            <text:p>3</text:p>
          </table:table-cell>
          <table:table-cell/>
          <table:table-cell office:value-type="string" calcext:value-type="string">
            <text:p>Filters even numbers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26];[.N27])" office:value-type="float" office:value="0" calcext:value-type="float">
            <text:p>0</text:p>
          </table:table-cell>
          <table:table-cell table:formula="of:=BITAND([.O26];[.O27])" office:value-type="float" office:value="0" calcext:value-type="float">
            <text:p>0</text:p>
          </table:table-cell>
          <table:table-cell table:style-name="ce1" table:formula="of:=BITAND([.P26];[.P27])" office:value-type="float" office:value="1" calcext:value-type="float">
            <text:p>1</text:p>
          </table:table-cell>
          <table:table-cell table:formula="of:=BITAND([.Q26];[.Q27])" office:value-type="float" office:value="0" calcext:value-type="float">
            <text:p>0</text:p>
          </table:table-cell>
          <table:table-cell table:style-name="ce66" table:formula="of:=[.N28]*[.$N$21]+[.O28]*[.$O$21]+[.P28]*[.$P$21]+[.Q28]*[.$Q$21]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20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6" table:formula="of:=[.N30]*[.$N$21]+[.O30]*[.$O$21]+[.P30]*[.$P$21]+[.Q30]*[.$Q$21]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29" office:value-type="string" calcext:value-type="string">
            <text:p>AND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68" table:formula="of:=[.N31]*[.$N$21]+[.O31]*[.$O$21]+[.P31]*[.$P$21]+[.Q31]*[.$Q$21]"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0];[.N31])" office:value-type="float" office:value="0" calcext:value-type="float">
            <text:p>0</text:p>
          </table:table-cell>
          <table:table-cell table:formula="of:=BITAND([.O30];[.O31])" office:value-type="float" office:value="0" calcext:value-type="float">
            <text:p>0</text:p>
          </table:table-cell>
          <table:table-cell table:style-name="ce1" table:formula="of:=BITAND([.P30];[.P31])" office:value-type="float" office:value="0" calcext:value-type="float">
            <text:p>0</text:p>
          </table:table-cell>
          <table:table-cell table:formula="of:=BITAND([.Q30];[.Q31])" office:value-type="float" office:value="1" calcext:value-type="float">
            <text:p>1</text:p>
          </table:table-cell>
          <table:table-cell table:style-name="ce66" table:formula="of:=[.N32]*[.$N$21]+[.O32]*[.$O$21]+[.P32]*[.$P$21]+[.Q32]*[.$Q$21]" office:value-type="float" office:value="1" calcext:value-type="float">
            <text:p>1</text:p>
          </table:table-cell>
          <table:table-cell/>
          <table:table-cell office:value-type="string" calcext:value-type="string">
            <text:p>Forces a 4</text:p>
          </table:table-cell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maybe..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6" table:formula="of:=[.N34]*[.$N$21]+[.O34]*[.$O$21]+[.P34]*[.$P$21]+[.Q34]*[.$Q$21]"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29" office:value-type="string" calcext:value-type="string">
            <text:p>AND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68" table:formula="of:=[.N35]*[.$N$21]+[.O35]*[.$O$21]+[.P35]*[.$P$21]+[.Q35]*[.$Q$21]" office:value-type="float" office:value="8" calcext:value-type="float">
            <text:p>8</text:p>
          </table:table-cell>
          <table:table-cell/>
          <table:table-cell office:value-type="string" calcext:value-type="string">
            <text:p>D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4];[.N35])" office:value-type="float" office:value="1" calcext:value-type="float">
            <text:p>1</text:p>
          </table:table-cell>
          <table:table-cell table:formula="of:=BITAND([.O34];[.O35])" office:value-type="float" office:value="0" calcext:value-type="float">
            <text:p>0</text:p>
          </table:table-cell>
          <table:table-cell table:style-name="ce1" table:formula="of:=BITAND([.P34];[.P35])" office:value-type="float" office:value="0" calcext:value-type="float">
            <text:p>0</text:p>
          </table:table-cell>
          <table:table-cell table:formula="of:=BITAND([.Q34];[.Q35])" office:value-type="float" office:value="0" calcext:value-type="float">
            <text:p>0</text:p>
          </table:table-cell>
          <table:table-cell table:style-name="ce66" table:formula="of:=[.N36]*[.$N$21]+[.O36]*[.$O$21]+[.P36]*[.$P$21]+[.Q36]*[.$Q$21]" office:value-type="float" office:value="8" calcext:value-type="float">
            <text:p>8</text:p>
          </table:table-cell>
          <table:table-cell/>
          <table:table-cell office:value-type="string" calcext:value-type="string">
            <text:p>Ignores all</text:p>
          </table:table-cell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But 8</text:p>
          </table:table-cell>
          <table:table-cell table:number-columns-repeated="21"/>
        </table:table-row>
        <table:table-row table:style-name="ro1">
          <table:table-cell table:number-columns-repeated="18"/>
          <table:table-cell table:style-name="ce71"/>
          <table:table-cell table:number-columns-repeated="22"/>
        </table:table-row>
        <table:table-row table:style-name="ro1">
          <table:table-cell table:number-columns-repeated="24"/>
          <table:table-cell table:style-name="ce1"/>
          <table:table-cell table:number-columns-repeated="3"/>
          <table:table-cell table:style-name="ce21"/>
          <table:table-cell table:number-columns-repeated="12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13"/>
          <table:table-cell table:style-name="ce20" table:number-columns-repeated="4"/>
          <table:table-cell table:number-columns-repeated="2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table:style-name="ce28"/>
          <table:table-cell table:style-name="ce11" table:number-columns-repeated="4"/>
          <table:table-cell table:style-name="ce292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style-name="ce28"/>
          <table:table-cell table:style-name="ce11" table:number-columns-repeated="4"/>
          <table:table-cell table:style-name="ce292" table:number-columns-repeated="2"/>
          <table:table-cell table:number-columns-repeated="31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"/>
          <table:table-cell table:style-name="ce1" table:number-columns-repeated="8"/>
          <table:table-cell table:number-columns-repeated="20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"/>
          <table:table-cell table:style-name="ce13" table:number-columns-repeated="4"/>
          <table:table-cell table:style-name="ce1" table:number-columns-repeated="2"/>
          <table:table-cell table:number-columns-repeated="22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"/>
          <table:table-cell table:style-name="ce1" table:number-columns-repeated="5"/>
          <table:table-cell table:number-columns-repeated="23"/>
        </table:table-row>
        <table:table-row table:style-name="ro1" table:number-rows-repeated="4">
          <table:table-cell table:number-columns-repeated="8"/>
          <table:table-cell table:style-name="ce293" table:number-columns-repeated="2"/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104849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v4_2.R6:v4_2.R7">
            <calcext:condition calcext:apply-style-name="Untitled1" calcext:value="=&quot;N&quot;" calcext:base-cell-address="v4_2.R6"/>
            <calcext:condition calcext:apply-style-name="Untitled2" calcext:value="=&quot;C&quot;" calcext:base-cell-address="v4_2.R6"/>
          </calcext:conditional-format>
          <calcext:conditional-format calcext:target-range-address="v4_2.R5:v4_2.R7">
            <calcext:condition calcext:apply-style-name="Untitled1" calcext:value="=&quot;N&quot;" calcext:base-cell-address="v4_2.R5"/>
            <calcext:condition calcext:apply-style-name="Untitled2" calcext:value="=&quot;C&quot;" calcext:base-cell-address="v4_2.R5"/>
          </calcext:conditional-format>
          <calcext:conditional-format calcext:target-range-address="v4_2.R8:v4_2.R8">
            <calcext:condition calcext:apply-style-name="Untitled1" calcext:value="=&quot;N&quot;" calcext:base-cell-address="v4_2.R8"/>
            <calcext:condition calcext:apply-style-name="Untitled2" calcext:value="=&quot;C&quot;" calcext:base-cell-address="v4_2.R8"/>
          </calcext:conditional-format>
          <calcext:conditional-format calcext:target-range-address="v4_2.R8:v4_2.R8">
            <calcext:condition calcext:apply-style-name="Untitled1" calcext:value="=&quot;N&quot;" calcext:base-cell-address="v4_2.R8"/>
            <calcext:condition calcext:apply-style-name="Untitled2" calcext:value="=&quot;C&quot;" calcext:base-cell-address="v4_2.R8"/>
          </calcext:conditional-format>
          <calcext:conditional-format calcext:target-range-address="v4_2.R9:v4_2.R9">
            <calcext:condition calcext:apply-style-name="Untitled1" calcext:value="=&quot;N&quot;" calcext:base-cell-address="v4_2.R9"/>
            <calcext:condition calcext:apply-style-name="Untitled2" calcext:value="=&quot;C&quot;" calcext:base-cell-address="v4_2.R9"/>
          </calcext:conditional-format>
          <calcext:conditional-format calcext:target-range-address="v4_2.R9:v4_2.R9">
            <calcext:condition calcext:apply-style-name="Untitled1" calcext:value="=&quot;N&quot;" calcext:base-cell-address="v4_2.R9"/>
            <calcext:condition calcext:apply-style-name="Untitled2" calcext:value="=&quot;C&quot;" calcext:base-cell-address="v4_2.R9"/>
          </calcext:conditional-format>
          <calcext:conditional-format calcext:target-range-address="v4_2.AF8:v4_2.AF15">
            <calcext:condition calcext:apply-style-name="Untitled3" calcext:value="=1" calcext:base-cell-address="v4_2.AF8"/>
          </calcext:conditional-format>
          <calcext:conditional-format calcext:target-range-address="v4_2.AG8:v4_2.AG15">
            <calcext:condition calcext:apply-style-name="Untitled4" calcext:value="=2" calcext:base-cell-address="v4_2.AG8"/>
          </calcext:conditional-format>
          <calcext:conditional-format calcext:target-range-address="v4_2.AH8:v4_2.AH15">
            <calcext:condition calcext:apply-style-name="Untitled5" calcext:value="=4" calcext:base-cell-address="v4_2.AH8"/>
          </calcext:conditional-format>
          <calcext:conditional-format calcext:target-range-address="v4_2.AI8:v4_2.AI15">
            <calcext:condition calcext:apply-style-name="Untitled6" calcext:value="=8" calcext:base-cell-address="v4_2.AI8"/>
          </calcext:conditional-format>
          <calcext:conditional-format calcext:target-range-address="v4_2.AL8:v4_2.AL9">
            <calcext:condition calcext:apply-style-name="Untitled3" calcext:value="=1" calcext:base-cell-address="v4_2.AL8"/>
          </calcext:conditional-format>
          <calcext:conditional-format calcext:target-range-address="v4_2.AM8:v4_2.AM9">
            <calcext:condition calcext:apply-style-name="Untitled4" calcext:value="=2" calcext:base-cell-address="v4_2.AM8"/>
          </calcext:conditional-format>
          <calcext:conditional-format calcext:target-range-address="v4_2.AN8:v4_2.AN9">
            <calcext:condition calcext:apply-style-name="Untitled5" calcext:value="=4" calcext:base-cell-address="v4_2.AN8"/>
          </calcext:conditional-format>
          <calcext:conditional-format calcext:target-range-address="v4_2.AO8:v4_2.AO9">
            <calcext:condition calcext:apply-style-name="Untitled6" calcext:value="=8" calcext:base-cell-address="v4_2.AO8"/>
          </calcext:conditional-format>
          <calcext:conditional-format calcext:target-range-address="v4_2.AL10:v4_2.AL10">
            <calcext:condition calcext:apply-style-name="Untitled3" calcext:value="=1" calcext:base-cell-address="v4_2.AL10"/>
          </calcext:conditional-format>
          <calcext:conditional-format calcext:target-range-address="v4_2.AM10:v4_2.AM10">
            <calcext:condition calcext:apply-style-name="Untitled4" calcext:value="=2" calcext:base-cell-address="v4_2.AM10"/>
          </calcext:conditional-format>
          <calcext:conditional-format calcext:target-range-address="v4_2.AN10:v4_2.AN10">
            <calcext:condition calcext:apply-style-name="Untitled5" calcext:value="=4" calcext:base-cell-address="v4_2.AN10"/>
          </calcext:conditional-format>
          <calcext:conditional-format calcext:target-range-address="v4_2.AO10:v4_2.AO10">
            <calcext:condition calcext:apply-style-name="Untitled6" calcext:value="=8" calcext:base-cell-address="v4_2.AO10"/>
          </calcext:conditional-format>
          <calcext:conditional-format calcext:target-range-address="v4_2.AL11:v4_2.AL11">
            <calcext:condition calcext:apply-style-name="Untitled3" calcext:value="=1" calcext:base-cell-address="v4_2.AL11"/>
          </calcext:conditional-format>
          <calcext:conditional-format calcext:target-range-address="v4_2.AM11:v4_2.AM11">
            <calcext:condition calcext:apply-style-name="Untitled4" calcext:value="=2" calcext:base-cell-address="v4_2.AM11"/>
          </calcext:conditional-format>
          <calcext:conditional-format calcext:target-range-address="v4_2.AN11:v4_2.AN11">
            <calcext:condition calcext:apply-style-name="Untitled5" calcext:value="=4" calcext:base-cell-address="v4_2.AN11"/>
          </calcext:conditional-format>
          <calcext:conditional-format calcext:target-range-address="v4_2.AO11:v4_2.AO11">
            <calcext:condition calcext:apply-style-name="Untitled6" calcext:value="=8" calcext:base-cell-address="v4_2.AO11"/>
          </calcext:conditional-format>
          <calcext:conditional-format calcext:target-range-address="v4_2.AL12:v4_2.AL12">
            <calcext:condition calcext:apply-style-name="Untitled3" calcext:value="=1" calcext:base-cell-address="v4_2.AL12"/>
          </calcext:conditional-format>
          <calcext:conditional-format calcext:target-range-address="v4_2.AM12:v4_2.AM12">
            <calcext:condition calcext:apply-style-name="Untitled4" calcext:value="=2" calcext:base-cell-address="v4_2.AM12"/>
          </calcext:conditional-format>
          <calcext:conditional-format calcext:target-range-address="v4_2.AN12:v4_2.AN12">
            <calcext:condition calcext:apply-style-name="Untitled5" calcext:value="=4" calcext:base-cell-address="v4_2.AN12"/>
          </calcext:conditional-format>
          <calcext:conditional-format calcext:target-range-address="v4_2.AO12:v4_2.AO12">
            <calcext:condition calcext:apply-style-name="Untitled6" calcext:value="=8" calcext:base-cell-address="v4_2.AO12"/>
          </calcext:conditional-format>
          <calcext:conditional-format calcext:target-range-address="v4_2.AL13:v4_2.AL13">
            <calcext:condition calcext:apply-style-name="Untitled3" calcext:value="=1" calcext:base-cell-address="v4_2.AL13"/>
          </calcext:conditional-format>
          <calcext:conditional-format calcext:target-range-address="v4_2.AM13:v4_2.AM13">
            <calcext:condition calcext:apply-style-name="Untitled4" calcext:value="=2" calcext:base-cell-address="v4_2.AM13"/>
          </calcext:conditional-format>
          <calcext:conditional-format calcext:target-range-address="v4_2.AN13:v4_2.AN13">
            <calcext:condition calcext:apply-style-name="Untitled5" calcext:value="=4" calcext:base-cell-address="v4_2.AN13"/>
          </calcext:conditional-format>
          <calcext:conditional-format calcext:target-range-address="v4_2.AO13:v4_2.AO13">
            <calcext:condition calcext:apply-style-name="Untitled6" calcext:value="=8" calcext:base-cell-address="v4_2.AO13"/>
          </calcext:conditional-format>
          <calcext:conditional-format calcext:target-range-address="v4_2.AL14:v4_2.AL14">
            <calcext:condition calcext:apply-style-name="Untitled3" calcext:value="=1" calcext:base-cell-address="v4_2.AL14"/>
          </calcext:conditional-format>
          <calcext:conditional-format calcext:target-range-address="v4_2.AM14:v4_2.AM14">
            <calcext:condition calcext:apply-style-name="Untitled4" calcext:value="=2" calcext:base-cell-address="v4_2.AM14"/>
          </calcext:conditional-format>
          <calcext:conditional-format calcext:target-range-address="v4_2.AN14:v4_2.AN14">
            <calcext:condition calcext:apply-style-name="Untitled5" calcext:value="=4" calcext:base-cell-address="v4_2.AN14"/>
          </calcext:conditional-format>
          <calcext:conditional-format calcext:target-range-address="v4_2.AO14:v4_2.AO14">
            <calcext:condition calcext:apply-style-name="Untitled6" calcext:value="=8" calcext:base-cell-address="v4_2.AO14"/>
          </calcext:conditional-format>
          <calcext:conditional-format calcext:target-range-address="v4_2.AL15:v4_2.AL15">
            <calcext:condition calcext:apply-style-name="Untitled3" calcext:value="=1" calcext:base-cell-address="v4_2.AL15"/>
          </calcext:conditional-format>
          <calcext:conditional-format calcext:target-range-address="v4_2.AM15:v4_2.AM15">
            <calcext:condition calcext:apply-style-name="Untitled4" calcext:value="=2" calcext:base-cell-address="v4_2.AM15"/>
          </calcext:conditional-format>
          <calcext:conditional-format calcext:target-range-address="v4_2.AN15:v4_2.AN15">
            <calcext:condition calcext:apply-style-name="Untitled5" calcext:value="=4" calcext:base-cell-address="v4_2.AN15"/>
          </calcext:conditional-format>
          <calcext:conditional-format calcext:target-range-address="v4_2.AO15:v4_2.AO15">
            <calcext:condition calcext:apply-style-name="Untitled6" calcext:value="=8" calcext:base-cell-address="v4_2.AO15"/>
          </calcext:conditional-format>
          <calcext:conditional-format calcext:target-range-address="v4_2.S6:v4_2.S7">
            <calcext:condition calcext:apply-style-name="Untitled1" calcext:value="=&quot;N&quot;" calcext:base-cell-address="v4_2.S6"/>
            <calcext:condition calcext:apply-style-name="Untitled2" calcext:value="=&quot;C&quot;" calcext:base-cell-address="v4_2.S6"/>
          </calcext:conditional-format>
          <calcext:conditional-format calcext:target-range-address="v4_2.S5:v4_2.S7">
            <calcext:condition calcext:apply-style-name="Untitled1" calcext:value="=&quot;N&quot;" calcext:base-cell-address="v4_2.S5"/>
            <calcext:condition calcext:apply-style-name="Untitled2" calcext:value="=&quot;C&quot;" calcext:base-cell-address="v4_2.S5"/>
          </calcext:conditional-format>
          <calcext:conditional-format calcext:target-range-address="v4_2.S8:v4_2.S8">
            <calcext:condition calcext:apply-style-name="Untitled1" calcext:value="=&quot;N&quot;" calcext:base-cell-address="v4_2.S8"/>
            <calcext:condition calcext:apply-style-name="Untitled2" calcext:value="=&quot;C&quot;" calcext:base-cell-address="v4_2.S8"/>
          </calcext:conditional-format>
          <calcext:conditional-format calcext:target-range-address="v4_2.S8:v4_2.S8">
            <calcext:condition calcext:apply-style-name="Untitled1" calcext:value="=&quot;N&quot;" calcext:base-cell-address="v4_2.S8"/>
            <calcext:condition calcext:apply-style-name="Untitled2" calcext:value="=&quot;C&quot;" calcext:base-cell-address="v4_2.S8"/>
          </calcext:conditional-format>
          <calcext:conditional-format calcext:target-range-address="v4_2.S9:v4_2.S9">
            <calcext:condition calcext:apply-style-name="Untitled1" calcext:value="=&quot;N&quot;" calcext:base-cell-address="v4_2.S9"/>
            <calcext:condition calcext:apply-style-name="Untitled2" calcext:value="=&quot;C&quot;" calcext:base-cell-address="v4_2.S9"/>
          </calcext:conditional-format>
          <calcext:conditional-format calcext:target-range-address="v4_2.S9:v4_2.S9">
            <calcext:condition calcext:apply-style-name="Untitled1" calcext:value="=&quot;N&quot;" calcext:base-cell-address="v4_2.S9"/>
            <calcext:condition calcext:apply-style-name="Untitled2" calcext:value="=&quot;C&quot;" calcext:base-cell-address="v4_2.S9"/>
          </calcext:conditional-format>
          <calcext:conditional-format calcext:target-range-address="v4_2.AF17:v4_2.AF24">
            <calcext:condition calcext:apply-style-name="Untitled3" calcext:value="=1" calcext:base-cell-address="v4_2.AF17"/>
          </calcext:conditional-format>
          <calcext:conditional-format calcext:target-range-address="v4_2.AG17:v4_2.AG24">
            <calcext:condition calcext:apply-style-name="Untitled4" calcext:value="=2" calcext:base-cell-address="v4_2.AG17"/>
          </calcext:conditional-format>
          <calcext:conditional-format calcext:target-range-address="v4_2.AH17:v4_2.AH24">
            <calcext:condition calcext:apply-style-name="Untitled5" calcext:value="=4" calcext:base-cell-address="v4_2.AH17"/>
          </calcext:conditional-format>
          <calcext:conditional-format calcext:target-range-address="v4_2.AI17:v4_2.AI24">
            <calcext:condition calcext:apply-style-name="Untitled6" calcext:value="=8" calcext:base-cell-address="v4_2.AI17"/>
          </calcext:conditional-format>
          <calcext:conditional-format calcext:target-range-address="v4_2.AL18:v4_2.AL18">
            <calcext:condition calcext:apply-style-name="Untitled3" calcext:value="=1" calcext:base-cell-address="v4_2.AL18"/>
          </calcext:conditional-format>
          <calcext:conditional-format calcext:target-range-address="v4_2.AM18:v4_2.AM18">
            <calcext:condition calcext:apply-style-name="Untitled4" calcext:value="=2" calcext:base-cell-address="v4_2.AM18"/>
          </calcext:conditional-format>
          <calcext:conditional-format calcext:target-range-address="v4_2.AN18:v4_2.AN18">
            <calcext:condition calcext:apply-style-name="Untitled5" calcext:value="=4" calcext:base-cell-address="v4_2.AN18"/>
          </calcext:conditional-format>
          <calcext:conditional-format calcext:target-range-address="v4_2.AO18:v4_2.AO18">
            <calcext:condition calcext:apply-style-name="Untitled6" calcext:value="=8" calcext:base-cell-address="v4_2.AO18"/>
          </calcext:conditional-format>
          <calcext:conditional-format calcext:target-range-address="v4_2.AL21:v4_2.AL21">
            <calcext:condition calcext:apply-style-name="Untitled3" calcext:value="=1" calcext:base-cell-address="v4_2.AL21"/>
          </calcext:conditional-format>
          <calcext:conditional-format calcext:target-range-address="v4_2.AM21:v4_2.AM21">
            <calcext:condition calcext:apply-style-name="Untitled4" calcext:value="=2" calcext:base-cell-address="v4_2.AM21"/>
          </calcext:conditional-format>
          <calcext:conditional-format calcext:target-range-address="v4_2.AN21:v4_2.AN21">
            <calcext:condition calcext:apply-style-name="Untitled5" calcext:value="=4" calcext:base-cell-address="v4_2.AN21"/>
          </calcext:conditional-format>
          <calcext:conditional-format calcext:target-range-address="v4_2.AO21:v4_2.AO21">
            <calcext:condition calcext:apply-style-name="Untitled6" calcext:value="=8" calcext:base-cell-address="v4_2.AO21"/>
          </calcext:conditional-format>
          <calcext:conditional-format calcext:target-range-address="v4_2.AL22:v4_2.AL22">
            <calcext:condition calcext:apply-style-name="Untitled3" calcext:value="=1" calcext:base-cell-address="v4_2.AL22"/>
          </calcext:conditional-format>
          <calcext:conditional-format calcext:target-range-address="v4_2.AM22:v4_2.AM22">
            <calcext:condition calcext:apply-style-name="Untitled4" calcext:value="=2" calcext:base-cell-address="v4_2.AM22"/>
          </calcext:conditional-format>
          <calcext:conditional-format calcext:target-range-address="v4_2.AN22:v4_2.AN22">
            <calcext:condition calcext:apply-style-name="Untitled5" calcext:value="=4" calcext:base-cell-address="v4_2.AN22"/>
          </calcext:conditional-format>
          <calcext:conditional-format calcext:target-range-address="v4_2.AO22:v4_2.AO22">
            <calcext:condition calcext:apply-style-name="Untitled6" calcext:value="=8" calcext:base-cell-address="v4_2.AO22"/>
          </calcext:conditional-format>
          <calcext:conditional-format calcext:target-range-address="v4_2.AL23:v4_2.AL23">
            <calcext:condition calcext:apply-style-name="Untitled3" calcext:value="=1" calcext:base-cell-address="v4_2.AL23"/>
          </calcext:conditional-format>
          <calcext:conditional-format calcext:target-range-address="v4_2.AM23:v4_2.AM23">
            <calcext:condition calcext:apply-style-name="Untitled4" calcext:value="=2" calcext:base-cell-address="v4_2.AM23"/>
          </calcext:conditional-format>
          <calcext:conditional-format calcext:target-range-address="v4_2.AN23:v4_2.AN23">
            <calcext:condition calcext:apply-style-name="Untitled5" calcext:value="=4" calcext:base-cell-address="v4_2.AN23"/>
          </calcext:conditional-format>
          <calcext:conditional-format calcext:target-range-address="v4_2.AO23:v4_2.AO23">
            <calcext:condition calcext:apply-style-name="Untitled6" calcext:value="=8" calcext:base-cell-address="v4_2.AO23"/>
          </calcext:conditional-format>
          <calcext:conditional-format calcext:target-range-address="v4_2.AL24:v4_2.AL24">
            <calcext:condition calcext:apply-style-name="Untitled3" calcext:value="=1" calcext:base-cell-address="v4_2.AL24"/>
          </calcext:conditional-format>
          <calcext:conditional-format calcext:target-range-address="v4_2.AM24:v4_2.AM24">
            <calcext:condition calcext:apply-style-name="Untitled4" calcext:value="=2" calcext:base-cell-address="v4_2.AM24"/>
          </calcext:conditional-format>
          <calcext:conditional-format calcext:target-range-address="v4_2.AN24:v4_2.AN24">
            <calcext:condition calcext:apply-style-name="Untitled5" calcext:value="=4" calcext:base-cell-address="v4_2.AN24"/>
          </calcext:conditional-format>
          <calcext:conditional-format calcext:target-range-address="v4_2.AO24:v4_2.AO24">
            <calcext:condition calcext:apply-style-name="Untitled6" calcext:value="=8" calcext:base-cell-address="v4_2.AO24"/>
          </calcext:conditional-format>
          <calcext:conditional-format calcext:target-range-address="v4_2.AL24:v4_2.AL24">
            <calcext:condition calcext:apply-style-name="Untitled3" calcext:value="=1" calcext:base-cell-address="v4_2.AL24"/>
          </calcext:conditional-format>
          <calcext:conditional-format calcext:target-range-address="v4_2.AM24:v4_2.AM24">
            <calcext:condition calcext:apply-style-name="Untitled4" calcext:value="=2" calcext:base-cell-address="v4_2.AM24"/>
          </calcext:conditional-format>
          <calcext:conditional-format calcext:target-range-address="v4_2.AN24:v4_2.AN24">
            <calcext:condition calcext:apply-style-name="Untitled5" calcext:value="=4" calcext:base-cell-address="v4_2.AN24"/>
          </calcext:conditional-format>
          <calcext:conditional-format calcext:target-range-address="v4_2.AO24:v4_2.AO24">
            <calcext:condition calcext:apply-style-name="Untitled6" calcext:value="=8" calcext:base-cell-address="v4_2.AO24"/>
          </calcext:conditional-format>
          <calcext:conditional-format calcext:target-range-address="v4_2.AL19:v4_2.AL19">
            <calcext:condition calcext:apply-style-name="Untitled3" calcext:value="=1" calcext:base-cell-address="v4_2.AL19"/>
          </calcext:conditional-format>
          <calcext:conditional-format calcext:target-range-address="v4_2.AM19:v4_2.AM19">
            <calcext:condition calcext:apply-style-name="Untitled4" calcext:value="=2" calcext:base-cell-address="v4_2.AM19"/>
          </calcext:conditional-format>
          <calcext:conditional-format calcext:target-range-address="v4_2.AN19:v4_2.AN19">
            <calcext:condition calcext:apply-style-name="Untitled5" calcext:value="=4" calcext:base-cell-address="v4_2.AN19"/>
          </calcext:conditional-format>
          <calcext:conditional-format calcext:target-range-address="v4_2.AO19:v4_2.AO19">
            <calcext:condition calcext:apply-style-name="Untitled6" calcext:value="=8" calcext:base-cell-address="v4_2.AO19"/>
          </calcext:conditional-format>
          <calcext:conditional-format calcext:target-range-address="v4_2.AL24:v4_2.AL24">
            <calcext:condition calcext:apply-style-name="Untitled3" calcext:value="=1" calcext:base-cell-address="v4_2.AL24"/>
          </calcext:conditional-format>
          <calcext:conditional-format calcext:target-range-address="v4_2.AM24:v4_2.AM24">
            <calcext:condition calcext:apply-style-name="Untitled4" calcext:value="=2" calcext:base-cell-address="v4_2.AM24"/>
          </calcext:conditional-format>
          <calcext:conditional-format calcext:target-range-address="v4_2.AN24:v4_2.AN24">
            <calcext:condition calcext:apply-style-name="Untitled5" calcext:value="=4" calcext:base-cell-address="v4_2.AN24"/>
          </calcext:conditional-format>
          <calcext:conditional-format calcext:target-range-address="v4_2.AO24:v4_2.AO24">
            <calcext:condition calcext:apply-style-name="Untitled6" calcext:value="=8" calcext:base-cell-address="v4_2.AO24"/>
          </calcext:conditional-format>
          <calcext:conditional-format calcext:target-range-address="v4_2.T7:v4_2.T7">
            <calcext:condition calcext:apply-style-name="Untitled1" calcext:value="=&quot;N&quot;" calcext:base-cell-address="v4_2.T7"/>
            <calcext:condition calcext:apply-style-name="Untitled2" calcext:value="=&quot;C&quot;" calcext:base-cell-address="v4_2.T7"/>
          </calcext:conditional-format>
          <calcext:conditional-format calcext:target-range-address="v4_2.T7:v4_2.T7">
            <calcext:condition calcext:apply-style-name="Untitled1" calcext:value="=&quot;N&quot;" calcext:base-cell-address="v4_2.T7"/>
            <calcext:condition calcext:apply-style-name="Untitled2" calcext:value="=&quot;C&quot;" calcext:base-cell-address="v4_2.T7"/>
          </calcext:conditional-format>
          <calcext:conditional-format calcext:target-range-address="v4_2.T8:v4_2.T8">
            <calcext:condition calcext:apply-style-name="Untitled1" calcext:value="=&quot;N&quot;" calcext:base-cell-address="v4_2.T8"/>
            <calcext:condition calcext:apply-style-name="Untitled2" calcext:value="=&quot;C&quot;" calcext:base-cell-address="v4_2.T8"/>
          </calcext:conditional-format>
          <calcext:conditional-format calcext:target-range-address="v4_2.T8:v4_2.T8">
            <calcext:condition calcext:apply-style-name="Untitled1" calcext:value="=&quot;N&quot;" calcext:base-cell-address="v4_2.T8"/>
            <calcext:condition calcext:apply-style-name="Untitled2" calcext:value="=&quot;C&quot;" calcext:base-cell-address="v4_2.T8"/>
          </calcext:conditional-format>
          <calcext:conditional-format calcext:target-range-address="v4_2.L13:v4_2.L13">
            <calcext:condition calcext:apply-style-name="Untitled1" calcext:value="=&quot;N&quot;" calcext:base-cell-address="v4_2.L13"/>
            <calcext:condition calcext:apply-style-name="Untitled2" calcext:value="=&quot;C&quot;" calcext:base-cell-address="v4_2.L13"/>
          </calcext:conditional-format>
          <calcext:conditional-format calcext:target-range-address="v4_2.L12:v4_2.L12">
            <calcext:condition calcext:apply-style-name="Untitled1" calcext:value="=&quot;N&quot;" calcext:base-cell-address="v4_2.L12"/>
            <calcext:condition calcext:apply-style-name="Untitled2" calcext:value="=&quot;C&quot;" calcext:base-cell-address="v4_2.L12"/>
          </calcext:conditional-format>
          <calcext:conditional-format calcext:target-range-address="v4_2.F9:v4_2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_2.F9:v4_2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_2.F9:v4_2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_2.F9:v4_2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H9:v4_2.H9">
            <calcext:condition calcext:apply-style-name="Untitled1" calcext:value="=&quot;N&quot;" calcext:base-cell-address="v4_2.H9"/>
            <calcext:condition calcext:apply-style-name="Untitled2" calcext:value="=&quot;C&quot;" calcext:base-cell-address="v4_2.H9"/>
          </calcext:conditional-format>
          <calcext:conditional-format calcext:target-range-address="v4_2.H9:v4_2.H9">
            <calcext:condition calcext:apply-style-name="Untitled1" calcext:value="=&quot;N&quot;" calcext:base-cell-address="v4_2.H9"/>
            <calcext:condition calcext:apply-style-name="Untitled2" calcext:value="=&quot;C&quot;" calcext:base-cell-address="v4_2.H9"/>
          </calcext:conditional-format>
          <calcext:conditional-format calcext:target-range-address="v4_2.H9:v4_2.H9">
            <calcext:condition calcext:apply-style-name="Untitled1" calcext:value="=&quot;N&quot;" calcext:base-cell-address="v4_2.H9"/>
            <calcext:condition calcext:apply-style-name="Untitled2" calcext:value="=&quot;C&quot;" calcext:base-cell-address="v4_2.H9"/>
          </calcext:conditional-format>
          <calcext:conditional-format calcext:target-range-address="v4_2.F8:v4_2.F8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F8:v4_2.F8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F7:v4_2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_2.F7:v4_2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_2.F7:v4_2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_2.F7:v4_2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_2.G8:v4_2.G8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_2.G8:v4_2.G8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_2.G8:v4_2.G8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H7:v4_2.H7">
            <calcext:condition calcext:apply-style-name="Untitled1" calcext:value="=&quot;y&quot;" calcext:base-cell-address="v4_2.H7"/>
            <calcext:condition calcext:apply-style-name="Untitled2" calcext:value="contains-text(0)" calcext:base-cell-address="v4_2.H7"/>
          </calcext:conditional-format>
          <calcext:conditional-format calcext:target-range-address="v4_2.H8:v4_2.H8">
            <calcext:condition calcext:apply-style-name="Untitled2" calcext:value="contains-text(0)" calcext:base-cell-address="v4_2.H8"/>
          </calcext:conditional-format>
          <calcext:conditional-format calcext:target-range-address="v4_2.H8:v4_2.H8">
            <calcext:condition calcext:apply-style-name="Untitled1" calcext:value="=&quot;N&quot;" calcext:base-cell-address="v4_2.H8"/>
            <calcext:condition calcext:apply-style-name="Untitled2" calcext:value="=&quot;C&quot;" calcext:base-cell-address="v4_2.H8"/>
          </calcext:conditional-format>
          <calcext:conditional-format calcext:target-range-address="v4_2.H7:v4_2.H7">
            <calcext:condition calcext:apply-style-name="Untitled1" calcext:value="=&quot;N&quot;" calcext:base-cell-address="v4_2.H7"/>
            <calcext:condition calcext:apply-style-name="Untitled2" calcext:value="=&quot;C&quot;" calcext:base-cell-address="v4_2.H7"/>
          </calcext:conditional-format>
          <calcext:conditional-format calcext:target-range-address="v4_2.H7:v4_2.H7">
            <calcext:condition calcext:apply-style-name="Untitled1" calcext:value="=&quot;y&quot;" calcext:base-cell-address="v4_2.H7"/>
            <calcext:condition calcext:apply-style-name="Untitled2" calcext:value="contains-text(0)" calcext:base-cell-address="v4_2.H7"/>
          </calcext:conditional-format>
          <calcext:conditional-format calcext:target-range-address="v4_2.H7:v4_2.H7">
            <calcext:condition calcext:apply-style-name="Untitled1" calcext:value="=&quot;N&quot;" calcext:base-cell-address="v4_2.H7"/>
            <calcext:condition calcext:apply-style-name="Untitled2" calcext:value="=&quot;C&quot;" calcext:base-cell-address="v4_2.H7"/>
          </calcext:conditional-format>
          <calcext:conditional-format calcext:target-range-address="v4_2.F10:v4_2.F10">
            <calcext:condition calcext:apply-style-name="Untitled1" calcext:value="=&quot;N&quot;" calcext:base-cell-address="v4_2.F10"/>
            <calcext:condition calcext:apply-style-name="Untitled2" calcext:value="=&quot;C&quot;" calcext:base-cell-address="v4_2.F10"/>
          </calcext:conditional-format>
          <calcext:conditional-format calcext:target-range-address="v4_2.F10:v4_2.F10">
            <calcext:condition calcext:apply-style-name="Untitled1" calcext:value="=&quot;N&quot;" calcext:base-cell-address="v4_2.F10"/>
            <calcext:condition calcext:apply-style-name="Untitled2" calcext:value="=&quot;C&quot;" calcext:base-cell-address="v4_2.F10"/>
          </calcext:conditional-format>
          <calcext:conditional-format calcext:target-range-address="v4_2.G10:v4_2.G10">
            <calcext:condition calcext:apply-style-name="Untitled1" calcext:value="=&quot;N&quot;" calcext:base-cell-address="v4_2.G10"/>
            <calcext:condition calcext:apply-style-name="Untitled2" calcext:value="=&quot;C&quot;" calcext:base-cell-address="v4_2.G10"/>
          </calcext:conditional-format>
          <calcext:conditional-format calcext:target-range-address="v4_2.G10:v4_2.G10">
            <calcext:condition calcext:apply-style-name="Untitled1" calcext:value="=&quot;N&quot;" calcext:base-cell-address="v4_2.G10"/>
            <calcext:condition calcext:apply-style-name="Untitled2" calcext:value="=&quot;C&quot;" calcext:base-cell-address="v4_2.G10"/>
          </calcext:conditional-format>
          <calcext:conditional-format calcext:target-range-address="v4_2.H10:v4_2.H10">
            <calcext:condition calcext:apply-style-name="Untitled1" calcext:value="=&quot;N&quot;" calcext:base-cell-address="v4_2.H10"/>
            <calcext:condition calcext:apply-style-name="Untitled2" calcext:value="=&quot;C&quot;" calcext:base-cell-address="v4_2.H10"/>
          </calcext:conditional-format>
          <calcext:conditional-format calcext:target-range-address="v4_2.H10:v4_2.H10">
            <calcext:condition calcext:apply-style-name="Untitled1" calcext:value="=&quot;N&quot;" calcext:base-cell-address="v4_2.H10"/>
            <calcext:condition calcext:apply-style-name="Untitled2" calcext:value="=&quot;C&quot;" calcext:base-cell-address="v4_2.H10"/>
          </calcext:conditional-format>
          <calcext:conditional-format calcext:target-range-address="v4_2.F11:v4_2.F11">
            <calcext:condition calcext:apply-style-name="Untitled1" calcext:value="=&quot;N&quot;" calcext:base-cell-address="v4_2.F11"/>
            <calcext:condition calcext:apply-style-name="Untitled2" calcext:value="=&quot;C&quot;" calcext:base-cell-address="v4_2.F11"/>
          </calcext:conditional-format>
          <calcext:conditional-format calcext:target-range-address="v4_2.F11:v4_2.F11">
            <calcext:condition calcext:apply-style-name="Untitled1" calcext:value="=&quot;N&quot;" calcext:base-cell-address="v4_2.F11"/>
            <calcext:condition calcext:apply-style-name="Untitled2" calcext:value="=&quot;C&quot;" calcext:base-cell-address="v4_2.F11"/>
          </calcext:conditional-format>
          <calcext:conditional-format calcext:target-range-address="v4_2.G11:v4_2.G11">
            <calcext:condition calcext:apply-style-name="Untitled1" calcext:value="=&quot;N&quot;" calcext:base-cell-address="v4_2.G11"/>
            <calcext:condition calcext:apply-style-name="Untitled2" calcext:value="=&quot;C&quot;" calcext:base-cell-address="v4_2.G11"/>
          </calcext:conditional-format>
          <calcext:conditional-format calcext:target-range-address="v4_2.G11:v4_2.G11">
            <calcext:condition calcext:apply-style-name="Untitled1" calcext:value="=&quot;N&quot;" calcext:base-cell-address="v4_2.G11"/>
            <calcext:condition calcext:apply-style-name="Untitled2" calcext:value="=&quot;C&quot;" calcext:base-cell-address="v4_2.G11"/>
          </calcext:conditional-format>
          <calcext:conditional-format calcext:target-range-address="v4_2.H11:v4_2.H11">
            <calcext:condition calcext:apply-style-name="Untitled1" calcext:value="=&quot;N&quot;" calcext:base-cell-address="v4_2.H11"/>
            <calcext:condition calcext:apply-style-name="Untitled2" calcext:value="=&quot;C&quot;" calcext:base-cell-address="v4_2.H11"/>
          </calcext:conditional-format>
          <calcext:conditional-format calcext:target-range-address="v4_2.H11:v4_2.H11">
            <calcext:condition calcext:apply-style-name="Untitled1" calcext:value="=&quot;N&quot;" calcext:base-cell-address="v4_2.H11"/>
            <calcext:condition calcext:apply-style-name="Untitled2" calcext:value="=&quot;C&quot;" calcext:base-cell-address="v4_2.H11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R13:v4_2.R13">
            <calcext:condition calcext:apply-style-name="Untitled1" calcext:value="=&quot;N&quot;" calcext:base-cell-address="v4_2.R13"/>
            <calcext:condition calcext:apply-style-name="Untitled2" calcext:value="=&quot;C&quot;" calcext:base-cell-address="v4_2.R13"/>
          </calcext:conditional-format>
          <calcext:conditional-format calcext:target-range-address="v4_2.R13:v4_2.R13">
            <calcext:condition calcext:apply-style-name="Untitled1" calcext:value="=&quot;N&quot;" calcext:base-cell-address="v4_2.R13"/>
            <calcext:condition calcext:apply-style-name="Untitled2" calcext:value="=&quot;C&quot;" calcext:base-cell-address="v4_2.R13"/>
          </calcext:conditional-format>
          <calcext:conditional-format calcext:target-range-address="v4_2.R15:v4_2.R15">
            <calcext:condition calcext:apply-style-name="Untitled1" calcext:value="=&quot;N&quot;" calcext:base-cell-address="v4_2.R15"/>
            <calcext:condition calcext:apply-style-name="Untitled2" calcext:value="=&quot;C&quot;" calcext:base-cell-address="v4_2.R15"/>
          </calcext:conditional-format>
          <calcext:conditional-format calcext:target-range-address="v4_2.R10:v4_2.R10">
            <calcext:condition calcext:apply-style-name="Untitled1" calcext:value="=&quot;N&quot;" calcext:base-cell-address="v4_2.R10"/>
            <calcext:condition calcext:apply-style-name="Untitled2" calcext:value="=&quot;C&quot;" calcext:base-cell-address="v4_2.R10"/>
          </calcext:conditional-format>
          <calcext:conditional-format calcext:target-range-address="v4_2.R10:v4_2.R10">
            <calcext:condition calcext:apply-style-name="Untitled1" calcext:value="=&quot;N&quot;" calcext:base-cell-address="v4_2.R10"/>
            <calcext:condition calcext:apply-style-name="Untitled2" calcext:value="=&quot;C&quot;" calcext:base-cell-address="v4_2.R10"/>
          </calcext:conditional-format>
          <calcext:conditional-format calcext:target-range-address="v4_2.S10:v4_2.S10">
            <calcext:condition calcext:apply-style-name="Untitled1" calcext:value="=&quot;N&quot;" calcext:base-cell-address="v4_2.S10"/>
            <calcext:condition calcext:apply-style-name="Untitled2" calcext:value="=&quot;C&quot;" calcext:base-cell-address="v4_2.S10"/>
          </calcext:conditional-format>
          <calcext:conditional-format calcext:target-range-address="v4_2.S10:v4_2.S10">
            <calcext:condition calcext:apply-style-name="Untitled1" calcext:value="=&quot;N&quot;" calcext:base-cell-address="v4_2.S10"/>
            <calcext:condition calcext:apply-style-name="Untitled2" calcext:value="=&quot;C&quot;" calcext:base-cell-address="v4_2.S10"/>
          </calcext:conditional-format>
          <calcext:conditional-format calcext:target-range-address="v4_2.R12:v4_2.R12">
            <calcext:condition calcext:apply-style-name="Untitled1" calcext:value="=&quot;N&quot;" calcext:base-cell-address="v4_2.R12"/>
            <calcext:condition calcext:apply-style-name="Untitled2" calcext:value="=&quot;C&quot;" calcext:base-cell-address="v4_2.R12"/>
          </calcext:conditional-format>
          <calcext:conditional-format calcext:target-range-address="v4_2.R12:v4_2.R12">
            <calcext:condition calcext:apply-style-name="Untitled1" calcext:value="=&quot;N&quot;" calcext:base-cell-address="v4_2.R12"/>
            <calcext:condition calcext:apply-style-name="Untitled2" calcext:value="=&quot;C&quot;" calcext:base-cell-address="v4_2.R12"/>
          </calcext:conditional-format>
          <calcext:conditional-format calcext:target-range-address="v4_2.S13:v4_2.S13">
            <calcext:condition calcext:apply-style-name="Untitled1" calcext:value="=&quot;N&quot;" calcext:base-cell-address="v4_2.S13"/>
            <calcext:condition calcext:apply-style-name="Untitled2" calcext:value="=&quot;C&quot;" calcext:base-cell-address="v4_2.S13"/>
          </calcext:conditional-format>
          <calcext:conditional-format calcext:target-range-address="v4_2.S13:v4_2.S13">
            <calcext:condition calcext:apply-style-name="Untitled1" calcext:value="=&quot;N&quot;" calcext:base-cell-address="v4_2.S13"/>
            <calcext:condition calcext:apply-style-name="Untitled2" calcext:value="=&quot;C&quot;" calcext:base-cell-address="v4_2.S13"/>
          </calcext:conditional-format>
          <calcext:conditional-format calcext:target-range-address="v4_2.S12:v4_2.S12">
            <calcext:condition calcext:apply-style-name="Untitled1" calcext:value="=&quot;N&quot;" calcext:base-cell-address="v4_2.S12"/>
            <calcext:condition calcext:apply-style-name="Untitled2" calcext:value="=&quot;C&quot;" calcext:base-cell-address="v4_2.S12"/>
          </calcext:conditional-format>
          <calcext:conditional-format calcext:target-range-address="v4_2.S12:v4_2.S12">
            <calcext:condition calcext:apply-style-name="Untitled1" calcext:value="=&quot;N&quot;" calcext:base-cell-address="v4_2.S12"/>
            <calcext:condition calcext:apply-style-name="Untitled2" calcext:value="=&quot;C&quot;" calcext:base-cell-address="v4_2.S12"/>
          </calcext:conditional-format>
          <calcext:conditional-format calcext:target-range-address="v4_2.T12:v4_2.T12">
            <calcext:condition calcext:apply-style-name="Untitled1" calcext:value="=&quot;N&quot;" calcext:base-cell-address="v4_2.T12"/>
            <calcext:condition calcext:apply-style-name="Untitled2" calcext:value="=&quot;C&quot;" calcext:base-cell-address="v4_2.T12"/>
          </calcext:conditional-format>
          <calcext:conditional-format calcext:target-range-address="v4_2.T12:v4_2.T12">
            <calcext:condition calcext:apply-style-name="Untitled1" calcext:value="=&quot;N&quot;" calcext:base-cell-address="v4_2.T12"/>
            <calcext:condition calcext:apply-style-name="Untitled2" calcext:value="=&quot;C&quot;" calcext:base-cell-address="v4_2.T12"/>
          </calcext:conditional-format>
          <calcext:conditional-format calcext:target-range-address="v4_2.S15:v4_2.S15">
            <calcext:condition calcext:apply-style-name="Untitled1" calcext:value="=&quot;N&quot;" calcext:base-cell-address="v4_2.S15"/>
            <calcext:condition calcext:apply-style-name="Untitled2" calcext:value="=&quot;C&quot;" calcext:base-cell-address="v4_2.S15"/>
          </calcext:conditional-format>
          <calcext:conditional-format calcext:target-range-address="v4_2.S15:v4_2.S15">
            <calcext:condition calcext:apply-style-name="Untitled1" calcext:value="=&quot;N&quot;" calcext:base-cell-address="v4_2.S15"/>
            <calcext:condition calcext:apply-style-name="Untitled2" calcext:value="=&quot;C&quot;" calcext:base-cell-address="v4_2.S15"/>
          </calcext:conditional-format>
          <calcext:conditional-format calcext:target-range-address="v4_2.T15:v4_2.T15">
            <calcext:condition calcext:apply-style-name="Untitled1" calcext:value="=&quot;N&quot;" calcext:base-cell-address="v4_2.T15"/>
            <calcext:condition calcext:apply-style-name="Untitled2" calcext:value="=&quot;C&quot;" calcext:base-cell-address="v4_2.T15"/>
          </calcext:conditional-format>
          <calcext:conditional-format calcext:target-range-address="v4_2.T15:v4_2.T15">
            <calcext:condition calcext:apply-style-name="Untitled1" calcext:value="=&quot;N&quot;" calcext:base-cell-address="v4_2.T15"/>
            <calcext:condition calcext:apply-style-name="Untitled2" calcext:value="=&quot;C&quot;" calcext:base-cell-address="v4_2.T15"/>
          </calcext:conditional-format>
          <calcext:conditional-format calcext:target-range-address="v4_2.U18:v4_2.U18">
            <calcext:condition calcext:apply-style-name="Untitled1" calcext:value="=&quot;N&quot;" calcext:base-cell-address="v4_2.U18"/>
            <calcext:condition calcext:apply-style-name="Untitled2" calcext:value="=&quot;C&quot;" calcext:base-cell-address="v4_2.U18"/>
          </calcext:conditional-format>
          <calcext:conditional-format calcext:target-range-address="v4_2.U18:v4_2.U18">
            <calcext:condition calcext:apply-style-name="Untitled1" calcext:value="=&quot;N&quot;" calcext:base-cell-address="v4_2.U18"/>
            <calcext:condition calcext:apply-style-name="Untitled2" calcext:value="=&quot;C&quot;" calcext:base-cell-address="v4_2.U18"/>
          </calcext:conditional-format>
          <calcext:conditional-format calcext:target-range-address="v4_2.T13:v4_2.T13">
            <calcext:condition calcext:apply-style-name="Untitled1" calcext:value="=&quot;N&quot;" calcext:base-cell-address="v4_2.T13"/>
            <calcext:condition calcext:apply-style-name="Untitled2" calcext:value="=&quot;C&quot;" calcext:base-cell-address="v4_2.T13"/>
          </calcext:conditional-format>
          <calcext:conditional-format calcext:target-range-address="v4_2.T13:v4_2.T13">
            <calcext:condition calcext:apply-style-name="Untitled1" calcext:value="=&quot;N&quot;" calcext:base-cell-address="v4_2.T13"/>
            <calcext:condition calcext:apply-style-name="Untitled2" calcext:value="=&quot;C&quot;" calcext:base-cell-address="v4_2.T13"/>
          </calcext:conditional-format>
          <calcext:conditional-format calcext:target-range-address="v4_2.T10:v4_2.T10">
            <calcext:condition calcext:apply-style-name="Untitled1" calcext:value="=&quot;N&quot;" calcext:base-cell-address="v4_2.T10"/>
            <calcext:condition calcext:apply-style-name="Untitled2" calcext:value="=&quot;C&quot;" calcext:base-cell-address="v4_2.T10"/>
          </calcext:conditional-format>
          <calcext:conditional-format calcext:target-range-address="v4_2.T10:v4_2.T10">
            <calcext:condition calcext:apply-style-name="Untitled1" calcext:value="=&quot;N&quot;" calcext:base-cell-address="v4_2.T10"/>
            <calcext:condition calcext:apply-style-name="Untitled2" calcext:value="=&quot;C&quot;" calcext:base-cell-address="v4_2.T10"/>
          </calcext:conditional-format>
          <calcext:conditional-format calcext:target-range-address="v4_2.T9:v4_2.T9">
            <calcext:condition calcext:apply-style-name="Untitled1" calcext:value="=&quot;N&quot;" calcext:base-cell-address="v4_2.T9"/>
            <calcext:condition calcext:apply-style-name="Untitled2" calcext:value="=&quot;C&quot;" calcext:base-cell-address="v4_2.T9"/>
          </calcext:conditional-format>
          <calcext:conditional-format calcext:target-range-address="v4_2.T9:v4_2.T9">
            <calcext:condition calcext:apply-style-name="Untitled1" calcext:value="=&quot;N&quot;" calcext:base-cell-address="v4_2.T9"/>
            <calcext:condition calcext:apply-style-name="Untitled2" calcext:value="=&quot;C&quot;" calcext:base-cell-address="v4_2.T9"/>
          </calcext:conditional-format>
        </calcext:conditional-formats>
      </table:table>
      <table:table table:name="v4" table:style-name="ta1">
        <table:table-column table:style-name="co1" table:default-cell-style-name="Default"/>
        <table:table-column table:style-name="co2" table:default-cell-style-name="Default"/>
        <table:table-column table:style-name="co28" table:default-cell-style-name="Default"/>
        <table:table-column table:style-name="co18" table:default-cell-style-name="ce21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0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7" table:number-columns-repeated="9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3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Layers:</text:p>
          </table:table-cell>
          <table:table-cell table:number-columns-repeated="11"/>
          <table:table-cell office:value-type="string" calcext:value-type="string">
            <text:p>Layers: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“Blocks” grouped logically</text:p>
          </table:table-cell>
          <table:table-cell table:number-columns-repeated="16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8">
          <table:table-cell table:number-columns-repeated="4"/>
          <table:table-cell table:style-name="ce15" office:value-type="string" calcext:value-type="string">
            <text:p>OR Mask value</text:p>
          </table:table-cell>
          <table:table-cell table:style-name="ce72" office:value-type="string" calcext:value-type="string">
            <text:p>Facemaps</text:p>
          </table:table-cell>
          <table:table-cell table:style-name="ce72" office:value-type="string" calcext:value-type="string">
            <text:p>Captions</text:p>
          </table:table-cell>
          <table:table-cell table:style-name="ce72" office:value-type="string" calcext:value-type="string">
            <text:p>Green tick</text:p>
          </table:table-cell>
          <table:table-cell table:style-name="ce72" office:value-type="string" calcext:value-type="string">
            <text:p>“This font is..”</text:p>
          </table:table-cell>
          <table:table-cell table:style-name="ce72" office:value-type="string" calcext:value-type="string">
            <text:p>Tick/Cross or None</text:p>
          </table:table-cell>
          <table:table-cell table:style-name="ce72" office:value-type="string" calcext:value-type="string">
            <text:p>Charmap button</text:p>
          </table:table-cell>
          <table:table-cell table:style-name="ce74" office:value-type="string" calcext:value-type="string">
            <text:p>Blocks</text:p>
          </table:table-cell>
          <table:table-cell table:style-name="ce24" office:value-type="string" calcext:value-type="string">
            <text:p>State vals</text:p>
          </table:table-cell>
          <table:table-cell table:number-columns-repeated="4"/>
          <table:table-cell table:style-name="ce72" office:value-type="string" calcext:value-type="string">
            <text:p>New Facemaps</text:p>
          </table:table-cell>
          <table:table-cell table:style-name="ce72" office:value-type="string" calcext:value-type="string">
            <text:p>New Captions</text:p>
          </table:table-cell>
          <table:table-cell table:style-name="ce72" office:value-type="string" calcext:value-type="string">
            <text:p>New Green tick</text:p>
          </table:table-cell>
          <table:table-cell table:style-name="ce72" office:value-type="string" calcext:value-type="string">
            <text:p>New “This font”</text:p>
          </table:table-cell>
          <table:table-cell table:style-name="ce72" office:value-type="string" calcext:value-type="string">
            <text:p>Selected</text:p>
          </table:table-cell>
          <table:table-cell table:style-name="ce72"/>
          <table:table-cell/>
          <table:table-cell table:style-name="ce74" office:value-type="string" calcext:value-type="string">
            <text:p>states OR codes</text:p>
          </table:table-cell>
          <table:table-cell table:style-name="ce11" table:number-columns-repeated="4"/>
          <table:table-cell table:number-columns-repeated="12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 table:number-columns-repeated="10"/>
          <table:table-cell table:style-name="ce21"/>
          <table:table-cell table:style-name="ce28" office:value-type="string" calcext:value-type="string">
            <text:p>Valu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22"/>
          <table:table-cell table:style-name="ce433"/>
          <table:table-cell table:style-name="ce444" table:number-columns-repeated="2"/>
          <table:table-cell table:number-columns-repeated="2"/>
          <table:table-cell table:style-name="ce1" office:value-type="string" calcext:value-type="string">
            <text:p>Block codes</text:p>
          </table:table-cell>
          <table:table-cell table:style-name="ce72"/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B</text:p>
          </table:table-cell>
          <table:table-cell table:style-name="ce75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/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9">
          <table:table-cell office:value-type="string" calcext:value-type="string">
            <text:p>Layer #</text:p>
          </table:table-cell>
          <table:table-cell table:number-columns-repeated="2"/>
          <table:table-cell table:style-name="ce385" office:value-type="string" calcext:value-type="string">
            <text:p>activechanged</text:p>
          </table:table-cell>
          <table:table-cell table:style-name="ce16" office:value-type="float" office:value="1" calcext:value-type="float">
            <text:p>1</text:p>
          </table:table-cell>
          <table:table-cell table:style-name="ce386" office:value-type="string" calcext:value-type="string">
            <text:p>N</text:p>
          </table:table-cell>
          <table:table-cell table:style-name="ce392" office:value-type="string" calcext:value-type="string">
            <text:p>N</text:p>
          </table:table-cell>
          <table:table-cell table:style-name="ce398" office:value-type="string" calcext:value-type="string">
            <text:p>N</text:p>
          </table:table-cell>
          <table:table-cell table:style-name="ce404" office:value-type="string" calcext:value-type="string">
            <text:p>N</text:p>
          </table:table-cell>
          <table:table-cell table:style-name="ce410" office:value-type="string" calcext:value-type="string">
            <text:p>C</text:p>
          </table:table-cell>
          <table:table-cell table:style-name="ce416" office:value-type="string" calcext:value-type="string">
            <text:p>?</text:p>
          </table:table-cell>
          <table:table-cell table:style-name="ce1" office:value-type="string" calcext:value-type="string">
            <text:p>A</text:p>
          </table:table-cell>
          <table:table-cell table:style-name="ce28" office:value-type="string" calcext:value-type="string">
            <text:p>Bit #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23"/>
          <table:table-cell table:style-name="ce434"/>
          <table:table-cell table:style-name="ce445" table:number-columns-repeated="2"/>
          <table:table-cell table:number-columns-repeated="4"/>
          <table:table-cell table:style-name="ce76" table:number-columns-repeated="3"/>
          <table:table-cell table:number-columns-repeated="2"/>
          <table:table-cell table:style-name="ce72" office:value-type="string" calcext:value-type="string">
            <text:p>states</text:p>
          </table:table-cell>
          <table:table-cell table:style-name="ce76" table:number-columns-repeated="3"/>
          <table:table-cell table:number-columns-repeated="2"/>
          <table:table-cell table:style-name="ce72" office:value-type="string" calcext:value-type="string">
            <text:p>stat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/>
          <table:table-cell table:style-name="ce385" office:value-type="string" calcext:value-type="string">
            <text:p>pointsizechanged</text:p>
          </table:table-cell>
          <table:table-cell table:style-name="ce16" office:value-type="float" office:value="2" calcext:value-type="float">
            <text:p>2</text:p>
          </table:table-cell>
          <table:table-cell table:style-name="ce387" office:value-type="string" calcext:value-type="string">
            <text:p>N</text:p>
          </table:table-cell>
          <table:table-cell table:style-name="ce393" office:value-type="string" calcext:value-type="string">
            <text:p>N</text:p>
          </table:table-cell>
          <table:table-cell table:style-name="ce399" office:value-type="string" calcext:value-type="string">
            <text:p>C</text:p>
          </table:table-cell>
          <table:table-cell table:style-name="ce405" office:value-type="string" calcext:value-type="string">
            <text:p>C</text:p>
          </table:table-cell>
          <table:table-cell table:style-name="ce411" office:value-type="string" calcext:value-type="string">
            <text:p>C</text:p>
          </table:table-cell>
          <table:table-cell table:style-name="ce417" office:value-type="string" calcext:value-type="string">
            <text:p>?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24" office:value-type="string" calcext:value-type="string">
            <text:p>N</text:p>
          </table:table-cell>
          <table:table-cell table:style-name="ce435" office:value-type="string" calcext:value-type="string">
            <text:p>N</text:p>
          </table:table-cell>
          <table:table-cell table:number-columns-repeated="2" table:style-name="ce446" office:value-type="string" calcext:value-type="string">
            <text:p>N</text:p>
          </table:table-cell>
          <table:table-cell table:style-name="ce459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3" office:value-type="string" calcext:value-type="string">
            <text:p>and masks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324"/>
          <table:table-cell/>
          <table:table-cell table:style-name="ce75" table:number-columns-repeated="3"/>
          <table:table-cell table:style-name="ce1"/>
          <table:table-cell table:style-name="ce324"/>
          <table:table-cell/>
          <table:table-cell table:style-name="ce75"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ach face bitmap</text:p>
          </table:table-cell>
          <table:table-cell/>
          <table:table-cell table:style-name="ce385" office:value-type="string" calcext:value-type="string">
            <text:p>textchanged</text:p>
          </table:table-cell>
          <table:table-cell table:style-name="ce16" office:value-type="float" office:value="4" calcext:value-type="float">
            <text:p>4</text:p>
          </table:table-cell>
          <table:table-cell table:style-name="ce388" office:value-type="string" calcext:value-type="string">
            <text:p>N</text:p>
          </table:table-cell>
          <table:table-cell table:style-name="ce394" office:value-type="string" calcext:value-type="string">
            <text:p>C</text:p>
          </table:table-cell>
          <table:table-cell table:style-name="ce400" office:value-type="string" calcext:value-type="string">
            <text:p>C</text:p>
          </table:table-cell>
          <table:table-cell table:style-name="ce406" office:value-type="string" calcext:value-type="string">
            <text:p>C</text:p>
          </table:table-cell>
          <table:table-cell table:style-name="ce412" office:value-type="string" calcext:value-type="string">
            <text:p>C</text:p>
          </table:table-cell>
          <table:table-cell table:style-name="ce418" office:value-type="string" calcext:value-type="string">
            <text:p>?</text:p>
          </table:table-cell>
          <table:table-cell table:style-name="ce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425" office:value-type="string" calcext:value-type="string">
            <text:p>N</text:p>
          </table:table-cell>
          <table:table-cell table:style-name="ce436" office:value-type="string" calcext:value-type="string">
            <text:p>N</text:p>
          </table:table-cell>
          <table:table-cell table:number-columns-repeated="2" table:style-name="ce447" office:value-type="string" calcext:value-type="string">
            <text:p>N</text:p>
          </table:table-cell>
          <table:table-cell table:style-name="ce460" office:value-type="string" calcext:value-type="string">
            <text:p>C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322" table:formula="of:=BITAND([.Y8];[.$Z$7])" office:value-type="float" office:value="1" calcext:value-type="float">
            <text:p>1</text:p>
          </table:table-cell>
          <table:table-cell table:formula="of:=BITAND([.Y8];[.$AA$7])" office:value-type="float" office:value="1" calcext:value-type="float">
            <text:p>1</text:p>
          </table:table-cell>
          <table:table-cell table:formula="of:=BITAND([.Y8];[.$AB$7])" office:value-type="float" office:value="1" calcext:value-type="float">
            <text:p>1</text:p>
          </table:table-cell>
          <table:table-cell table:formula="of:=BITAND([.Y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467" table:formula="of:=BITAND([.AE8];[.$Z$7])" office:value-type="float" office:value="0" calcext:value-type="float">
            <text:p>0</text:p>
          </table:table-cell>
          <table:table-cell table:style-name="ce468" table:formula="of:=BITAND([.AE8];[.$AA$7])" office:value-type="float" office:value="0" calcext:value-type="float">
            <text:p>0</text:p>
          </table:table-cell>
          <table:table-cell table:style-name="ce469" table:formula="of:=BITAND([.AE8];[.$AB$7])" office:value-type="float" office:value="0" calcext:value-type="float">
            <text:p>0</text:p>
          </table:table-cell>
          <table:table-cell table:style-name="ce470" table:formula="of:=BITAND([.AE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471" table:formula="of:=BITAND([.AK8];[.$Z$7])" office:value-type="float" office:value="0" calcext:value-type="float">
            <text:p>0</text:p>
          </table:table-cell>
          <table:table-cell table:style-name="ce485" table:formula="of:=BITAND([.AK8];[.$AA$7])" office:value-type="float" office:value="0" calcext:value-type="float">
            <text:p>0</text:p>
          </table:table-cell>
          <table:table-cell table:style-name="ce499" table:formula="of:=BITAND([.AK8];[.$AB$7])" office:value-type="float" office:value="0" calcext:value-type="float">
            <text:p>0</text:p>
          </table:table-cell>
          <table:table-cell table:style-name="ce513" table:formula="of:=BITAND([.AK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ch caption under it</text:p>
          </table:table-cell>
          <table:table-cell/>
          <table:table-cell table:style-name="ce385" office:value-type="string" calcext:value-type="string">
            <text:p>tickedchanged</text:p>
          </table:table-cell>
          <table:table-cell table:style-name="ce16" office:value-type="float" office:value="8" calcext:value-type="float">
            <text:p>8</text:p>
          </table:table-cell>
          <table:table-cell table:style-name="ce389" office:value-type="string" calcext:value-type="string">
            <text:p>C</text:p>
          </table:table-cell>
          <table:table-cell table:style-name="ce395" office:value-type="string" calcext:value-type="string">
            <text:p>C</text:p>
          </table:table-cell>
          <table:table-cell table:style-name="ce401" office:value-type="string" calcext:value-type="string">
            <text:p>C</text:p>
          </table:table-cell>
          <table:table-cell table:style-name="ce407" office:value-type="string" calcext:value-type="string">
            <text:p>C</text:p>
          </table:table-cell>
          <table:table-cell table:style-name="ce413" office:value-type="string" calcext:value-type="string">
            <text:p>N</text:p>
          </table:table-cell>
          <table:table-cell table:style-name="ce418" office:value-type="string" calcext:value-type="string">
            <text:p>?</text:p>
          </table:table-cell>
          <table:table-cell table:style-name="ce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26" office:value-type="string" calcext:value-type="string">
            <text:p>N</text:p>
          </table:table-cell>
          <table:table-cell table:style-name="ce437" office:value-type="string" calcext:value-type="string">
            <text:p>N</text:p>
          </table:table-cell>
          <table:table-cell table:number-columns-repeated="2" table:style-name="ce448" office:value-type="string" calcext:value-type="string">
            <text:p>N</text:p>
          </table:table-cell>
          <table:table-cell table:style-name="ce461" office:value-type="string" calcext:value-type="string">
            <text:p>C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322" table:formula="of:=BITAND([.Y9];[.$Z$7])" office:value-type="float" office:value="1" calcext:value-type="float">
            <text:p>1</text:p>
          </table:table-cell>
          <table:table-cell table:formula="of:=BITAND([.Y9];[.$AA$7])" office:value-type="float" office:value="3" calcext:value-type="float">
            <text:p>3</text:p>
          </table:table-cell>
          <table:table-cell table:formula="of:=BITAND([.Y9];[.$AB$7])" office:value-type="float" office:value="3" calcext:value-type="float">
            <text:p>3</text:p>
          </table:table-cell>
          <table:table-cell table:formula="of:=BITAND([.Y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467" table:formula="of:=BITAND([.AE9];[.$Z$7])" office:value-type="float" office:value="1" calcext:value-type="float">
            <text:p>1</text:p>
          </table:table-cell>
          <table:table-cell table:style-name="ce468" table:formula="of:=BITAND([.AE9];[.$AA$7])" office:value-type="float" office:value="1" calcext:value-type="float">
            <text:p>1</text:p>
          </table:table-cell>
          <table:table-cell table:style-name="ce469" table:formula="of:=BITAND([.AE9];[.$AB$7])" office:value-type="float" office:value="1" calcext:value-type="float">
            <text:p>1</text:p>
          </table:table-cell>
          <table:table-cell table:style-name="ce470" table:formula="of:=BITAND([.AE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471" table:formula="of:=BITAND([.AK9];[.$Z$7])" office:value-type="float" office:value="1" calcext:value-type="float">
            <text:p>1</text:p>
          </table:table-cell>
          <table:table-cell table:style-name="ce485" table:formula="of:=BITAND([.AK9];[.$AA$7])" office:value-type="float" office:value="1" calcext:value-type="float">
            <text:p>1</text:p>
          </table:table-cell>
          <table:table-cell table:style-name="ce499" table:formula="of:=BITAND([.AK9];[.$AB$7])" office:value-type="float" office:value="1" calcext:value-type="float">
            <text:p>1</text:p>
          </table:table-cell>
          <table:table-cell table:style-name="ce513" table:formula="of:=BITAND([.AK9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Green tick</text:p>
          </table:table-cell>
          <table:table-cell/>
          <table:table-cell table:style-name="Default"/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427" office:value-type="string" calcext:value-type="string">
            <text:p>N</text:p>
          </table:table-cell>
          <table:table-cell table:style-name="ce438" office:value-type="string" calcext:value-type="string">
            <text:p>N</text:p>
          </table:table-cell>
          <table:table-cell table:number-columns-repeated="2" table:style-name="ce449" office:value-type="string" calcext:value-type="string">
            <text:p>N</text:p>
          </table:table-cell>
          <table:table-cell table:style-name="ce462" office:value-type="string" calcext:value-type="string">
            <text:p>C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322" table:formula="of:=BITAND([.Y10];[.$Z$7])" office:value-type="float" office:value="1" calcext:value-type="float">
            <text:p>1</text:p>
          </table:table-cell>
          <table:table-cell table:formula="of:=BITAND([.Y10];[.$AA$7])" office:value-type="float" office:value="1" calcext:value-type="float">
            <text:p>1</text:p>
          </table:table-cell>
          <table:table-cell table:formula="of:=BITAND([.Y10];[.$AB$7])" office:value-type="float" office:value="5" calcext:value-type="float">
            <text:p>5</text:p>
          </table:table-cell>
          <table:table-cell table:formula="of:=BITAND([.Y10];[.$AC$7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467" table:formula="of:=BITAND([.AE10];[.$Z$7])" office:value-type="float" office:value="0" calcext:value-type="float">
            <text:p>0</text:p>
          </table:table-cell>
          <table:table-cell table:style-name="ce468" table:formula="of:=BITAND([.AE10];[.$AA$7])" office:value-type="float" office:value="2" calcext:value-type="float">
            <text:p>2</text:p>
          </table:table-cell>
          <table:table-cell table:style-name="ce469" table:formula="of:=BITAND([.AE10];[.$AB$7])" office:value-type="float" office:value="2" calcext:value-type="float">
            <text:p>2</text:p>
          </table:table-cell>
          <table:table-cell table:style-name="ce470" table:formula="of:=BITAND([.AE10];[.$AC$7])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472" table:formula="of:=BITAND([.AK10];[.$Z$7])" office:value-type="float" office:value="1" calcext:value-type="float">
            <text:p>1</text:p>
          </table:table-cell>
          <table:table-cell table:style-name="ce486" table:formula="of:=BITAND([.AK10];[.$AA$7])" office:value-type="float" office:value="3" calcext:value-type="float">
            <text:p>3</text:p>
          </table:table-cell>
          <table:table-cell table:style-name="ce500" table:formula="of:=BITAND([.AK10];[.$AB$7])" office:value-type="float" office:value="3" calcext:value-type="float">
            <text:p>3</text:p>
          </table:table-cell>
          <table:table-cell table:style-name="ce514" table:formula="of:=BITAND([.AK10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“This font is in ___” text</text:p>
          </table:table-cell>
          <table:table-cell/>
          <table:table-cell table:style-name="Default"/>
          <table:table-cell table:number-columns-repeated="13"/>
          <table:table-cell table:style-name="ce428"/>
          <table:table-cell table:style-name="ce439"/>
          <table:table-cell table:style-name="ce450" table:number-columns-repeated="2"/>
          <table:table-cell table:number-columns-repeated="2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322" table:formula="of:=BITAND([.Y11];[.$Z$7])" office:value-type="float" office:value="1" calcext:value-type="float">
            <text:p>1</text:p>
          </table:table-cell>
          <table:table-cell table:formula="of:=BITAND([.Y11];[.$AA$7])" office:value-type="float" office:value="3" calcext:value-type="float">
            <text:p>3</text:p>
          </table:table-cell>
          <table:table-cell table:formula="of:=BITAND([.Y11];[.$AB$7])" office:value-type="float" office:value="7" calcext:value-type="float">
            <text:p>7</text:p>
          </table:table-cell>
          <table:table-cell table:formula="of:=BITAND([.Y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467" table:formula="of:=BITAND([.AE11];[.$Z$7])" office:value-type="float" office:value="1" calcext:value-type="float">
            <text:p>1</text:p>
          </table:table-cell>
          <table:table-cell table:style-name="ce468" table:formula="of:=BITAND([.AE11];[.$AA$7])" office:value-type="float" office:value="3" calcext:value-type="float">
            <text:p>3</text:p>
          </table:table-cell>
          <table:table-cell table:style-name="ce469" table:formula="of:=BITAND([.AE11];[.$AB$7])" office:value-type="float" office:value="3" calcext:value-type="float">
            <text:p>3</text:p>
          </table:table-cell>
          <table:table-cell table:style-name="ce470" table:formula="of:=BITAND([.AE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473" table:formula="of:=BITAND([.AK11];[.$Z$7])" office:value-type="float" office:value="1" calcext:value-type="float">
            <text:p>1</text:p>
          </table:table-cell>
          <table:table-cell table:style-name="ce487" table:formula="of:=BITAND([.AK11];[.$AA$7])" office:value-type="float" office:value="1" calcext:value-type="float">
            <text:p>1</text:p>
          </table:table-cell>
          <table:table-cell table:style-name="ce501" table:formula="of:=BITAND([.AK11];[.$AB$7])" office:value-type="float" office:value="5" calcext:value-type="float">
            <text:p>5</text:p>
          </table:table-cell>
          <table:table-cell table:style-name="ce515" table:formula="of:=BITAND([.AK11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d tick or cross or nothing</text:p>
          </table:table-cell>
          <table:table-cell/>
          <table:table-cell table:style-name="ce20" office:value-type="string" calcext:value-type="string">
            <text:p>everythingchanged</text:p>
          </table:table-cell>
          <table:table-cell table:style-name="ce273" office:value-type="float" office:value="0" calcext:value-type="float">
            <text:p>0</text:p>
          </table:table-cell>
          <table:table-cell table:style-name="ce390" office:value-type="string" calcext:value-type="string">
            <text:p>C</text:p>
          </table:table-cell>
          <table:table-cell table:style-name="ce396" office:value-type="string" calcext:value-type="string">
            <text:p>C</text:p>
          </table:table-cell>
          <table:table-cell table:style-name="ce402" office:value-type="string" calcext:value-type="string">
            <text:p>C</text:p>
          </table:table-cell>
          <table:table-cell table:style-name="ce408" office:value-type="string" calcext:value-type="string">
            <text:p>C</text:p>
          </table:table-cell>
          <table:table-cell table:style-name="ce414" office:value-type="string" calcext:value-type="string">
            <text:p>C</text:p>
          </table:table-cell>
          <table:table-cell table:style-name="ce419" office:value-type="string" calcext:value-type="string">
            <text:p>?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9" office:value-type="string" calcext:value-type="string">
            <text:p>N</text:p>
          </table:table-cell>
          <table:table-cell table:style-name="ce440" office:value-type="string" calcext:value-type="string">
            <text:p>N</text:p>
          </table:table-cell>
          <table:table-cell table:style-name="ce451" office:value-type="string" calcext:value-type="string">
            <text:p>C</text:p>
          </table:table-cell>
          <table:table-cell table:style-name="ce455" office:value-type="string" calcext:value-type="string">
            <text:p>C</text:p>
          </table:table-cell>
          <table:table-cell table:style-name="ce463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BITAND([.Y12];[.$Z$7])" office:value-type="float" office:value="0" calcext:value-type="float">
            <text:p>0</text:p>
          </table:table-cell>
          <table:table-cell table:style-name="ce322" table:formula="of:=BITAND([.Y12];[.$AA$7])" office:value-type="float" office:value="2" calcext:value-type="float">
            <text:p>2</text:p>
          </table:table-cell>
          <table:table-cell table:formula="of:=BITAND([.Y12];[.$AB$7])" office:value-type="float" office:value="2" calcext:value-type="float">
            <text:p>2</text:p>
          </table:table-cell>
          <table:table-cell table:formula="of:=BITAND([.Y12];[.$AC$7])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67" table:formula="of:=BITAND([.AE12];[.$Z$7])" office:value-type="float" office:value="0" calcext:value-type="float">
            <text:p>0</text:p>
          </table:table-cell>
          <table:table-cell table:style-name="ce468" table:formula="of:=BITAND([.AE12];[.$AA$7])" office:value-type="float" office:value="0" calcext:value-type="float">
            <text:p>0</text:p>
          </table:table-cell>
          <table:table-cell table:style-name="ce469" table:formula="of:=BITAND([.AE12];[.$AB$7])" office:value-type="float" office:value="4" calcext:value-type="float">
            <text:p>4</text:p>
          </table:table-cell>
          <table:table-cell table:style-name="ce470" table:formula="of:=BITAND([.AE12];[.$AC$7])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74" table:formula="of:=BITAND([.AK12];[.$Z$7])" office:value-type="float" office:value="1" calcext:value-type="float">
            <text:p>1</text:p>
          </table:table-cell>
          <table:table-cell table:style-name="ce488" table:formula="of:=BITAND([.AK12];[.$AA$7])" office:value-type="float" office:value="3" calcext:value-type="float">
            <text:p>3</text:p>
          </table:table-cell>
          <table:table-cell table:style-name="ce502" table:formula="of:=BITAND([.AK12];[.$AB$7])" office:value-type="float" office:value="7" calcext:value-type="float">
            <text:p>7</text:p>
          </table:table-cell>
          <table:table-cell table:style-name="ce516" table:formula="of:=BITAND([.AK12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map button</text:p>
          </table:table-cell>
          <table:table-cell/>
          <table:table-cell table:style-name="ce20" office:value-type="string" calcext:value-type="string">
            <text:p>1<text:span text:style-name="T1">st</text:span> time</text:p>
          </table:table-cell>
          <table:table-cell table:style-name="ce273" office:value-type="string" calcext:value-type="string">
            <text:p>?</text:p>
          </table:table-cell>
          <table:table-cell table:style-name="ce391" office:value-type="string" calcext:value-type="string">
            <text:p>N</text:p>
          </table:table-cell>
          <table:table-cell table:style-name="ce397" office:value-type="string" calcext:value-type="string">
            <text:p>N</text:p>
          </table:table-cell>
          <table:table-cell table:style-name="ce403" office:value-type="string" calcext:value-type="string">
            <text:p>N</text:p>
          </table:table-cell>
          <table:table-cell table:style-name="ce409" office:value-type="string" calcext:value-type="string">
            <text:p>N</text:p>
          </table:table-cell>
          <table:table-cell table:style-name="ce415" office:value-type="string" calcext:value-type="string">
            <text:p>N</text:p>
          </table:table-cell>
          <table:table-cell table:style-name="ce419" office:value-type="string" calcext:value-type="string">
            <text:p>?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0" office:value-type="string" calcext:value-type="string">
            <text:p>N</text:p>
          </table:table-cell>
          <table:table-cell table:style-name="ce441" office:value-type="string" calcext:value-type="string">
            <text:p>N</text:p>
          </table:table-cell>
          <table:table-cell table:style-name="ce452" office:value-type="string" calcext:value-type="string">
            <text:p>C</text:p>
          </table:table-cell>
          <table:table-cell table:style-name="ce456" office:value-type="string" calcext:value-type="string">
            <text:p>C</text:p>
          </table:table-cell>
          <table:table-cell table:style-name="ce464" office:value-type="string" calcext:value-type="string">
            <text:p>C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formula="of:=BITAND([.Y13];[.$Z$7])" office:value-type="float" office:value="0" calcext:value-type="float">
            <text:p>0</text:p>
          </table:table-cell>
          <table:table-cell table:style-name="ce322" table:formula="of:=BITAND([.Y13];[.$AA$7])" office:value-type="float" office:value="2" calcext:value-type="float">
            <text:p>2</text:p>
          </table:table-cell>
          <table:table-cell table:style-name="ce67" table:formula="of:=BITAND([.Y13];[.$AB$7])" office:value-type="float" office:value="6" calcext:value-type="float">
            <text:p>6</text:p>
          </table:table-cell>
          <table:table-cell table:formula="of:=BITAND([.Y13];[.$AC$7])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467" table:formula="of:=BITAND([.AE13];[.$Z$7])" office:value-type="float" office:value="1" calcext:value-type="float">
            <text:p>1</text:p>
          </table:table-cell>
          <table:table-cell table:style-name="ce468" table:formula="of:=BITAND([.AE13];[.$AA$7])" office:value-type="float" office:value="1" calcext:value-type="float">
            <text:p>1</text:p>
          </table:table-cell>
          <table:table-cell table:style-name="ce469" table:formula="of:=BITAND([.AE13];[.$AB$7])" office:value-type="float" office:value="5" calcext:value-type="float">
            <text:p>5</text:p>
          </table:table-cell>
          <table:table-cell table:style-name="ce470" table:formula="of:=BITAND([.AE13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475" table:formula="of:=BITAND([.AK13];[.$Z$7])" office:value-type="float" office:value="1" calcext:value-type="float">
            <text:p>1</text:p>
          </table:table-cell>
          <table:table-cell table:style-name="ce489" table:formula="of:=BITAND([.AK13];[.$AA$7])" office:value-type="float" office:value="1" calcext:value-type="float">
            <text:p>1</text:p>
          </table:table-cell>
          <table:table-cell table:style-name="ce503" table:formula="of:=BITAND([.AK13];[.$AB$7])" office:value-type="float" office:value="1" calcext:value-type="float">
            <text:p>1</text:p>
          </table:table-cell>
          <table:table-cell table:style-name="ce517" table:formula="of:=BITAND([.AK1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ce420"/>
          <table:table-cell table:number-columns-repeated="12"/>
          <table:table-cell table:style-name="ce1" office:value-type="float" office:value="4" calcext:value-type="float">
            <text:p>4</text:p>
          </table:table-cell>
          <table:table-cell table:formula="of:=BITAND([.Y14];[.$Z$7])" office:value-type="float" office:value="0" calcext:value-type="float">
            <text:p>0</text:p>
          </table:table-cell>
          <table:table-cell table:formula="of:=BITAND([.Y14];[.$AA$7])" office:value-type="float" office:value="0" calcext:value-type="float">
            <text:p>0</text:p>
          </table:table-cell>
          <table:table-cell table:style-name="ce322" table:formula="of:=BITAND([.Y14];[.$AB$7])" office:value-type="float" office:value="4" calcext:value-type="float">
            <text:p>4</text:p>
          </table:table-cell>
          <table:table-cell table:formula="of:=BITAND([.Y14];[.$AC$7])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67" table:formula="of:=BITAND([.AE14];[.$Z$7])" office:value-type="float" office:value="0" calcext:value-type="float">
            <text:p>0</text:p>
          </table:table-cell>
          <table:table-cell table:style-name="ce468" table:formula="of:=BITAND([.AE14];[.$AA$7])" office:value-type="float" office:value="2" calcext:value-type="float">
            <text:p>2</text:p>
          </table:table-cell>
          <table:table-cell table:style-name="ce469" table:formula="of:=BITAND([.AE14];[.$AB$7])" office:value-type="float" office:value="6" calcext:value-type="float">
            <text:p>6</text:p>
          </table:table-cell>
          <table:table-cell table:style-name="ce470" table:formula="of:=BITAND([.AE14];[.$AC$7])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476" table:formula="of:=BITAND([.AK14];[.$Z$7])" office:value-type="float" office:value="1" calcext:value-type="float">
            <text:p>1</text:p>
          </table:table-cell>
          <table:table-cell table:style-name="ce490" table:formula="of:=BITAND([.AK14];[.$AA$7])" office:value-type="float" office:value="3" calcext:value-type="float">
            <text:p>3</text:p>
          </table:table-cell>
          <table:table-cell table:style-name="ce504" table:formula="of:=BITAND([.AK14];[.$AB$7])" office:value-type="float" office:value="3" calcext:value-type="float">
            <text:p>3</text:p>
          </table:table-cell>
          <table:table-cell table:style-name="ce518" table:formula="of:=BITAND([.AK14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From a New pencil</text:p>
          </table:table-cell>
          <table:table-cell table:number-columns-repeated="4"/>
          <table:table-cell table:style-name="ce421"/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1" office:value-type="string" calcext:value-type="string">
            <text:p>N</text:p>
          </table:table-cell>
          <table:table-cell table:style-name="ce442" office:value-type="string" calcext:value-type="string">
            <text:p>C</text:p>
          </table:table-cell>
          <table:table-cell table:style-name="ce453" office:value-type="string" calcext:value-type="string">
            <text:p>C</text:p>
          </table:table-cell>
          <table:table-cell table:style-name="ce457" office:value-type="string" calcext:value-type="string">
            <text:p>C</text:p>
          </table:table-cell>
          <table:table-cell table:style-name="ce46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formula="of:=BITAND([.Y15];[.$Z$7])" office:value-type="float" office:value="0" calcext:value-type="float">
            <text:p>0</text:p>
          </table:table-cell>
          <table:table-cell table:formula="of:=BITAND([.Y15];[.$AA$7])" office:value-type="float" office:value="0" calcext:value-type="float">
            <text:p>0</text:p>
          </table:table-cell>
          <table:table-cell table:style-name="ce109" table:formula="of:=BITAND([.Y15];[.$AB$7])" office:value-type="float" office:value="0" calcext:value-type="float">
            <text:p>0</text:p>
          </table:table-cell>
          <table:table-cell table:style-name="ce322" table:formula="of:=BITAND([.Y15];[.$AC$7])" office:value-type="float" office:value="8" calcext:value-type="float">
            <text:p>8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467" table:formula="of:=BITAND([.AE15];[.$Z$7])" office:value-type="float" office:value="1" calcext:value-type="float">
            <text:p>1</text:p>
          </table:table-cell>
          <table:table-cell table:style-name="ce468" table:formula="of:=BITAND([.AE15];[.$AA$7])" office:value-type="float" office:value="3" calcext:value-type="float">
            <text:p>3</text:p>
          </table:table-cell>
          <table:table-cell table:style-name="ce469" table:formula="of:=BITAND([.AE15];[.$AB$7])" office:value-type="float" office:value="7" calcext:value-type="float">
            <text:p>7</text:p>
          </table:table-cell>
          <table:table-cell table:style-name="ce470" table:formula="of:=BITAND([.AE15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477" table:formula="of:=BITAND([.AK15];[.$Z$7])" office:value-type="float" office:value="1" calcext:value-type="float">
            <text:p>1</text:p>
          </table:table-cell>
          <table:table-cell table:style-name="ce491" table:formula="of:=BITAND([.AK15];[.$AA$7])" office:value-type="float" office:value="1" calcext:value-type="float">
            <text:p>1</text:p>
          </table:table-cell>
          <table:table-cell table:style-name="ce505" table:formula="of:=BITAND([.AK15];[.$AB$7])" office:value-type="float" office:value="5" calcext:value-type="float">
            <text:p>5</text:p>
          </table:table-cell>
          <table:table-cell table:style-name="ce519" table:formula="of:=BITAND([.AK15];[.$AC$7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(copy)From existing pencil</text:p>
          </table:table-cell>
          <table:table-cell table:number-columns-repeated="23"/>
          <table:table-cell table:style-name="ce1" office:value-type="float" office:value="8" calcext:value-type="float">
            <text:p>8</text:p>
          </table:table-cell>
          <table:table-cell table:style-name="ce467" table:formula="of:=BITAND([.AE16];[.$Z$7])" office:value-type="float" office:value="0" calcext:value-type="float">
            <text:p>0</text:p>
          </table:table-cell>
          <table:table-cell table:style-name="ce468" table:formula="of:=BITAND([.AE16];[.$AA$7])" office:value-type="float" office:value="0" calcext:value-type="float">
            <text:p>0</text:p>
          </table:table-cell>
          <table:table-cell table:style-name="ce469" table:formula="of:=BITAND([.AE16];[.$AB$7])" office:value-type="float" office:value="0" calcext:value-type="float">
            <text:p>0</text:p>
          </table:table-cell>
          <table:table-cell table:style-name="ce470" table:formula="of:=BITAND([.AE16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478" table:formula="of:=BITAND([.AK16];[.$Z$7])" office:value-type="float" office:value="1" calcext:value-type="float">
            <text:p>1</text:p>
          </table:table-cell>
          <table:table-cell table:style-name="ce492" table:formula="of:=BITAND([.AK16];[.$AA$7])" office:value-type="float" office:value="3" calcext:value-type="float">
            <text:p>3</text:p>
          </table:table-cell>
          <table:table-cell table:style-name="ce506" table:formula="of:=BITAND([.AK16];[.$AB$7])" office:value-type="float" office:value="7" calcext:value-type="float">
            <text:p>7</text:p>
          </table:table-cell>
          <table:table-cell table:style-name="ce520" table:formula="of:=BITAND([.AK16];[.$AC$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11"/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32" office:value-type="string" calcext:value-type="string">
            <text:p>C</text:p>
          </table:table-cell>
          <table:table-cell table:style-name="ce443" office:value-type="string" calcext:value-type="string">
            <text:p>C</text:p>
          </table:table-cell>
          <table:table-cell table:style-name="ce454" office:value-type="string" calcext:value-type="string">
            <text:p>C</text:p>
          </table:table-cell>
          <table:table-cell table:style-name="ce458" office:value-type="string" calcext:value-type="string">
            <text:p>C</text:p>
          </table:table-cell>
          <table:table-cell table:style-name="ce466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BITAND([.Y17];[.$Z$7])" office:value-type="float" office:value="0" calcext:value-type="float">
            <text:p>0</text:p>
          </table:table-cell>
          <table:table-cell table:formula="of:=BITAND([.Y17];[.$AA$7])" office:value-type="float" office:value="0" calcext:value-type="float">
            <text:p>0</text:p>
          </table:table-cell>
          <table:table-cell table:formula="of:=BITAND([.Y17];[.$AB$7])" office:value-type="float" office:value="0" calcext:value-type="float">
            <text:p>0</text:p>
          </table:table-cell>
          <table:table-cell table:formula="of:=BITAND([.Y17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467" table:formula="of:=BITAND([.AE17];[.$Z$7])" office:value-type="float" office:value="1" calcext:value-type="float">
            <text:p>1</text:p>
          </table:table-cell>
          <table:table-cell table:style-name="ce468" table:formula="of:=BITAND([.AE17];[.$AA$7])" office:value-type="float" office:value="1" calcext:value-type="float">
            <text:p>1</text:p>
          </table:table-cell>
          <table:table-cell table:style-name="ce469" table:formula="of:=BITAND([.AE17];[.$AB$7])" office:value-type="float" office:value="1" calcext:value-type="float">
            <text:p>1</text:p>
          </table:table-cell>
          <table:table-cell table:style-name="ce470" table:formula="of:=BITAND([.AE17];[.$AC$7])" office:value-type="float" office:value="8" calcext:value-type="float">
            <text:p>8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479" table:formula="of:=BITAND([.AK17];[.$Z$7])" office:value-type="float" office:value="0" calcext:value-type="float">
            <text:p>0</text:p>
          </table:table-cell>
          <table:table-cell table:style-name="ce493" table:formula="of:=BITAND([.AK17];[.$AA$7])" office:value-type="float" office:value="2" calcext:value-type="float">
            <text:p>2</text:p>
          </table:table-cell>
          <table:table-cell table:style-name="ce507" table:formula="of:=BITAND([.AK17];[.$AB$7])" office:value-type="float" office:value="2" calcext:value-type="float">
            <text:p>2</text:p>
          </table:table-cell>
          <table:table-cell table:style-name="ce521" table:formula="of:=BITAND([.AK17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our gradient bottom to top</text:p>
          </table:table-cell>
          <table:table-cell table:number-columns-repeated="22"/>
          <table:table-cell table:style-name="ce1" office:value-type="float" office:value="9" calcext:value-type="float">
            <text:p>9</text:p>
          </table:table-cell>
          <table:table-cell table:style-name="ce323" table:formula="of:=BITAND([.Y18];[.$Z$7])" office:value-type="float" office:value="1" calcext:value-type="float">
            <text:p>1</text:p>
          </table:table-cell>
          <table:table-cell table:formula="of:=BITAND([.Y18];[.$AA$7])" office:value-type="float" office:value="1" calcext:value-type="float">
            <text:p>1</text:p>
          </table:table-cell>
          <table:table-cell table:formula="of:=BITAND([.Y18];[.$AB$7])" office:value-type="float" office:value="1" calcext:value-type="float">
            <text:p>1</text:p>
          </table:table-cell>
          <table:table-cell table:style-name="ce323" table:formula="of:=BITAND([.Y18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467" table:formula="of:=BITAND([.AE18];[.$Z$7])" office:value-type="float" office:value="0" calcext:value-type="float">
            <text:p>0</text:p>
          </table:table-cell>
          <table:table-cell table:style-name="ce468" table:formula="of:=BITAND([.AE18];[.$AA$7])" office:value-type="float" office:value="2" calcext:value-type="float">
            <text:p>2</text:p>
          </table:table-cell>
          <table:table-cell table:style-name="ce469" table:formula="of:=BITAND([.AE18];[.$AB$7])" office:value-type="float" office:value="2" calcext:value-type="float">
            <text:p>2</text:p>
          </table:table-cell>
          <table:table-cell table:style-name="ce470" table:formula="of:=BITAND([.AE18];[.$AC$7])" office:value-type="float" office:value="8" calcext:value-type="float">
            <text:p>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09" table:formula="of:=BITAND([.AK18];[.$Z$7])" office:value-type="float" office:value="0" calcext:value-type="float">
            <text:p>0</text:p>
          </table:table-cell>
          <table:table-cell table:style-name="ce109" table:formula="of:=BITAND([.AK18];[.$AA$7])" office:value-type="float" office:value="2" calcext:value-type="float">
            <text:p>2</text:p>
          </table:table-cell>
          <table:table-cell table:style-name="ce109" table:formula="of:=BITAND([.AK18];[.$AB$7])" office:value-type="float" office:value="6" calcext:value-type="float">
            <text:p>6</text:p>
          </table:table-cell>
          <table:table-cell table:style-name="ce109" table:formula="of:=BITAND([.AK1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t info text</text:p>
          </table:table-cell>
          <table:table-cell table:number-columns-repeated="22"/>
          <table:table-cell table:style-name="ce1" office:value-type="float" office:value="10" calcext:value-type="float">
            <text:p>10</text:p>
          </table:table-cell>
          <table:table-cell table:formula="of:=BITAND([.Y19];[.$Z$7])" office:value-type="float" office:value="0" calcext:value-type="float">
            <text:p>0</text:p>
          </table:table-cell>
          <table:table-cell table:style-name="ce323" table:formula="of:=BITAND([.Y19];[.$AA$7])" office:value-type="float" office:value="2" calcext:value-type="float">
            <text:p>2</text:p>
          </table:table-cell>
          <table:table-cell table:formula="of:=BITAND([.Y19];[.$AB$7])" office:value-type="float" office:value="2" calcext:value-type="float">
            <text:p>2</text:p>
          </table:table-cell>
          <table:table-cell table:style-name="ce323" table:formula="of:=BITAND([.Y19];[.$AC$7])" office:value-type="float" office:value="8" calcext:value-type="float">
            <text:p>8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467" table:formula="of:=BITAND([.AE19];[.$Z$7])" office:value-type="float" office:value="1" calcext:value-type="float">
            <text:p>1</text:p>
          </table:table-cell>
          <table:table-cell table:style-name="ce468" table:formula="of:=BITAND([.AE19];[.$AA$7])" office:value-type="float" office:value="3" calcext:value-type="float">
            <text:p>3</text:p>
          </table:table-cell>
          <table:table-cell table:style-name="ce469" table:formula="of:=BITAND([.AE19];[.$AB$7])" office:value-type="float" office:value="3" calcext:value-type="float">
            <text:p>3</text:p>
          </table:table-cell>
          <table:table-cell table:style-name="ce470" table:formula="of:=BITAND([.AE19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480" table:formula="of:=BITAND([.AK19];[.$Z$7])" office:value-type="float" office:value="0" calcext:value-type="float">
            <text:p>0</text:p>
          </table:table-cell>
          <table:table-cell table:style-name="ce494" table:formula="of:=BITAND([.AK19];[.$AA$7])" office:value-type="float" office:value="2" calcext:value-type="float">
            <text:p>2</text:p>
          </table:table-cell>
          <table:table-cell table:style-name="ce508" table:formula="of:=BITAND([.AK19];[.$AB$7])" office:value-type="float" office:value="2" calcext:value-type="float">
            <text:p>2</text:p>
          </table:table-cell>
          <table:table-cell table:style-name="ce522" table:formula="of:=BITAND([.AK19];[.$AC$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on and message</text:p>
          </table:table-cell>
          <table:table-cell table:number-columns-repeated="10"/>
          <table:table-cell office:value-type="string" calcext:value-type="string">
            <text:p>Testzone:</text:p>
          </table:table-cell>
          <table:table-cell table:number-columns-repeated="11"/>
          <table:table-cell table:style-name="ce1" office:value-type="float" office:value="11" calcext:value-type="float">
            <text:p>11</text:p>
          </table:table-cell>
          <table:table-cell table:style-name="ce323" table:formula="of:=BITAND([.Y20];[.$Z$7])" office:value-type="float" office:value="1" calcext:value-type="float">
            <text:p>1</text:p>
          </table:table-cell>
          <table:table-cell table:formula="of:=BITAND([.Y20];[.$AA$7])" office:value-type="float" office:value="3" calcext:value-type="float">
            <text:p>3</text:p>
          </table:table-cell>
          <table:table-cell table:formula="of:=BITAND([.Y20];[.$AB$7])" office:value-type="float" office:value="3" calcext:value-type="float">
            <text:p>3</text:p>
          </table:table-cell>
          <table:table-cell table:style-name="ce323" table:formula="of:=BITAND([.Y20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467" table:formula="of:=BITAND([.AE20];[.$Z$7])" office:value-type="float" office:value="0" calcext:value-type="float">
            <text:p>0</text:p>
          </table:table-cell>
          <table:table-cell table:style-name="ce468" table:formula="of:=BITAND([.AE20];[.$AA$7])" office:value-type="float" office:value="0" calcext:value-type="float">
            <text:p>0</text:p>
          </table:table-cell>
          <table:table-cell table:style-name="ce469" table:formula="of:=BITAND([.AE20];[.$AB$7])" office:value-type="float" office:value="4" calcext:value-type="float">
            <text:p>4</text:p>
          </table:table-cell>
          <table:table-cell table:style-name="ce470" table:formula="of:=BITAND([.AE20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481" table:formula="of:=BITAND([.AK20];[.$Z$7])" office:value-type="float" office:value="0" calcext:value-type="float">
            <text:p>0</text:p>
          </table:table-cell>
          <table:table-cell table:style-name="ce495" table:formula="of:=BITAND([.AK20];[.$AA$7])" office:value-type="float" office:value="2" calcext:value-type="float">
            <text:p>2</text:p>
          </table:table-cell>
          <table:table-cell table:style-name="ce509" table:formula="of:=BITAND([.AK20];[.$AB$7])" office:value-type="float" office:value="6" calcext:value-type="float">
            <text:p>6</text:p>
          </table:table-cell>
          <table:table-cell table:style-name="ce523" table:formula="of:=BITAND([.AK20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28" office:value-type="string" calcext:value-type="string">
            <text:p>Valu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formula="of:=BITAND([.Y21];[.$Z$7])" office:value-type="float" office:value="0" calcext:value-type="float">
            <text:p>0</text:p>
          </table:table-cell>
          <table:table-cell table:formula="of:=BITAND([.Y21];[.$AA$7])" office:value-type="float" office:value="0" calcext:value-type="float">
            <text:p>0</text:p>
          </table:table-cell>
          <table:table-cell table:style-name="ce323" table:formula="of:=BITAND([.Y21];[.$AB$7])" office:value-type="float" office:value="4" calcext:value-type="float">
            <text:p>4</text:p>
          </table:table-cell>
          <table:table-cell table:style-name="ce323" table:formula="of:=BITAND([.Y21];[.$AC$7])" office:value-type="float" office:value="8" calcext:value-type="float">
            <text:p>8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467" table:formula="of:=BITAND([.AE21];[.$Z$7])" office:value-type="float" office:value="1" calcext:value-type="float">
            <text:p>1</text:p>
          </table:table-cell>
          <table:table-cell table:style-name="ce468" table:formula="of:=BITAND([.AE21];[.$AA$7])" office:value-type="float" office:value="1" calcext:value-type="float">
            <text:p>1</text:p>
          </table:table-cell>
          <table:table-cell table:style-name="ce469" table:formula="of:=BITAND([.AE21];[.$AB$7])" office:value-type="float" office:value="5" calcext:value-type="float">
            <text:p>5</text:p>
          </table:table-cell>
          <table:table-cell table:style-name="ce470" table:formula="of:=BITAND([.AE21];[.$AC$7])" office:value-type="float" office:value="8" calcext:value-type="float">
            <text:p>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82" table:formula="of:=BITAND([.AK21];[.$Z$7])" office:value-type="float" office:value="0" calcext:value-type="float">
            <text:p>0</text:p>
          </table:table-cell>
          <table:table-cell table:style-name="ce496" table:formula="of:=BITAND([.AK21];[.$AA$7])" office:value-type="float" office:value="0" calcext:value-type="float">
            <text:p>0</text:p>
          </table:table-cell>
          <table:table-cell table:style-name="ce510" table:formula="of:=BITAND([.AK21];[.$AB$7])" office:value-type="float" office:value="4" calcext:value-type="float">
            <text:p>4</text:p>
          </table:table-cell>
          <table:table-cell table:style-name="ce524" table:formula="of:=BITAND([.AK21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ce20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6" table:formula="of:=[.N22]*[.$N$21]+[.O22]*[.$O$21]+[.P22]*[.$P$21]+[.Q22]*[.$Q$21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style-name="ce323" table:formula="of:=BITAND([.Y22];[.$Z$7])" office:value-type="float" office:value="1" calcext:value-type="float">
            <text:p>1</text:p>
          </table:table-cell>
          <table:table-cell table:formula="of:=BITAND([.Y22];[.$AA$7])" office:value-type="float" office:value="1" calcext:value-type="float">
            <text:p>1</text:p>
          </table:table-cell>
          <table:table-cell table:formula="of:=BITAND([.Y22];[.$AB$7])" office:value-type="float" office:value="5" calcext:value-type="float">
            <text:p>5</text:p>
          </table:table-cell>
          <table:table-cell table:style-name="ce323" table:formula="of:=BITAND([.Y22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467" table:formula="of:=BITAND([.AE22];[.$Z$7])" office:value-type="float" office:value="0" calcext:value-type="float">
            <text:p>0</text:p>
          </table:table-cell>
          <table:table-cell table:style-name="ce468" table:formula="of:=BITAND([.AE22];[.$AA$7])" office:value-type="float" office:value="2" calcext:value-type="float">
            <text:p>2</text:p>
          </table:table-cell>
          <table:table-cell table:style-name="ce469" table:formula="of:=BITAND([.AE22];[.$AB$7])" office:value-type="float" office:value="6" calcext:value-type="float">
            <text:p>6</text:p>
          </table:table-cell>
          <table:table-cell table:style-name="ce470" table:formula="of:=BITAND([.AE22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483" table:formula="of:=BITAND([.AK22];[.$Z$7])" office:value-type="float" office:value="0" calcext:value-type="float">
            <text:p>0</text:p>
          </table:table-cell>
          <table:table-cell table:style-name="ce497" table:formula="of:=BITAND([.AK22];[.$AA$7])" office:value-type="float" office:value="0" calcext:value-type="float">
            <text:p>0</text:p>
          </table:table-cell>
          <table:table-cell table:style-name="ce511" table:formula="of:=BITAND([.AK22];[.$AB$7])" office:value-type="float" office:value="4" calcext:value-type="float">
            <text:p>4</text:p>
          </table:table-cell>
          <table:table-cell table:style-name="ce525" table:formula="of:=BITAND([.AK22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29" office:value-type="string" calcext:value-type="string">
            <text:p>AND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table:formula="of:=[.N23]*[.$N$21]+[.O23]*[.$O$21]+[.P23]*[.$P$21]+[.Q23]*[.$Q$21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formula="of:=BITAND([.Y23];[.$Z$7])" office:value-type="float" office:value="0" calcext:value-type="float">
            <text:p>0</text:p>
          </table:table-cell>
          <table:table-cell table:style-name="ce323" table:formula="of:=BITAND([.Y23];[.$AA$7])" office:value-type="float" office:value="2" calcext:value-type="float">
            <text:p>2</text:p>
          </table:table-cell>
          <table:table-cell table:formula="of:=BITAND([.Y23];[.$AB$7])" office:value-type="float" office:value="6" calcext:value-type="float">
            <text:p>6</text:p>
          </table:table-cell>
          <table:table-cell table:style-name="ce323" table:formula="of:=BITAND([.Y23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467" table:formula="of:=BITAND([.AE23];[.$Z$7])" office:value-type="float" office:value="1" calcext:value-type="float">
            <text:p>1</text:p>
          </table:table-cell>
          <table:table-cell table:style-name="ce468" table:formula="of:=BITAND([.AE23];[.$AA$7])" office:value-type="float" office:value="3" calcext:value-type="float">
            <text:p>3</text:p>
          </table:table-cell>
          <table:table-cell table:style-name="ce469" table:formula="of:=BITAND([.AE23];[.$AB$7])" office:value-type="float" office:value="7" calcext:value-type="float">
            <text:p>7</text:p>
          </table:table-cell>
          <table:table-cell table:style-name="ce470" table:formula="of:=BITAND([.AE23];[.$AC$7])" office:value-type="float" office:value="8" calcext:value-type="float">
            <text:p>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84" table:formula="of:=BITAND([.AK23];[.$Z$7])" office:value-type="float" office:value="0" calcext:value-type="float">
            <text:p>0</text:p>
          </table:table-cell>
          <table:table-cell table:style-name="ce498" table:formula="of:=BITAND([.AK23];[.$AA$7])" office:value-type="float" office:value="0" calcext:value-type="float">
            <text:p>0</text:p>
          </table:table-cell>
          <table:table-cell table:style-name="ce512" table:formula="of:=BITAND([.AK23];[.$AB$7])" office:value-type="float" office:value="0" calcext:value-type="float">
            <text:p>0</text:p>
          </table:table-cell>
          <table:table-cell table:style-name="ce526" table:formula="of:=BITAND([.AK2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3"/>
          <table:table-cell table:formula="of:=BITAND([.N22];[.N23])" office:value-type="float" office:value="0" calcext:value-type="float">
            <text:p>0</text:p>
          </table:table-cell>
          <table:table-cell table:formula="of:=BITAND([.O22];[.O23])" office:value-type="float" office:value="0" calcext:value-type="float">
            <text:p>0</text:p>
          </table:table-cell>
          <table:table-cell table:formula="of:=BITAND([.P22];[.P23])" office:value-type="float" office:value="0" calcext:value-type="float">
            <text:p>0</text:p>
          </table:table-cell>
          <table:table-cell table:style-name="ce67" table:formula="of:=BITAND([.Q22];[.Q23])" office:value-type="float" office:value="1" calcext:value-type="float">
            <text:p>1</text:p>
          </table:table-cell>
          <table:table-cell table:style-name="ce66" table:formula="of:=[.N24]*[.$N$21]+[.O24]*[.$O$21]+[.P24]*[.$P$21]+[.Q24]*[.$Q$21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style-name="ce323" table:formula="of:=BITAND([.Y24];[.$Z$7])" office:value-type="float" office:value="1" calcext:value-type="float">
            <text:p>1</text:p>
          </table:table-cell>
          <table:table-cell table:formula="of:=BITAND([.Y24];[.$AA$7])" office:value-type="float" office:value="3" calcext:value-type="float">
            <text:p>3</text:p>
          </table:table-cell>
          <table:table-cell table:formula="of:=BITAND([.Y24];[.$AB$7])" office:value-type="float" office:value="7" calcext:value-type="float">
            <text:p>7</text:p>
          </table:table-cell>
          <table:table-cell table:style-name="ce323" table:formula="of:=BITAND([.Y24];[.$AC$7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20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6" table:formula="of:=[.N26]*[.$N$21]+[.O26]*[.$O$21]+[.P26]*[.$P$21]+[.Q26]*[.$Q$21]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Therefore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29" office:value-type="string" calcext:value-type="string">
            <text:p>AND</text:p>
          </table:table-cell>
          <table:table-cell table:style-name="ce4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68" table:formula="of:=[.N27]*[.$N$21]+[.O27]*[.$O$21]+[.P27]*[.$P$21]+[.Q27]*[.$Q$21]" office:value-type="float" office:value="3" calcext:value-type="float">
            <text:p>3</text:p>
          </table:table-cell>
          <table:table-cell/>
          <table:table-cell office:value-type="string" calcext:value-type="string">
            <text:p>Filters even numbers</text:p>
          </table:table-cell>
          <table:table-cell table:number-columns-repeated="4"/>
          <table:table-cell office:value-type="string" calcext:value-type="string">
            <text:p>Activechanged = 1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26];[.N27])" office:value-type="float" office:value="0" calcext:value-type="float">
            <text:p>0</text:p>
          </table:table-cell>
          <table:table-cell table:formula="of:=BITAND([.O26];[.O27])" office:value-type="float" office:value="0" calcext:value-type="float">
            <text:p>0</text:p>
          </table:table-cell>
          <table:table-cell table:style-name="ce1" table:formula="of:=BITAND([.P26];[.P27])" office:value-type="float" office:value="1" calcext:value-type="float">
            <text:p>1</text:p>
          </table:table-cell>
          <table:table-cell table:formula="of:=BITAND([.Q26];[.Q27])" office:value-type="float" office:value="0" calcext:value-type="float">
            <text:p>0</text:p>
          </table:table-cell>
          <table:table-cell table:style-name="ce66" table:formula="of:=[.N28]*[.$N$21]+[.O28]*[.$O$21]+[.P28]*[.$P$21]+[.Q28]*[.$Q$21]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Pointsizechanged = 2</text:p>
          </table:table-cell>
          <table:table-cell table:number-columns-repeated="16"/>
        </table:table-row>
        <table:table-row table:style-name="ro1">
          <table:table-cell table:number-columns-repeated="24"/>
          <table:table-cell office:value-type="string" calcext:value-type="string">
            <text:p>Textchanged <text:s/>=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2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table:formula="of:=[.N30]*[.$N$21]+[.O30]*[.$O$21]+[.P30]*[.$P$21]+[.Q30]*[.$Q$21]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tickedchanged = 8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29" office:value-type="string" calcext:value-type="string">
            <text:p>AND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68" table:formula="of:=[.N31]*[.$N$21]+[.O31]*[.$O$21]+[.P31]*[.$P$21]+[.Q31]*[.$Q$21]"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0];[.N31])" office:value-type="float" office:value="0" calcext:value-type="float">
            <text:p>0</text:p>
          </table:table-cell>
          <table:table-cell table:formula="of:=BITAND([.O30];[.O31])" office:value-type="float" office:value="1" calcext:value-type="float">
            <text:p>1</text:p>
          </table:table-cell>
          <table:table-cell table:style-name="ce1" table:formula="of:=BITAND([.P30];[.P31])" office:value-type="float" office:value="0" calcext:value-type="float">
            <text:p>0</text:p>
          </table:table-cell>
          <table:table-cell table:formula="of:=BITAND([.Q30];[.Q31])" office:value-type="float" office:value="0" calcext:value-type="float">
            <text:p>0</text:p>
          </table:table-cell>
          <table:table-cell table:style-name="ce66" table:formula="of:=[.N32]*[.$N$21]+[.O32]*[.$O$21]+[.P32]*[.$P$21]+[.Q32]*[.$Q$21]" office:value-type="float" office:value="4" calcext:value-type="float">
            <text:p>4</text:p>
          </table:table-cell>
          <table:table-cell/>
          <table:table-cell office:value-type="string" calcext:value-type="string">
            <text:p>Forces a 4</text:p>
          </table:table-cell>
          <table:table-cell table:number-columns-repeated="4"/>
          <table:table-cell office:value-type="string" calcext:value-type="string">
            <text:p>State = State | Inactive | Pointsize | Text | etc.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maybe..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6" table:formula="of:=[.N34]*[.$N$21]+[.O34]*[.$O$21]+[.P34]*[.$P$21]+[.Q34]*[.$Q$21]"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if state &amp; 1 == 1: Do block A work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29" office:value-type="string" calcext:value-type="string">
            <text:p>AND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68" table:formula="of:=[.N35]*[.$N$21]+[.O35]*[.$O$21]+[.P35]*[.$P$21]+[.Q35]*[.$Q$21]" office:value-type="float" office:value="8" calcext:value-type="float">
            <text:p>8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if state &amp; 3 == 2: Do block B work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34];[.N35])" office:value-type="float" office:value="1" calcext:value-type="float">
            <text:p>1</text:p>
          </table:table-cell>
          <table:table-cell table:formula="of:=BITAND([.O34];[.O35])" office:value-type="float" office:value="0" calcext:value-type="float">
            <text:p>0</text:p>
          </table:table-cell>
          <table:table-cell table:style-name="ce1" table:formula="of:=BITAND([.P34];[.P35])" office:value-type="float" office:value="0" calcext:value-type="float">
            <text:p>0</text:p>
          </table:table-cell>
          <table:table-cell table:formula="of:=BITAND([.Q34];[.Q35])" office:value-type="float" office:value="0" calcext:value-type="float">
            <text:p>0</text:p>
          </table:table-cell>
          <table:table-cell table:style-name="ce66" table:formula="of:=[.N36]*[.$N$21]+[.O36]*[.$O$21]+[.P36]*[.$P$21]+[.Q36]*[.$Q$21]" office:value-type="float" office:value="8" calcext:value-type="float">
            <text:p>8</text:p>
          </table:table-cell>
          <table:table-cell/>
          <table:table-cell office:value-type="string" calcext:value-type="string">
            <text:p>Ignores all</text:p>
          </table:table-cell>
          <table:table-cell table:number-columns-repeated="4"/>
          <table:table-cell office:value-type="string" calcext:value-type="string">
            <text:p>if state &amp; 7 == 4: Do block C work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But 8</text:p>
          </table:table-cell>
          <table:table-cell table:number-columns-repeated="4"/>
          <table:table-cell office:value-type="string" calcext:value-type="string">
            <text:p>if state &amp; 8 == 8: Do D</text:p>
          </table:table-cell>
          <table:table-cell table:number-columns-repeated="16"/>
        </table:table-row>
        <table:table-row table:style-name="ro1">
          <table:table-cell table:number-columns-repeated="18"/>
          <table:table-cell table:style-name="ce71"/>
          <table:table-cell table:number-columns-repeated="22"/>
        </table:table-row>
        <table:table-row table:style-name="ro1">
          <table:table-cell table:number-columns-repeated="24"/>
          <table:table-cell table:style-name="ce1"/>
          <table:table-cell table:number-columns-repeated="3"/>
          <table:table-cell table:style-name="ce21"/>
          <table:table-cell table:number-columns-repeated="12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13"/>
          <table:table-cell table:style-name="ce20" table:number-columns-repeated="4"/>
          <table:table-cell table:number-columns-repeated="2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table:style-name="ce28"/>
          <table:table-cell table:style-name="ce11" table:number-columns-repeated="4"/>
          <table:table-cell table:style-name="ce292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style-name="ce28"/>
          <table:table-cell table:style-name="ce11" table:number-columns-repeated="4"/>
          <table:table-cell table:style-name="ce292" table:number-columns-repeated="2"/>
          <table:table-cell table:number-columns-repeated="31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"/>
          <table:table-cell table:style-name="ce1" table:number-columns-repeated="8"/>
          <table:table-cell table:number-columns-repeated="20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"/>
          <table:table-cell table:style-name="ce13" table:number-columns-repeated="4"/>
          <table:table-cell table:style-name="ce1" table:number-columns-repeated="2"/>
          <table:table-cell table:number-columns-repeated="22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"/>
          <table:table-cell table:style-name="ce1" table:number-columns-repeated="5"/>
          <table:table-cell table:number-columns-repeated="23"/>
        </table:table-row>
        <table:table-row table:style-name="ro1" table:number-rows-repeated="4">
          <table:table-cell table:number-columns-repeated="8"/>
          <table:table-cell table:style-name="ce293" table:number-columns-repeated="2"/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104849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v4.R6:v4.U7">
            <calcext:condition calcext:apply-style-name="Untitled1" calcext:value="=&quot;N&quot;" calcext:base-cell-address="v4.R6"/>
            <calcext:condition calcext:apply-style-name="Untitled2" calcext:value="=&quot;C&quot;" calcext:base-cell-address="v4.R6"/>
          </calcext:conditional-format>
          <calcext:conditional-format calcext:target-range-address="v4.R5:v4.R7">
            <calcext:condition calcext:apply-style-name="Untitled1" calcext:value="=&quot;N&quot;" calcext:base-cell-address="v4.R5"/>
            <calcext:condition calcext:apply-style-name="Untitled2" calcext:value="=&quot;C&quot;" calcext:base-cell-address="v4.R5"/>
          </calcext:conditional-format>
          <calcext:conditional-format calcext:target-range-address="v4.S5:v4.S7">
            <calcext:condition calcext:apply-style-name="Untitled1" calcext:value="=&quot;N&quot;" calcext:base-cell-address="v4.S5"/>
            <calcext:condition calcext:apply-style-name="Untitled2" calcext:value="=&quot;C&quot;" calcext:base-cell-address="v4.S5"/>
          </calcext:conditional-format>
          <calcext:conditional-format calcext:target-range-address="v4.T5:v4.U7">
            <calcext:condition calcext:apply-style-name="Untitled1" calcext:value="=&quot;N&quot;" calcext:base-cell-address="v4.T5"/>
            <calcext:condition calcext:apply-style-name="Untitled2" calcext:value="=&quot;C&quot;" calcext:base-cell-address="v4.T5"/>
          </calcext:conditional-format>
          <calcext:conditional-format calcext:target-range-address="v4.R11:v4.R11">
            <calcext:condition calcext:apply-style-name="Untitled1" calcext:value="=&quot;N&quot;" calcext:base-cell-address="v4.R11"/>
            <calcext:condition calcext:apply-style-name="Untitled2" calcext:value="=&quot;C&quot;" calcext:base-cell-address="v4.R11"/>
          </calcext:conditional-format>
          <calcext:conditional-format calcext:target-range-address="v4.S11:v4.S11">
            <calcext:condition calcext:apply-style-name="Untitled1" calcext:value="=&quot;N&quot;" calcext:base-cell-address="v4.S11"/>
            <calcext:condition calcext:apply-style-name="Untitled2" calcext:value="=&quot;C&quot;" calcext:base-cell-address="v4.S11"/>
          </calcext:conditional-format>
          <calcext:conditional-format calcext:target-range-address="v4.T11:v4.U11">
            <calcext:condition calcext:apply-style-name="Untitled1" calcext:value="=&quot;N&quot;" calcext:base-cell-address="v4.T11"/>
            <calcext:condition calcext:apply-style-name="Untitled2" calcext:value="=&quot;C&quot;" calcext:base-cell-address="v4.T11"/>
          </calcext:conditional-format>
          <calcext:conditional-format calcext:target-range-address="v4.S15:v4.S15">
            <calcext:condition calcext:apply-style-name="Untitled1" calcext:value="=&quot;N&quot;" calcext:base-cell-address="v4.S15"/>
            <calcext:condition calcext:apply-style-name="Untitled2" calcext:value="=&quot;C&quot;" calcext:base-cell-address="v4.S15"/>
          </calcext:conditional-format>
          <calcext:conditional-format calcext:target-range-address="v4.T15:v4.T15">
            <calcext:condition calcext:apply-style-name="Untitled1" calcext:value="=&quot;N&quot;" calcext:base-cell-address="v4.T15"/>
            <calcext:condition calcext:apply-style-name="Untitled2" calcext:value="=&quot;C&quot;" calcext:base-cell-address="v4.T15"/>
          </calcext:conditional-format>
          <calcext:conditional-format calcext:target-range-address="v4.U15:v4.U15">
            <calcext:condition calcext:apply-style-name="Untitled1" calcext:value="=&quot;N&quot;" calcext:base-cell-address="v4.U15"/>
            <calcext:condition calcext:apply-style-name="Untitled2" calcext:value="=&quot;C&quot;" calcext:base-cell-address="v4.U15"/>
          </calcext:conditional-format>
          <calcext:conditional-format calcext:target-range-address="v4.R17:v4.R17">
            <calcext:condition calcext:apply-style-name="Untitled1" calcext:value="=&quot;N&quot;" calcext:base-cell-address="v4.R17"/>
            <calcext:condition calcext:apply-style-name="Untitled2" calcext:value="=&quot;C&quot;" calcext:base-cell-address="v4.R17"/>
          </calcext:conditional-format>
          <calcext:conditional-format calcext:target-range-address="v4.S17:v4.S17">
            <calcext:condition calcext:apply-style-name="Untitled1" calcext:value="=&quot;N&quot;" calcext:base-cell-address="v4.S17"/>
            <calcext:condition calcext:apply-style-name="Untitled2" calcext:value="=&quot;C&quot;" calcext:base-cell-address="v4.S17"/>
          </calcext:conditional-format>
          <calcext:conditional-format calcext:target-range-address="v4.T17:v4.T17">
            <calcext:condition calcext:apply-style-name="Untitled1" calcext:value="=&quot;N&quot;" calcext:base-cell-address="v4.T17"/>
            <calcext:condition calcext:apply-style-name="Untitled2" calcext:value="=&quot;C&quot;" calcext:base-cell-address="v4.T17"/>
          </calcext:conditional-format>
          <calcext:conditional-format calcext:target-range-address="v4.U17:v4.U17">
            <calcext:condition calcext:apply-style-name="Untitled1" calcext:value="=&quot;N&quot;" calcext:base-cell-address="v4.U17"/>
            <calcext:condition calcext:apply-style-name="Untitled2" calcext:value="=&quot;C&quot;" calcext:base-cell-address="v4.U17"/>
          </calcext:conditional-format>
          <calcext:conditional-format calcext:target-range-address="v4.V17:v4.V17">
            <calcext:condition calcext:apply-style-name="Untitled1" calcext:value="=&quot;N&quot;" calcext:base-cell-address="v4.V17"/>
            <calcext:condition calcext:apply-style-name="Untitled2" calcext:value="=&quot;C&quot;" calcext:base-cell-address="v4.V17"/>
          </calcext:conditional-format>
          <calcext:conditional-format calcext:target-range-address="v4.V15:v4.V15">
            <calcext:condition calcext:apply-style-name="Untitled1" calcext:value="=&quot;N&quot;" calcext:base-cell-address="v4.V15"/>
            <calcext:condition calcext:apply-style-name="Untitled2" calcext:value="=&quot;C&quot;" calcext:base-cell-address="v4.V15"/>
          </calcext:conditional-format>
          <calcext:conditional-format calcext:target-range-address="v4.V12:v4.V12">
            <calcext:condition calcext:apply-style-name="Untitled1" calcext:value="=&quot;N&quot;" calcext:base-cell-address="v4.V12"/>
            <calcext:condition calcext:apply-style-name="Untitled2" calcext:value="=&quot;C&quot;" calcext:base-cell-address="v4.V12"/>
          </calcext:conditional-format>
          <calcext:conditional-format calcext:target-range-address="v4.V7:v4.V7">
            <calcext:condition calcext:apply-style-name="Untitled1" calcext:value="=&quot;N&quot;" calcext:base-cell-address="v4.V7"/>
            <calcext:condition calcext:apply-style-name="Untitled2" calcext:value="=&quot;C&quot;" calcext:base-cell-address="v4.V7"/>
          </calcext:conditional-format>
          <calcext:conditional-format calcext:target-range-address="v4.R12:v4.R12">
            <calcext:condition calcext:apply-style-name="Untitled1" calcext:value="=&quot;N&quot;" calcext:base-cell-address="v4.R12"/>
            <calcext:condition calcext:apply-style-name="Untitled2" calcext:value="=&quot;C&quot;" calcext:base-cell-address="v4.R12"/>
          </calcext:conditional-format>
          <calcext:conditional-format calcext:target-range-address="v4.S12:v4.S12">
            <calcext:condition calcext:apply-style-name="Untitled1" calcext:value="=&quot;N&quot;" calcext:base-cell-address="v4.S12"/>
            <calcext:condition calcext:apply-style-name="Untitled2" calcext:value="=&quot;C&quot;" calcext:base-cell-address="v4.S12"/>
          </calcext:conditional-format>
          <calcext:conditional-format calcext:target-range-address="v4.T12:v4.T12">
            <calcext:condition calcext:apply-style-name="Untitled1" calcext:value="=&quot;N&quot;" calcext:base-cell-address="v4.T12"/>
            <calcext:condition calcext:apply-style-name="Untitled2" calcext:value="=&quot;C&quot;" calcext:base-cell-address="v4.T12"/>
          </calcext:conditional-format>
          <calcext:conditional-format calcext:target-range-address="v4.U12:v4.U12">
            <calcext:condition calcext:apply-style-name="Untitled1" calcext:value="=&quot;N&quot;" calcext:base-cell-address="v4.U12"/>
            <calcext:condition calcext:apply-style-name="Untitled2" calcext:value="=&quot;C&quot;" calcext:base-cell-address="v4.U12"/>
          </calcext:conditional-format>
          <calcext:conditional-format calcext:target-range-address="v4.R15:v4.R15">
            <calcext:condition calcext:apply-style-name="Untitled1" calcext:value="=&quot;N&quot;" calcext:base-cell-address="v4.R15"/>
            <calcext:condition calcext:apply-style-name="Untitled2" calcext:value="=&quot;C&quot;" calcext:base-cell-address="v4.R15"/>
          </calcext:conditional-format>
          <calcext:conditional-format calcext:target-range-address="v4.L15:v4.L15">
            <calcext:condition calcext:apply-style-name="Untitled1" calcext:value="=&quot;N&quot;" calcext:base-cell-address="v4.L15"/>
            <calcext:condition calcext:apply-style-name="Untitled2" calcext:value="=&quot;C&quot;" calcext:base-cell-address="v4.L15"/>
          </calcext:conditional-format>
          <calcext:conditional-format calcext:target-range-address="v4.R8:v4.U8">
            <calcext:condition calcext:apply-style-name="Untitled1" calcext:value="=&quot;N&quot;" calcext:base-cell-address="v4.R8"/>
            <calcext:condition calcext:apply-style-name="Untitled2" calcext:value="=&quot;C&quot;" calcext:base-cell-address="v4.R8"/>
          </calcext:conditional-format>
          <calcext:conditional-format calcext:target-range-address="v4.R8:v4.R8">
            <calcext:condition calcext:apply-style-name="Untitled1" calcext:value="=&quot;N&quot;" calcext:base-cell-address="v4.R8"/>
            <calcext:condition calcext:apply-style-name="Untitled2" calcext:value="=&quot;C&quot;" calcext:base-cell-address="v4.R8"/>
          </calcext:conditional-format>
          <calcext:conditional-format calcext:target-range-address="v4.S8:v4.S8">
            <calcext:condition calcext:apply-style-name="Untitled1" calcext:value="=&quot;N&quot;" calcext:base-cell-address="v4.S8"/>
            <calcext:condition calcext:apply-style-name="Untitled2" calcext:value="=&quot;C&quot;" calcext:base-cell-address="v4.S8"/>
          </calcext:conditional-format>
          <calcext:conditional-format calcext:target-range-address="v4.T8:v4.U8">
            <calcext:condition calcext:apply-style-name="Untitled1" calcext:value="=&quot;N&quot;" calcext:base-cell-address="v4.T8"/>
            <calcext:condition calcext:apply-style-name="Untitled2" calcext:value="=&quot;C&quot;" calcext:base-cell-address="v4.T8"/>
          </calcext:conditional-format>
          <calcext:conditional-format calcext:target-range-address="v4.V8:v4.V8">
            <calcext:condition calcext:apply-style-name="Untitled1" calcext:value="=&quot;N&quot;" calcext:base-cell-address="v4.V8"/>
            <calcext:condition calcext:apply-style-name="Untitled2" calcext:value="=&quot;C&quot;" calcext:base-cell-address="v4.V8"/>
          </calcext:conditional-format>
          <calcext:conditional-format calcext:target-range-address="v4.R9:v4.U9">
            <calcext:condition calcext:apply-style-name="Untitled1" calcext:value="=&quot;N&quot;" calcext:base-cell-address="v4.R9"/>
            <calcext:condition calcext:apply-style-name="Untitled2" calcext:value="=&quot;C&quot;" calcext:base-cell-address="v4.R9"/>
          </calcext:conditional-format>
          <calcext:conditional-format calcext:target-range-address="v4.R9:v4.R9">
            <calcext:condition calcext:apply-style-name="Untitled1" calcext:value="=&quot;N&quot;" calcext:base-cell-address="v4.R9"/>
            <calcext:condition calcext:apply-style-name="Untitled2" calcext:value="=&quot;C&quot;" calcext:base-cell-address="v4.R9"/>
          </calcext:conditional-format>
          <calcext:conditional-format calcext:target-range-address="v4.S9:v4.S9">
            <calcext:condition calcext:apply-style-name="Untitled1" calcext:value="=&quot;N&quot;" calcext:base-cell-address="v4.S9"/>
            <calcext:condition calcext:apply-style-name="Untitled2" calcext:value="=&quot;C&quot;" calcext:base-cell-address="v4.S9"/>
          </calcext:conditional-format>
          <calcext:conditional-format calcext:target-range-address="v4.T9:v4.U9">
            <calcext:condition calcext:apply-style-name="Untitled1" calcext:value="=&quot;N&quot;" calcext:base-cell-address="v4.T9"/>
            <calcext:condition calcext:apply-style-name="Untitled2" calcext:value="=&quot;C&quot;" calcext:base-cell-address="v4.T9"/>
          </calcext:conditional-format>
          <calcext:conditional-format calcext:target-range-address="v4.V9:v4.V9">
            <calcext:condition calcext:apply-style-name="Untitled1" calcext:value="=&quot;N&quot;" calcext:base-cell-address="v4.V9"/>
            <calcext:condition calcext:apply-style-name="Untitled2" calcext:value="=&quot;C&quot;" calcext:base-cell-address="v4.V9"/>
          </calcext:conditional-format>
          <calcext:conditional-format calcext:target-range-address="v4.L14:v4.L14">
            <calcext:condition calcext:apply-style-name="Untitled1" calcext:value="=&quot;N&quot;" calcext:base-cell-address="v4.L14"/>
            <calcext:condition calcext:apply-style-name="Untitled2" calcext:value="=&quot;C&quot;" calcext:base-cell-address="v4.L14"/>
          </calcext:conditional-format>
          <calcext:conditional-format calcext:target-range-address="v4.V13:v4.V13">
            <calcext:condition calcext:apply-style-name="Untitled1" calcext:value="=&quot;N&quot;" calcext:base-cell-address="v4.V13"/>
            <calcext:condition calcext:apply-style-name="Untitled2" calcext:value="=&quot;C&quot;" calcext:base-cell-address="v4.V13"/>
          </calcext:conditional-format>
          <calcext:conditional-format calcext:target-range-address="v4.R13:v4.R13">
            <calcext:condition calcext:apply-style-name="Untitled1" calcext:value="=&quot;N&quot;" calcext:base-cell-address="v4.R13"/>
            <calcext:condition calcext:apply-style-name="Untitled2" calcext:value="=&quot;C&quot;" calcext:base-cell-address="v4.R13"/>
          </calcext:conditional-format>
          <calcext:conditional-format calcext:target-range-address="v4.S13:v4.S13">
            <calcext:condition calcext:apply-style-name="Untitled1" calcext:value="=&quot;N&quot;" calcext:base-cell-address="v4.S13"/>
            <calcext:condition calcext:apply-style-name="Untitled2" calcext:value="=&quot;C&quot;" calcext:base-cell-address="v4.S13"/>
          </calcext:conditional-format>
          <calcext:conditional-format calcext:target-range-address="v4.T13:v4.T13">
            <calcext:condition calcext:apply-style-name="Untitled1" calcext:value="=&quot;N&quot;" calcext:base-cell-address="v4.T13"/>
            <calcext:condition calcext:apply-style-name="Untitled2" calcext:value="=&quot;C&quot;" calcext:base-cell-address="v4.T13"/>
          </calcext:conditional-format>
          <calcext:conditional-format calcext:target-range-address="v4.U13:v4.U13">
            <calcext:condition calcext:apply-style-name="Untitled1" calcext:value="=&quot;N&quot;" calcext:base-cell-address="v4.U13"/>
            <calcext:condition calcext:apply-style-name="Untitled2" calcext:value="=&quot;C&quot;" calcext:base-cell-address="v4.U13"/>
          </calcext:conditional-format>
          <calcext:conditional-format calcext:target-range-address="v4.R10:v4.U10">
            <calcext:condition calcext:apply-style-name="Untitled1" calcext:value="=&quot;N&quot;" calcext:base-cell-address="v4.R10"/>
            <calcext:condition calcext:apply-style-name="Untitled2" calcext:value="=&quot;C&quot;" calcext:base-cell-address="v4.R10"/>
          </calcext:conditional-format>
          <calcext:conditional-format calcext:target-range-address="v4.R10:v4.R10">
            <calcext:condition calcext:apply-style-name="Untitled1" calcext:value="=&quot;N&quot;" calcext:base-cell-address="v4.R10"/>
            <calcext:condition calcext:apply-style-name="Untitled2" calcext:value="=&quot;C&quot;" calcext:base-cell-address="v4.R10"/>
          </calcext:conditional-format>
          <calcext:conditional-format calcext:target-range-address="v4.S10:v4.S10">
            <calcext:condition calcext:apply-style-name="Untitled1" calcext:value="=&quot;N&quot;" calcext:base-cell-address="v4.S10"/>
            <calcext:condition calcext:apply-style-name="Untitled2" calcext:value="=&quot;C&quot;" calcext:base-cell-address="v4.S10"/>
          </calcext:conditional-format>
          <calcext:conditional-format calcext:target-range-address="v4.T10:v4.U10">
            <calcext:condition calcext:apply-style-name="Untitled1" calcext:value="=&quot;N&quot;" calcext:base-cell-address="v4.T10"/>
            <calcext:condition calcext:apply-style-name="Untitled2" calcext:value="=&quot;C&quot;" calcext:base-cell-address="v4.T10"/>
          </calcext:conditional-format>
          <calcext:conditional-format calcext:target-range-address="v4.V10:v4.V10">
            <calcext:condition calcext:apply-style-name="Untitled1" calcext:value="=&quot;N&quot;" calcext:base-cell-address="v4.V10"/>
            <calcext:condition calcext:apply-style-name="Untitled2" calcext:value="=&quot;C&quot;" calcext:base-cell-address="v4.V10"/>
          </calcext:conditional-format>
          <calcext:conditional-format calcext:target-range-address="v4.AF8:v4.AF23">
            <calcext:condition calcext:apply-style-name="Untitled3" calcext:value="=1" calcext:base-cell-address="v4.AF8"/>
          </calcext:conditional-format>
          <calcext:conditional-format calcext:target-range-address="v4.AG8:v4.AG23">
            <calcext:condition calcext:apply-style-name="Untitled4" calcext:value="=2" calcext:base-cell-address="v4.AG8"/>
          </calcext:conditional-format>
          <calcext:conditional-format calcext:target-range-address="v4.AH8:v4.AH23">
            <calcext:condition calcext:apply-style-name="Untitled5" calcext:value="=4" calcext:base-cell-address="v4.AH8"/>
          </calcext:conditional-format>
          <calcext:conditional-format calcext:target-range-address="v4.AI8:v4.AI23">
            <calcext:condition calcext:apply-style-name="Untitled6" calcext:value="=8" calcext:base-cell-address="v4.AI8"/>
          </calcext:conditional-format>
          <calcext:conditional-format calcext:target-range-address="v4.AL8:v4.AL9">
            <calcext:condition calcext:apply-style-name="Untitled3" calcext:value="=1" calcext:base-cell-address="v4.AL8"/>
          </calcext:conditional-format>
          <calcext:conditional-format calcext:target-range-address="v4.AM8:v4.AM9">
            <calcext:condition calcext:apply-style-name="Untitled4" calcext:value="=2" calcext:base-cell-address="v4.AM8"/>
          </calcext:conditional-format>
          <calcext:conditional-format calcext:target-range-address="v4.AN8:v4.AN9">
            <calcext:condition calcext:apply-style-name="Untitled5" calcext:value="=4" calcext:base-cell-address="v4.AN8"/>
          </calcext:conditional-format>
          <calcext:conditional-format calcext:target-range-address="v4.AO8:v4.AO9">
            <calcext:condition calcext:apply-style-name="Untitled6" calcext:value="=8" calcext:base-cell-address="v4.AO8"/>
          </calcext:conditional-format>
          <calcext:conditional-format calcext:target-range-address="v4.AL10:v4.AL10">
            <calcext:condition calcext:apply-style-name="Untitled3" calcext:value="=1" calcext:base-cell-address="v4.AL10"/>
          </calcext:conditional-format>
          <calcext:conditional-format calcext:target-range-address="v4.AM10:v4.AM10">
            <calcext:condition calcext:apply-style-name="Untitled4" calcext:value="=2" calcext:base-cell-address="v4.AM10"/>
          </calcext:conditional-format>
          <calcext:conditional-format calcext:target-range-address="v4.AN10:v4.AN10">
            <calcext:condition calcext:apply-style-name="Untitled5" calcext:value="=4" calcext:base-cell-address="v4.AN10"/>
          </calcext:conditional-format>
          <calcext:conditional-format calcext:target-range-address="v4.AO10:v4.AO10">
            <calcext:condition calcext:apply-style-name="Untitled6" calcext:value="=8" calcext:base-cell-address="v4.AO10"/>
          </calcext:conditional-format>
          <calcext:conditional-format calcext:target-range-address="v4.AL11:v4.AL11">
            <calcext:condition calcext:apply-style-name="Untitled3" calcext:value="=1" calcext:base-cell-address="v4.AL11"/>
          </calcext:conditional-format>
          <calcext:conditional-format calcext:target-range-address="v4.AM11:v4.AM11">
            <calcext:condition calcext:apply-style-name="Untitled4" calcext:value="=2" calcext:base-cell-address="v4.AM11"/>
          </calcext:conditional-format>
          <calcext:conditional-format calcext:target-range-address="v4.AN11:v4.AN11">
            <calcext:condition calcext:apply-style-name="Untitled5" calcext:value="=4" calcext:base-cell-address="v4.AN11"/>
          </calcext:conditional-format>
          <calcext:conditional-format calcext:target-range-address="v4.AO11:v4.AO11">
            <calcext:condition calcext:apply-style-name="Untitled6" calcext:value="=8" calcext:base-cell-address="v4.AO11"/>
          </calcext:conditional-format>
          <calcext:conditional-format calcext:target-range-address="v4.AL12:v4.AL12">
            <calcext:condition calcext:apply-style-name="Untitled3" calcext:value="=1" calcext:base-cell-address="v4.AL12"/>
          </calcext:conditional-format>
          <calcext:conditional-format calcext:target-range-address="v4.AM12:v4.AM12">
            <calcext:condition calcext:apply-style-name="Untitled4" calcext:value="=2" calcext:base-cell-address="v4.AM12"/>
          </calcext:conditional-format>
          <calcext:conditional-format calcext:target-range-address="v4.AN12:v4.AN12">
            <calcext:condition calcext:apply-style-name="Untitled5" calcext:value="=4" calcext:base-cell-address="v4.AN12"/>
          </calcext:conditional-format>
          <calcext:conditional-format calcext:target-range-address="v4.AO12:v4.AO12">
            <calcext:condition calcext:apply-style-name="Untitled6" calcext:value="=8" calcext:base-cell-address="v4.AO12"/>
          </calcext:conditional-format>
          <calcext:conditional-format calcext:target-range-address="v4.AL13:v4.AL13">
            <calcext:condition calcext:apply-style-name="Untitled3" calcext:value="=1" calcext:base-cell-address="v4.AL13"/>
          </calcext:conditional-format>
          <calcext:conditional-format calcext:target-range-address="v4.AM13:v4.AM13">
            <calcext:condition calcext:apply-style-name="Untitled4" calcext:value="=2" calcext:base-cell-address="v4.AM13"/>
          </calcext:conditional-format>
          <calcext:conditional-format calcext:target-range-address="v4.AN13:v4.AN13">
            <calcext:condition calcext:apply-style-name="Untitled5" calcext:value="=4" calcext:base-cell-address="v4.AN13"/>
          </calcext:conditional-format>
          <calcext:conditional-format calcext:target-range-address="v4.AO13:v4.AO13">
            <calcext:condition calcext:apply-style-name="Untitled6" calcext:value="=8" calcext:base-cell-address="v4.AO13"/>
          </calcext:conditional-format>
          <calcext:conditional-format calcext:target-range-address="v4.AL14:v4.AL14">
            <calcext:condition calcext:apply-style-name="Untitled3" calcext:value="=1" calcext:base-cell-address="v4.AL14"/>
          </calcext:conditional-format>
          <calcext:conditional-format calcext:target-range-address="v4.AM14:v4.AM14">
            <calcext:condition calcext:apply-style-name="Untitled4" calcext:value="=2" calcext:base-cell-address="v4.AM14"/>
          </calcext:conditional-format>
          <calcext:conditional-format calcext:target-range-address="v4.AN14:v4.AN14">
            <calcext:condition calcext:apply-style-name="Untitled5" calcext:value="=4" calcext:base-cell-address="v4.AN14"/>
          </calcext:conditional-format>
          <calcext:conditional-format calcext:target-range-address="v4.AO14:v4.AO14">
            <calcext:condition calcext:apply-style-name="Untitled6" calcext:value="=8" calcext:base-cell-address="v4.AO14"/>
          </calcext:conditional-format>
          <calcext:conditional-format calcext:target-range-address="v4.AL15:v4.AL15">
            <calcext:condition calcext:apply-style-name="Untitled3" calcext:value="=1" calcext:base-cell-address="v4.AL15"/>
          </calcext:conditional-format>
          <calcext:conditional-format calcext:target-range-address="v4.AM15:v4.AM15">
            <calcext:condition calcext:apply-style-name="Untitled4" calcext:value="=2" calcext:base-cell-address="v4.AM15"/>
          </calcext:conditional-format>
          <calcext:conditional-format calcext:target-range-address="v4.AN15:v4.AN15">
            <calcext:condition calcext:apply-style-name="Untitled5" calcext:value="=4" calcext:base-cell-address="v4.AN15"/>
          </calcext:conditional-format>
          <calcext:conditional-format calcext:target-range-address="v4.AO15:v4.AO15">
            <calcext:condition calcext:apply-style-name="Untitled6" calcext:value="=8" calcext:base-cell-address="v4.AO15"/>
          </calcext:conditional-format>
          <calcext:conditional-format calcext:target-range-address="v4.AL16:v4.AL16">
            <calcext:condition calcext:apply-style-name="Untitled3" calcext:value="=1" calcext:base-cell-address="v4.AL16"/>
          </calcext:conditional-format>
          <calcext:conditional-format calcext:target-range-address="v4.AM16:v4.AM16">
            <calcext:condition calcext:apply-style-name="Untitled4" calcext:value="=2" calcext:base-cell-address="v4.AM16"/>
          </calcext:conditional-format>
          <calcext:conditional-format calcext:target-range-address="v4.AN16:v4.AN16">
            <calcext:condition calcext:apply-style-name="Untitled5" calcext:value="=4" calcext:base-cell-address="v4.AN16"/>
          </calcext:conditional-format>
          <calcext:conditional-format calcext:target-range-address="v4.AO16:v4.AO16">
            <calcext:condition calcext:apply-style-name="Untitled6" calcext:value="=8" calcext:base-cell-address="v4.AO16"/>
          </calcext:conditional-format>
          <calcext:conditional-format calcext:target-range-address="v4.AL19:v4.AL19">
            <calcext:condition calcext:apply-style-name="Untitled3" calcext:value="=1" calcext:base-cell-address="v4.AL19"/>
          </calcext:conditional-format>
          <calcext:conditional-format calcext:target-range-address="v4.AM19:v4.AM19">
            <calcext:condition calcext:apply-style-name="Untitled4" calcext:value="=2" calcext:base-cell-address="v4.AM19"/>
          </calcext:conditional-format>
          <calcext:conditional-format calcext:target-range-address="v4.AN19:v4.AN19">
            <calcext:condition calcext:apply-style-name="Untitled5" calcext:value="=4" calcext:base-cell-address="v4.AN19"/>
          </calcext:conditional-format>
          <calcext:conditional-format calcext:target-range-address="v4.AO19:v4.AO19">
            <calcext:condition calcext:apply-style-name="Untitled6" calcext:value="=8" calcext:base-cell-address="v4.AO19"/>
          </calcext:conditional-format>
          <calcext:conditional-format calcext:target-range-address="v4.AL20:v4.AL20">
            <calcext:condition calcext:apply-style-name="Untitled3" calcext:value="=1" calcext:base-cell-address="v4.AL20"/>
          </calcext:conditional-format>
          <calcext:conditional-format calcext:target-range-address="v4.AM20:v4.AM20">
            <calcext:condition calcext:apply-style-name="Untitled4" calcext:value="=2" calcext:base-cell-address="v4.AM20"/>
          </calcext:conditional-format>
          <calcext:conditional-format calcext:target-range-address="v4.AN20:v4.AN20">
            <calcext:condition calcext:apply-style-name="Untitled5" calcext:value="=4" calcext:base-cell-address="v4.AN20"/>
          </calcext:conditional-format>
          <calcext:conditional-format calcext:target-range-address="v4.AO20:v4.AO20">
            <calcext:condition calcext:apply-style-name="Untitled6" calcext:value="=8" calcext:base-cell-address="v4.AO20"/>
          </calcext:conditional-format>
          <calcext:conditional-format calcext:target-range-address="v4.AL21:v4.AL21">
            <calcext:condition calcext:apply-style-name="Untitled3" calcext:value="=1" calcext:base-cell-address="v4.AL21"/>
          </calcext:conditional-format>
          <calcext:conditional-format calcext:target-range-address="v4.AM21:v4.AM21">
            <calcext:condition calcext:apply-style-name="Untitled4" calcext:value="=2" calcext:base-cell-address="v4.AM21"/>
          </calcext:conditional-format>
          <calcext:conditional-format calcext:target-range-address="v4.AN21:v4.AN21">
            <calcext:condition calcext:apply-style-name="Untitled5" calcext:value="=4" calcext:base-cell-address="v4.AN21"/>
          </calcext:conditional-format>
          <calcext:conditional-format calcext:target-range-address="v4.AO21:v4.AO21">
            <calcext:condition calcext:apply-style-name="Untitled6" calcext:value="=8" calcext:base-cell-address="v4.AO21"/>
          </calcext:conditional-format>
          <calcext:conditional-format calcext:target-range-address="v4.AL22:v4.AL22">
            <calcext:condition calcext:apply-style-name="Untitled3" calcext:value="=1" calcext:base-cell-address="v4.AL22"/>
          </calcext:conditional-format>
          <calcext:conditional-format calcext:target-range-address="v4.AM22:v4.AM22">
            <calcext:condition calcext:apply-style-name="Untitled4" calcext:value="=2" calcext:base-cell-address="v4.AM22"/>
          </calcext:conditional-format>
          <calcext:conditional-format calcext:target-range-address="v4.AN22:v4.AN22">
            <calcext:condition calcext:apply-style-name="Untitled5" calcext:value="=4" calcext:base-cell-address="v4.AN22"/>
          </calcext:conditional-format>
          <calcext:conditional-format calcext:target-range-address="v4.AO22:v4.AO22">
            <calcext:condition calcext:apply-style-name="Untitled6" calcext:value="=8" calcext:base-cell-address="v4.AO22"/>
          </calcext:conditional-format>
          <calcext:conditional-format calcext:target-range-address="v4.AL22:v4.AL22">
            <calcext:condition calcext:apply-style-name="Untitled3" calcext:value="=1" calcext:base-cell-address="v4.AL22"/>
          </calcext:conditional-format>
          <calcext:conditional-format calcext:target-range-address="v4.AM22:v4.AM22">
            <calcext:condition calcext:apply-style-name="Untitled4" calcext:value="=2" calcext:base-cell-address="v4.AM22"/>
          </calcext:conditional-format>
          <calcext:conditional-format calcext:target-range-address="v4.AN22:v4.AN22">
            <calcext:condition calcext:apply-style-name="Untitled5" calcext:value="=4" calcext:base-cell-address="v4.AN22"/>
          </calcext:conditional-format>
          <calcext:conditional-format calcext:target-range-address="v4.AO22:v4.AO22">
            <calcext:condition calcext:apply-style-name="Untitled6" calcext:value="=8" calcext:base-cell-address="v4.AO22"/>
          </calcext:conditional-format>
          <calcext:conditional-format calcext:target-range-address="v4.AL17:v4.AL17">
            <calcext:condition calcext:apply-style-name="Untitled3" calcext:value="=1" calcext:base-cell-address="v4.AL17"/>
          </calcext:conditional-format>
          <calcext:conditional-format calcext:target-range-address="v4.AM17:v4.AM17">
            <calcext:condition calcext:apply-style-name="Untitled4" calcext:value="=2" calcext:base-cell-address="v4.AM17"/>
          </calcext:conditional-format>
          <calcext:conditional-format calcext:target-range-address="v4.AN17:v4.AN17">
            <calcext:condition calcext:apply-style-name="Untitled5" calcext:value="=4" calcext:base-cell-address="v4.AN17"/>
          </calcext:conditional-format>
          <calcext:conditional-format calcext:target-range-address="v4.AO17:v4.AO17">
            <calcext:condition calcext:apply-style-name="Untitled6" calcext:value="=8" calcext:base-cell-address="v4.AO17"/>
          </calcext:conditional-format>
          <calcext:conditional-format calcext:target-range-address="v4.AL23:v4.AL23">
            <calcext:condition calcext:apply-style-name="Untitled3" calcext:value="=1" calcext:base-cell-address="v4.AL23"/>
          </calcext:conditional-format>
          <calcext:conditional-format calcext:target-range-address="v4.AM23:v4.AM23">
            <calcext:condition calcext:apply-style-name="Untitled4" calcext:value="=2" calcext:base-cell-address="v4.AM23"/>
          </calcext:conditional-format>
          <calcext:conditional-format calcext:target-range-address="v4.AN23:v4.AN23">
            <calcext:condition calcext:apply-style-name="Untitled5" calcext:value="=4" calcext:base-cell-address="v4.AN23"/>
          </calcext:conditional-format>
          <calcext:conditional-format calcext:target-range-address="v4.AO23:v4.AO23">
            <calcext:condition calcext:apply-style-name="Untitled6" calcext:value="=8" calcext:base-cell-address="v4.AO23"/>
          </calcext:conditional-format>
          <calcext:conditional-format calcext:target-range-address="v4.K8:v4.K9">
            <calcext:condition calcext:apply-style-name="Untitled1" calcext:value="=&quot;y&quot;" calcext:base-cell-address="v4.K8"/>
            <calcext:condition calcext:apply-style-name="Untitled2" calcext:value="contains-text(0)" calcext:base-cell-address="v4.K8"/>
          </calcext:conditional-format>
          <calcext:conditional-format calcext:target-range-address="v4.K7:v4.K7">
            <calcext:condition calcext:apply-style-name="Untitled1" calcext:value="=&quot;y&quot;" calcext:base-cell-address="v4.K7"/>
            <calcext:condition calcext:apply-style-name="Untitled2" calcext:value="contains-text(0)" calcext:base-cell-address="v4.K7"/>
          </calcext:conditional-format>
          <calcext:conditional-format calcext:target-range-address="v4.K6:v4.K6">
            <calcext:condition calcext:apply-style-name="Untitled2" calcext:value="contains-text(0)" calcext:base-cell-address="v4.K6"/>
          </calcext:conditional-format>
          <calcext:conditional-format calcext:target-range-address="v4.K12:v4.K13">
            <calcext:condition calcext:apply-style-name="Untitled1" calcext:value="=&quot;N&quot;" calcext:base-cell-address="v4.K12"/>
            <calcext:condition calcext:apply-style-name="Untitled2" calcext:value="=&quot;C&quot;" calcext:base-cell-address="v4.K12"/>
          </calcext:conditional-format>
          <calcext:conditional-format calcext:target-range-address="v4.F6:v4.F6">
            <calcext:condition calcext:apply-style-name="Untitled1" calcext:value="=&quot;N&quot;" calcext:base-cell-address="v4.F6"/>
            <calcext:condition calcext:apply-style-name="Untitled2" calcext:value="=&quot;C&quot;" calcext:base-cell-address="v4.F6"/>
          </calcext:conditional-format>
          <calcext:conditional-format calcext:target-range-address="v4.G6:v4.G6">
            <calcext:condition calcext:apply-style-name="Untitled1" calcext:value="=&quot;N&quot;" calcext:base-cell-address="v4.G6"/>
            <calcext:condition calcext:apply-style-name="Untitled2" calcext:value="=&quot;C&quot;" calcext:base-cell-address="v4.G6"/>
          </calcext:conditional-format>
          <calcext:conditional-format calcext:target-range-address="v4.F6:v4.F6">
            <calcext:condition calcext:apply-style-name="Untitled1" calcext:value="=&quot;N&quot;" calcext:base-cell-address="v4.F6"/>
            <calcext:condition calcext:apply-style-name="Untitled2" calcext:value="=&quot;C&quot;" calcext:base-cell-address="v4.F6"/>
          </calcext:conditional-format>
          <calcext:conditional-format calcext:target-range-address="v4.G6:v4.G6">
            <calcext:condition calcext:apply-style-name="Untitled1" calcext:value="=&quot;N&quot;" calcext:base-cell-address="v4.G6"/>
            <calcext:condition calcext:apply-style-name="Untitled2" calcext:value="=&quot;C&quot;" calcext:base-cell-address="v4.G6"/>
          </calcext:conditional-format>
          <calcext:conditional-format calcext:target-range-address="v4.H6:v4.J6">
            <calcext:condition calcext:apply-style-name="Untitled1" calcext:value="=&quot;N&quot;" calcext:base-cell-address="v4.H6"/>
            <calcext:condition calcext:apply-style-name="Untitled2" calcext:value="=&quot;C&quot;" calcext:base-cell-address="v4.H6"/>
          </calcext:conditional-format>
          <calcext:conditional-format calcext:target-range-address="v4.H6:v4.H6">
            <calcext:condition calcext:apply-style-name="Untitled1" calcext:value="=&quot;N&quot;" calcext:base-cell-address="v4.H6"/>
            <calcext:condition calcext:apply-style-name="Untitled2" calcext:value="=&quot;C&quot;" calcext:base-cell-address="v4.H6"/>
          </calcext:conditional-format>
          <calcext:conditional-format calcext:target-range-address="v4.I6:v4.I6">
            <calcext:condition calcext:apply-style-name="Untitled1" calcext:value="=&quot;N&quot;" calcext:base-cell-address="v4.I6"/>
            <calcext:condition calcext:apply-style-name="Untitled2" calcext:value="=&quot;C&quot;" calcext:base-cell-address="v4.I6"/>
          </calcext:conditional-format>
          <calcext:conditional-format calcext:target-range-address="v4.J6:v4.J6">
            <calcext:condition calcext:apply-style-name="Untitled1" calcext:value="=&quot;N&quot;" calcext:base-cell-address="v4.J6"/>
            <calcext:condition calcext:apply-style-name="Untitled2" calcext:value="=&quot;C&quot;" calcext:base-cell-address="v4.J6"/>
          </calcext:conditional-format>
          <calcext:conditional-format calcext:target-range-address="v4.F7:v4.F7">
            <calcext:condition calcext:apply-style-name="Untitled1" calcext:value="=&quot;N&quot;" calcext:base-cell-address="v4.F7"/>
            <calcext:condition calcext:apply-style-name="Untitled2" calcext:value="=&quot;C&quot;" calcext:base-cell-address="v4.F7"/>
          </calcext:conditional-format>
          <calcext:conditional-format calcext:target-range-address="v4.G7:v4.G7">
            <calcext:condition calcext:apply-style-name="Untitled1" calcext:value="=&quot;N&quot;" calcext:base-cell-address="v4.G7"/>
            <calcext:condition calcext:apply-style-name="Untitled2" calcext:value="=&quot;C&quot;" calcext:base-cell-address="v4.G7"/>
          </calcext:conditional-format>
          <calcext:conditional-format calcext:target-range-address="v4.F7:v4.F7">
            <calcext:condition calcext:apply-style-name="Untitled1" calcext:value="=&quot;N&quot;" calcext:base-cell-address="v4.F7"/>
            <calcext:condition calcext:apply-style-name="Untitled2" calcext:value="=&quot;C&quot;" calcext:base-cell-address="v4.F7"/>
          </calcext:conditional-format>
          <calcext:conditional-format calcext:target-range-address="v4.G7:v4.G7">
            <calcext:condition calcext:apply-style-name="Untitled1" calcext:value="=&quot;N&quot;" calcext:base-cell-address="v4.G7"/>
            <calcext:condition calcext:apply-style-name="Untitled2" calcext:value="=&quot;C&quot;" calcext:base-cell-address="v4.G7"/>
          </calcext:conditional-format>
          <calcext:conditional-format calcext:target-range-address="v4.H7:v4.J7">
            <calcext:condition calcext:apply-style-name="Untitled1" calcext:value="=&quot;N&quot;" calcext:base-cell-address="v4.H7"/>
            <calcext:condition calcext:apply-style-name="Untitled2" calcext:value="=&quot;C&quot;" calcext:base-cell-address="v4.H7"/>
          </calcext:conditional-format>
          <calcext:conditional-format calcext:target-range-address="v4.H7:v4.H7">
            <calcext:condition calcext:apply-style-name="Untitled1" calcext:value="=&quot;N&quot;" calcext:base-cell-address="v4.H7"/>
            <calcext:condition calcext:apply-style-name="Untitled2" calcext:value="=&quot;C&quot;" calcext:base-cell-address="v4.H7"/>
          </calcext:conditional-format>
          <calcext:conditional-format calcext:target-range-address="v4.I7:v4.I7">
            <calcext:condition calcext:apply-style-name="Untitled1" calcext:value="=&quot;N&quot;" calcext:base-cell-address="v4.I7"/>
            <calcext:condition calcext:apply-style-name="Untitled2" calcext:value="=&quot;C&quot;" calcext:base-cell-address="v4.I7"/>
          </calcext:conditional-format>
          <calcext:conditional-format calcext:target-range-address="v4.J7:v4.J7">
            <calcext:condition calcext:apply-style-name="Untitled1" calcext:value="=&quot;N&quot;" calcext:base-cell-address="v4.J7"/>
            <calcext:condition calcext:apply-style-name="Untitled2" calcext:value="=&quot;C&quot;" calcext:base-cell-address="v4.J7"/>
          </calcext:conditional-format>
          <calcext:conditional-format calcext:target-range-address="v4.F8:v4.F8">
            <calcext:condition calcext:apply-style-name="Untitled1" calcext:value="=&quot;N&quot;" calcext:base-cell-address="v4.F8"/>
            <calcext:condition calcext:apply-style-name="Untitled2" calcext:value="=&quot;C&quot;" calcext:base-cell-address="v4.F8"/>
          </calcext:conditional-format>
          <calcext:conditional-format calcext:target-range-address="v4.G8:v4.G8">
            <calcext:condition calcext:apply-style-name="Untitled1" calcext:value="=&quot;N&quot;" calcext:base-cell-address="v4.G8"/>
            <calcext:condition calcext:apply-style-name="Untitled2" calcext:value="=&quot;C&quot;" calcext:base-cell-address="v4.G8"/>
          </calcext:conditional-format>
          <calcext:conditional-format calcext:target-range-address="v4.F8:v4.F8">
            <calcext:condition calcext:apply-style-name="Untitled1" calcext:value="=&quot;N&quot;" calcext:base-cell-address="v4.F8"/>
            <calcext:condition calcext:apply-style-name="Untitled2" calcext:value="=&quot;C&quot;" calcext:base-cell-address="v4.F8"/>
          </calcext:conditional-format>
          <calcext:conditional-format calcext:target-range-address="v4.G8:v4.G8">
            <calcext:condition calcext:apply-style-name="Untitled1" calcext:value="=&quot;N&quot;" calcext:base-cell-address="v4.G8"/>
            <calcext:condition calcext:apply-style-name="Untitled2" calcext:value="=&quot;C&quot;" calcext:base-cell-address="v4.G8"/>
          </calcext:conditional-format>
          <calcext:conditional-format calcext:target-range-address="v4.H8:v4.J8">
            <calcext:condition calcext:apply-style-name="Untitled1" calcext:value="=&quot;N&quot;" calcext:base-cell-address="v4.H8"/>
            <calcext:condition calcext:apply-style-name="Untitled2" calcext:value="=&quot;C&quot;" calcext:base-cell-address="v4.H8"/>
          </calcext:conditional-format>
          <calcext:conditional-format calcext:target-range-address="v4.H8:v4.H8">
            <calcext:condition calcext:apply-style-name="Untitled1" calcext:value="=&quot;N&quot;" calcext:base-cell-address="v4.H8"/>
            <calcext:condition calcext:apply-style-name="Untitled2" calcext:value="=&quot;C&quot;" calcext:base-cell-address="v4.H8"/>
          </calcext:conditional-format>
          <calcext:conditional-format calcext:target-range-address="v4.I8:v4.I8">
            <calcext:condition calcext:apply-style-name="Untitled1" calcext:value="=&quot;N&quot;" calcext:base-cell-address="v4.I8"/>
            <calcext:condition calcext:apply-style-name="Untitled2" calcext:value="=&quot;C&quot;" calcext:base-cell-address="v4.I8"/>
          </calcext:conditional-format>
          <calcext:conditional-format calcext:target-range-address="v4.J8:v4.J8">
            <calcext:condition calcext:apply-style-name="Untitled1" calcext:value="=&quot;N&quot;" calcext:base-cell-address="v4.J8"/>
            <calcext:condition calcext:apply-style-name="Untitled2" calcext:value="=&quot;C&quot;" calcext:base-cell-address="v4.J8"/>
          </calcext:conditional-format>
          <calcext:conditional-format calcext:target-range-address="v4.F9:v4.F9">
            <calcext:condition calcext:apply-style-name="Untitled1" calcext:value="=&quot;N&quot;" calcext:base-cell-address="v4.F9"/>
            <calcext:condition calcext:apply-style-name="Untitled2" calcext:value="=&quot;C&quot;" calcext:base-cell-address="v4.F9"/>
          </calcext:conditional-format>
          <calcext:conditional-format calcext:target-range-address="v4.G9:v4.G9">
            <calcext:condition calcext:apply-style-name="Untitled1" calcext:value="=&quot;N&quot;" calcext:base-cell-address="v4.G9"/>
            <calcext:condition calcext:apply-style-name="Untitled2" calcext:value="=&quot;C&quot;" calcext:base-cell-address="v4.G9"/>
          </calcext:conditional-format>
          <calcext:conditional-format calcext:target-range-address="v4.F9:v4.F9">
            <calcext:condition calcext:apply-style-name="Untitled1" calcext:value="=&quot;N&quot;" calcext:base-cell-address="v4.F9"/>
            <calcext:condition calcext:apply-style-name="Untitled2" calcext:value="=&quot;C&quot;" calcext:base-cell-address="v4.F9"/>
          </calcext:conditional-format>
          <calcext:conditional-format calcext:target-range-address="v4.G9:v4.G9">
            <calcext:condition calcext:apply-style-name="Untitled1" calcext:value="=&quot;N&quot;" calcext:base-cell-address="v4.G9"/>
            <calcext:condition calcext:apply-style-name="Untitled2" calcext:value="=&quot;C&quot;" calcext:base-cell-address="v4.G9"/>
          </calcext:conditional-format>
          <calcext:conditional-format calcext:target-range-address="v4.H9:v4.J9">
            <calcext:condition calcext:apply-style-name="Untitled1" calcext:value="=&quot;N&quot;" calcext:base-cell-address="v4.H9"/>
            <calcext:condition calcext:apply-style-name="Untitled2" calcext:value="=&quot;C&quot;" calcext:base-cell-address="v4.H9"/>
          </calcext:conditional-format>
          <calcext:conditional-format calcext:target-range-address="v4.H9:v4.H9">
            <calcext:condition calcext:apply-style-name="Untitled1" calcext:value="=&quot;N&quot;" calcext:base-cell-address="v4.H9"/>
            <calcext:condition calcext:apply-style-name="Untitled2" calcext:value="=&quot;C&quot;" calcext:base-cell-address="v4.H9"/>
          </calcext:conditional-format>
          <calcext:conditional-format calcext:target-range-address="v4.I9:v4.I9">
            <calcext:condition calcext:apply-style-name="Untitled1" calcext:value="=&quot;N&quot;" calcext:base-cell-address="v4.I9"/>
            <calcext:condition calcext:apply-style-name="Untitled2" calcext:value="=&quot;C&quot;" calcext:base-cell-address="v4.I9"/>
          </calcext:conditional-format>
          <calcext:conditional-format calcext:target-range-address="v4.J9:v4.J9">
            <calcext:condition calcext:apply-style-name="Untitled1" calcext:value="=&quot;N&quot;" calcext:base-cell-address="v4.J9"/>
            <calcext:condition calcext:apply-style-name="Untitled2" calcext:value="=&quot;C&quot;" calcext:base-cell-address="v4.J9"/>
          </calcext:conditional-format>
          <calcext:conditional-format calcext:target-range-address="v4.F12:v4.F12">
            <calcext:condition calcext:apply-style-name="Untitled1" calcext:value="=&quot;N&quot;" calcext:base-cell-address="v4.F12"/>
            <calcext:condition calcext:apply-style-name="Untitled2" calcext:value="=&quot;C&quot;" calcext:base-cell-address="v4.F12"/>
          </calcext:conditional-format>
          <calcext:conditional-format calcext:target-range-address="v4.G12:v4.G12">
            <calcext:condition calcext:apply-style-name="Untitled1" calcext:value="=&quot;N&quot;" calcext:base-cell-address="v4.G12"/>
            <calcext:condition calcext:apply-style-name="Untitled2" calcext:value="=&quot;C&quot;" calcext:base-cell-address="v4.G12"/>
          </calcext:conditional-format>
          <calcext:conditional-format calcext:target-range-address="v4.F12:v4.F12">
            <calcext:condition calcext:apply-style-name="Untitled1" calcext:value="=&quot;N&quot;" calcext:base-cell-address="v4.F12"/>
            <calcext:condition calcext:apply-style-name="Untitled2" calcext:value="=&quot;C&quot;" calcext:base-cell-address="v4.F12"/>
          </calcext:conditional-format>
          <calcext:conditional-format calcext:target-range-address="v4.G12:v4.G12">
            <calcext:condition calcext:apply-style-name="Untitled1" calcext:value="=&quot;N&quot;" calcext:base-cell-address="v4.G12"/>
            <calcext:condition calcext:apply-style-name="Untitled2" calcext:value="=&quot;C&quot;" calcext:base-cell-address="v4.G12"/>
          </calcext:conditional-format>
          <calcext:conditional-format calcext:target-range-address="v4.H12:v4.J12">
            <calcext:condition calcext:apply-style-name="Untitled1" calcext:value="=&quot;N&quot;" calcext:base-cell-address="v4.H12"/>
            <calcext:condition calcext:apply-style-name="Untitled2" calcext:value="=&quot;C&quot;" calcext:base-cell-address="v4.H12"/>
          </calcext:conditional-format>
          <calcext:conditional-format calcext:target-range-address="v4.H12:v4.H12">
            <calcext:condition calcext:apply-style-name="Untitled1" calcext:value="=&quot;N&quot;" calcext:base-cell-address="v4.H12"/>
            <calcext:condition calcext:apply-style-name="Untitled2" calcext:value="=&quot;C&quot;" calcext:base-cell-address="v4.H12"/>
          </calcext:conditional-format>
          <calcext:conditional-format calcext:target-range-address="v4.I12:v4.I12">
            <calcext:condition calcext:apply-style-name="Untitled1" calcext:value="=&quot;N&quot;" calcext:base-cell-address="v4.I12"/>
            <calcext:condition calcext:apply-style-name="Untitled2" calcext:value="=&quot;C&quot;" calcext:base-cell-address="v4.I12"/>
          </calcext:conditional-format>
          <calcext:conditional-format calcext:target-range-address="v4.J12:v4.J12">
            <calcext:condition calcext:apply-style-name="Untitled1" calcext:value="=&quot;N&quot;" calcext:base-cell-address="v4.J12"/>
            <calcext:condition calcext:apply-style-name="Untitled2" calcext:value="=&quot;C&quot;" calcext:base-cell-address="v4.J12"/>
          </calcext:conditional-format>
          <calcext:conditional-format calcext:target-range-address="v4.F13:v4.F13">
            <calcext:condition calcext:apply-style-name="Untitled1" calcext:value="=&quot;N&quot;" calcext:base-cell-address="v4.F13"/>
            <calcext:condition calcext:apply-style-name="Untitled2" calcext:value="=&quot;C&quot;" calcext:base-cell-address="v4.F13"/>
          </calcext:conditional-format>
          <calcext:conditional-format calcext:target-range-address="v4.G13:v4.G13">
            <calcext:condition calcext:apply-style-name="Untitled1" calcext:value="=&quot;N&quot;" calcext:base-cell-address="v4.G13"/>
            <calcext:condition calcext:apply-style-name="Untitled2" calcext:value="=&quot;C&quot;" calcext:base-cell-address="v4.G13"/>
          </calcext:conditional-format>
          <calcext:conditional-format calcext:target-range-address="v4.F13:v4.F13">
            <calcext:condition calcext:apply-style-name="Untitled1" calcext:value="=&quot;N&quot;" calcext:base-cell-address="v4.F13"/>
            <calcext:condition calcext:apply-style-name="Untitled2" calcext:value="=&quot;C&quot;" calcext:base-cell-address="v4.F13"/>
          </calcext:conditional-format>
          <calcext:conditional-format calcext:target-range-address="v4.G13:v4.G13">
            <calcext:condition calcext:apply-style-name="Untitled1" calcext:value="=&quot;N&quot;" calcext:base-cell-address="v4.G13"/>
            <calcext:condition calcext:apply-style-name="Untitled2" calcext:value="=&quot;C&quot;" calcext:base-cell-address="v4.G13"/>
          </calcext:conditional-format>
          <calcext:conditional-format calcext:target-range-address="v4.H13:v4.J13">
            <calcext:condition calcext:apply-style-name="Untitled1" calcext:value="=&quot;N&quot;" calcext:base-cell-address="v4.H13"/>
            <calcext:condition calcext:apply-style-name="Untitled2" calcext:value="=&quot;C&quot;" calcext:base-cell-address="v4.H13"/>
          </calcext:conditional-format>
          <calcext:conditional-format calcext:target-range-address="v4.H13:v4.H13">
            <calcext:condition calcext:apply-style-name="Untitled1" calcext:value="=&quot;N&quot;" calcext:base-cell-address="v4.H13"/>
            <calcext:condition calcext:apply-style-name="Untitled2" calcext:value="=&quot;C&quot;" calcext:base-cell-address="v4.H13"/>
          </calcext:conditional-format>
          <calcext:conditional-format calcext:target-range-address="v4.I13:v4.I13">
            <calcext:condition calcext:apply-style-name="Untitled1" calcext:value="=&quot;N&quot;" calcext:base-cell-address="v4.I13"/>
            <calcext:condition calcext:apply-style-name="Untitled2" calcext:value="=&quot;C&quot;" calcext:base-cell-address="v4.I13"/>
          </calcext:conditional-format>
          <calcext:conditional-format calcext:target-range-address="v4.J13:v4.J13">
            <calcext:condition calcext:apply-style-name="Untitled1" calcext:value="=&quot;N&quot;" calcext:base-cell-address="v4.J13"/>
            <calcext:condition calcext:apply-style-name="Untitled2" calcext:value="=&quot;C&quot;" calcext:base-cell-address="v4.J13"/>
          </calcext:conditional-format>
        </calcext:conditional-formats>
      </table:table>
      <table:named-expressions/>
      <table:database-ranges>
        <table:database-range table:name="__Anonymous_Sheet_DB__0" table:target-range-address="v5.AA5:v5.AD1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v4_3.AA5:v4_3.AD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v4_2.Y5:v4_2.AB1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v4.Y5:v4.A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0"/>
    </number:number-style>
    <number:text-style style:name="N111">
      <number:text-content/>
      <number:text-content/>
      <number:text-content/>
      <number:text-content/>
      <number:text-content/>
      <number:text-content/>
      <number:text-content/>
      <number:text-content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b6b"/>
      <style:text-properties fo:color="#ffff00"/>
    </style:style>
    <style:style style:name="Untitled2" style:family="table-cell" style:parent-style-name="Default">
      <style:table-cell-properties fo:background-color="#0084d1"/>
      <style:text-properties fo:color="#ffffff"/>
    </style:style>
    <style:style style:name="Untitled3" style:family="table-cell" style:parent-style-name="Default">
      <style:table-cell-properties fo:background-color="#94bd5e"/>
    </style:style>
    <style:style style:name="Untitled4" style:family="table-cell" style:parent-style-name="Default">
      <style:table-cell-properties fo:background-color="#7da647"/>
    </style:style>
    <style:style style:name="Untitled5" style:family="table-cell" style:parent-style-name="Default">
      <style:table-cell-properties fo:background-color="#5c8526"/>
    </style:style>
    <style:style style:name="Untitled6" style:family="table-cell" style:parent-style-name="Default">
      <style:table-cell-properties fo:background-color="#355e00"/>
    </style:style>
    <style:style style:name="green1" style:family="table-cell" style:parent-style-name="Default">
      <style:table-cell-properties fo:background-color="#33a3a3"/>
    </style:style>
    <style:style style:name="green2" style:family="table-cell" style:parent-style-name="Default">
      <style:table-cell-properties fo:background-color="#198a8a"/>
    </style:style>
    <style:style style:name="green4" style:family="table-cell" style:parent-style-name="Default">
      <style:table-cell-properties fo:background-color="#006b6b"/>
    </style:style>
    <style:style style:name="green8" style:family="table-cell" style:parent-style-name="Default">
      <style:table-cell-properties fo:background-color="#004a4a"/>
    </style:style>
    <style:style style:name="green16" style:family="table-cell" style:parent-style-name="Default">
      <style:table-cell-properties fo:background-color="#314004"/>
    </style:style>
    <style:style style:name="red" style:family="table-cell" style:parent-style-name="Default">
      <style:table-cell-properties fo:background-color="#ff33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00/00/00</text:date>, <text:time style:data-style-name="N2" text:time-value="18:37:36.301067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n </meta:initial-creator>
    <meta:creation-date>2017-10-02T11:00:37.404713124</meta:creation-date>
    <dc:date>2017-10-14T19:56:11.494574738</dc:date>
    <dc:creator>donn </dc:creator>
    <meta:editing-duration>PT18H21M59S</meta:editing-duration>
    <meta:editing-cycles>257</meta:editing-cycles>
    <meta:generator>LibreOffice/5.1.6.2$Linux_X86_64 LibreOffice_project/10m0$Build-2</meta:generator>
    <meta:document-statistic meta:table-count="4" meta:cell-count="1963" meta:object-count="0"/>
  </office:meta>
</office:document-meta>
</file>